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Text_20_body">
      <style:paragraph-properties fo:text-align="justify" style:justify-single-word="false"/>
    </style:style>
    <style:style style:name="P3" style:family="paragraph" style:parent-style-name="Text_20_body">
      <style:text-properties fo:background-color="transparent"/>
    </style:style>
    <style:style style:name="P4" style:family="paragraph" style:parent-style-name="Text_20_body">
      <style:paragraph-properties fo:text-align="justify" style:justify-single-word="false"/>
      <style:text-properties fo:font-style="normal" style:font-style-asian="normal" style:font-style-complex="normal"/>
    </style:style>
    <style:style style:name="P5" style:family="paragraph" style:parent-style-name="Text_20_body">
      <style:paragraph-properties fo:text-align="justify" style:justify-single-word="false"/>
      <style:text-properties fo:font-style="normal" fo:background-color="#ffff00" style:font-style-asian="normal" style:font-style-complex="normal"/>
    </style:style>
    <style:style style:name="P6" style:family="paragraph" style:parent-style-name="Text_20_body">
      <style:paragraph-properties fo:text-align="justify" style:justify-single-word="false"/>
      <style:text-properties fo:font-style="normal" fo:background-color="transparent" style:font-style-asian="normal" style:font-style-complex="normal"/>
    </style:style>
    <style:style style:name="P7" style:family="paragraph" style:parent-style-name="Text_20_body">
      <style:paragraph-properties fo:text-align="justify" style:justify-single-word="false"/>
      <style:text-properties fo:font-style="italic" fo:background-color="transparent" style:font-style-asian="italic" style:font-style-complex="italic"/>
    </style:style>
    <style:style style:name="P8" style:family="paragraph" style:parent-style-name="Text_20_body">
      <style:paragraph-properties fo:text-align="justify" style:justify-single-word="false"/>
      <style:text-properties fo:font-style="italic" fo:background-color="#ffff00" style:font-style-asian="italic" style:font-style-complex="italic"/>
    </style:style>
    <style:style style:name="P9" style:family="paragraph" style:parent-style-name="Text_20_body">
      <style:paragraph-properties fo:text-align="justify" style:justify-single-word="false"/>
      <style:text-properties fo:font-style="italic" style:font-style-asian="italic" style:font-style-complex="italic"/>
    </style:style>
    <style:style style:name="P10" style:family="paragraph" style:parent-style-name="Text_20_body">
      <style:text-properties style:use-window-font-color="true" fo:language="ru" fo:country="RU" fo:font-style="normal" fo:font-weight="normal" style:font-style-asian="normal" style:font-weight-asian="normal" style:font-style-complex="normal" style:font-weight-complex="normal"/>
    </style:style>
    <style:style style:name="P11" style:family="paragraph" style:parent-style-name="Text_20_body">
      <style:paragraph-properties fo:text-align="justify" style:justify-single-word="false"/>
      <style:text-properties style:use-window-font-color="true" fo:language="ru" fo:country="RU" fo:font-style="normal" style:text-underline-style="solid" style:text-underline-type="double" style:text-underline-width="auto" style:text-underline-color="font-color" fo:font-weight="normal" fo:background-color="#ffff00" style:font-style-asian="normal" style:font-weight-asian="normal" style:font-style-complex="normal" style:font-weight-complex="normal"/>
    </style:style>
    <style:style style:name="P12" style:family="paragraph" style:parent-style-name="Text_20_body">
      <style:text-properties fo:background-color="#ffff00"/>
    </style:style>
    <style:style style:name="P13" style:family="paragraph" style:parent-style-name="Text_20_body">
      <style:paragraph-properties fo:text-align="justify" style:justify-single-word="false"/>
      <style:text-properties fo:background-color="#ffff00"/>
    </style:style>
    <style:style style:name="P14" style:family="paragraph" style:parent-style-name="Text_20_body">
      <style:text-properties fo:language="ru" fo:country="RU" fo:background-color="transparent"/>
    </style:style>
    <style:style style:name="P15" style:family="paragraph" style:parent-style-name="Text_20_body">
      <style:paragraph-properties fo:text-align="justify" style:justify-single-word="false" fo:padding="0in" fo:border="none" style:shadow="none" style:join-border="false"/>
    </style:style>
    <style:style style:name="P16" style:family="paragraph" style:parent-style-name="Text_20_body">
      <style:paragraph-properties fo:text-align="justify" style:justify-single-word="false" fo:padding="0in" fo:border="none" style:shadow="none" style:join-border="false"/>
      <style:text-properties officeooo:paragraph-rsid="0011b783"/>
    </style:style>
    <style:style style:name="P17" style:family="paragraph" style:parent-style-name="Text_20_body">
      <style:paragraph-properties fo:text-align="justify" style:justify-single-word="false" fo:padding="0in" fo:border="none" style:shadow="none" style:join-border="false"/>
      <style:text-properties officeooo:paragraph-rsid="00123d65"/>
    </style:style>
    <style:style style:name="P18" style:family="paragraph" style:parent-style-name="Text_20_body">
      <style:paragraph-properties fo:text-align="justify" style:justify-single-word="false" fo:padding="0in" fo:border="none" style:shadow="none" style:join-border="false"/>
      <style:text-properties officeooo:paragraph-rsid="00216a9e"/>
    </style:style>
    <style:style style:name="P19" style:family="paragraph" style:parent-style-name="Text_20_body">
      <style:paragraph-properties fo:text-align="justify" style:justify-single-word="false" fo:padding="0in" fo:border="none" style:shadow="none" style:join-border="false"/>
      <style:text-properties officeooo:paragraph-rsid="0024936f"/>
    </style:style>
    <style:style style:name="P20" style:family="paragraph" style:parent-style-name="Text_20_body">
      <style:paragraph-properties fo:text-align="justify" style:justify-single-word="false" fo:padding="0in" fo:border="none" style:shadow="none" style:join-border="false"/>
      <style:text-properties officeooo:paragraph-rsid="0024bf52"/>
    </style:style>
    <style:style style:name="P21" style:family="paragraph" style:parent-style-name="Text_20_body">
      <style:paragraph-properties fo:text-align="justify" style:justify-single-word="false" fo:padding="0in" fo:border="none" style:shadow="none" style:join-border="false"/>
      <style:text-properties officeooo:paragraph-rsid="002663bd"/>
    </style:style>
    <style:style style:name="P22" style:family="paragraph" style:parent-style-name="Text_20_body">
      <style:paragraph-properties fo:text-align="justify" style:justify-single-word="false" fo:padding="0in" fo:border="none" style:shadow="none" style:join-border="false"/>
      <style:text-properties officeooo:paragraph-rsid="002a6546"/>
    </style:style>
    <style:style style:name="P23" style:family="paragraph" style:parent-style-name="Text_20_body">
      <style:paragraph-properties fo:text-align="justify" style:justify-single-word="false" fo:padding="0in" fo:border="none" style:shadow="none" style:join-border="false"/>
      <style:text-properties officeooo:paragraph-rsid="002efed4"/>
    </style:style>
    <style:style style:name="P24" style:family="paragraph" style:parent-style-name="Text_20_body">
      <style:paragraph-properties fo:text-align="justify" style:justify-single-word="false" fo:padding="0in" fo:border="none" style:shadow="none" style:join-border="false"/>
      <style:text-properties officeooo:paragraph-rsid="00372064"/>
    </style:style>
    <style:style style:name="P25" style:family="paragraph" style:parent-style-name="Text_20_body">
      <style:paragraph-properties fo:text-align="justify" style:justify-single-word="false" fo:padding="0in" fo:border="none" style:shadow="none" style:join-border="false"/>
      <style:text-properties officeooo:paragraph-rsid="0038fbd9"/>
    </style:style>
    <style:style style:name="P26" style:family="paragraph" style:parent-style-name="Text_20_body">
      <style:paragraph-properties fo:text-align="justify" style:justify-single-word="false" fo:padding="0in" fo:border="none" style:shadow="none" style:join-border="false"/>
      <style:text-properties officeooo:paragraph-rsid="003dec0f"/>
    </style:style>
    <style:style style:name="P27" style:family="paragraph" style:parent-style-name="Text_20_body">
      <style:paragraph-properties fo:text-align="justify" style:justify-single-word="false" fo:padding="0in" fo:border="none" style:shadow="none" style:join-border="false"/>
      <style:text-properties officeooo:paragraph-rsid="0048de8e"/>
    </style:style>
    <style:style style:name="P28" style:family="paragraph" style:parent-style-name="Text_20_body">
      <style:paragraph-properties fo:text-align="justify" style:justify-single-word="false" fo:padding="0in" fo:border="none" style:shadow="none" style:join-border="false"/>
      <style:text-properties officeooo:paragraph-rsid="0069e7df"/>
    </style:style>
    <style:style style:name="P29" style:family="paragraph" style:parent-style-name="Text_20_body">
      <style:paragraph-properties fo:text-align="justify" style:justify-single-word="false" fo:padding="0in" fo:border="none" style:shadow="none" style:join-border="false"/>
      <style:text-properties officeooo:paragraph-rsid="006024ec"/>
    </style:style>
    <style:style style:name="P30" style:family="paragraph" style:parent-style-name="Text_20_body">
      <style:paragraph-properties fo:text-align="justify" style:justify-single-word="false" fo:padding="0in" fo:border="none" style:shadow="none" style:join-border="false"/>
      <style:text-properties officeooo:paragraph-rsid="006cf6e5"/>
    </style:style>
    <style:style style:name="P31" style:family="paragraph" style:parent-style-name="Text_20_body">
      <style:paragraph-properties fo:text-align="justify" style:justify-single-word="false" fo:padding="0in" fo:border="none" style:shadow="none" style:join-border="false"/>
      <style:text-properties officeooo:paragraph-rsid="00700f38"/>
    </style:style>
    <style:style style:name="P32" style:family="paragraph" style:parent-style-name="Text_20_body">
      <style:paragraph-properties fo:text-align="justify" style:justify-single-word="false" fo:padding="0in" fo:border="none" style:shadow="none" style:join-border="false"/>
      <style:text-properties officeooo:paragraph-rsid="007f6e96"/>
    </style:style>
    <style:style style:name="P33" style:family="paragraph" style:parent-style-name="Text_20_body">
      <style:paragraph-properties fo:text-align="justify" style:justify-single-word="false" fo:padding="0in" fo:border="none" style:shadow="none" style:join-border="false"/>
      <style:text-properties officeooo:paragraph-rsid="00901e72"/>
    </style:style>
    <style:style style:name="P34" style:family="paragraph" style:parent-style-name="Text_20_body">
      <style:paragraph-properties fo:text-align="justify" style:justify-single-word="false" fo:padding="0in" fo:border="none" style:shadow="none" style:join-border="false"/>
      <style:text-properties officeooo:paragraph-rsid="0095c535"/>
    </style:style>
    <style:style style:name="P35" style:family="paragraph" style:parent-style-name="Text_20_body">
      <style:paragraph-properties fo:text-align="justify" style:justify-single-word="false" fo:padding="0in" fo:border="none" style:shadow="none" style:join-border="false"/>
      <style:text-properties officeooo:paragraph-rsid="009923e2"/>
    </style:style>
    <style:style style:name="P36" style:family="paragraph" style:parent-style-name="Text_20_body">
      <style:paragraph-properties fo:text-align="justify" style:justify-single-word="false" fo:padding="0in" fo:border="none" style:shadow="none" style:join-border="false"/>
      <style:text-properties officeooo:paragraph-rsid="009a7f59"/>
    </style:style>
    <style:style style:name="P37" style:family="paragraph" style:parent-style-name="Text_20_body">
      <style:paragraph-properties fo:text-align="justify" style:justify-single-word="false" fo:padding="0in" fo:border="none" style:shadow="none" style:join-border="false"/>
      <style:text-properties officeooo:paragraph-rsid="009bf4a5"/>
    </style:style>
    <style:style style:name="P38" style:family="paragraph" style:parent-style-name="Text_20_body">
      <style:paragraph-properties fo:text-align="justify" style:justify-single-word="false" fo:padding="0in" fo:border="none" style:shadow="none" style:join-border="false"/>
      <style:text-properties officeooo:paragraph-rsid="009eebb1"/>
    </style:style>
    <style:style style:name="P39" style:family="paragraph" style:parent-style-name="Text_20_body">
      <style:paragraph-properties fo:text-align="justify" style:justify-single-word="false" fo:padding="0in" fo:border="none" style:shadow="none" style:join-border="false"/>
      <style:text-properties officeooo:paragraph-rsid="00a4ed3d"/>
    </style:style>
    <style:style style:name="P40" style:family="paragraph" style:parent-style-name="Text_20_body">
      <style:paragraph-properties fo:text-align="justify" style:justify-single-word="false" fo:padding="0in" fo:border="none" style:shadow="none" style:join-border="false"/>
      <style:text-properties officeooo:paragraph-rsid="00a5bf71"/>
    </style:style>
    <style:style style:name="P41" style:family="paragraph" style:parent-style-name="Text_20_body">
      <style:paragraph-properties fo:text-align="justify" style:justify-single-word="false" fo:padding="0in" fo:border="none" style:shadow="none" style:join-border="false"/>
      <style:text-properties officeooo:paragraph-rsid="00a634d7"/>
    </style:style>
    <style:style style:name="P42" style:family="paragraph" style:parent-style-name="Text_20_body">
      <style:paragraph-properties fo:text-align="justify" style:justify-single-word="false" fo:padding="0in" fo:border="none" style:shadow="none" style:join-border="false"/>
      <style:text-properties fo:background-color="#ffff00"/>
    </style:style>
    <style:style style:name="P43" style:family="paragraph" style:parent-style-name="Text_20_body">
      <style:paragraph-properties fo:text-align="justify" style:justify-single-word="false" fo:padding="0in" fo:border="none" style:shadow="none" style:join-border="false"/>
      <style:text-properties officeooo:paragraph-rsid="0068e5f4" fo:background-color="#ffff00"/>
    </style:style>
    <style:style style:name="P44" style:family="paragraph" style:parent-style-name="Text_20_body">
      <style:paragraph-properties fo:text-align="justify" style:justify-single-word="false" fo:padding="0in" fo:border="none" style:shadow="none" style:join-border="false"/>
      <style:text-properties officeooo:rsid="005fff1e" officeooo:paragraph-rsid="0068e5f4" fo:background-color="#ffff00"/>
    </style:style>
    <style:style style:name="P45" style:family="paragraph" style:parent-style-name="Text_20_body">
      <style:paragraph-properties fo:text-align="center" style:justify-single-word="false" fo:padding="0in" fo:border="none" style:shadow="none" style:join-border="false"/>
    </style:style>
    <style:style style:name="P46" style:family="paragraph" style:parent-style-name="Text_20_body">
      <style:paragraph-properties fo:text-align="justify" style:justify-single-word="false" fo:padding="0in" fo:border="none" style:shadow="none" style:join-border="false"/>
      <style:text-properties fo:font-style="normal" style:font-style-asian="normal" style:font-style-complex="normal"/>
    </style:style>
    <style:style style:name="P47" style:family="paragraph" style:parent-style-name="Text_20_body">
      <style:paragraph-properties fo:text-align="justify" style:justify-single-word="false" fo:padding="0in" fo:border="none" style:shadow="none" style:join-border="false"/>
      <style:text-properties fo:font-style="normal" officeooo:rsid="00938a3c" officeooo:paragraph-rsid="00938a3c" style:font-style-asian="normal" style:font-style-complex="normal"/>
    </style:style>
    <style:style style:name="P48" style:family="paragraph" style:parent-style-name="Text_20_body">
      <style:paragraph-properties fo:text-align="justify" style:justify-single-word="false" fo:padding="0in" fo:border="none" style:shadow="none" style:join-border="false"/>
      <style:text-properties fo:font-style="normal" fo:background-color="#ffff00" style:font-style-asian="normal" style:font-style-complex="normal"/>
    </style:style>
    <style:style style:name="P49" style:family="paragraph" style:parent-style-name="Text_20_body">
      <style:paragraph-properties fo:text-align="justify" style:justify-single-word="false" fo:padding="0in" fo:border="none" style:shadow="none" style:join-border="false"/>
      <style:text-properties fo:font-style="normal" fo:background-color="transparent" style:font-style-asian="normal" style:font-style-complex="normal"/>
    </style:style>
    <style:style style:name="P50" style:family="paragraph" style:parent-style-name="Text_20_body">
      <style:paragraph-properties fo:text-align="justify" style:justify-single-word="false" fo:padding="0in" fo:border="none" style:shadow="none" style:join-border="false"/>
      <style:text-properties fo:font-style="normal" fo:font-weight="bold" style:font-style-asian="normal" style:font-weight-asian="bold" style:font-style-complex="normal" style:font-weight-complex="bold"/>
    </style:style>
    <style:style style:name="P51" style:family="paragraph" style:parent-style-name="Text_20_body">
      <style:paragraph-properties fo:text-align="justify" style:justify-single-word="false" fo:padding="0in" fo:border="none" style:shadow="none" style:join-border="false"/>
      <style:text-properties fo:font-style="normal" fo:font-weight="normal" style:font-style-asian="normal" style:font-weight-asian="normal" style:font-style-complex="normal" style:font-weight-complex="normal"/>
    </style:style>
    <style:style style:name="P52" style:family="paragraph" style:parent-style-name="Text_20_body">
      <style:paragraph-properties fo:text-align="justify" style:justify-single-word="false" fo:padding="0in" fo:border="none" style:shadow="none" style:join-border="false"/>
      <style:text-properties fo:font-style="normal" fo:font-weight="normal" officeooo:paragraph-rsid="00a4ed3d" style:font-style-asian="normal" style:font-weight-asian="normal" style:font-style-complex="normal" style:font-weight-complex="normal"/>
    </style:style>
    <style:style style:name="P53" style:family="paragraph" style:parent-style-name="Text_20_body">
      <style:paragraph-properties fo:text-align="justify" style:justify-single-word="false" fo:padding="0in" fo:border="none" style:shadow="none" style:join-border="false"/>
      <style:text-properties fo:background-color="transparent"/>
    </style:style>
    <style:style style:name="P54" style:family="paragraph" style:parent-style-name="Text_20_body">
      <style:paragraph-properties fo:text-align="center" style:justify-single-word="false" fo:padding="0in" fo:border="none" style:shadow="none" style:join-border="false"/>
      <style:text-properties fo:background-color="transparent"/>
    </style:style>
    <style:style style:name="P55" style:family="paragraph" style:parent-style-name="Text_20_body">
      <style:paragraph-properties fo:text-align="justify" style:justify-single-word="false" fo:padding="0in" fo:border="none" style:shadow="none" style:join-border="false"/>
      <style:text-properties style:use-window-font-color="true" fo:language="ru" fo:country="RU" fo:font-style="normal" fo:font-weight="normal" style:font-style-asian="normal" style:font-weight-asian="normal" style:font-style-complex="normal" style:font-weight-complex="normal"/>
    </style:style>
    <style:style style:name="P56" style:family="paragraph" style:parent-style-name="Text_20_body">
      <style:paragraph-properties fo:text-align="justify" style:justify-single-word="false" fo:padding="0in" fo:border="none" style:shadow="none" style:join-border="false"/>
      <style:text-properties style:use-window-font-color="true" fo:language="ru" fo:country="RU" fo:font-style="normal" fo:font-weight="normal" officeooo:paragraph-rsid="00a4ed3d" style:font-style-asian="normal" style:font-weight-asian="normal" style:font-style-complex="normal" style:font-weight-complex="normal"/>
    </style:style>
    <style:style style:name="P57" style:family="paragraph" style:parent-style-name="Text_20_body">
      <style:paragraph-properties fo:text-align="center" style:justify-single-word="false" fo:padding="0in" fo:border="none" style:shadow="none" style:join-border="false"/>
      <style:text-properties style:use-window-font-color="true" fo:language="ru" fo:country="RU" fo:font-style="normal" fo:font-weight="normal" style:font-style-asian="normal" style:font-weight-asian="normal" style:font-style-complex="normal" style:font-weight-complex="normal"/>
    </style:style>
    <style:style style:name="P58" style:family="paragraph" style:parent-style-name="Text_20_body">
      <style:paragraph-properties fo:text-align="justify" style:justify-single-word="false" fo:padding="0in" fo:border="none" style:shadow="none" style:join-border="false"/>
      <style:text-properties style:use-window-font-color="true" fo:language="ru" fo:country="RU" fo:font-style="normal" fo:font-weight="normal" fo:background-color="#ffff00" style:font-style-asian="normal" style:font-weight-asian="normal" style:font-style-complex="normal" style:font-weight-complex="normal"/>
    </style:style>
    <style:style style:name="P59" style:family="paragraph" style:parent-style-name="Text_20_body">
      <style:paragraph-properties fo:text-align="justify" style:justify-single-word="false" fo:padding="0in" fo:border="none" style:shadow="none" style:join-border="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60" style:family="paragraph" style:parent-style-name="Text_20_body">
      <style:paragraph-properties fo:text-align="justify" style:justify-single-word="false" fo:padding="0in" fo:border="none" style:shadow="none" style:join-border="false"/>
      <style:text-properties fo:font-style="italic" fo:background-color="transparent" style:font-style-asian="italic" style:font-style-complex="italic"/>
    </style:style>
    <style:style style:name="P61" style:family="paragraph" style:parent-style-name="Text_20_body">
      <style:paragraph-properties fo:text-align="justify" style:justify-single-word="false" fo:padding="0in" fo:border="none" style:shadow="none" style:join-border="false"/>
      <style:text-properties fo:font-style="italic" officeooo:rsid="00938a3c" officeooo:paragraph-rsid="00938a3c" style:font-style-asian="italic" style:font-style-complex="italic"/>
    </style:style>
    <style:style style:name="P62" style:family="paragraph" style:parent-style-name="Text_20_body">
      <style:paragraph-properties fo:text-align="justify" style:justify-single-word="false" fo:padding="0in" fo:border="none" style:shadow="none" style:join-border="false"/>
      <style:text-properties fo:language="ru" fo:country="RU" fo:background-color="transparent"/>
    </style:style>
    <style:style style:name="P63" style:family="paragraph" style:parent-style-name="Text_20_body">
      <style:paragraph-properties fo:text-align="justify" style:justify-single-word="false" fo:padding="0in" fo:border="none" style:shadow="none" style:join-border="false"/>
      <style:text-properties fo:language="ru" fo:country="RU" officeooo:paragraph-rsid="000935ec" fo:background-color="transparent"/>
    </style:style>
    <style:style style:name="P64" style:family="paragraph" style:parent-style-name="Text_20_body">
      <style:paragraph-properties fo:text-align="justify" style:justify-single-word="false" fo:padding="0in" fo:border="none" style:shadow="none" style:join-border="false"/>
      <style:text-properties fo:language="ru" fo:country="RU" officeooo:paragraph-rsid="0011b783" fo:background-color="transparent"/>
    </style:style>
    <style:style style:name="P65" style:family="paragraph" style:parent-style-name="Text_20_body">
      <style:paragraph-properties fo:text-align="justify" style:justify-single-word="false" fo:padding="0in" fo:border="none" style:shadow="none" style:join-border="false"/>
      <style:text-properties fo:language="ru" fo:country="RU" officeooo:paragraph-rsid="00afcde7" fo:background-color="transparent"/>
    </style:style>
    <style:style style:name="P66" style:family="paragraph" style:parent-style-name="Text_20_body">
      <style:paragraph-properties fo:text-align="justify" style:justify-single-word="false" fo:padding="0in" fo:border="none" style:shadow="none" style:join-border="false"/>
      <style:text-properties fo:language="ru" fo:country="RU" officeooo:paragraph-rsid="00b027cb" fo:background-color="transparent"/>
    </style:style>
    <style:style style:name="P67" style:family="paragraph" style:parent-style-name="Text_20_body">
      <style:paragraph-properties fo:text-align="center" style:justify-single-word="false" fo:padding="0in" fo:border="none" style:shadow="none" style:join-border="false"/>
      <style:text-properties fo:language="ru" fo:country="RU" fo:background-color="transparent"/>
    </style:style>
    <style:style style:name="P68" style:family="paragraph" style:parent-style-name="Text_20_body">
      <style:paragraph-properties fo:text-align="center" style:justify-single-word="false" fo:padding="0in" fo:border="none" style:shadow="none" style:join-border="false"/>
      <style:text-properties fo:language="ru" fo:country="RU" officeooo:paragraph-rsid="00ae10ca" fo:background-color="transparent"/>
    </style:style>
    <style:style style:name="P69" style:family="paragraph" style:parent-style-name="Text_20_body">
      <style:paragraph-properties fo:text-align="justify" style:justify-single-word="false" fo:padding="0in" fo:border="none" style:shadow="none" style:join-border="false"/>
      <style:text-properties fo:language="ru" fo:country="RU" fo:background-color="#ffff00"/>
    </style:style>
    <style:style style:name="P70" style:family="paragraph" style:parent-style-name="Text_20_body">
      <style:paragraph-properties fo:text-align="justify" style:justify-single-word="false" fo:padding="0in" fo:border="none" style:shadow="none" style:join-border="false"/>
      <style:text-properties fo:language="ru" fo:country="RU" fo:background-color="#ffffff"/>
    </style:style>
    <style:style style:name="P71" style:family="paragraph" style:parent-style-name="Text_20_body">
      <style:paragraph-properties fo:text-align="justify" style:justify-single-word="false" fo:padding="0in" fo:border="none" style:shadow="none" style:join-border="false"/>
      <style:text-properties fo:language="ru" fo:country="RU" fo:font-style="italic" fo:background-color="transparent" style:font-style-asian="italic" style:font-style-complex="italic"/>
    </style:style>
    <style:style style:name="P72" style:family="paragraph" style:parent-style-name="Text_20_body">
      <style:paragraph-properties fo:text-align="justify" style:justify-single-word="false" fo:padding="0in" fo:border="none" style:shadow="none" style:join-border="false"/>
      <style:text-properties fo:language="ru" fo:country="RU" fo:font-style="italic" officeooo:paragraph-rsid="000935ec" fo:background-color="transparent" style:font-style-asian="italic" style:font-style-complex="italic"/>
    </style:style>
    <style:style style:name="P73" style:family="paragraph" style:parent-style-name="Text_20_body">
      <style:paragraph-properties fo:text-align="justify" style:justify-single-word="false" fo:padding="0in" fo:border="none" style:shadow="none" style:join-border="false">
        <style:tab-stops>
          <style:tab-stop style:position="0.4583in"/>
        </style:tab-stops>
      </style:paragraph-properties>
      <style:text-properties fo:language="ru" fo:country="RU" fo:font-style="italic" fo:background-color="transparent" style:font-style-asian="italic" style:font-style-complex="italic"/>
    </style:style>
    <style:style style:name="P74" style:family="paragraph" style:parent-style-name="Text_20_body">
      <style:paragraph-properties fo:text-align="center" style:justify-single-word="false" fo:padding="0in" fo:border="none" style:shadow="none" style:join-border="false"/>
      <style:text-properties fo:language="ru" fo:country="RU" fo:font-style="italic" fo:background-color="transparent" style:font-style-asian="italic" style:font-style-complex="italic"/>
    </style:style>
    <style:style style:name="P75" style:family="paragraph" style:parent-style-name="Text_20_body">
      <style:paragraph-properties fo:text-align="justify" style:justify-single-word="false" fo:padding="0in" fo:border="none" style:shadow="none" style:join-border="false"/>
      <style:text-properties fo:language="ru" fo:country="RU" fo:font-style="italic" officeooo:rsid="000e1f70" officeooo:paragraph-rsid="000e1f70" fo:background-color="transparent" style:font-style-asian="italic" style:font-style-complex="italic"/>
    </style:style>
    <style:style style:name="P76" style:family="paragraph" style:parent-style-name="Text_20_body">
      <style:paragraph-properties fo:text-align="justify" style:justify-single-word="false" fo:padding="0in" fo:border="none" style:shadow="none" style:join-border="false"/>
      <style:text-properties fo:language="ru" fo:country="RU" fo:font-style="italic" officeooo:rsid="000eff44" officeooo:paragraph-rsid="000eff44" fo:background-color="transparent" style:font-style-asian="italic" style:font-style-complex="italic"/>
    </style:style>
    <style:style style:name="P77" style:family="paragraph" style:parent-style-name="Text_20_body">
      <style:paragraph-properties fo:text-align="justify" style:justify-single-word="false" fo:padding="0in" fo:border="none" style:shadow="none" style:join-border="false"/>
      <style:text-properties fo:language="ru" fo:country="RU" fo:font-style="italic" officeooo:rsid="0011b783" officeooo:paragraph-rsid="0011b783" fo:background-color="transparent" style:font-style-asian="italic" style:font-style-complex="italic"/>
    </style:style>
    <style:style style:name="P78" style:family="paragraph" style:parent-style-name="Text_20_body">
      <style:paragraph-properties fo:text-align="justify" style:justify-single-word="false" fo:padding="0in" fo:border="none" style:shadow="none" style:join-border="false"/>
      <style:text-properties fo:language="ru" fo:country="RU" fo:font-style="italic" officeooo:rsid="00115a75" officeooo:paragraph-rsid="00115a75" fo:background-color="transparent" style:font-style-asian="italic" style:font-style-complex="italic"/>
    </style:style>
    <style:style style:name="P79" style:family="paragraph" style:parent-style-name="Text_20_body">
      <style:paragraph-properties fo:text-align="justify" style:justify-single-word="false" fo:padding="0in" fo:border="none" style:shadow="none" style:join-border="false"/>
      <style:text-properties fo:language="ru" fo:country="RU" fo:font-style="italic" officeooo:rsid="00123d65" officeooo:paragraph-rsid="001f8c32" fo:background-color="transparent" style:font-style-asian="italic" style:font-style-complex="italic"/>
    </style:style>
    <style:style style:name="P80" style:family="paragraph" style:parent-style-name="Text_20_body">
      <style:paragraph-properties fo:text-align="justify" style:justify-single-word="false" fo:padding="0in" fo:border="none" style:shadow="none" style:join-border="false"/>
      <style:text-properties fo:language="ru" fo:country="RU" fo:font-style="italic" officeooo:rsid="00216a9e" officeooo:paragraph-rsid="00216a9e" fo:background-color="transparent" style:font-style-asian="italic" style:font-style-complex="italic"/>
    </style:style>
    <style:style style:name="P81" style:family="paragraph" style:parent-style-name="Text_20_body">
      <style:paragraph-properties fo:text-align="justify" style:justify-single-word="false" fo:padding="0in" fo:border="none" style:shadow="none" style:join-border="false"/>
      <style:text-properties fo:language="ru" fo:country="RU" fo:font-style="italic" officeooo:rsid="002663bd" officeooo:paragraph-rsid="002663bd" fo:background-color="transparent" style:font-style-asian="italic" style:font-style-complex="italic"/>
    </style:style>
    <style:style style:name="P82" style:family="paragraph" style:parent-style-name="Text_20_body">
      <style:paragraph-properties fo:text-align="justify" style:justify-single-word="false" fo:padding="0in" fo:border="none" style:shadow="none" style:join-border="false"/>
      <style:text-properties fo:language="ru" fo:country="RU" fo:font-style="italic" officeooo:rsid="0024936f" officeooo:paragraph-rsid="0024936f" fo:background-color="transparent" style:font-style-asian="italic" style:font-style-complex="italic"/>
    </style:style>
    <style:style style:name="P83" style:family="paragraph" style:parent-style-name="Text_20_body">
      <style:paragraph-properties fo:text-align="justify" style:justify-single-word="false" fo:padding="0in" fo:border="none" style:shadow="none" style:join-border="false"/>
      <style:text-properties fo:language="ru" fo:country="RU" fo:font-style="italic" officeooo:rsid="002efed4" officeooo:paragraph-rsid="002efed4" fo:background-color="transparent" style:font-style-asian="italic" style:font-style-complex="italic"/>
    </style:style>
    <style:style style:name="P84" style:family="paragraph" style:parent-style-name="Text_20_body">
      <style:paragraph-properties fo:text-align="justify" style:justify-single-word="false" fo:padding="0in" fo:border="none" style:shadow="none" style:join-border="false"/>
      <style:text-properties fo:language="ru" fo:country="RU" fo:font-style="italic" officeooo:rsid="00282058" officeooo:paragraph-rsid="002663bd" fo:background-color="transparent" style:font-style-asian="italic" style:font-style-complex="italic"/>
    </style:style>
    <style:style style:name="P85" style:family="paragraph" style:parent-style-name="Text_20_body">
      <style:paragraph-properties fo:text-align="justify" style:justify-single-word="false" fo:padding="0in" fo:border="none" style:shadow="none" style:join-border="false"/>
      <style:text-properties fo:language="ru" fo:country="RU" fo:font-style="italic" officeooo:rsid="002a6546" officeooo:paragraph-rsid="002a6546" fo:background-color="transparent" style:font-style-asian="italic" style:font-style-complex="italic"/>
    </style:style>
    <style:style style:name="P86" style:family="paragraph" style:parent-style-name="Text_20_body">
      <style:paragraph-properties fo:text-align="justify" style:justify-single-word="false" fo:padding="0in" fo:border="none" style:shadow="none" style:join-border="false"/>
      <style:text-properties fo:language="ru" fo:country="RU" fo:font-style="italic" officeooo:rsid="0026d3cb" officeooo:paragraph-rsid="002663bd" fo:background-color="transparent" style:font-style-asian="italic" style:font-style-complex="italic"/>
    </style:style>
    <style:style style:name="P87" style:family="paragraph" style:parent-style-name="Text_20_body">
      <style:paragraph-properties fo:text-align="justify" style:justify-single-word="false" fo:padding="0in" fo:border="none" style:shadow="none" style:join-border="false"/>
      <style:text-properties fo:language="ru" fo:country="RU" fo:font-style="italic" officeooo:rsid="00351041" officeooo:paragraph-rsid="00351041" fo:background-color="transparent" style:font-style-asian="italic" style:font-style-complex="italic"/>
    </style:style>
    <style:style style:name="P88" style:family="paragraph" style:parent-style-name="Text_20_body">
      <style:paragraph-properties fo:text-align="justify" style:justify-single-word="false" fo:padding="0in" fo:border="none" style:shadow="none" style:join-border="false"/>
      <style:text-properties fo:language="ru" fo:country="RU" fo:font-style="italic" officeooo:rsid="0036e27b" officeooo:paragraph-rsid="0036e27b" fo:background-color="transparent" style:font-style-asian="italic" style:font-style-complex="italic"/>
    </style:style>
    <style:style style:name="P89" style:family="paragraph" style:parent-style-name="Text_20_body">
      <style:paragraph-properties fo:text-align="justify" style:justify-single-word="false" fo:padding="0in" fo:border="none" style:shadow="none" style:join-border="false"/>
      <style:text-properties fo:language="ru" fo:country="RU" fo:font-style="italic" officeooo:rsid="0038fbd9" officeooo:paragraph-rsid="0038fbd9" fo:background-color="transparent" style:font-style-asian="italic" style:font-style-complex="italic"/>
    </style:style>
    <style:style style:name="P90" style:family="paragraph" style:parent-style-name="Text_20_body">
      <style:paragraph-properties fo:text-align="justify" style:justify-single-word="false" fo:padding="0in" fo:border="none" style:shadow="none" style:join-border="false"/>
      <style:text-properties fo:language="ru" fo:country="RU" fo:font-style="italic" officeooo:rsid="003c1561" officeooo:paragraph-rsid="003a8ded" fo:background-color="transparent" style:font-style-asian="italic" style:font-style-complex="italic"/>
    </style:style>
    <style:style style:name="P91" style:family="paragraph" style:parent-style-name="Text_20_body">
      <style:paragraph-properties fo:text-align="justify" style:justify-single-word="false" fo:padding="0in" fo:border="none" style:shadow="none" style:join-border="false"/>
      <style:text-properties fo:language="ru" fo:country="RU" fo:font-style="italic" officeooo:rsid="003dec0f" officeooo:paragraph-rsid="003dec0f" fo:background-color="transparent" style:font-style-asian="italic" style:font-style-complex="italic"/>
    </style:style>
    <style:style style:name="P92" style:family="paragraph" style:parent-style-name="Text_20_body">
      <style:paragraph-properties fo:text-align="justify" style:justify-single-word="false" fo:padding="0in" fo:border="none" style:shadow="none" style:join-border="false"/>
      <style:text-properties fo:language="ru" fo:country="RU" fo:font-style="italic" officeooo:rsid="003e7e8b" officeooo:paragraph-rsid="003e7e8b" fo:background-color="transparent" style:font-style-asian="italic" style:font-style-complex="italic"/>
    </style:style>
    <style:style style:name="P93" style:family="paragraph" style:parent-style-name="Text_20_body">
      <style:paragraph-properties fo:text-align="justify" style:justify-single-word="false" fo:padding="0in" fo:border="none" style:shadow="none" style:join-border="false"/>
      <style:text-properties fo:language="ru" fo:country="RU" fo:font-style="italic" officeooo:rsid="0043569e" officeooo:paragraph-rsid="0043569e" fo:background-color="transparent" style:font-style-asian="italic" style:font-style-complex="italic"/>
    </style:style>
    <style:style style:name="P94" style:family="paragraph" style:parent-style-name="Text_20_body">
      <style:paragraph-properties fo:text-align="justify" style:justify-single-word="false" fo:padding="0in" fo:border="none" style:shadow="none" style:join-border="false"/>
      <style:text-properties fo:language="ru" fo:country="RU" fo:font-style="italic" officeooo:rsid="0049e21d" officeooo:paragraph-rsid="0049e21d" fo:background-color="transparent" style:font-style-asian="italic" style:font-style-complex="italic"/>
    </style:style>
    <style:style style:name="P95" style:family="paragraph" style:parent-style-name="Text_20_body">
      <style:paragraph-properties fo:text-align="justify" style:justify-single-word="false" fo:padding="0in" fo:border="none" style:shadow="none" style:join-border="false"/>
      <style:text-properties fo:language="ru" fo:country="RU" fo:font-style="italic" officeooo:rsid="004d3f4f" officeooo:paragraph-rsid="004d3f4f" fo:background-color="transparent" style:font-style-asian="italic" style:font-style-complex="italic"/>
    </style:style>
    <style:style style:name="P96" style:family="paragraph" style:parent-style-name="Text_20_body">
      <style:paragraph-properties fo:text-align="justify" style:justify-single-word="false" fo:padding="0in" fo:border="none" style:shadow="none" style:join-border="false"/>
      <style:text-properties fo:language="ru" fo:country="RU" fo:font-style="italic" officeooo:rsid="004e3958" officeooo:paragraph-rsid="004e3958" fo:background-color="transparent" style:font-style-asian="italic" style:font-style-complex="italic"/>
    </style:style>
    <style:style style:name="P97" style:family="paragraph" style:parent-style-name="Text_20_body">
      <style:paragraph-properties fo:text-align="justify" style:justify-single-word="false" fo:padding="0in" fo:border="none" style:shadow="none" style:join-border="false"/>
      <style:text-properties fo:language="ru" fo:country="RU" fo:font-style="italic" officeooo:rsid="004e3958" officeooo:paragraph-rsid="004fe139" fo:background-color="transparent" style:font-style-asian="italic" style:font-style-complex="italic"/>
    </style:style>
    <style:style style:name="P98" style:family="paragraph" style:parent-style-name="Text_20_body">
      <style:paragraph-properties fo:text-align="justify" style:justify-single-word="false" fo:padding="0in" fo:border="none" style:shadow="none" style:join-border="false"/>
      <style:text-properties fo:language="ru" fo:country="RU" fo:font-style="italic" officeooo:rsid="004fe139" officeooo:paragraph-rsid="00517965" fo:background-color="transparent" style:font-style-asian="italic" style:font-style-complex="italic"/>
    </style:style>
    <style:style style:name="P99" style:family="paragraph" style:parent-style-name="Text_20_body">
      <style:paragraph-properties fo:text-align="justify" style:justify-single-word="false" fo:padding="0in" fo:border="none" style:shadow="none" style:join-border="false"/>
      <style:text-properties fo:language="ru" fo:country="RU" fo:font-style="italic" officeooo:rsid="00517965" officeooo:paragraph-rsid="00517965" fo:background-color="transparent" style:font-style-asian="italic" style:font-style-complex="italic"/>
    </style:style>
    <style:style style:name="P100" style:family="paragraph" style:parent-style-name="Text_20_body">
      <style:paragraph-properties fo:text-align="justify" style:justify-single-word="false" fo:padding="0in" fo:border="none" style:shadow="none" style:join-border="false"/>
      <style:text-properties fo:language="ru" fo:country="RU" fo:font-style="italic" officeooo:rsid="005c6313" officeooo:paragraph-rsid="005c6313" fo:background-color="transparent" style:font-style-asian="italic" style:font-style-complex="italic"/>
    </style:style>
    <style:style style:name="P101" style:family="paragraph" style:parent-style-name="Text_20_body">
      <style:paragraph-properties fo:text-align="justify" style:justify-single-word="false" fo:padding="0in" fo:border="none" style:shadow="none" style:join-border="false"/>
      <style:text-properties fo:language="ru" fo:country="RU" fo:font-style="italic" officeooo:rsid="006024ec" officeooo:paragraph-rsid="0069479f" fo:background-color="transparent" style:font-style-asian="italic" style:font-style-complex="italic"/>
    </style:style>
    <style:style style:name="P102" style:family="paragraph" style:parent-style-name="Text_20_body">
      <style:paragraph-properties fo:text-align="justify" style:justify-single-word="false" fo:padding="0in" fo:border="none" style:shadow="none" style:join-border="false"/>
      <style:text-properties fo:language="ru" fo:country="RU" fo:font-style="italic" officeooo:rsid="006024ec" officeooo:paragraph-rsid="006024ec" fo:background-color="transparent" style:font-style-asian="italic" style:font-style-complex="italic"/>
    </style:style>
    <style:style style:name="P103" style:family="paragraph" style:parent-style-name="Text_20_body">
      <style:paragraph-properties fo:text-align="justify" style:justify-single-word="false" fo:padding="0in" fo:border="none" style:shadow="none" style:join-border="false"/>
      <style:text-properties fo:language="ru" fo:country="RU" fo:font-style="italic" officeooo:rsid="006cf6e5" officeooo:paragraph-rsid="006cf6e5" fo:background-color="transparent" style:font-style-asian="italic" style:font-style-complex="italic"/>
    </style:style>
    <style:style style:name="P104" style:family="paragraph" style:parent-style-name="Text_20_body">
      <style:paragraph-properties fo:text-align="justify" style:justify-single-word="false" fo:padding="0in" fo:border="none" style:shadow="none" style:join-border="false"/>
      <style:text-properties fo:language="ru" fo:country="RU" fo:font-style="italic" officeooo:rsid="00938a3c" officeooo:paragraph-rsid="00901e72" fo:background-color="transparent" style:font-style-asian="italic" style:font-style-complex="italic"/>
    </style:style>
    <style:style style:name="P105" style:family="paragraph" style:parent-style-name="Text_20_body">
      <style:paragraph-properties fo:text-align="justify" style:justify-single-word="false" fo:padding="0in" fo:border="none" style:shadow="none" style:join-border="false"/>
      <style:text-properties fo:language="ru" fo:country="RU" fo:font-style="italic" officeooo:rsid="0095c535" officeooo:paragraph-rsid="00938a3c" fo:background-color="transparent" style:font-style-asian="italic" style:font-style-complex="italic"/>
    </style:style>
    <style:style style:name="P106" style:family="paragraph" style:parent-style-name="Text_20_body">
      <style:paragraph-properties fo:text-align="justify" style:justify-single-word="false" fo:padding="0in" fo:border="none" style:shadow="none" style:join-border="false"/>
      <style:text-properties fo:language="ru" fo:country="RU" fo:font-style="italic" officeooo:rsid="008de4d9" officeooo:paragraph-rsid="00a4ed3d" fo:background-color="transparent" style:font-style-asian="italic" style:font-style-complex="italic"/>
    </style:style>
    <style:style style:name="P107" style:family="paragraph" style:parent-style-name="Text_20_body">
      <style:paragraph-properties fo:text-align="justify" style:justify-single-word="false" fo:padding="0in" fo:border="none" style:shadow="none" style:join-border="false"/>
      <style:text-properties fo:language="ru" fo:country="RU" fo:font-style="italic" officeooo:rsid="00700f38" officeooo:paragraph-rsid="00700f38" fo:background-color="transparent" style:font-style-asian="italic" style:font-style-complex="italic"/>
    </style:style>
    <style:style style:name="P108" style:family="paragraph" style:parent-style-name="Text_20_body">
      <style:paragraph-properties fo:text-align="center" style:justify-single-word="false" fo:padding="0in" fo:border="none" style:shadow="none" style:join-border="false"/>
      <style:text-properties fo:language="ru" fo:country="RU" fo:font-style="italic" officeooo:rsid="00aefd62" officeooo:paragraph-rsid="00aefd62" fo:background-color="transparent" style:font-style-asian="italic" style:font-style-complex="italic"/>
    </style:style>
    <style:style style:name="P109" style:family="paragraph" style:parent-style-name="Text_20_body">
      <style:paragraph-properties fo:text-align="justify" style:justify-single-word="false" fo:padding="0in" fo:border="none" style:shadow="none" style:join-border="false"/>
      <style:text-properties fo:language="ru" fo:country="RU" fo:font-style="italic" officeooo:rsid="00aefd62" officeooo:paragraph-rsid="00b027cb" fo:background-color="transparent" style:font-style-asian="italic" style:font-style-complex="italic"/>
    </style:style>
    <style:style style:name="P110" style:family="paragraph" style:parent-style-name="Text_20_body">
      <style:paragraph-properties fo:text-align="justify" style:justify-single-word="false" fo:padding="0in" fo:border="none" style:shadow="none" style:join-border="false"/>
      <style:text-properties fo:language="ru" fo:country="RU" fo:font-style="italic" fo:background-color="#ffffff" style:font-style-asian="italic" style:font-style-complex="italic"/>
    </style:style>
    <style:style style:name="P111" style:family="paragraph" style:parent-style-name="Text_20_body">
      <style:paragraph-properties fo:text-align="justify" style:justify-single-word="false" fo:padding="0in" fo:border="none" style:shadow="none" style:join-border="false"/>
      <style:text-properties fo:language="ru" fo:country="RU" fo:font-style="italic" fo:background-color="#ffff00" style:font-style-asian="italic" style:font-style-complex="italic"/>
    </style:style>
    <style:style style:name="P112" style:family="paragraph" style:parent-style-name="Text_20_body">
      <style:paragraph-properties fo:text-align="justify" style:justify-single-word="false" fo:padding="0in" fo:border="none" style:shadow="none" style:join-border="false"/>
      <style:text-properties fo:language="ru" fo:country="RU" fo:font-style="italic" officeooo:paragraph-rsid="000935ec" fo:background-color="#ffff00" style:font-style-asian="italic" style:font-style-complex="italic"/>
    </style:style>
    <style:style style:name="P113" style:family="paragraph" style:parent-style-name="Text_20_body">
      <style:paragraph-properties fo:text-align="justify" style:justify-single-word="false" fo:padding="0in" fo:border="none" style:shadow="none" style:join-border="false"/>
      <style:text-properties fo:language="ru" fo:country="RU" fo:font-style="italic" officeooo:rsid="001986f8" officeooo:paragraph-rsid="0068e5f4" fo:background-color="#ffff00" style:font-style-asian="italic" style:font-style-complex="italic"/>
    </style:style>
    <style:style style:name="P114" style:family="paragraph" style:parent-style-name="Text_20_body">
      <style:paragraph-properties fo:text-align="justify" style:justify-single-word="false" fo:padding="0in" fo:border="none" style:shadow="none" style:join-border="false"/>
      <style:text-properties fo:language="ru" fo:country="RU" fo:font-style="italic" officeooo:rsid="005c6313" officeooo:paragraph-rsid="0068e5f4" fo:background-color="#ffff00" style:font-style-asian="italic" style:font-style-complex="italic"/>
    </style:style>
    <style:style style:name="P115" style:family="paragraph" style:parent-style-name="Text_20_body">
      <style:paragraph-properties fo:text-align="justify" style:justify-single-word="false" fo:padding="0in" fo:border="none" style:shadow="none" style:join-border="false"/>
      <style:text-properties fo:language="ru" fo:country="RU" fo:font-style="italic" officeooo:rsid="006024ec" officeooo:paragraph-rsid="0069479f" fo:background-color="#ffff00" style:font-style-asian="italic" style:font-style-complex="italic"/>
    </style:style>
    <style:style style:name="P116" style:family="paragraph" style:parent-style-name="Text_20_body">
      <style:paragraph-properties fo:text-align="justify" style:justify-single-word="false" fo:padding="0in" fo:border="none" style:shadow="none" style:join-border="false"/>
      <style:text-properties fo:language="ru" fo:country="RU" fo:font-style="italic" officeooo:rsid="0011b783" officeooo:paragraph-rsid="0011b783" fo:background-color="#ffff00" style:font-style-asian="italic" style:font-style-complex="italic"/>
    </style:style>
    <style:style style:name="P117" style:family="paragraph" style:parent-style-name="Text_20_body">
      <style:paragraph-properties fo:text-align="justify" style:justify-single-word="false" fo:padding="0in" fo:border="none" style:shadow="none" style:join-border="false"/>
      <style:text-properties fo:language="ru" fo:country="RU" fo:font-style="italic" officeooo:rsid="007f6e96" officeooo:paragraph-rsid="0076bb2e" fo:background-color="#ffff00" style:font-style-asian="italic" style:font-style-complex="italic"/>
    </style:style>
    <style:style style:name="P118" style:family="paragraph" style:parent-style-name="Text_20_body">
      <style:paragraph-properties fo:text-align="justify" style:justify-single-word="false" fo:padding="0in" fo:border="none" style:shadow="none" style:join-border="false"/>
      <style:text-properties fo:language="ru" fo:country="RU" fo:font-style="normal" officeooo:rsid="00938a3c" officeooo:paragraph-rsid="00938a3c" fo:background-color="transparent" style:font-style-asian="normal" style:font-style-complex="normal"/>
    </style:style>
    <style:style style:name="P119" style:family="paragraph" style:parent-style-name="Text_20_body">
      <style:paragraph-properties fo:text-align="justify" style:justify-single-word="false" fo:padding="0in" fo:border="none" style:shadow="none" style:join-border="false"/>
      <style:text-properties fo:language="ru" fo:country="RU" fo:font-style="normal" officeooo:rsid="0095c535" officeooo:paragraph-rsid="009923e2" fo:background-color="transparent" style:font-style-asian="normal" style:font-style-complex="normal"/>
    </style:style>
    <style:style style:name="P120" style:family="paragraph" style:parent-style-name="Text_20_body">
      <style:paragraph-properties fo:text-align="justify" style:justify-single-word="false" fo:padding="0in" fo:border="none" style:shadow="none" style:join-border="false"/>
      <style:text-properties fo:language="ru" fo:country="RU" fo:font-style="normal" officeooo:rsid="009a7f59" officeooo:paragraph-rsid="009a7f59" fo:background-color="transparent" style:font-style-asian="normal" style:font-style-complex="normal"/>
    </style:style>
    <style:style style:name="P121" style:family="paragraph" style:parent-style-name="Text_20_body">
      <style:paragraph-properties fo:text-align="justify" style:justify-single-word="false" fo:padding="0in" fo:border="none" style:shadow="none" style:join-border="false"/>
      <style:text-properties fo:language="ru" fo:country="RU" fo:font-style="normal" officeooo:rsid="0080dbed" officeooo:paragraph-rsid="007f6e96" fo:background-color="transparent" style:font-style-asian="normal" style:font-style-complex="normal"/>
    </style:style>
    <style:style style:name="P122" style:family="paragraph" style:parent-style-name="Text_20_body">
      <style:paragraph-properties fo:text-align="justify" style:justify-single-word="false" fo:padding="0in" fo:border="none" style:shadow="none" style:join-border="false"/>
      <style:text-properties fo:language="ru" fo:country="RU" fo:font-style="normal" officeooo:rsid="00827652" officeooo:paragraph-rsid="007f6e96" fo:background-color="transparent" style:font-style-asian="normal" style:font-style-complex="normal"/>
    </style:style>
    <style:style style:name="P123" style:family="paragraph" style:parent-style-name="Text_20_body">
      <style:paragraph-properties fo:text-align="justify" style:justify-single-word="false" fo:padding="0in" fo:border="none" style:shadow="none" style:join-border="false"/>
      <style:text-properties fo:language="ru" fo:country="RU" fo:font-style="normal" officeooo:rsid="00a8cc3b" officeooo:paragraph-rsid="00a8cc3b" fo:background-color="transparent" style:font-style-asian="normal" style:font-style-complex="normal"/>
    </style:style>
    <style:style style:name="P124" style:family="paragraph" style:parent-style-name="Text_20_body">
      <style:paragraph-properties fo:text-align="justify" style:justify-single-word="false" fo:padding="0in" fo:border="none" style:shadow="none" style:join-border="false"/>
      <style:text-properties fo:background-color="#00ccff"/>
    </style:style>
    <style:style style:name="P125" style:family="paragraph" style:parent-style-name="Text_20_body">
      <style:paragraph-properties fo:text-align="justify" style:justify-single-word="false" fo:padding="0in" fo:border="none" style:shadow="none" style:join-border="false"/>
      <style:text-properties fo:background-color="#ffffff"/>
    </style:style>
    <style:style style:name="P126" style:family="paragraph" style:parent-style-name="Text_20_body">
      <style:paragraph-properties fo:text-align="justify" style:justify-single-word="false" fo:padding="0in" fo:border="none" style:shadow="none" style:join-border="false"/>
      <style:text-properties fo:color="#0000ff"/>
    </style:style>
    <style:style style:name="P127" style:family="paragraph" style:parent-style-name="Text_20_body">
      <style:paragraph-properties fo:text-align="center" style:justify-single-word="false" fo:padding="0in" fo:border="none" style:shadow="none" style:join-border="false"/>
      <style:text-properties fo:language="en" fo:country="US" fo:font-style="italic" fo:background-color="transparent" style:font-style-asian="italic" style:font-style-complex="italic"/>
    </style:style>
    <style:style style:name="P128" style:family="paragraph" style:parent-style-name="Text_20_body">
      <style:paragraph-properties fo:text-align="justify" style:justify-single-word="false" fo:padding="0in" fo:border="none" style:shadow="none" style:join-border="false"/>
      <style:text-properties officeooo:rsid="002a6546" officeooo:paragraph-rsid="002a6546"/>
    </style:style>
    <style:style style:name="P129" style:family="paragraph" style:parent-style-name="Text_20_body">
      <style:paragraph-properties fo:text-align="justify" style:justify-single-word="false" fo:padding="0in" fo:border="none" style:shadow="none" style:join-border="false"/>
      <style:text-properties officeooo:rsid="002663bd" officeooo:paragraph-rsid="002663bd"/>
    </style:style>
    <style:style style:name="P130" style:family="paragraph" style:parent-style-name="Text_20_body">
      <style:paragraph-properties fo:text-align="justify" style:justify-single-word="false" fo:padding="0in" fo:border="none" style:shadow="none" style:join-border="false"/>
      <style:text-properties officeooo:rsid="0069e7df" officeooo:paragraph-rsid="0069e7df"/>
    </style:style>
    <style:style style:name="P131" style:family="paragraph" style:parent-style-name="Standard">
      <style:paragraph-properties fo:text-align="justify" style:justify-single-word="false" fo:padding="0in" fo:border="none" style:shadow="none" style:join-border="false"/>
      <style:text-properties fo:language="ru" fo:country="RU" fo:font-style="italic" officeooo:rsid="004fe139" officeooo:paragraph-rsid="0068e5f4" fo:background-color="#ffff00" style:font-style-asian="italic" style:font-style-complex="italic"/>
    </style:style>
    <style:style style:name="P132" style:family="paragraph" style:parent-style-name="Text_20_body">
      <style:paragraph-properties fo:margin-left="0in" fo:margin-right="0in" fo:text-align="justify" style:justify-single-word="false" fo:text-indent="0in" style:auto-text-indent="false" fo:padding="0in" fo:border="none" style:shadow="none" style:join-border="false"/>
      <style:text-properties style:use-window-font-color="true" fo:language="ru" fo:country="RU" fo:font-style="normal" fo:font-weight="normal" style:font-style-asian="normal" style:font-weight-asian="normal" style:font-style-complex="normal" style:font-weight-complex="normal"/>
    </style:style>
    <style:style style:name="P133" style:family="paragraph" style:parent-style-name="Text_20_body">
      <style:paragraph-properties fo:margin-left="0in" fo:margin-right="0in" fo:text-align="justify" style:justify-single-word="false" fo:text-indent="0in" style:auto-text-indent="false" fo:padding="0in" fo:border="none" style:shadow="none" style:join-border="false"/>
    </style:style>
    <style:style style:name="P134" style:family="paragraph" style:parent-style-name="Text_20_body">
      <style:paragraph-properties fo:text-align="justify" style:justify-single-word="false" style:border-line-width-bottom="0.0047in 0.0047in 0.0047in" fo:padding="0.0291in" fo:border-left="none" fo:border-right="none" fo:border-top="none" fo:border-bottom="1.05pt double #000000" style:shadow="none" style:join-border="false"/>
      <style:text-properties fo:background-color="transparent"/>
    </style:style>
    <style:style style:name="P135"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136"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normal" fo:font-weight="normal" officeooo:paragraph-rsid="00a4ed3d" style:font-style-asian="normal" style:font-weight-asian="normal" style:font-style-complex="normal" style:font-weight-complex="normal"/>
    </style:style>
    <style:style style:name="P13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13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paragraph-rsid="00a4ed3d" style:font-style-asian="normal" style:font-weight-asian="normal" style:font-style-complex="normal" style:font-weight-complex="normal"/>
    </style:style>
    <style:style style:name="P139" style:family="paragraph" style:parent-style-name="Text_20_body">
      <style:paragraph-properties fo:margin-left="0in" fo:margin-right="0in" fo:text-align="justify" style:justify-single-word="false" fo:text-indent="0.1965in" style:auto-text-indent="false" fo:padding="0in" fo:border="none" style:shadow="none" style:join-border="false"/>
      <style:text-properties style:use-window-font-color="true" fo:language="ru" fo:country="RU" fo:font-style="normal" fo:font-weight="normal" style:font-style-asian="normal" style:font-weight-asian="normal" style:font-style-complex="normal" style:font-weight-complex="normal"/>
    </style:style>
    <style:style style:name="P140" style:family="paragraph" style:parent-style-name="Text_20_body">
      <style:paragraph-properties fo:margin-left="0in" fo:margin-right="0in" fo:text-align="justify" style:justify-single-word="false" fo:text-indent="0.1965in" style:auto-text-indent="false" fo:padding="0in" fo:border="none" style:shadow="none" style:join-border="false"/>
      <style:text-properties style:use-window-font-color="true" fo:language="ru" fo:country="RU" fo:font-style="normal" fo:font-weight="normal" officeooo:paragraph-rsid="00a4ed3d" style:font-style-asian="normal" style:font-weight-asian="normal" style:font-style-complex="normal" style:font-weight-complex="normal"/>
    </style:style>
    <style:style style:name="P141" style:family="paragraph" style:parent-style-name="Standard">
      <style:paragraph-properties fo:margin-left="0in" fo:margin-right="0in" fo:margin-top="0in" fo:margin-bottom="0.0835in" loext:contextual-spacing="false" fo:text-align="justify" style:justify-single-word="false" fo:text-indent="0.1965in" style:auto-text-indent="false" fo:padding="0in" fo:border="none" style:shadow="none" style:join-border="false"/>
      <style:text-properties fo:language="ru" fo:country="RU" fo:font-style="italic" fo:background-color="transparent" style:font-style-asian="italic" style:font-style-complex="italic"/>
    </style:style>
    <style:style style:name="P142" style:family="paragraph" style:parent-style-name="Heading_20_1">
      <style:paragraph-properties fo:text-align="center" style:justify-single-word="false"/>
    </style:style>
    <style:style style:name="P143" style:family="paragraph" style:parent-style-name="Heading_20_1">
      <style:paragraph-properties fo:text-align="justify" style:justify-single-word="false" fo:padding="0in" fo:border="none" style:shadow="none" style:join-border="false"/>
      <style:text-properties style:font-name="Liberation Serif" fo:font-size="12pt" style:font-size-asian="12pt" style:font-size-complex="12pt"/>
    </style:style>
    <style:style style:name="P144" style:family="paragraph" style:parent-style-name="Heading_20_2">
      <style:paragraph-properties fo:text-align="center" style:justify-single-word="false"/>
    </style:style>
    <style:style style:name="P145" style:family="paragraph" style:parent-style-name="Heading_20_2">
      <style:paragraph-properties fo:text-align="center" style:justify-single-word="false"/>
      <style:text-properties fo:language="ru" fo:country="RU"/>
    </style:style>
    <style:style style:name="P146" style:family="paragraph" style:parent-style-name="Heading_20_2">
      <style:paragraph-properties fo:text-align="center" style:justify-single-word="false" fo:padding="0in" fo:border="none" style:shadow="none" style:join-border="false"/>
      <style:text-properties fo:language="ru" fo:country="RU" fo:font-style="normal" officeooo:rsid="0080dbed" officeooo:paragraph-rsid="00a8e6c7" fo:background-color="transparent" style:font-style-asian="normal" style:font-style-complex="normal"/>
    </style:style>
    <style:style style:name="P147" style:family="paragraph" style:parent-style-name="Text_20_body">
      <style:paragraph-properties fo:text-align="justify" style:justify-single-word="false" fo:padding="0in" fo:border="none" style:shadow="none" style:join-border="false"/>
      <style:text-properties fo:language="ru" fo:country="RU" fo:font-style="italic" fo:background-color="transparent" style:font-style-asian="italic" style:font-style-complex="italic"/>
    </style:style>
    <style:style style:name="P148" style:family="paragraph" style:parent-style-name="Text_20_body">
      <style:paragraph-properties fo:text-align="justify" style:justify-single-word="false" fo:padding="0in" fo:border="none" style:shadow="none" style:join-border="false"/>
      <style:text-properties fo:language="ru" fo:country="RU" fo:font-style="italic" officeooo:rsid="0064337d" officeooo:paragraph-rsid="006024ec" fo:background-color="#ffff00" style:font-style-asian="italic" style:font-style-complex="italic"/>
    </style:style>
    <style:style style:name="P149" style:family="paragraph" style:parent-style-name="Text_20_body">
      <style:paragraph-properties fo:text-align="justify" style:justify-single-word="false" fo:padding="0in" fo:border="none" style:shadow="none" style:join-border="false"/>
      <style:text-properties fo:language="ru" fo:country="RU" fo:background-color="transparent"/>
    </style:style>
    <style:style style:name="P150" style:family="paragraph" style:parent-style-name="Text_20_body">
      <style:paragraph-properties fo:text-align="justify" style:justify-single-word="false" fo:padding="0in" fo:border="none" style:shadow="none" style:join-border="false"/>
      <style:text-properties fo:language="ru" fo:country="RU" officeooo:paragraph-rsid="00b386ee" fo:background-color="transparent"/>
    </style:style>
    <style:style style:name="P151" style:family="paragraph" style:parent-style-name="Text_20_body">
      <style:paragraph-properties fo:text-align="justify" style:justify-single-word="false" fo:padding="0in" fo:border="none" style:shadow="none" style:join-border="false"/>
      <style:text-properties fo:language="ru" fo:country="RU" officeooo:paragraph-rsid="00b027cb" fo:background-color="transparent"/>
    </style:style>
    <style:style style:name="P152" style:family="paragraph" style:parent-style-name="Text_20_body">
      <style:paragraph-properties fo:text-align="justify" style:justify-single-word="false" fo:padding="0in" fo:border="none" style:shadow="none" style:join-border="false"/>
      <style:text-properties fo:language="ru" fo:country="RU" officeooo:rsid="00c69ce8" officeooo:paragraph-rsid="00c69ce8" fo:background-color="transparent"/>
    </style:style>
    <style:style style:name="P153" style:family="paragraph" style:parent-style-name="Text_20_body">
      <style:paragraph-properties fo:text-align="justify" style:justify-single-word="false" fo:padding="0in" fo:border="none" style:shadow="none" style:join-border="false"/>
      <style:text-properties fo:language="ru" fo:country="RU" officeooo:paragraph-rsid="00b027cb" fo:background-color="transparent"/>
    </style:style>
    <style:style style:name="P154" style:family="paragraph" style:parent-style-name="Text_20_body">
      <style:paragraph-properties fo:text-align="justify" style:justify-single-word="false" fo:padding="0in" fo:border="none" style:shadow="none" style:join-border="false"/>
      <style:text-properties officeooo:paragraph-rsid="00b4acf2"/>
    </style:style>
    <style:style style:name="P155" style:family="paragraph" style:parent-style-name="Text_20_body">
      <style:paragraph-properties fo:text-align="justify" style:justify-single-word="false" fo:padding="0in" fo:border="none" style:shadow="none" style:join-border="false"/>
      <style:text-properties officeooo:paragraph-rsid="00b027cb"/>
    </style:style>
    <style:style style:name="T1" style:family="text">
      <style:text-properties fo:background-color="transparent" loext:char-shading-value="0"/>
    </style:style>
    <style:style style:name="T2" style:family="text">
      <style:text-properties fo:font-style="normal" style:font-style-asian="normal" style:font-style-complex="normal"/>
    </style:style>
    <style:style style:name="T3" style:family="text">
      <style:text-properties fo:font-style="normal" fo:background-color="transparent" loext:char-shading-value="0" style:font-style-asian="normal" style:font-style-complex="normal"/>
    </style:style>
    <style:style style:name="T4" style:family="text">
      <style:text-properties fo:background-color="#ffff00" loext:char-shading-value="0"/>
    </style:style>
    <style:style style:name="T5" style:family="text">
      <style:text-properties officeooo:rsid="00448daf" fo:background-color="#ffff00" loext:char-shading-value="0"/>
    </style:style>
    <style:style style:name="T6" style:family="text">
      <style:text-properties officeooo:rsid="00594624" fo:background-color="#ffff00" loext:char-shading-value="0"/>
    </style:style>
    <style:style style:name="T7" style:family="text">
      <style:text-properties style:use-window-font-color="true" fo:background-color="transparent" loext:char-shading-value="0"/>
    </style:style>
    <style:style style:name="T8" style:family="text">
      <style:text-properties style:use-window-font-color="true" fo:language="ru" fo:country="RU"/>
    </style:style>
    <style:style style:name="T9" style:family="text">
      <style:text-properties style:use-window-font-color="true" fo:language="ru" fo:country="RU" fo:font-style="normal" fo:font-weight="normal" style:font-style-asian="normal" style:font-weight-asian="normal" style:font-style-complex="normal" style:font-weight-complex="normal"/>
    </style:style>
    <style:style style:name="T10" style:family="text">
      <style:text-properties style:use-window-font-color="true" fo:language="ru" fo:country="RU" fo:font-weight="normal" style:font-weight-asian="normal" style:font-weight-complex="normal"/>
    </style:style>
    <style:style style:name="T11" style:family="text">
      <style:text-properties style:use-window-font-color="true" fo:language="ru" fo:country="RU" fo:font-weight="normal" fo:background-color="#ffff00" loext:char-shading-value="0" style:font-weight-asian="normal" style:font-weight-complex="normal"/>
    </style:style>
    <style:style style:name="T12" style:family="text">
      <style:text-properties style:use-window-font-color="true" fo:language="uk" fo:country="UA"/>
    </style:style>
    <style:style style:name="T13" style:family="text">
      <style:text-properties style:use-window-font-color="true" fo:language="uk" fo:country="UA" fo:font-weight="normal" style:font-weight-asian="normal" style:font-weight-complex="normal"/>
    </style:style>
    <style:style style:name="T14" style:family="text">
      <style:text-properties style:use-window-font-color="true" fo:language="uk" fo:country="UA" fo:font-style="normal" fo:font-weight="normal" style:font-style-asian="normal" style:font-weight-asian="normal" style:font-style-complex="normal" style:font-weight-complex="normal"/>
    </style:style>
    <style:style style:name="T15" style:family="text">
      <style:text-properties style:use-window-font-color="true" fo:background-color="#ffff00" loext:char-shading-value="0"/>
    </style:style>
    <style:style style:name="T16" style:family="text">
      <style:text-properties style:use-window-font-color="true" fo:background-color="#ff00cc" loext:char-shading-value="0"/>
    </style:style>
    <style:style style:name="T17" style:family="text">
      <style:text-properties fo:font-weight="bold" style:font-weight-asian="bold" style:font-weight-complex="bold"/>
    </style:style>
    <style:style style:name="T18" style:family="text">
      <style:text-properties fo:background-color="#ffffff" loext:char-shading-value="0"/>
    </style:style>
    <style:style style:name="T19" style:family="text">
      <style:text-properties fo:language="ru" fo:country="RU"/>
    </style:style>
    <style:style style:name="T20" style:family="text">
      <style:text-properties fo:language="ru" fo:country="RU" fo:background-color="#ffff00" loext:char-shading-value="0"/>
    </style:style>
    <style:style style:name="T21" style:family="text">
      <style:text-properties fo:language="ru" fo:country="RU" fo:font-style="italic" fo:background-color="transparent" loext:char-shading-value="0" style:font-style-asian="italic" style:font-style-complex="italic"/>
    </style:style>
    <style:style style:name="T22" style:family="text">
      <style:text-properties fo:language="ru" fo:country="RU" fo:font-style="italic" officeooo:rsid="000eff44" fo:background-color="transparent" loext:char-shading-value="0" style:font-style-asian="italic" style:font-style-complex="italic"/>
    </style:style>
    <style:style style:name="T23" style:family="text">
      <style:text-properties fo:language="ru" fo:country="RU" fo:font-style="italic" officeooo:rsid="00115a75" fo:background-color="transparent" loext:char-shading-value="0" style:font-style-asian="italic" style:font-style-complex="italic"/>
    </style:style>
    <style:style style:name="T24" style:family="text">
      <style:text-properties fo:language="ru" fo:country="RU" fo:font-style="italic" officeooo:rsid="0011b783" fo:background-color="transparent" loext:char-shading-value="0" style:font-style-asian="italic" style:font-style-complex="italic"/>
    </style:style>
    <style:style style:name="T25" style:family="text">
      <style:text-properties fo:language="ru" fo:country="RU" fo:font-style="italic" officeooo:rsid="00123d65" fo:background-color="transparent" loext:char-shading-value="0" style:font-style-asian="italic" style:font-style-complex="italic"/>
    </style:style>
    <style:style style:name="T26" style:family="text">
      <style:text-properties fo:language="ru" fo:country="RU" fo:font-style="italic" officeooo:rsid="001b5f62" fo:background-color="transparent" loext:char-shading-value="0" style:font-style-asian="italic" style:font-style-complex="italic"/>
    </style:style>
    <style:style style:name="T27" style:family="text">
      <style:text-properties fo:language="ru" fo:country="RU" fo:font-style="italic" officeooo:rsid="001d0052" fo:background-color="transparent" loext:char-shading-value="0" style:font-style-asian="italic" style:font-style-complex="italic"/>
    </style:style>
    <style:style style:name="T28" style:family="text">
      <style:text-properties fo:language="ru" fo:country="RU" fo:font-style="italic" officeooo:rsid="001f9db6" fo:background-color="transparent" loext:char-shading-value="0" style:font-style-asian="italic" style:font-style-complex="italic"/>
    </style:style>
    <style:style style:name="T29" style:family="text">
      <style:text-properties fo:language="ru" fo:country="RU" fo:font-style="italic" officeooo:rsid="001382ed" fo:background-color="transparent" loext:char-shading-value="0" style:font-style-asian="italic" style:font-style-complex="italic"/>
    </style:style>
    <style:style style:name="T30" style:family="text">
      <style:text-properties fo:language="ru" fo:country="RU" fo:font-style="italic" officeooo:rsid="001986f8" fo:background-color="transparent" loext:char-shading-value="0" style:font-style-asian="italic" style:font-style-complex="italic"/>
    </style:style>
    <style:style style:name="T31" style:family="text">
      <style:text-properties fo:language="ru" fo:country="RU" fo:font-style="italic" officeooo:rsid="001fb686" fo:background-color="transparent" loext:char-shading-value="0" style:font-style-asian="italic" style:font-style-complex="italic"/>
    </style:style>
    <style:style style:name="T32" style:family="text">
      <style:text-properties fo:language="ru" fo:country="RU" fo:font-style="italic" officeooo:rsid="00216a9e" fo:background-color="transparent" loext:char-shading-value="0" style:font-style-asian="italic" style:font-style-complex="italic"/>
    </style:style>
    <style:style style:name="T33" style:family="text">
      <style:text-properties fo:language="ru" fo:country="RU" fo:font-style="italic" officeooo:rsid="002418da" fo:background-color="transparent" loext:char-shading-value="0" style:font-style-asian="italic" style:font-style-complex="italic"/>
    </style:style>
    <style:style style:name="T34" style:family="text">
      <style:text-properties fo:language="ru" fo:country="RU" fo:font-style="italic" officeooo:rsid="0024936f" fo:background-color="transparent" loext:char-shading-value="0" style:font-style-asian="italic" style:font-style-complex="italic"/>
    </style:style>
    <style:style style:name="T35" style:family="text">
      <style:text-properties fo:language="ru" fo:country="RU" fo:font-style="italic" officeooo:rsid="0024bf52" fo:background-color="transparent" loext:char-shading-value="0" style:font-style-asian="italic" style:font-style-complex="italic"/>
    </style:style>
    <style:style style:name="T36" style:family="text">
      <style:text-properties fo:language="ru" fo:country="RU" fo:font-style="italic" officeooo:rsid="002663bd" fo:background-color="transparent" loext:char-shading-value="0" style:font-style-asian="italic" style:font-style-complex="italic"/>
    </style:style>
    <style:style style:name="T37" style:family="text">
      <style:text-properties fo:language="ru" fo:country="RU" fo:font-style="italic" officeooo:rsid="0026d3cb" fo:background-color="transparent" loext:char-shading-value="0" style:font-style-asian="italic" style:font-style-complex="italic"/>
    </style:style>
    <style:style style:name="T38" style:family="text">
      <style:text-properties fo:language="ru" fo:country="RU" fo:font-style="italic" officeooo:rsid="00282058" fo:background-color="transparent" loext:char-shading-value="0" style:font-style-asian="italic" style:font-style-complex="italic"/>
    </style:style>
    <style:style style:name="T39" style:family="text">
      <style:text-properties fo:language="ru" fo:country="RU" fo:font-style="italic" officeooo:rsid="0028b6f1" fo:background-color="transparent" loext:char-shading-value="0" style:font-style-asian="italic" style:font-style-complex="italic"/>
    </style:style>
    <style:style style:name="T40" style:family="text">
      <style:text-properties fo:language="ru" fo:country="RU" fo:font-style="italic" officeooo:rsid="002a6546" fo:background-color="transparent" loext:char-shading-value="0" style:font-style-asian="italic" style:font-style-complex="italic"/>
    </style:style>
    <style:style style:name="T41" style:family="text">
      <style:text-properties fo:language="ru" fo:country="RU" fo:font-style="italic" officeooo:rsid="002cba0d" fo:background-color="transparent" loext:char-shading-value="0" style:font-style-asian="italic" style:font-style-complex="italic"/>
    </style:style>
    <style:style style:name="T42" style:family="text">
      <style:text-properties fo:language="ru" fo:country="RU" fo:font-style="italic" officeooo:rsid="002d5d33" fo:background-color="transparent" loext:char-shading-value="0" style:font-style-asian="italic" style:font-style-complex="italic"/>
    </style:style>
    <style:style style:name="T43" style:family="text">
      <style:text-properties fo:language="ru" fo:country="RU" fo:font-style="italic" officeooo:rsid="003083b8" fo:background-color="transparent" loext:char-shading-value="0" style:font-style-asian="italic" style:font-style-complex="italic"/>
    </style:style>
    <style:style style:name="T44" style:family="text">
      <style:text-properties fo:language="ru" fo:country="RU" fo:font-style="italic" officeooo:rsid="0034dc69" fo:background-color="transparent" loext:char-shading-value="0" style:font-style-asian="italic" style:font-style-complex="italic"/>
    </style:style>
    <style:style style:name="T45" style:family="text">
      <style:text-properties fo:language="ru" fo:country="RU" fo:font-style="italic" officeooo:rsid="002efed4" fo:background-color="transparent" loext:char-shading-value="0" style:font-style-asian="italic" style:font-style-complex="italic"/>
    </style:style>
    <style:style style:name="T46" style:family="text">
      <style:text-properties fo:language="ru" fo:country="RU" fo:font-style="italic" officeooo:rsid="003196c4" fo:background-color="transparent" loext:char-shading-value="0" style:font-style-asian="italic" style:font-style-complex="italic"/>
    </style:style>
    <style:style style:name="T47" style:family="text">
      <style:text-properties fo:language="ru" fo:country="RU" fo:font-style="italic" officeooo:rsid="00351041" fo:background-color="transparent" loext:char-shading-value="0" style:font-style-asian="italic" style:font-style-complex="italic"/>
    </style:style>
    <style:style style:name="T48" style:family="text">
      <style:text-properties fo:language="ru" fo:country="RU" fo:font-style="italic" officeooo:rsid="00372064" fo:background-color="transparent" loext:char-shading-value="0" style:font-style-asian="italic" style:font-style-complex="italic"/>
    </style:style>
    <style:style style:name="T49" style:family="text">
      <style:text-properties fo:language="ru" fo:country="RU" fo:font-style="italic" officeooo:rsid="0038fbd9" fo:background-color="transparent" loext:char-shading-value="0" style:font-style-asian="italic" style:font-style-complex="italic"/>
    </style:style>
    <style:style style:name="T50" style:family="text">
      <style:text-properties fo:language="ru" fo:country="RU" fo:font-style="italic" officeooo:rsid="003a8ded" fo:background-color="transparent" loext:char-shading-value="0" style:font-style-asian="italic" style:font-style-complex="italic"/>
    </style:style>
    <style:style style:name="T51" style:family="text">
      <style:text-properties fo:language="ru" fo:country="RU" fo:font-style="italic" officeooo:rsid="003c1561" fo:background-color="transparent" loext:char-shading-value="0" style:font-style-asian="italic" style:font-style-complex="italic"/>
    </style:style>
    <style:style style:name="T52" style:family="text">
      <style:text-properties fo:language="ru" fo:country="RU" fo:font-style="italic" officeooo:rsid="003dec0f" fo:background-color="transparent" loext:char-shading-value="0" style:font-style-asian="italic" style:font-style-complex="italic"/>
    </style:style>
    <style:style style:name="T53" style:family="text">
      <style:text-properties fo:language="ru" fo:country="RU" fo:font-style="italic" officeooo:rsid="003e7e8b" fo:background-color="transparent" loext:char-shading-value="0" style:font-style-asian="italic" style:font-style-complex="italic"/>
    </style:style>
    <style:style style:name="T54" style:family="text">
      <style:text-properties fo:language="ru" fo:country="RU" fo:font-style="italic" officeooo:rsid="0048de8e" fo:background-color="transparent" loext:char-shading-value="0" style:font-style-asian="italic" style:font-style-complex="italic"/>
    </style:style>
    <style:style style:name="T55" style:family="text">
      <style:text-properties fo:language="ru" fo:country="RU" fo:font-style="italic" officeooo:rsid="0049e21d" fo:background-color="transparent" loext:char-shading-value="0" style:font-style-asian="italic" style:font-style-complex="italic"/>
    </style:style>
    <style:style style:name="T56" style:family="text">
      <style:text-properties fo:language="ru" fo:country="RU" fo:font-style="italic" officeooo:rsid="005e51c4" fo:background-color="transparent" loext:char-shading-value="0" style:font-style-asian="italic" style:font-style-complex="italic"/>
    </style:style>
    <style:style style:name="T57" style:family="text">
      <style:text-properties fo:language="ru" fo:country="RU" fo:font-style="italic" officeooo:rsid="006024ec" fo:background-color="transparent" loext:char-shading-value="0" style:font-style-asian="italic" style:font-style-complex="italic"/>
    </style:style>
    <style:style style:name="T58" style:family="text">
      <style:text-properties fo:language="ru" fo:country="RU" fo:font-style="italic" officeooo:rsid="004fe139" fo:background-color="transparent" loext:char-shading-value="0" style:font-style-asian="italic" style:font-style-complex="italic"/>
    </style:style>
    <style:style style:name="T59" style:family="text">
      <style:text-properties fo:language="ru" fo:country="RU" fo:font-style="italic" officeooo:rsid="00178b63" fo:background-color="transparent" loext:char-shading-value="0" style:font-style-asian="italic" style:font-style-complex="italic"/>
    </style:style>
    <style:style style:name="T60" style:family="text">
      <style:text-properties fo:language="ru" fo:country="RU" fo:font-style="italic" officeooo:rsid="00561dd0" fo:background-color="transparent" loext:char-shading-value="0" style:font-style-asian="italic" style:font-style-complex="italic"/>
    </style:style>
    <style:style style:name="T61" style:family="text">
      <style:text-properties fo:language="ru" fo:country="RU" fo:font-style="italic" officeooo:rsid="0068e5f4" fo:background-color="transparent" loext:char-shading-value="0" style:font-style-asian="italic" style:font-style-complex="italic"/>
    </style:style>
    <style:style style:name="T62" style:family="text">
      <style:text-properties fo:language="ru" fo:country="RU" fo:font-style="italic" officeooo:rsid="005dd333" fo:background-color="transparent" loext:char-shading-value="0" style:font-style-asian="italic" style:font-style-complex="italic"/>
    </style:style>
    <style:style style:name="T63" style:family="text">
      <style:text-properties fo:language="ru" fo:country="RU" fo:font-style="italic" officeooo:rsid="0069e7df" fo:background-color="transparent" loext:char-shading-value="0" style:font-style-asian="italic" style:font-style-complex="italic"/>
    </style:style>
    <style:style style:name="T64" style:family="text">
      <style:text-properties fo:language="ru" fo:country="RU" fo:font-style="italic" officeooo:rsid="006ba35f" fo:background-color="transparent" loext:char-shading-value="0" style:font-style-asian="italic" style:font-style-complex="italic"/>
    </style:style>
    <style:style style:name="T65" style:family="text">
      <style:text-properties fo:language="ru" fo:country="RU" fo:font-style="italic" officeooo:rsid="006cc6b5" fo:background-color="transparent" loext:char-shading-value="0" style:font-style-asian="italic" style:font-style-complex="italic"/>
    </style:style>
    <style:style style:name="T66" style:family="text">
      <style:text-properties fo:language="ru" fo:country="RU" fo:font-style="italic" officeooo:rsid="006cf6e5" fo:background-color="transparent" loext:char-shading-value="0" style:font-style-asian="italic" style:font-style-complex="italic"/>
    </style:style>
    <style:style style:name="T67" style:family="text">
      <style:text-properties fo:language="ru" fo:country="RU" fo:font-style="italic" officeooo:rsid="006e1c7c" fo:background-color="transparent" loext:char-shading-value="0" style:font-style-asian="italic" style:font-style-complex="italic"/>
    </style:style>
    <style:style style:name="T68" style:family="text">
      <style:text-properties fo:language="ru" fo:country="RU" fo:font-style="italic" officeooo:rsid="0070d188" fo:background-color="transparent" loext:char-shading-value="0" style:font-style-asian="italic" style:font-style-complex="italic"/>
    </style:style>
    <style:style style:name="T69" style:family="text">
      <style:text-properties fo:language="ru" fo:country="RU" fo:font-style="italic" officeooo:rsid="00700f38" fo:background-color="transparent" loext:char-shading-value="0" style:font-style-asian="italic" style:font-style-complex="italic"/>
    </style:style>
    <style:style style:name="T70" style:family="text">
      <style:text-properties fo:language="ru" fo:country="RU" fo:font-style="italic" officeooo:rsid="007c0207" fo:background-color="transparent" loext:char-shading-value="0" style:font-style-asian="italic" style:font-style-complex="italic"/>
    </style:style>
    <style:style style:name="T71" style:family="text">
      <style:text-properties fo:language="ru" fo:country="RU" fo:font-style="italic" officeooo:rsid="007f6e96" fo:background-color="transparent" loext:char-shading-value="0" style:font-style-asian="italic" style:font-style-complex="italic"/>
    </style:style>
    <style:style style:name="T72" style:family="text">
      <style:text-properties fo:language="ru" fo:country="RU" fo:font-style="italic" officeooo:rsid="0080dbed" fo:background-color="transparent" loext:char-shading-value="0" style:font-style-asian="italic" style:font-style-complex="italic"/>
    </style:style>
    <style:style style:name="T73" style:family="text">
      <style:text-properties fo:language="ru" fo:country="RU" fo:font-style="italic" officeooo:rsid="0081b8fb" fo:background-color="transparent" loext:char-shading-value="0" style:font-style-asian="italic" style:font-style-complex="italic"/>
    </style:style>
    <style:style style:name="T74" style:family="text">
      <style:text-properties fo:language="ru" fo:country="RU" fo:font-style="italic" officeooo:rsid="00901e72" fo:background-color="transparent" loext:char-shading-value="0" style:font-style-asian="italic" style:font-style-complex="italic"/>
    </style:style>
    <style:style style:name="T75" style:family="text">
      <style:text-properties fo:language="ru" fo:country="RU" fo:font-style="italic" officeooo:rsid="0090ad7b" fo:background-color="transparent" loext:char-shading-value="0" style:font-style-asian="italic" style:font-style-complex="italic"/>
    </style:style>
    <style:style style:name="T76" style:family="text">
      <style:text-properties fo:language="ru" fo:country="RU" fo:font-style="italic" officeooo:rsid="009231a8" fo:background-color="transparent" loext:char-shading-value="0" style:font-style-asian="italic" style:font-style-complex="italic"/>
    </style:style>
    <style:style style:name="T77" style:family="text">
      <style:text-properties fo:language="ru" fo:country="RU" fo:font-style="italic" officeooo:rsid="00938a3c" fo:background-color="transparent" loext:char-shading-value="0" style:font-style-asian="italic" style:font-style-complex="italic"/>
    </style:style>
    <style:style style:name="T78" style:family="text">
      <style:text-properties fo:language="ru" fo:country="RU" fo:font-style="italic" officeooo:rsid="00b386ee" fo:background-color="transparent" loext:char-shading-value="0" style:font-style-asian="italic" style:font-style-complex="italic"/>
    </style:style>
    <style:style style:name="T79" style:family="text">
      <style:text-properties fo:language="ru" fo:country="RU" fo:font-style="italic" officeooo:rsid="00b4acf2" fo:background-color="transparent" loext:char-shading-value="0" style:font-style-asian="italic" style:font-style-complex="italic"/>
    </style:style>
    <style:style style:name="T80" style:family="text">
      <style:text-properties fo:language="ru" fo:country="RU" fo:font-style="italic" officeooo:rsid="00123d65" fo:background-color="#ffff00" loext:char-shading-value="0" style:font-style-asian="italic" style:font-style-complex="italic"/>
    </style:style>
    <style:style style:name="T81" style:family="text">
      <style:text-properties fo:language="ru" fo:country="RU" fo:font-style="italic" officeooo:rsid="002663bd" fo:background-color="#ffff00" loext:char-shading-value="0" style:font-style-asian="italic" style:font-style-complex="italic"/>
    </style:style>
    <style:style style:name="T82" style:family="text">
      <style:text-properties fo:language="ru" fo:country="RU" fo:font-style="italic" officeooo:rsid="00700f38" fo:background-color="#ffff00" loext:char-shading-value="0" style:font-style-asian="italic" style:font-style-complex="italic"/>
    </style:style>
    <style:style style:name="T83" style:family="text">
      <style:text-properties fo:language="ru" fo:country="RU" fo:font-style="italic" officeooo:rsid="0075af5f" fo:background-color="#ffff00" loext:char-shading-value="0" style:font-style-asian="italic" style:font-style-complex="italic"/>
    </style:style>
    <style:style style:name="T84" style:family="text">
      <style:text-properties fo:language="ru" fo:country="RU" fo:font-style="italic" officeooo:rsid="0070d188" fo:background-color="#ffff00" loext:char-shading-value="0" style:font-style-asian="italic" style:font-style-complex="italic"/>
    </style:style>
    <style:style style:name="T85" style:family="text">
      <style:text-properties fo:language="ru" fo:country="RU" fo:font-style="italic" officeooo:rsid="00730b22" fo:background-color="#ffff00" loext:char-shading-value="0" style:font-style-asian="italic" style:font-style-complex="italic"/>
    </style:style>
    <style:style style:name="T86" style:family="text">
      <style:text-properties fo:language="ru" fo:country="RU" fo:font-style="italic" officeooo:rsid="0073e221" fo:background-color="#ffff00" loext:char-shading-value="0" style:font-style-asian="italic" style:font-style-complex="italic"/>
    </style:style>
    <style:style style:name="T87" style:family="text">
      <style:text-properties fo:language="ru" fo:country="RU" fo:font-style="italic" officeooo:rsid="007a46db" fo:background-color="#ffff00" loext:char-shading-value="0" style:font-style-asian="italic" style:font-style-complex="italic"/>
    </style:style>
    <style:style style:name="T88" style:family="text">
      <style:text-properties fo:language="ru" fo:country="RU" fo:font-style="italic" officeooo:rsid="007b5aa2" fo:background-color="#ffff00" loext:char-shading-value="0" style:font-style-asian="italic" style:font-style-complex="italic"/>
    </style:style>
    <style:style style:name="T89" style:family="text">
      <style:text-properties fo:language="ru" fo:country="RU" fo:font-style="italic" officeooo:rsid="007c0207" fo:background-color="#ffff00" loext:char-shading-value="0" style:font-style-asian="italic" style:font-style-complex="italic"/>
    </style:style>
    <style:style style:name="T90" style:family="text">
      <style:text-properties fo:language="ru" fo:country="RU" fo:font-style="italic" style:font-style-asian="italic" style:font-style-complex="italic"/>
    </style:style>
    <style:style style:name="T91" style:family="text">
      <style:text-properties fo:language="ru" fo:country="RU" fo:font-style="italic" officeooo:rsid="005e51c4" style:font-style-asian="italic" style:font-style-complex="italic"/>
    </style:style>
    <style:style style:name="T92" style:family="text">
      <style:text-properties fo:language="ru" fo:country="RU" fo:font-style="italic" officeooo:rsid="005fff1e" style:font-style-asian="italic" style:font-style-complex="italic"/>
    </style:style>
    <style:style style:name="T93" style:family="text">
      <style:text-properties fo:language="ru" fo:country="RU" fo:font-style="italic" officeooo:rsid="005e7a0b" style:font-style-asian="italic" style:font-style-complex="italic"/>
    </style:style>
    <style:style style:name="T94" style:family="text">
      <style:text-properties fo:language="ru" fo:country="RU" fo:font-style="italic" officeooo:rsid="005f734a" style:font-style-asian="italic" style:font-style-complex="italic"/>
    </style:style>
    <style:style style:name="T95" style:family="text">
      <style:text-properties fo:language="ru" fo:country="RU" fo:font-style="italic" officeooo:rsid="006024ec" style:font-style-asian="italic" style:font-style-complex="italic"/>
    </style:style>
    <style:style style:name="T96" style:family="text">
      <style:text-properties fo:language="ru" fo:country="RU" fo:background-color="transparent" loext:char-shading-value="0"/>
    </style:style>
    <style:style style:name="T97" style:family="text">
      <style:text-properties fo:language="ru" fo:country="RU" officeooo:rsid="00955c7c" fo:background-color="transparent" loext:char-shading-value="0"/>
    </style:style>
    <style:style style:name="T98" style:family="text">
      <style:text-properties fo:language="ru" fo:country="RU" officeooo:rsid="0095c535" fo:background-color="transparent" loext:char-shading-value="0"/>
    </style:style>
    <style:style style:name="T99" style:family="text">
      <style:text-properties fo:language="ru" fo:country="RU" officeooo:rsid="0097008f" fo:background-color="transparent" loext:char-shading-value="0"/>
    </style:style>
    <style:style style:name="T100" style:family="text">
      <style:text-properties fo:language="ru" fo:country="RU" officeooo:rsid="009a7f59" fo:background-color="transparent" loext:char-shading-value="0"/>
    </style:style>
    <style:style style:name="T101" style:family="text">
      <style:text-properties fo:language="ru" fo:country="RU" officeooo:rsid="00bef536" fo:background-color="transparent" loext:char-shading-value="0"/>
    </style:style>
    <style:style style:name="T102" style:family="text">
      <style:text-properties fo:language="ru" fo:country="RU" officeooo:rsid="00b7f5cf" fo:background-color="transparent" loext:char-shading-value="0"/>
    </style:style>
    <style:style style:name="T103" style:family="text">
      <style:text-properties fo:language="ru" fo:country="RU" officeooo:rsid="00bcbdfa" fo:background-color="transparent" loext:char-shading-value="0"/>
    </style:style>
    <style:style style:name="T104" style:family="text">
      <style:text-properties fo:language="ru" fo:country="RU" officeooo:rsid="00be2488" fo:background-color="transparent" loext:char-shading-value="0"/>
    </style:style>
    <style:style style:name="T105" style:family="text">
      <style:text-properties fo:language="ru" fo:country="RU" officeooo:rsid="00c0f6a9" fo:background-color="transparent" loext:char-shading-value="0"/>
    </style:style>
    <style:style style:name="T106" style:family="text">
      <style:text-properties fo:language="ru" fo:country="RU" officeooo:rsid="00c5ad2e" fo:background-color="transparent" loext:char-shading-value="0"/>
    </style:style>
    <style:style style:name="T107" style:family="text">
      <style:text-properties fo:language="ru" fo:country="RU" fo:background-color="transparent" loext:char-shading-value="0"/>
    </style:style>
    <style:style style:name="T108" style:family="text">
      <style:text-properties fo:language="ru" fo:country="RU" officeooo:rsid="00c7ae73" fo:background-color="transparent" loext:char-shading-value="0"/>
    </style:style>
    <style:style style:name="T109" style:family="text">
      <style:text-properties fo:language="ru" fo:country="RU" officeooo:rsid="00b1a12e" fo:background-color="transparent" loext:char-shading-value="0"/>
    </style:style>
    <style:style style:name="T110" style:family="text">
      <style:text-properties fo:language="ru" fo:country="RU" officeooo:rsid="00c992ac" fo:background-color="transparent" loext:char-shading-value="0"/>
    </style:style>
    <style:style style:name="T111" style:family="text">
      <style:text-properties fo:language="ru" fo:country="RU" officeooo:rsid="00ca614b" fo:background-color="transparent" loext:char-shading-value="0"/>
    </style:style>
    <style:style style:name="T112" style:family="text">
      <style:text-properties fo:language="ru" fo:country="RU" officeooo:rsid="00ca7452" fo:background-color="transparent" loext:char-shading-value="0"/>
    </style:style>
    <style:style style:name="T113" style:family="text">
      <style:text-properties fo:language="ru" fo:country="RU" fo:font-style="normal" officeooo:rsid="0095c535" fo:background-color="transparent" loext:char-shading-value="0" style:font-style-asian="normal" style:font-style-complex="normal"/>
    </style:style>
    <style:style style:name="T114" style:family="text">
      <style:text-properties fo:language="ru" fo:country="RU" fo:font-style="normal" officeooo:rsid="00974aba" fo:background-color="transparent" loext:char-shading-value="0" style:font-style-asian="normal" style:font-style-complex="normal"/>
    </style:style>
    <style:style style:name="T115" style:family="text">
      <style:text-properties fo:language="ru" fo:country="RU" fo:font-style="normal" officeooo:rsid="009923e2" fo:background-color="transparent" loext:char-shading-value="0" style:font-style-asian="normal" style:font-style-complex="normal"/>
    </style:style>
    <style:style style:name="T116" style:family="text">
      <style:text-properties fo:language="ru" fo:country="RU" fo:font-style="normal" officeooo:rsid="009a3427" fo:background-color="transparent" loext:char-shading-value="0" style:font-style-asian="normal" style:font-style-complex="normal"/>
    </style:style>
    <style:style style:name="T117" style:family="text">
      <style:text-properties fo:language="ru" fo:country="RU" fo:font-style="normal" officeooo:rsid="009a7f59" fo:background-color="transparent" loext:char-shading-value="0" style:font-style-asian="normal" style:font-style-complex="normal"/>
    </style:style>
    <style:style style:name="T118" style:family="text">
      <style:text-properties fo:language="ru" fo:country="RU" fo:font-style="normal" officeooo:rsid="009aa911" fo:background-color="transparent" loext:char-shading-value="0" style:font-style-asian="normal" style:font-style-complex="normal"/>
    </style:style>
    <style:style style:name="T119" style:family="text">
      <style:text-properties fo:language="ru" fo:country="RU" fo:font-style="normal" officeooo:rsid="009b5f2d" fo:background-color="transparent" loext:char-shading-value="0" style:font-style-asian="normal" style:font-style-complex="normal"/>
    </style:style>
    <style:style style:name="T120" style:family="text">
      <style:text-properties fo:language="ru" fo:country="RU" fo:font-style="normal" officeooo:rsid="009bf4a5" fo:background-color="transparent" loext:char-shading-value="0" style:font-style-asian="normal" style:font-style-complex="normal"/>
    </style:style>
    <style:style style:name="T121" style:family="text">
      <style:text-properties fo:language="ru" fo:country="RU" fo:font-style="normal" officeooo:rsid="009d9a72" fo:background-color="transparent" loext:char-shading-value="0" style:font-style-asian="normal" style:font-style-complex="normal"/>
    </style:style>
    <style:style style:name="T122" style:family="text">
      <style:text-properties fo:language="ru" fo:country="RU" fo:font-style="normal" officeooo:rsid="009df2d6" fo:background-color="transparent" loext:char-shading-value="0" style:font-style-asian="normal" style:font-style-complex="normal"/>
    </style:style>
    <style:style style:name="T123" style:family="text">
      <style:text-properties fo:language="ru" fo:country="RU" fo:font-style="normal" officeooo:rsid="009eebb1" fo:background-color="transparent" loext:char-shading-value="0" style:font-style-asian="normal" style:font-style-complex="normal"/>
    </style:style>
    <style:style style:name="T124" style:family="text">
      <style:text-properties fo:language="ru" fo:country="RU" fo:font-style="normal" officeooo:rsid="00a0cdde" fo:background-color="transparent" loext:char-shading-value="0" style:font-style-asian="normal" style:font-style-complex="normal"/>
    </style:style>
    <style:style style:name="T125" style:family="text">
      <style:text-properties fo:language="ru" fo:country="RU" fo:font-style="normal" officeooo:rsid="00a4ed3d" fo:background-color="transparent" loext:char-shading-value="0" style:font-style-asian="normal" style:font-style-complex="normal"/>
    </style:style>
    <style:style style:name="T126" style:family="text">
      <style:text-properties fo:language="ru" fo:country="RU" fo:font-style="normal" officeooo:rsid="00a634d7" fo:background-color="transparent" loext:char-shading-value="0" style:font-style-asian="normal" style:font-style-complex="normal"/>
    </style:style>
    <style:style style:name="T127" style:family="text">
      <style:text-properties fo:language="ru" fo:country="RU" fo:font-style="normal" officeooo:rsid="00a7a968" fo:background-color="transparent" loext:char-shading-value="0" style:font-style-asian="normal" style:font-style-complex="normal"/>
    </style:style>
    <style:style style:name="T128" style:family="text">
      <style:text-properties fo:language="ru" fo:country="RU" fo:font-style="normal" officeooo:rsid="00aa1685" fo:background-color="transparent" loext:char-shading-value="0" style:font-style-asian="normal" style:font-style-complex="normal"/>
    </style:style>
    <style:style style:name="T129" style:family="text">
      <style:text-properties style:text-line-through-style="solid" style:text-line-through-type="single"/>
    </style:style>
    <style:style style:name="T130" style:family="text">
      <style:text-properties fo:language="en" fo:country="US"/>
    </style:style>
    <style:style style:name="T131" style:family="text">
      <style:text-properties officeooo:rsid="000adf37"/>
    </style:style>
    <style:style style:name="T132" style:family="text">
      <style:text-properties officeooo:rsid="00115a75"/>
    </style:style>
    <style:style style:name="T133" style:family="text">
      <style:text-properties officeooo:rsid="001d0052"/>
    </style:style>
    <style:style style:name="T134" style:family="text">
      <style:text-properties officeooo:rsid="001f8c32"/>
    </style:style>
    <style:style style:name="T135" style:family="text">
      <style:text-properties officeooo:rsid="002cba0d"/>
    </style:style>
    <style:style style:name="T136" style:family="text">
      <style:text-properties officeooo:rsid="00372064"/>
    </style:style>
    <style:style style:name="T137" style:family="text">
      <style:text-properties officeooo:rsid="0049e21d"/>
    </style:style>
    <style:style style:name="T138" style:family="text">
      <style:text-properties officeooo:rsid="004b62c6"/>
    </style:style>
    <style:style style:name="T139" style:family="text">
      <style:text-properties officeooo:rsid="004fe139"/>
    </style:style>
    <style:style style:name="T140" style:family="text">
      <style:text-properties officeooo:rsid="00517965"/>
    </style:style>
    <style:style style:name="T141" style:family="text">
      <style:text-properties officeooo:rsid="001986f8"/>
    </style:style>
    <style:style style:name="T142" style:family="text">
      <style:text-properties officeooo:rsid="00561dd0"/>
    </style:style>
    <style:style style:name="T143" style:family="text">
      <style:text-properties officeooo:rsid="0058ca70"/>
    </style:style>
    <style:style style:name="T144" style:family="text">
      <style:text-properties officeooo:rsid="005ac431"/>
    </style:style>
    <style:style style:name="T145" style:family="text">
      <style:text-properties officeooo:rsid="005dd333"/>
    </style:style>
    <style:style style:name="T146" style:family="text">
      <style:text-properties officeooo:rsid="005e51c4"/>
    </style:style>
    <style:style style:name="T147" style:family="text">
      <style:text-properties officeooo:rsid="00673b3a"/>
    </style:style>
    <style:style style:name="T148" style:family="text">
      <style:text-properties officeooo:rsid="0064144f"/>
    </style:style>
    <style:style style:name="T149" style:family="text">
      <style:text-properties officeooo:rsid="006024ec"/>
    </style:style>
    <style:style style:name="T150" style:family="text">
      <style:text-properties officeooo:rsid="006631f9"/>
    </style:style>
    <style:style style:name="T151" style:family="text">
      <style:text-properties officeooo:rsid="009a7f59"/>
    </style:style>
    <style:style style:name="T152" style:family="text">
      <style:text-properties officeooo:rsid="009aa911"/>
    </style:style>
    <style:style style:name="T153" style:family="text">
      <style:text-properties officeooo:rsid="00a5bf71"/>
    </style:style>
    <style:style style:name="T154" style:family="text">
      <style:text-properties officeooo:rsid="00a7a968"/>
    </style:style>
    <style:style style:name="T155" style:family="text">
      <style:text-properties officeooo:rsid="007f6e96"/>
    </style:style>
    <style:style style:name="T156" style:family="text">
      <style:text-properties officeooo:rsid="00ac708f"/>
    </style:style>
    <style:style style:name="T157" style:family="text">
      <style:text-properties officeooo:rsid="00aefd62"/>
    </style:style>
    <style:style style:name="T158" style:family="text">
      <style:text-properties officeooo:rsid="00c7ae73"/>
    </style:style>
    <style:style style:name="T159" style:family="text">
      <style:text-properties officeooo:rsid="00ca7452"/>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42" text:outline-level="1">Семь вечностей</text:h>
      <text:p text:style-name="P1">(ниспадающее безумие)</text:p>
      <text:p text:style-name="P1">(названия глав: Как хотел бы я... уплыть далеко-далеко,... чтобы встретить солнце... выходящим утром из океана… А вокруг никого… Только я, океан и солнце… Может быть, в прошлой жизни… Может быть, в следующей… Мы встретимся… И я скажу тогда… Привет, друзья… Вечность не виделись…)</text:p>
      <text:p text:style-name="P1">Заставка каждой главы – общая картина <text:span text:style-name="T156">(половина головы – окаменевающая Сел, половина - Хэвэн)</text:span>, потихоньку складывающаяся из паззлов</text:p>
      <text:p text:style-name="P1"/>
      <text:p text:style-name="P2">(события продолжаются сразу после “последнего фанфика” - т.е. с начала 2018-го. Через год Дедлайна забирают в психушку. Момент событий зависит от времени публикации фика. Если в 2021-ом – то Дедлайн сидел в психушке 2 года)</text:p>
      <text:h text:style-name="P144" text:outline-level="2">1</text:h>
      <text:p text:style-name="P126">009 Sound System – DreamScape (<text:a xlink:type="simple" xlink:href="https://www.youtube.com/watch?v=TKfS5zVfGBc" text:style-name="Internet_20_link" text:visited-style-name="Visited_20_Internet_20_Link">https://www.youtube.com/watch?v=TKfS5zVfGBc</text:a>)</text:p>
      <text:p text:style-name="P126">Pink Floyd “Another Brick In The Wall”</text:p>
      <text:p text:style-name="P2">Грымза поднесла блюдце и стакан с водой. Я съёжился под её колючим взглядом.</text:p>
      <text:p text:style-name="P2"/>
      <text:p text:style-name="P2">- Пей.</text:p>
      <text:p text:style-name="P2"/>
      <text:p text:style-name="P2">Она строго проследила за тем, как я взял с блюдца таблетку и запил. Многонедельный трюк с прятаньем <text:s/>лекарства между большим и указательным пальцами на прошлой неделе был по невнимательности провален. Стоило взять стакан той же рукой, которой я до того брал таблетку, как глазастая тётка увидела сквозь стекло зажатую пилюлю.</text:p>
      <text:p text:style-name="P2"/>
      <text:p text:style-name="P2">- Открой рот.</text:p>
      <text:p text:style-name="P2"/>
      <text:p text:style-name="P2">Я открыл хлебальник и повертел языком вверх – вниз – в стороны, показывая, что не спрятал галоперидол за щекой или под корнем.</text:p>
      <text:p text:style-name="P2">Грымза удовлетворительно кивнула и направилась к выходу.</text:p>
      <text:p text:style-name="P2"/>
      <text:p text:style-name="P2">Скрипнула дверь. Белая фигура скрылась за грязным стеклом. Я прислушался к удаляющимся шагам по коридору. Когда они окончательно стихли, я лёг на край кровати спиной к двери. В стекле окна отражалась скучающая физиономия Судьи Дредда – так мы прозвали надзирающего санитара за его засаленые дреды, свисающие из-под шапочки. Никто не помнил его настоящего имени, да в этом и не было никакой нужды – здесь, в Чертогах Разума, имена используются редко.</text:p>
      <text:p text:style-name="P2"/>
      <text:p text:style-name="P2"><text:soft-page-break/>Напротив меня лежал Терминатор. Нет, не тот, который с железным скелетом внутри, а который из ртути. Собственно, в этом даже жидкого металла не было, но однажды он попытался пробежать сквозь оконную решётку, прямо как тот, ртутный. Ему это почти удалось – по крайней мере, два крепления из четырёх были сорваны. Слесарь Алкоголич потом долго поносил китайцев с их говённым пластилиновым железом, немцев с их говённым крошащимся сатенгипсом и наших рукожопов, установивших решётку перед стеклом, а не после.</text:p>
      <text:p text:style-name="P2"/>
      <text:p text:style-name="P2">Терминатор безучастно смотрел в потолок, чуть левее лампы. После неудачной пробежки у него замкнулись какие-то цепи в голове и он созерцал никому не известные дали, отвлекаясь только на еду, сон и испражнения.</text:p>
      <text:p text:style-name="P2"/>
      <text:p text:style-name="P2">Я медленно протянул руку и достал из-под его кровати судно. Терминатор, как единственный неходячий в палате, был монопольным обладателем утки, чему я страшно завидовал. К счастью, сегодня он ещё не успел ею воспользоваться. Нет, мне бы это не помешало, но сильно подпортило бы фэншуй.</text:p>
      <text:p text:style-name="P2">Пододвинув судно одной рукой к себе поближе, я склонился над ним и засунул вторую руку как можно глубже себе в рот.</text:p>
      <text:p text:style-name="P2"/>
      <text:p text:style-name="P2">Вооот тааак...</text:p>
      <text:p text:style-name="P2"/>
      <text:p text:style-name="P2">Я, наверное, единственный человек в мире, умеющий блевать бесшумно.</text:p>
      <text:p text:style-name="P2">Таблетка стукнулась в эмалированный металл. Теперь её надо обязательно забрать во избежание обнаружения, растолочь монеткой в кашицу и размазать по полу под койкой.</text:p>
      <text:p text:style-name="P2"/>
      <text:p text:style-name="P15">Я осторожно задвинул судно обратно под кровать Терминатору. Дело сделано. Теперь можно и заснуть.</text:p>
      <text:p text:style-name="P45"/>
      <text:p text:style-name="P45">~~~</text:p>
      <text:p text:style-name="P15"><text:a xlink:type="simple" xlink:href="https://www.youtube.com/watch?v=rvk5D1iI2LA" text:style-name="Internet_20_link" text:visited-style-name="Visited_20_Internet_20_Link">https://www.youtube.com/watch?v=rvk5D1iI2LA</text:a></text:p>
      <text:h text:style-name="P143" text:outline-level="1">Mark Knopfler - Marbletown - Córdoba 2010 </text:h>
      <text:p text:style-name="P15"/>
      <text:p text:style-name="P15">Джет нетерпеливо толкает меня копытом в плечо. &lt;<text:span text:style-name="T4">Её полное имя – Рэйнбоу Джет</text:span>&gt;</text:p>
      <text:p text:style-name="P15">- Хум, вставай! Хум! Пора собираться! Хум… Хуман!!!</text:p>
      <text:p text:style-name="P15">Последний толчок больше похож на пинок. Я со стоном разлепляю веки.</text:p>
      <text:p text:style-name="P15"/>
      <text:p text:style-name="P15">Поняха прыгает вокруг меня в нетерпении, бросая скомканые шмотки в мешок и утрамбовывая их задними ногами. Солнечные зайчики едва поспевают за ней, осыпая весёлыми искрами её голубую шёрстку. Пластины доспехов хлопаются о грудь с каждым прыжком – позавчера пегаска затянула ремень <text:s/>на последнюю дырку – и всё равно они свободно болтаются на похудевшем теле.</text:p>
      <text:p text:style-name="P15"><text:soft-page-break/>&lt;<text:span text:style-name="T4">одеяло?</text:span>&gt;</text:p>
      <text:p text:style-name="P15">- Они приближаются! Я слышала их горн<text:span text:style-name="T1">!</text:span> Надо убираться отсюда!</text:p>
      <text:p text:style-name="P15"/>
      <text:p text:style-name="P15">Последнюю порцию барахла Джет утрамбовывает, с размаху усевшись на мешок. Тот жалобно скрипит.</text:p>
      <text:p text:style-name="P15"/>
      <text:p text:style-name="P15">- Да вставай же!</text:p>
      <text:p text:style-name="P15">Не дождавшись, Джет нетерпеливо прыгает ко мне и, поддев мордой, переводит в сидячее положение.</text:p>
      <text:p text:style-name="P15">Мешок, облегчённо крякнув, вываливает половину содержимого на землю.</text:p>
      <text:p text:style-name="P15"/>
      <text:p text:style-name="P15">Три дня! Три грёбаных дня мы скрытно пробираемся к проклятой <text:span text:style-name="T4">скале</text:span>, как какие-то беглые каторжники. Чёртов дракон часто охотится аккурат в тех местах, куда нам надо добраться во что бы то ни стало. И чем ближе мы подходим, тем опаснее становится.</text:p>
      <text:p text:style-name="P15">С <text:span text:style-name="T1">Агамемноном</text:span> шутки плохи – всё чаще по дороге нам встречаются обглоданные кости и разгрызенные черепа. Пару раз кости лежат на выжженых до углей проплешинах – видно, ленивому ящеру надоело гоняться за добычей и он накрыл огнём пару гектаров площади.</text:p>
      <text:p text:style-name="P15"/>
      <text:p text:style-name="P15">Но самое опасное – даже не Агамемнон. Нееет, чешуйчатый самовар вылетает из логова на охоту <text:span text:style-name="T4">на рассвете и возвращается до полдня,</text:span> строго по расписанию. И если затаиться в <text:span text:style-name="T4">эти часы</text:span> и не показывать носа из убежища, можно потом остаток суток не бояться, что тебя сожрёт мифическое, но оттого не менее прожорливое чудовище.</text:p>
      <text:p text:style-name="P15"/>
      <text:p text:style-name="P42">Нет, Агамемнон – ерунда. За нами. Гонятся. Чёртовы. Чокнутые. Пони.</text:p>
      <text:p text:style-name="P42"/>
      <text:p text:style-name="P42">Если бы я когда-нибудь узнал, что меня захочет трахнуть дочь вождя, я бы, усмехнулся, пожал плечами и отшутился бы чем-то типа: “Презервативы свои брать или выдадут”? </text:p>
      <text:p text:style-name="P42">Вот только шуточка встала бы мне поперёк горла, если б я знал, что этот вождь верховодит табуном агрессивных мускулистых битюгов, а дочурка его – жопастая розовогривая кобыла с переплетенными ленточкой кудряшками и паровозной топкой под хвостом – всерьёз положила на тебя глаз! А сам папаша – замотанный в рваную кольчугу одноглазый жеребец - имеет вздорную привычку сначала махать бердышем, а потом думать! И тот факт, что эти четырёхкопытные полудурки в рогатых шлемах мне по пояс ростом, никак не спасает ситуацию – сил у них намного больше, чем у мужчины среднего возраста, я уже много раз в этом убеждался.</text:p>
      <text:p text:style-name="P42"/>
      <text:p text:style-name="P42">Ну вот кто заставил тебя улыбаться Дейдре, Хуман? Ведь всё так неплохо шло…</text:p>
      <text:p text:style-name="P15"/>
      <text:p text:style-name="P45">***</text:p>
      <text:p text:style-name="P15">...</text:p>
      <text:p text:style-name="P15"><text:soft-page-break/>- Привет, красавчики! &lt;<text:span text:style-name="T4">Развернуть характер Эпплхэт и её маленькой сестры Лейлы</text:span>&gt;</text:p>
      <text:p text:style-name="P15"/>
      <text:p text:style-name="P15">Мы обернулись на голос и узрели с полдюжины копий, чуть ли не уткнувшихся нам в носы.</text:p>
      <text:p text:style-name="P15"/>
      <text:p text:style-name="P15">Наконец-то до тебя дошло, Хуман, что это – мир пони! А Джет – вовсе не чокнутая фантазия твоего обласканного Альцгеймером сознания, а вполне типичный его представитель. Потому что копья лежали в крепких копытах упакованных в грязные кожано-кольчужные доспехи понях, всем своим видом показывающих, что улыбок им сегодня не завезли. </text:p>
      <text:p text:style-name="P15"/>
      <text:p text:style-name="P15">- Ох! - Джет тихо поперхнулась и резко отпрыгнула назад, развернувшись в прыжке. Мою руку она при этом не отпустила, а, каким-то диким выкрутасом, дёрнула её изо всех сил, закинув меня себе на спину.</text:p>
      <text:p text:style-name="P15"/>
      <text:p text:style-name="P15">По-моему, я упал прямо на сломанное крыло пегаски. Потому что она завопила от боли, задрожав подо мной всем телом. Сделав два прыжка по направлению к кустам, она остановилась как вкопанная. Я скатился с худенького тела на песок и поднял голову.</text:p>
      <text:p text:style-name="P15">В незащищённую бронёй шею Джет упиралось копьё крохотной поньки с гривой ёршиком. &lt;<text:span text:style-name="T4">Развернуть характер Лейлы Блум</text:span>&gt;</text:p>
      <text:p text:style-name="P15"/>
      <text:p text:style-name="P15">- Хорошая попытка, летун, - расплылась в ехидной улыбке малютка, - но устраивать засады нас учат с младенчества. Крылатым этого не понять, правда?</text:p>
      <text:p text:style-name="P15"/>
      <text:p text:style-name="P15">Тут я заметил, что крыльев у этих оборванцев не наблюдается.</text:p>
      <text:p text:style-name="P15"/>
      <text:p text:style-name="P15">- Молодец, Лейла! - похвалила козявку пони из подоспевшей группы. Одета она была в ржавьё чуть почище, чем у остальных, а её грива была собрана в пучок и перехвачена тесёмкой.&lt;<text:span text:style-name="T4">Шляпа с яблоком</text:span>&gt; - Не пытайтесь уйти, красавчики. Мы ведь можем и рассердиться. А когда мы сердимся, мы <text:span text:style-name="T1">связываем пленников</text:span>. Ноги и крылья. Очень туго. И тогда они уже не могут бежать. И сердить нас. А к пегасам ещё приковываем гирю. Всё просто, усекли? И нам плевать, что у пегаски крыло гнётся в обе стороны, - она насмешливо фыркнула в сторону Джет.</text:p>
      <text:p text:style-name="P15"/>
      <text:p text:style-name="P15">Та мрачно стояла, сцепив зубы.</text:p>
      <text:p text:style-name="P15"/>
      <text:p text:style-name="P15">- За меня могут заплатить хороший выкуп, - наконец, с сомнением произнесла она. - А Хуман ничего не помнит, ни кто он, ни откуда. Как жеребёнок. Его Агамемнон по голове треснул во время охоты. <text:span text:style-name="T4">С него вы ничего не получите, лучше отпустите. Вы же не трогаете жеребят</text:span>?</text:p>
      <text:p text:style-name="P15"/>
      <text:p text:style-name="P15">Её собеседница только хмыкнула.</text:p>
      <text:p text:style-name="P15"/>
      <text:p text:style-name="P15"><text:soft-page-break/>- Хорош жеребёнок - ягодицы, что у ломовика! - она задумалась. - Так. Летуна – на кухню. А этого… красавчика – к Дейдре.</text:p>
      <text:p text:style-name="P15">&lt;<text:span text:style-name="T15">больше быта племени</text:span>&gt;</text:p>
      <text:p text:style-name="P45">…</text:p>
      <text:p text:style-name="P45"/>
      <text:p text:style-name="P15">Тема беседы просто вводит тебя в шок, Хуман! Вот уже битых полчаса розовогривая поняха втолковывала тебе, что ты должен присоединиться к племенному табуну жеребцов в качестве топ-осеменителя! От такой перспективы всё твоё естество дрожало и старалось спрятаться куда-нибудь поглубже, желательно закрыв за собой бронированную дверь и повернув штурвал ригеля на три поворота.</text:p>
      <text:p text:style-name="P15"/>
      <text:p text:style-name="P15">…</text:p>
      <text:p text:style-name="P15"/>
      <text:p text:style-name="P15">- Эй, но я же не пони! Какой вам от меня прок в таком <text:span text:style-name="T4">идиотском</text:span> деле, как привнесение свежей крови в племя? У нас не будет детей, то есть жеребят! Даже если принять допущение, что я трахну четырёхкопытное, хотя мне это даже в дурном сне не приснится!</text:p>
      <text:p text:style-name="P15"/>
      <text:p text:style-name="P15">Я аж передёрнул плечами. <text:span text:style-name="T4">Конеёбство</text:span> – это, явно, не то занятие, чем ты занимался в прошлом и хотел бы заниматься в будущем, Хуман! </text:p>
      <text:p text:style-name="P15">Поняха с недоверием смотрела на меня.</text:p>
      <text:p text:style-name="P15"/>
      <text:p text:style-name="P15">- Хум, ты прикалываешься? Или та поломаная пегаска таки права, и ты действительно ничего не помнишь?</text:p>
      <text:p text:style-name="P15"/>
      <text:p text:style-name="P15">Понька принялась загибать копыта, делая сброс через каждую пару:</text:p>
      <text:p text:style-name="P15"/>
      <text:p text:style-name="P15">- Во-первых, полная несовместимость видов – это миф, распространяемый последователями “Торийской расы”. Есть такая секта, помешанная на чистоте крови и пропагандирующая исключительно внутривидовые пары. И всё бы ничего, да только их предводитель – потомок пони и осла, ха-ха! То есть, у партнёров разных видов вероятность получения потомства, разумеется, ниже, но не абсолютно нулевая. И если ты будешь крыть кобылок достаточно часто, то… - Дейдра построила мне “глазки”…</text:p>
      <text:p text:style-name="P15"/>
      <text:p text:style-name="P15">…Я истерически рассмеялся…</text:p>
      <text:p text:style-name="P15"/>
      <text:p text:style-name="P15">- Во-вторых, шанс получения потомства можно поднять с помощью магического ритуала “Pornis erektus”, который, кстати, также повышает либидо. С этим сложнее, у нас в племени нет магов. Но я могу попытаться договориться на стороне. <text:span text:style-name="T4">У меня есть подруга из единорогов, только ты не говори никому, это тайна!</text:span> Хотя, может, ты умеешь магичить, Хум?</text:p>
      <text:p text:style-name="P15"><text:soft-page-break/></text:p>
      <text:p text:style-name="P15">Поняха с надеждой посмотрела на меня. Я с огромным облегчением отрицательно помотал головой.</text:p>
      <text:p text:style-name="P15"/>
      <text:p text:style-name="P15">- В-третьих, в твоём случае даже не столь важна свежая кровь, как то, что ты – представитель совершенно иного племени. Посмотри на пегасов! Пятьсот лет назад это было соседнее с нами племя – наши прапрадеды лупили друг друга по башке за яблоню, стоящую на общей границе владений. А потом дочь их вождя заключила брак с вождём грифонов. И у них родились крылатые пони! И теперь они гоняют облака, а мы по-прежнему ковыряемся в земле!</text:p>
      <text:p text:style-name="P15"/>
      <text:p text:style-name="P15">Дейдра мечтательно вздохнула.</text:p>
      <text:p text:style-name="P15"/>
      <text:p text:style-name="P15">- Может, ты тоже вождь своего племени, Хум? Какой у тебя талант? Летать и магичить ты не умеешь. Может, ты умеешь <text:span text:style-name="T7">предсказывать погоду? Нам бы очень пригодилось в выращивании картохи. Может быть, ты даже умеешь управлять облаками? Мы б тогда пегасам показали копыто от самого плеча вместо четверти урожая за дождик после посевной!</text:span></text:p>
      <text:p text:style-name="P15"/>
      <text:p text:style-name="P15">Я упорно помотал головой. Дейдра пристально уставилась на меня, пытаясь рассмотреть мой талант. Наконец она ухмыльнулась кривой улыбкой.</text:p>
      <text:p text:style-name="P15"/>
      <text:p text:style-name="P15">- И, наконец, в-четвёртых, если ты будешь моим личным фаворитом, то конкретно для меня аспект потомства совершенно не критичен. Поверь, в отличие от большинства местных кобылок, мне вожжа под хвост не попала. Я хочу повидать мир до того, как начать няньчиться с жеребятами. И мне нужен партнёр по путешествиям…</text:p>
      <text:p text:style-name="P15"/>
      <text:p text:style-name="P15">- Путешествия, это уже что-то. Мне совершенно случайно нужно в Дрогонштерн, - наконец, подал голос я.</text:p>
      <text:p text:style-name="P15">- Ты серьёзно? - вытаращилась на меня поняха. - Если это не шутка, то ты или свихнулся, или полный отморозок. Мне как раз такие нравятся! - поняха посмотрела на меня горящими глазами.</text:p>
      <text:p text:style-name="P15">- И мне всё ещё непонятно, на кой чёрт я вам сдался? <text:s/>- я пропускаю мимо ушей последнее предложение Дейдры. - Почему вы зациклились на свежей крови? У вас что, своих жеребцов не хватает? Или они все – сплошь импотенты?</text:p>
      <text:p text:style-name="P15"/>
      <text:p text:style-name="P15">Розовая поняха заметно поскучнела.</text:p>
      <text:p text:style-name="P15"/>
      <text:p text:style-name="P15">- Не ты первый задаешь такой вопрос. Мне приходилось отвечать на эту тему и грифонам, и бизонам, и даже мантикоре. Поверь, мне бы больше хотелось обсуждать с тобой конструкцию двухмачтового люггера, чем аспекты понеразмножения. Но мой долг, как дочери Пая Твердолоба, заботиться о выживании племени. Межплеменной союз нам просто необходим. Наше племя вырождается, Хуман, - <text:soft-page-break/>заученно объясняла Дейдра. - Нас мало. От близкородственных браков рождается всё меньше жеребцов и всё больше кобылок. И если бы только это!</text:p>
      <text:p text:style-name="P15"/>
      <text:p text:style-name="P15">Розовогривая кобылка вытащила зубами из-за топчана пузатую фляжку из тыквы и потрясла её за горлышко. Услышав <text:s/>бульканье, она удовлетворительно кивнула, выбила мастерским ударом в донышко пробку и сделала длинный глоток.</text:p>
      <text:p text:style-name="P15"/>
      <text:p text:style-name="P15">- У большинства моих соплеменников мозги в отключке… - кобылка неопределённо помахала копытом, - знаешь, с расстояния вроде пони как пони, но вблизи - прямо беда. Кроме мордобоек и выпивки мало что интересует. Даже поговорить не о чём. Кроме мордобоек и выпивки.</text:p>
      <text:p text:style-name="P15"/>
      <text:p text:style-name="P15">Я улыбнулся и понимающе покачал головой. Всё-таки между людьми и пони намного больше общего, чем тебе казалось, Хуман!</text:p>
      <text:p text:style-name="P15">Дейдра уныло свесила голову.</text:p>
      <text:p text:style-name="P15"/>
      <text:p text:style-name="P15">- Если бы ты знал, как меня это достало! Мне, лучшей выпускнице Понхэнджа позапрошлого года, приходится выслушивать пьяный трындёж папашиных собутыльников о том, чей лоб твёрже! А потом они от слов переходят к делу – и на следующее утро в бражном зале приходится менять половину скамеек, которые эти остолопы разбивают в соревновании!</text:p>
      <text:p text:style-name="P15"/>
      <text:p text:style-name="P15">Розовая кобылка вновь сжала зубами горлышко и запрокинула бутылку. Послышалось долгое бульканье.</text:p>
      <text:p text:style-name="P15"/>
      <text:p text:style-name="P15">- Но от этих дуболомов есть хоть какая-то польза, - Дейдра, наконец, поставила бутылку на стол и вытерла рот. - Разбитые скамейки потом идут на дрова. Гораздо хуже попасть в окружение табунных мамок и тёток…</text:p>
      <text:p text:style-name="P15"/>
      <text:p text:style-name="P15">Дейдра в напускном ужасе округлила глаза и покрутила возле виска копытом. Кудряшки её гривы стали подозрительно топорщиться в разные стороны.</text:p>
      <text:p text:style-name="P15"/>
      <text:p text:style-name="P15">- Хум, они полностью бананулись на жеребятах! Абсолютно и безвозвратно! Мне страшно находиться рядом с ними! Я подозреваю, они заражены каким-то мозговым слизняком, который может перелезть и на меня.</text:p>
      <text:p text:style-name="P15"/>
      <text:p text:style-name="P15">Кобылка завела глаза, сложила губы бантиком и произнесла фальцетом:</text:p>
      <text:p text:style-name="P15"/>
      <text:p text:style-name="P15">- Дейдра, тебе пора заиметь своего покакунчика-посисюнчика, надо исполнить своё предназначение, нам нужен преемник вождю, песчинки-то падают, всем нужен покакунчик, не быть тебе полноценной без посисюнчика…</text:p>
      <text:p text:style-name="P15"><text:soft-page-break/></text:p>
      <text:p text:style-name="P15">Дейдра с чувством приложилась лбом о стол. Послышался треск. Полупустая бутылка подпрыгнула и остановилась у самого края. Я даже начал проникаться сочувствием к своей поработительнице.</text:p>
      <text:p text:style-name="P15"/>
      <text:p text:style-name="P15">- Я лучше в пираты пойду, - пробормотала Дейдра с закрытыми глазами. - У меня есть почти достроенный корабль. Сколочу команду, назову люггер “Хитрожопкой” и потом все племена на три дня галопа от Большой Воды будут говорить о Дейдре Пай Твердолобой!.. А тебя, Хум, возьму к себе на парусник юнгой… Если будешь меня слушаться, то быстро станешь капитанским фаворитом… А слушаться меня ты будешь, потому что я самая великая пи… Хр-р-р…</text:p>
      <text:p text:style-name="P15"/>
      <text:p text:style-name="P15">Вместе с храпом изо рта самой великой пиратки вылетело три розовых пузыря. Поняха явно перебрала с алкоголем.</text:p>
      <text:p text:style-name="P15"/>
      <text:p text:style-name="P45">…</text:p>
      <text:p text:style-name="P45"/>
      <text:p text:style-name="P15">Положение единственного человека в обществе пони имеет свои преимущества, Хуман! Нет, не то, что чокнутые на всю голову поняхи рассматривают тебя как кандидата на улучшение племенной крови. Просто, не будучи знакомы с человеческой анатомией, копытные честно связали тебе на ночь ноги, чтобы не убежал перед свадьбой. Все две. Отмороженый папаша Дейдры – лохматый одноглазый жеребец с выбитым зубом – лично проверил крепость узлов. И надел на шею ошейник, не дающий пригнуться к ногам. Надо полагать, чтобы нельзя было их развязать зубами. О руках же отбитый засранец не позаботился. Логика четырёхкопытных: всё, что не ступает по земле, нефункционально.</text:p>
      <text:p text:style-name="P15"/>
      <text:p text:style-name="P15">Поэтому полночь застала меня тыкающимся во все углы в поисках кухни. Найдя, наконец, искомую дверь, не было большого труда обнаружить кладовку, из которой раздавалось громкое храпение.</text:p>
      <text:p text:style-name="P15"/>
      <text:p text:style-name="P15">- Джет… Джет… Да вставай же, засоня! - я громко шептал в ухо спящей пегаске, <text:span text:style-name="T1">легонько похлопывая по шее.</text:span></text:p>
      <text:p text:style-name="P15">- Мн-мн-хррр, - сонно чавкала пегаска, пуская слюни. - Гороховый суп закончился. Пюре будет через полчаса. Не ломайте лавки, пожалуйста… А? Что?</text:p>
      <text:p text:style-name="P15"/>
      <text:p text:style-name="P15">Я шёлкнул пегаску по носу.</text:p>
      <text:p text:style-name="P15">- Вставай! Надо сматываться. Дейдра хочет сделать меня своим фаворитом. У меня плохие предчувствия на этот счёт.</text:p>
      <text:p text:style-name="P15"/>
      <text:p text:style-name="P15">Пегаска поднялась, потирая нос копытом. Рваное одеяло сползло с её тела и в нос мне ударил кислый запах. </text:p>
      <text:p text:style-name="P15">- <text:span text:style-name="T4">Тут что, докторов нет? Неужели нельзя было нормально сделать</text:span>? - я указал на покалеченное крыло, примотанное к телу рваной тряпкой.</text:p>
      <text:p text:style-name="P15"><text:soft-page-break/>- Не бери в голову, Хум, - пробормотала пегаска, потёршись об меня носом в приветствии. - Заживёт, как на гидре. Так что, бежим? Мне эти кастрюли уже снятся! Я за прошлые сутки сварила двенадцать баков гороховой похлёбки и шесть котлов горохового пюре – надо полагать, у этих голодранцев в запасах кроме гороха ничего нет. И, знаешь, я готова месяц выступать в уличном театре, только чтобы не готовить ещё хоть одну кастрюлю этого варева! Так ведь и рехнуться недолго…</text:p>
      <text:p text:style-name="P15"/>
      <text:p text:style-name="P15">…</text:p>
      <text:p text:style-name="P15"/>
      <text:p text:style-name="P15">Очертания большого зала едва угадывались в тусклом свете остывающих углей камина. В дальнем углу темнела заветная дверь. Всего двадцать шагов – и ты на свободе, Хуман!</text:p>
      <text:p text:style-name="P15"/>
      <text:p text:style-name="P15">Есть только одно маленькое “но”.</text:p>
      <text:p text:style-name="P15">Эти двадцать шагов заполнены валяющимися вповалку, храпящими, чмокающими, сопящими и дёргающимися во сне пони.</text:p>
      <text:p text:style-name="P15"/>
      <text:p text:style-name="P15">- Ты чего остановился? - пихнула меня головой в спину Джет. - Надо торопиться, пока не рассвело!</text:p>
      <text:p text:style-name="P15"/>
      <text:p text:style-name="P15">Я обреченно вздохнул, выбрал на полу место, свободное от понеконечностей и поставил туда ногу.</text:p>
      <text:p text:style-name="P15">Почти попал. Светло-коричневая пони ойкнула и сжалась во сне, когда я наступил ей на хвост.</text:p>
      <text:p text:style-name="P15">Теперь уже не время для размусоливаний! Отбросив осторожность, я быстрым шагом, балансируя на носках и выискивая свободные клочки пола, пробрался к выходу. Балерина на пуантах позавидовала бы твоей грациозности, Хуман!</text:p>
      <text:p text:style-name="P15"/>
      <text:p text:style-name="P15">Позади меня послышалось топанье, череда взвизгиваний и возни, нарастающая, подобно прибою.</text:p>
      <text:p text:style-name="P15">Джет невозмутимо торила свой путь прямо по ногам, туловищам и хвостам распластавшихся на полу пони.</text:p>
      <text:p text:style-name="P15"/>
      <text:p text:style-name="P15">- Ты рехнулась? - зашипел на неё я, - надо ж осторожно!</text:p>
      <text:p text:style-name="P15">- Ну, раз ты так хочешь, - пожала плечами пегаска и осторожно поставила ногу на голову пони, сосущей во сне собственное копыто.</text:p>
      <text:p text:style-name="P15"/>
      <text:p text:style-name="P15">Фейспалм был такой силы, что больше походил на пощёчину самому себе. Конечно, пальму первенства по тупости абсолютно заслуженно держали пони, разбивающие лбом лавки в столовке – но гарцующая ко мне пегаска не то, чтобы далеко от них отстала!</text:p>
      <text:p text:style-name="P15"/>
      <text:p text:style-name="P15">Я остервенело дёргал ручку двери, ощущая затылком просыпающийся зал.</text:p>
      <text:p text:style-name="P15">- Закрыто, блин! - я дёрнул ещё сильнее и приложился задницой о пол, сжимая в руке оторванную ручку.</text:p>
      <text:p text:style-name="P15"><text:soft-page-break/></text:p>
      <text:p text:style-name="P15">- Хум<text:span text:style-name="T9">, подвинься!</text:span></text:p>
      <text:p text:style-name="P55">Пегаска оттеснила меня крупом и повернулась к двери задом.</text:p>
      <text:p text:style-name="P15"/>
      <text:p text:style-name="P132">БАБАХ!!!</text:p>
      <text:p text:style-name="P132"/>
      <text:p text:style-name="P132">Я ошалело смотрел на дверь, вылетевшую вместе с косяком во двор.</text:p>
      <text:p text:style-name="P132"/>
      <text:p text:style-name="P132">- Ты… Дверь… - у меня в голове не укладывалось, как щуплая пегаска, едва достававшая мне холкой до пояса, а головой — до груди, могла вытворить такое. Всё равно как дать ребёнку ложку и увидеть, как он завязывает её бантиком.</text:p>
      <text:p text:style-name="P132">- Ага. - ухмыльнулась Джет. - Я — крутая! По заднему джебу мне нет равных на нашем облаке и двух соседних!</text:p>
      <text:p text:style-name="P132">- То же мне — крутая! - донеслось откуда-то снизу. - Да я смогла бы выбить эту дверь лбом! Она всё равно кое-как сляпана из обломков скамеек!</text:p>
      <text:p text:style-name="P132"/>
      <text:p text:style-name="P133">Мои ноги обнимала Дейдра, улыбаясь мне хищной улыбкой.</text:p>
      <text:p text:style-name="P133"/>
      <text:p text:style-name="P133">- И, кстати, чтобы открыть её, достаточно было просто отодвинуть засов.</text:p>
      <text:p text:style-name="P133"/>
      <text:p text:style-name="P133">В забеге на первенство тупости ты уверенно догоняешь пегаску, Хуман!</text:p>
      <text:p text:style-name="P133">Я криво улыбнулся Дейдре.</text:p>
      <text:p text:style-name="P133"/>
      <text:p text:style-name="P133">- Честное слово, идея насчёт пиратов мне понравилась. Намного больше, чем прилитие свежей крови и всё такое… Но, как-нибудь, в следующий раз. Не сейчас… Нам действительно надо идти… Отстань, пожалуйста…</text:p>
      <text:p text:style-name="P133"/>
      <text:p text:style-name="P133">Я сразу понял, что улыбаться Дейдре было плохой идеей. Поняха состроила щенячьи глаза и усилила и без того стальную хватку вокруг моих ног.</text:p>
      <text:p text:style-name="P133"/>
      <text:p text:style-name="P133">- Не бросай меня, Хум! Мне тут так скууучнооо!</text:p>
      <text:p text:style-name="P133"/>
      <text:p text:style-name="P133">Губы её задрожжали, как будто она собралась зареветь.</text:p>
      <text:p text:style-name="P133">Идея Джет схватить меня зубами за шиворот куртки и побежать со мной что есть мочи была ещё хуже. Дейдра от меня так и не отцепилась, зато я хорошо приложился головой о дверной проём, так что дальнейшую погоню помню смутно.</text:p>
      <text:p text:style-name="P133"><text:soft-page-break/></text:p>
      <text:p text:style-name="P133">- Не смей отбирать у меня юнгу! - орала Дейдра, упираясь в землю задними копытами. - Ты хоть улететь от них можешь, а я даже уплыть не смогу! Мне одной не справиться с парусами! Стой! Я готова взять тебя на люггер, пока крыло не заживёт! Будешь готовить гороховую похлёбку! Да стой же! Кто, кроме меня, провезёт вас в Дрогонштерн?</text:p>
      <text:p text:style-name="P133"/>
      <text:p text:style-name="P133">- Ммммфффф! - отвечала ей Джет.</text:p>
      <text:p text:style-name="P133"/>
      <text:p text:style-name="P133">Диалог прервался взвизгом и плеском воды. Наконец-то я почувствовал свои ноги свободными!</text:p>
      <text:p text:style-name="P133"/>
      <text:p text:style-name="P45">***</text:p>
      <text:p text:style-name="P15"/>
      <text:p text:style-name="P15">- Ты опять за своё! - крик Джет прямо в ухо перемешивает все воспоминания. - Выныривай! Они уже совсем близко!!!</text:p>
      <text:p text:style-name="P15"/>
      <text:p text:style-name="P15">Я содрогаюсь, вскакиваю с земли и машинально забрасываю мешок на плёчо.</text:p>
      <text:p text:style-name="P15"/>
      <text:p text:style-name="P15">- Идём.</text:p>
      <text:p text:style-name="P15"/>
      <text:h text:style-name="P144" text:outline-level="2">1.5</text:h>
      <text:p text:style-name="P10"/>
      <text:p text:style-name="P5">дни из дворцовой жизни Анона со всеми нюансами и регалиями - юмор. Сел загружена делами по горло и очень уставшая.</text:p>
      <text:p text:style-name="P5"/>
      <text:p text:style-name="P5">День первый: </text:p>
      <text:p text:style-name="P5">Приём торговой миссии грифонов (Анон – экономический советник) - описано</text:p>
      <text:p text:style-name="P5"/>
      <text:p text:style-name="P5">Анон вносится в зал с двумя аликорнами и занимает своё место по левую сторону от Селестии. Селестия и Луна сидят с непроницаемым видом. Анон закрывает дырку на штанах и тоже принимает непроницаемый вид.</text:p>
      <text:p text:style-name="P5">Входит делегация грифонов. В ходе тяжёлых переговоров с кучей специфических терминов, заключается новый пограничный договор и торговая сделка (старый договор перестал устраивать грифонов). Анон при этом выступает советником Селестии по психологии хищных.</text:p>
      <text:p text:style-name="P11"/>
      <text:p text:style-name="P4">- А-А-А-А-А-А-А-А!!!</text:p>
      <text:p text:style-name="P4"><text:soft-page-break/></text:p>
      <text:p text:style-name="P4">Небеса выплюнули из себя нечто истошно кричащее, вертящееся и размахивающее в беспорядке конечностями. С башенной площадки за падением наблюдали два аликорна.</text:p>
      <text:p text:style-name="P4"/>
      <text:p text:style-name="P4">- Это определённо не пегас. И вообще не пони, - заметила старшая.</text:p>
      <text:p text:style-name="P4">- Да неужели? - саркастически отозвалась младшая. - Возлияния дешевым аппалузским самогоном плохо влияют на зрение, сестрица! Только что мимо нас пролетело нечто вроде обезьяны. И Мы сомневаемся, что за оставшееся до приземления время у неё вырастут крылья.</text:p>
      <text:p text:style-name="P4"/>
      <text:p text:style-name="P4">Вопящая фигура поравнялась с аликорницами и продолжила низвержение в пропасть.</text:p>
      <text:p text:style-name="P4"/>
      <text:p text:style-name="P4">- Ты права, - отозвалась старшая и раскрыла крылья. - Следует перехватить это создание, пока оно не разбилось. Даже еcли это не наш подданный, мы обязаны проявить гостеприимство.</text:p>
      <text:p text:style-name="P4"/>
      <text:p text:style-name="P4">Прыжок аликорницы с края площадки перешёл в затяжное пике, конечной целью которого была быстро приближающаяся к земле тёмная фигура.</text:p>
      <text:p text:style-name="P4"/>
      <text:p text:style-name="P4">- Осталось только понять, почему к подножию Кантерлота стали сыпаться приматы, словно спелые яблоки, - пробормотала себе под нос младшая и тоже прыгнула вниз.</text:p>
      <text:p text:style-name="P4">…</text:p>
      <text:p text:style-name="P4">Четыре года спустя…</text:p>
      <text:p text:style-name="P5">(события Обмена) (в сноске – увы, читатель, со времени написания “последнего фанфика”, автор стал ЕЩЁ ЛЕНИВЕЕ, так что нет времени объяснять, просто прими на веру: <text:s/>сначала идут события “Последнего фанфика”, потом - “Обмен”, потом - мы находимся здесь)</text:p>
      <text:p text:style-name="P4">…</text:p>
      <text:p text:style-name="P4">И вот ты мчишь вниз по винтовой лестнице, перепрыгивая через две ступеньки! Чокнутые пони отгрохали многоэтажные воздушные дворцы с устремлёнными в небо башнями, но так и не додумались соорудить в этих рахитичных небоскрёбах лифты! Хотя что возьмёшь от привыкших к бегу четырёхкопытных, треть из которых, вдобавок, крылаты? И ты, Анон, уже натренировал ноги за четыре года дворцовых пробежек.</text:p>
      <text:p text:style-name="P4"/>
      <text:p text:style-name="P4">Да, именно четыре года!</text:p>
      <text:p text:style-name="P4"/>
      <text:p text:style-name="P4">Ибо с тех пор, как сумасшедшая рогатая лошадь вышла за тебя замуж, тебе пришлось взвалить на себя бремя принца-консорта Эквестрии. И это занятие не из тех, что дают расслабиться!</text:p>
      <text:p text:style-name="P4"/>
      <text:p text:style-name="P5">(Краткий пересказ Обмена) </text:p>
      <text:p text:style-name="P6"><text:soft-page-break/></text:p>
      <text:p text:style-name="P6">В узком окне башни показался шпиль городской ратуши. Я мельком глянул на башенные часы.</text:p>
      <text:p text:style-name="P6">Проклятье! Без пяти два! Надо ускориться!</text:p>
      <text:p text:style-name="P6"/>
      <text:p text:style-name="P7">Сворачиваю с винтовой лестницы в боковой проём открытой галереи.</text:p>
      <text:p text:style-name="P6"/>
      <text:p text:style-name="P6">В далёком мире моей предыдущей жизни, воспоминания о которой уже начали покрываться пылью, я ходил в бассейн на занятия по подводному плаванию. И добраться до места можно было двумя путями: по дорожке через аллею, как все, или через дырку в заборе. <text:span text:style-name="T4">И хотя тогда я не был знаком с геометрией Римана, но сокращать расстояние между точками в пространстве научился довольно неплохо.</text:span></text:p>
      <text:p text:style-name="P5"/>
      <text:p text:style-name="P7">Быстрым бегом достигаю середины мостика, одновременно доставая моток верёвки из-за пазухи.</text:p>
      <text:p text:style-name="P5"/>
      <text:p text:style-name="P6">Вот и здесь, во дворце, после недолгого периода освоения, я проложил множество путей, альтернативных официальным маршрутам и красиво обустроеным дорожкам.</text:p>
      <text:p text:style-name="P6"/>
      <text:p text:style-name="P6">… Легче всего было с многоуровневой паутиной узких мостиков, протянутых между башнями. Вот для чего, чтобы спуститься с двенадцатого уровня башни Луны на одиннадцатый, нужно перебраться по длинной узкой галерее в соседнюю башню Селестии, спуститься там на уровень вниз и вернуться по такой же галерее обратно? И так три раза?</text:p>
      <text:p text:style-name="P6"/>
      <text:p text:style-name="P7">Перекидываю верёвку через поручень, крепко хватаю оба конца и перешагиваю через ограждение.</text:p>
      <text:p text:style-name="P6"/>
      <text:p text:style-name="P6">Ну да, синяя параноичка пыталась объяснить остутствие сквозного прохода в башне “соображениями фортификации”, но тебя не проведёшь, Анон. Ты давно заметил садистские склонности у синей милитаристки. С башней Селестии-то было всё в порядке!</text:p>
      <text:p text:style-name="P5"/>
      <text:p text:style-name="P7">Пять метров вниз – и я на нижней галерее. Под взглядом ошалевшего стражника-единорога отпускаю один конец и вытягиваю верёвку за второй. Дневная стража ещё не привыкла к этим моим выбрыкам, всё-таки такие “оптимизации” маршрута до сих пор я делал только в сумерках.</text:p>
      <text:p text:style-name="P7"/>
      <text:p text:style-name="P6">Навыки скалолазания как нельзя лучше подошли к вертикальной архитектуре города-скалы. Я прямо вздохнул полной грудью, снова ощутив верёвку в руках. Вдобавок, скоростной спуск с мостика на мостик избавляет меня от спуска по по этим сраным винтовым лестницам без перил! Хуже сраных винтовых лестниц внутри башен могут быть только сраные винтовые лестницы снаружи башень, разумеется, тоже без перил!</text:p>
      <text:p text:style-name="P6"/>
      <text:p text:style-name="P6"><text:soft-page-break/>… Гораздо труднее было с чёрными ходами, часто закрытыми или вообще замурованными, а, в лучшем случае, охраняемыми скучающими стражниками. Получить разрешение на их расконсервацию и пользование оказалось куда сложнее, чем раздобыть пыльные карты тайных коммуникаций города. В чокнутых поняхах с пелёнок сидит страсть к бюрократии и крючкотворству, и не всегда даже письменный приказ Селестии ускорял дело…</text:p>
      <text:p text:style-name="P6"/>
      <text:p text:style-name="P6">И, главное ж, не моя вина, что я опаздываю! В том, что мне теперь приходится прыгать с мостика на мостик, подобно ёжику Сонику, виновата Луна! “Мы не успели прочитать экономический отчёт, что ты приготовил, Анонимус. Он лежит в Нашей башне… Нет, охранный талисман не пропустит никого, кроме члена королевской семьи… Нет, я не могу оставить Сестру…”. </text:p>
      <text:p text:style-name="P6"/>
      <text:p text:style-name="P6">И вот ты несёшься вниз с отчётом под мышкой, стараясь успеть к приёму…</text:p>
      <text:p text:style-name="P6"/>
      <text:p text:style-name="P7">КРАК!!!<text:line-break/>… Бля…</text:p>
      <text:p text:style-name="P7"/>
      <text:p text:style-name="P6">Обидно было даже не то, что рукав дорогущего костюма разошёлся в подмышке во время очередного дюльфера<text:note text:id="ftn1" text:note-class="footnote"><text:note-citation>1</text:note-citation><text:note-body><text:p text:style-name="Footnote">Дюльфер - скоростной спуск по верёвке на крутых и отвесных стенах.</text:p></text:note-body></text:note>. Досадно до искр в глазах было от того, что грёбаный отчёт выскользнул из руки во время судорожной реакции на треск ткани и улетел вниз, важно махая страницами.</text:p>
      <text:p text:style-name="P6"/>
      <text:p text:style-name="P6">Ну уж нет! Я не для того корпел над этой проклятой бумажкой до позеленения, чтоб так просто сдаться!</text:p>
      <text:p text:style-name="P6"/>
      <text:p text:style-name="P6">Плюнув на костюм окончательно, я покрепче зажал трос локтями и ногами и практически отпустил верёвку. Треск в месте соприкосновения ткани о верёвку сменился глухим шорохом. Возник запах гари и я ощутил жжение в паху.</text:p>
      <text:p text:style-name="P6">Просто шикарно! Заявиться на приём торговой миссии грифонов с поджареными яйцами – это по-нашему!</text:p>
      <text:p text:style-name="P6">В последние два метра высоты отпускаю верёвку и прыгаю на брусчатку аллеи прямо перед офигевшим стражником. С торжествующим хрипом, <text:span text:style-name="T4">хлопками сбивая искры с тлеющих штанов</text:span>, подбираю отчёт.</text:p>
      <text:p text:style-name="P6"/>
      <text:p text:style-name="P6">- Как они там, Блэйз? - указываю глазами на лестницу в центральный холл.</text:p>
      <text:p text:style-name="P6">- Зашли пятнадцать минут назад, - отвечает солнечный страж, косясь на мои ошмётки одежды.</text:p>
      <text:p text:style-name="P6"/>
      <text:p text:style-name="P6">Чертыхаясь, несусь к неприметной дверце в цоколе дворца. Через пару минут, вываливаюсь из подсобки у тронного зала в ореоле веников и швабр.</text:p>
      <text:p text:style-name="P6">Церемонимейстер, завидев меня, подпрыгивает от нетерпения:</text:p>
      <text:p text:style-name="P6"/>
      <text:p text:style-name="P6"><text:soft-page-break/>- Поторопись, мой принц! Доттид Лайн задержал делегацию в Розовом зале, но грифоны уже пять минут проявляют признаки нетерпения!</text:p>
      <text:p text:style-name="P5"/>
      <text:p text:style-name="P6">За закрытыми дверями соседнего зала доносится приближающийся гомон. Могу только посочувствовать бедняге! Вспыльчивость грифонов может дать фору даже самомнению драконов. С усилием освобождаю застрявшую в ведре ногу и чуть ли не падаю в тронный зал. Дверь за мной поспешно захлопывается…</text:p>
      <text:p text:style-name="P6"/>
      <text:p text:style-name="P6">…</text:p>
      <text:p text:style-name="P6"/>
      <text:p text:style-name="P6">Две аликорницы недвижимо смотрят на меня с высоты трона в центре зала. </text:p>
      <text:p text:style-name="P6"/>
      <text:p text:style-name="P6">- Анон, с тобой всё в порядке? - первой нарушает молчание Селестия. - Твой костюм…</text:p>
      <text:p text:style-name="P6">- Как Мы видим, ты не слишком беспокоишься об успехе этой встречи, Анонимус! <text:s/>- подаёт голос синяя мегера. - Если бы не самоотверженность нашего советника, уже более двадцати минут изыскивающего новые поводы для задержания делегации, нам бы пришлось проводить приём без тебя!</text:p>
      <text:p text:style-name="P6">- Я бы не опоздал, если бы кое-кто не забыл экономический отчёт, над которым я, между прочим, мучился четыре дня! - отгавкиваюсь я и плюхаюсь на своё место по правое крыло от Сел.</text:p>
      <text:p text:style-name="P6"/>
      <text:p text:style-name="P6">Золотистое сияние охватывает дымящиеся лохмотья моих штанов и почти идеально сращивает их. Белоснежное крыло обнимает меня и прижимает к мягкому боку. Тёплое дыхание щекочет ухо.</text:p>
      <text:p text:style-name="P6">- Не нервничай, дорогой, - шепчет мне Сел, - все мы немного взвинчены этой миссией. Шанс поправить хромающую на все четыре ноги экономику представляется не часто.</text:p>
      <text:p text:style-name="P6"/>
      <text:p text:style-name="P6">Гомон за дверью усиливается. Раздаются три удара древком алебарды в пол. Двери распахиваются.</text:p>
      <text:p text:style-name="P6">- Ваши Высочества, делегация королевства Грифонов с высочайшим королевским послом, Горгом Квинтаном! - объявляет стражник и отходит в сторону.</text:p>
      <text:p text:style-name="P5"/>
      <text:p text:style-name="P6">Советник Доттид Лайн с вымученной улыбкой и растрёпанной гривой выскакивает вперёд, но его бесцеремонно отпихивает в сторону здоровенный грифон с железным клювом. На перьях груди у птички красуется с полдюжины крестов и медалей. Следом за ним в зал входят ещё две зверюги поменьше, с меньшим количеством побрякушек на перьях.</text:p>
      <text:p text:style-name="P6"/>
      <text:p text:style-name="P6">- Да будет вам известно, Ваши Высочества, - начинает старший после формального кивка головой, - делегация прибыла сюда отнюдь не для обсуждения особенностей архитектуры пони раннеэквестрийской эпохи!</text:p>
      <text:p text:style-name="P6">Горг гневно косится на советника, отчего тот съёживается и пытается спрятаться за стражника. Грифон же достаёт из под крыла свиток и высокомерно читает.</text:p>
      <text:p text:style-name="P6"/>
      <text:p text:style-name="P6"><text:soft-page-break/>- Королевство Грифонов… рассчитывает… заключить торговое соглашение…</text:p>
      <text:p text:style-name="P6"/>
      <text:p text:style-name="P6">Грифон кидает взгляд на трон и, сверкнув красным глазом сквозь монокль, продолжает.</text:p>
      <text:p text:style-name="P6">- Король Гвидо уполномочил своего премьер-министра, Горга Квинтана представлять интересы королевства пред светлейшими главами Диархии Эквестрии, - тут грифон склоняет голову ещё раз и с видимым отвращением читает почти по слогам, - для взаимо… выгодного соглашения…</text:p>
      <text:p text:style-name="P6"/>
      <text:p text:style-name="P6">Следует долгая пауза, в течении которой пернатый терминатор окидывает взглядом тронный зал, стражников, принцесс и, что особенно неприятно, меня.</text:p>
      <text:p text:style-name="P6"/>
      <text:p text:style-name="P6">- Мне кажется, - наконец разрывает паузу Горг, - беседа будет более продуктивной, если мы сможем отбросить все формальности, - грифон комкает бумажку и прячет за крыло, - и поговорить откровенно, без галстуков.</text:p>
      <text:p text:style-name="P6"/>
      <text:p text:style-name="P6">Из всех собравшихся в тронном зале, галстук есть только у меня. Но это не смущает грифона. Он указывает когтем на стражников и несчастного Доттид Лайна.</text:p>
      <text:p text:style-name="P6"/>
      <text:p text:style-name="P6">- Мы не могли бы остаться наедине, без этих… лишних ушей?</text:p>
      <text:p text:style-name="P6"/>
      <text:p text:style-name="P6">Селестия хмурится, но кивает. Стража и советник оставляют зал.</text:p>
      <text:p text:style-name="P6">- А обезьяна? - грифон кивает на меня.</text:p>
      <text:p text:style-name="P6"/>
      <text:p text:style-name="P6">Во вгляде белоснежной аликорницы появляется лёд.</text:p>
      <text:p text:style-name="P6">- Не смейте оскорблять принца Эквестрии, Горг! Человек останется с нами!</text:p>
      <text:p text:style-name="P6"/>
      <text:p text:style-name="P6">Железный клюв пернатой скотины чуть приоткрывается в насмешливом клёкоте.</text:p>
      <text:p text:style-name="P6"/>
      <text:p text:style-name="P6">- Да бросьте, принцесса! Передо мной можете не стесняться. Весь Эквус знает, какова легитимность этой… этого “принца-консорта”! - прищурив один глаз и скосив на меня второй, грифон подчеркивает язвительный тон сказанного. - Примату просто повезло, что он пришёлся фаворитом светлейшей особе. Мы уважаем ваш выбор, принцесса, но разговор должен стостояться без посторонних.</text:p>
      <text:p text:style-name="P6"/>
      <text:p text:style-name="P6">Гадёныш снова склоняет голову перед аликорницей, совершенно игнорируя меня.</text:p>
      <text:p text:style-name="P6">Мне хочется бросить в этого мудака горшок с петуниями. Селестия, словно догадываясь, успокаивающе оглаживает меня тыльной стороной крыла.</text:p>
      <text:p text:style-name="P6"/>
      <text:p text:style-name="P6"><text:soft-page-break/>- Нравится вам это, или нет, премьер-министр, Анонимус – такой же полноправный член королевской семьи, как и я, и моя сестра. - Сел указывает крылом на Луну. - Так что или разговор состоится в присутствии Анонимуса, или не состоится вообще.</text:p>
      <text:p text:style-name="P6">- Вдобавок, - неожиданно подаёт голос Луна, - если уж говорить о легитимности, есть большие вопросы относительно законности нахождения на троне вашего собственного короля Гвидо. Не поймите Нас неправильно, но, насколько Нам известно, царствующая династия Королевста Грифонов прервалась с королём Гьюто более полутора тысяч лет назад…</text:p>
      <text:p text:style-name="P6"/>
      <text:p text:style-name="P6">Я с удивлением смотрю на синюю аликорницу. Чего-чего, а помощи с этой стороны ты не ожидал, Анон!</text:p>
      <text:p text:style-name="P6"/>
      <text:p text:style-name="P6">- Вздор и ересь!!! - покраснение голой кожи вокруг глаз грифона выдаёт крайнюю степень раздражения зверя. - В дальних горах на границе с мухожуками был найден потомок побочной королевской линии, о чём мы известили все государства по дипломатическим каналам в соответствующем коммюнике!</text:p>
      <text:p text:style-name="P6">- Да-да, конечно, - ледяная улыбка Луны может соперничать по язвительности только с такой же улыбкой Селестии, - Мы читали это коммюнике… Сдаётся нам, ещё совсем недавно представители этой “побочной” линии носили фамилию Квинтаны, и после одного небольшого волнения в Гриффонстоуне, в котором были замечены полторы сотни вооружённых представителей клана Квинтанов, на границе с мухожуками внезапно нашёлся утерянный потомок королевской крови…</text:p>
      <text:p text:style-name="P6"/>
      <text:p text:style-name="P6">Я с удовольствием наблюдаю, как кожа вокруг глаз грифона приобретает красивый фиолетовый оттенок.</text:p>
      <text:p text:style-name="P6"/>
      <text:p text:style-name="P6">- Но довольно этой светской болтовни! - разряжает обстановку Сел. - Ты, кажется, хотел нам что-то рассказать, Горг?</text:p>
      <text:p text:style-name="P6"/>
      <text:p text:style-name="P6">Грифон оценивает переход на “ты” и чуть заметно кивает ей. Звякнув орденами, Горг усаживается прямо перед троном. Грифоны-спутники, почувствовав перемену, моментально расслабляются и укладываются поудобнее по обе стороны вожака. Наконец, недовольно фыркнув в мою сторону, Горг начинает.</text:p>
      <text:p text:style-name="P6"/>
      <text:p text:style-name="P6">- Нам прекрасно известно состояние дел Эквестрии, светлейшие. Торговая война с зебрами с одновременной экономической помощью Кристальной Империи не лучшим образом сказывается на вашей <text:s/>экономике. Добавить к этому нашествие параспрайтов на сады Аппалузы и засуху в Филлидельфии, и ситуация становится такой, что врагу не пожелаешь. Точнее, такое только врагу и пожелаешь. И не думайте, что союз с Якистаном вас выручит – они ничего путного, кроме снега и пары щепок, предложить не смогут. А тот кредит, что вы собрались брать у минотавров, говорит об отчаянности вашего положения – минотавры те ещё сквалыги. Уверен, проценты под кредиты просто конские…</text:p>
      <text:p text:style-name="P6"/>
      <text:p text:style-name="P6">Горг закашлялся в смехе.</text:p>
      <text:p text:style-name="P6"/>
      <text:p text:style-name="P6"><text:soft-page-break/>- В общем, светлейшие, подытоживая: вы в крутом пике…</text:p>
      <text:p text:style-name="P6"/>
      <text:p text:style-name="P6">Горг по-кошачьи выпускает когти на лапе и нарочито медленно ковыряется в клюве. Отвратительные <text:s/>щелчки и скрипение перемежаются с шорохом падающих на мраморный пол остатков пищи. Я недоумённо смотрю на недвижных Селестию и Луну, бесстрастно наблюдающих за унизительной сценой. Молчание затягивается.</text:p>
      <text:p text:style-name="P6"/>
      <text:p text:style-name="P6">Зрачки грифона скачут от Селестии к Луне и обратно. Наконец он замечает моё замешательство и насмешливо клокочет.</text:p>
      <text:p text:style-name="P6"/>
      <text:p text:style-name="P6">- Теперь выслушайте наше предложение.</text:p>
      <text:p text:style-name="P6"/>
      <text:p text:style-name="P6">Зверюга встаёт и щелкает когтями. К нему тотчас подходит один из грифонов и подаёт из сумки под крылом небольшую флягу, украшенную затейливой инкрустацией. Горг отхлёбывает из фляги и продолжает посвежевшим голосом.</text:p>
      <text:p text:style-name="P6"/>
      <text:p text:style-name="P6">- Как вы справедливо заметили, у нас имеются… грмм… небольшие затруднения с признанием нашего нового короля. К сожалению, не все державы приняли коронацию столь сдержано, как Эквестрия. Драконы… Мы имеем некоторые дипломатические сложности с драконами… А также с минотаврами… И с зебрами… И с…</text:p>
      <text:p text:style-name="P6"/>
      <text:p text:style-name="P6">- Мы знаем, с кем у вас возникли затруднения, - подаёт голос Селестия. - Проще сказать, с кем у вас их НЕ возникло. С Эквестрией. Всё.</text:p>
      <text:p text:style-name="P6"/>
      <text:p text:style-name="P6">Хвост грифона дёргается и на мгновение прячется меж задних ног, но тотчас же возвращается на место. Горг воинственно распушивает перья на груди и свирепо косится на белоснежную аликорницу.</text:p>
      <text:p text:style-name="P6"/>
      <text:p text:style-name="P6">- Я уполномочен королём Гвидо предложить вам участвовать в разработках серебрянных шахт в западных горах. Два процента полученного серебра в течении пяти лет добычи спасут вашу квёлую экономику, вам больше не придётся побираться у минотавров! Также мы можем предоставить наш гвардейский корпус для охраны границ. Всем известно, грифоны – лучшие воины в мире, за исключением драконов…</text:p>
      <text:p text:style-name="P6"/>
      <text:p text:style-name="P6">Молчание аликорниц только подчёркивает хриплое дыхание посла.</text:p>
      <text:p text:style-name="P6"/>
      <text:p text:style-name="P6">- В ответ на наше щедрое предлоджение, нам нужно совсем немного… Ваше государство имеет некоторый… кхм… авторитет среди нескольких неразвитых стран… Нам нужно, чтобы вы поспособствовали общемировому признанию вновь воссозданной королевской династии. Особенно пристальное внимание мы уделяем признанию со стороны драконов…</text:p>
      <text:p text:style-name="P6"><text:soft-page-break/></text:p>
      <text:p text:style-name="P6">- СОРОК!</text:p>
      <text:p text:style-name="P6"/>
      <text:p text:style-name="P6">- Что? - птичьи глаза Горга быстро-быстро моргают, выдавая крайнюю степень растерянности их обладателя.</text:p>
      <text:p text:style-name="P6"/>
      <text:p text:style-name="P6">- Сорок процентов! За сорок лет! - стальным голосом Селестии можно валить лес.</text:p>
      <text:p text:style-name="P6"/>
      <text:p text:style-name="P6">Грифон поперхается, но быстро оправляется.</text:p>
      <text:p text:style-name="P6"/>
      <text:p text:style-name="P6">- Да вы рехнулись, светлейшие!!! - вопит он , картинно прикрыв глаза крылом.</text:p>
      <text:p text:style-name="P6"/>
      <text:p text:style-name="P6">Я замечаю, как Горг быстро моргает из-под крыла одному из сопровождающих. Тот заученным движением снова подаёт бутылку Горгу. Сделав большой глоток, тот продолжает.</text:p>
      <text:p text:style-name="P6"/>
      <text:p text:style-name="P6">- За сорок процентов мы готовы поставлять яйца на завтрак минотаврам! Уже сваренные вкрутую и украшенные подпазушными перьями наших девственниц! Да это просто оскорбление его Величества! Это грабёж!!!</text:p>
      <text:p text:style-name="P6"/>
      <text:p text:style-name="P6">- Довольно клоунады, Горг! - прерывает посла Селестия, - мы оба знаем, чего стоит признание новой династической линии сильнейшей державой Эквуса! Если ты считаешь, что усадив на трон своего глуповатого племянника, будешь править королевством Грифонов – это твоё дело. Но было бы высшей глупостью считать, что мы примем это просто так, с распростёртыми объятиями!</text:p>
      <text:p text:style-name="P6"/>
      <text:p text:style-name="P6">- Не просто так! - пыхтит из-под крыла Горг, - пять процентов! За пять лет! Светлейшие, это отличная цена! Видели бы вы дневной выход Крогрхарта! Сто шестьдесят вагонеток отличной высоконасыщенной серебряной руды! Десять вагонеток в день – это поистине королевский подарок!</text:p>
      <text:p text:style-name="P6">- Тридцать пять процентов! За тридцать пять лет! Не морочь мне голову – сто шестьдесят вагонеток в Крогхарте добывалось двести лет назад! Сейчас и сто – за счастье.</text:p>
      <text:p text:style-name="P6">- Светлейшие, мне отрубят голову по возвращению! Семь процентов! За семь лет!</text:p>
      <text:p text:style-name="P6">- Тридцать процентов за тридцать лет! Ходатайство перед драконами дорого стоит! Это тебе не яки, с которыми достаточно выпить бочку медовухи и развалить пару сараев!</text:p>
      <text:p text:style-name="P6">- Смилуйтесь, светлейшие! Пусть меня судят по возвращению, но я открою вам государственную тайну - нам нужны деньги откупаться от драконов. В позапрошлом году они подло напали на нашу северную колонию у Гракхолда. Дабы не ввергнуть державу в пучину кровопролитной войны, мы были вынуждены подписать с ними мир на невыгодных условиях! Нам приходится платить дань! Не пускайте с сумой по миру хоть вы! Десять процентов за десять лет!</text:p>
      <text:p text:style-name="P6"><text:soft-page-break/>- Ах, вот как? - светлая аликорница задумывается. - Так это всё же вам хватило ума ограбить драконью сокровищницу три года назад? Я только что выиграла пять битов – сестрица ставила на минотавров… Разумеется, драконы вернулись за своим, и теперь вам приходится платить контрибуцию… Мило, ничего не скажешь! Вы должны быть счастливы, что Грифонстоун не выжгли дотла. Какую хоть пеню вам назначили, если не секрет?</text:p>
      <text:p text:style-name="P6">- Тридцать миллионов золотом, - еле слышно бурчит грифон. Я ощущаю на себе его яростный взгляд через крыло.</text:p>
      <text:p text:style-name="P6">- Значит, умыкнули вы триста тысяч – учитывая стократные тарифы на воровство у древних змеев, - подытоживает аликорница. - И стоило ради десяти сундуков золота ставить под угрозу существование державы?</text:p>
      <text:p text:style-name="P6">Из-под крыла доносится только скрежет металлического клюва.</text:p>
      <text:p text:style-name="P6"/>
      <text:p text:style-name="P6">- Вот что, - принимает решение Селестия, - я замолвлю за вас словечко перед драконами. Уверена, мне удастся скостить размер контрибуции как минимум втрое, учитывая кое-какой должок передо мной у Эмбер. Поэтому плата в размере пятнадцати процентов за пятнадцать лет не будет вам в тягость – учитывая многократно большую выгоду от уменьшения долга.</text:p>
      <text:p text:style-name="P6">- Светлейшая! - Горг внезапно складывает крыло и мы видим его сияющий лик, - я поражён вашей щедростью! Всемерно благодарю! Прадед рассказывал мне о деталях предыдущей сделки, но ваша щедрость сейчас превзошла её!</text:p>
      <text:p text:style-name="P6">- Передавай привет Гуннару, - махает копытом Горгу аликорница, – и мне понравилось твоё представление. Хотя, если бы не драконы, ставка осталась бы прежней – двадцать пять процентов в течении двадцати пять лет. Но хороша была бы я, если бы оставила без средств к существованию народ гор! Учти, на следующие двести лет мой лимит уговоров драконов исчерпан. Это не самые приятные собеседники! Анон, будь так добр, проводи королевского посла.</text:p>
      <text:p text:style-name="P6"/>
      <text:p text:style-name="P6">Я провожу процессию до выхода из тронного зала. Замешкавшись в дверях, железноклювый грифон неожиданно подмигивает мне.</text:p>
      <text:p text:style-name="P6">Я непонимающе смотрю ему вслед.</text:p>
      <text:p text:style-name="P6">- Надеюсь, вы не в обиде за “обезьяну”. Горгу нужно было выдерживать драматизм встречи. Вдобавок, он не был уверен в истинности ваших отношений со Светлейшей, - тихо обращается ко мне один из спутников Горга. - Мы-то с Гретой сразу увидели, что вы – пара. Но самцы традиционно плохо разбираются в чувствах.</text:p>
      <text:p text:style-name="P6"/>
      <text:p text:style-name="P6">Я внезапно понимаю, что сопровождающие королевского посла грифоны куда меньше и грациознее, чем Горг. И в голосе обратившегося ко мне грифона звучит мягкий женский тембр.</text:p>
      <text:p text:style-name="P6"/>
      <text:p text:style-name="P6">- Каруна, - кивает мне грифониха. - Очень приятно видеть вас вместе. Вы просто созданы друг для друга.</text:p>
      <text:p text:style-name="P6"/>
      <text:p text:style-name="P6">Я прикрываю за ней дверь и возвращаюсь к своим.</text:p>
      <text:p text:style-name="P6"><text:soft-page-break/></text:p>
      <text:p text:style-name="P6">- Горг извинился перед тобой за своё поведение? - спрашивает Селестия.</text:p>
      <text:p text:style-name="P6">- Нет. Извинилась его… ммм… сопровождающая.</text:p>
      <text:p text:style-name="P6">- Это равнозначно личному извинению, - кивает аликорница. - Каруна – одна из самых доверенных жён Горга. Её слово значит практически столько же, сколько и его самого. Грифоны – крайне заносчивые создания и вынудить самца извиняться лично, не через вторые руки, можно разве что приставив стилет к горлу его сына. Да и то, далеко не всегда получится.</text:p>
      <text:p text:style-name="P6"/>
      <text:p text:style-name="P6">Я философски пожимаю плечами.</text:p>
      <text:p text:style-name="P6">Вот уже четыре года ты сидишь на троне, Анон, но ещё не познал и десятую часть всех условностей, окружающих жизнь высшего света. Единственное, чему ты научился идеально - это сохранять самообладание на публике.</text:p>
      <text:p text:style-name="P6"/>
      <text:p text:style-name="P55">- Пять битов! - поворачивается к Луне Селестия.</text:p>
      <text:p text:style-name="P55">Та молча достаёт монетку из шкафчика за троном и кладёт в протянутое копыто.</text:p>
      <text:h text:style-name="P144" text:outline-level="2">2</text:h>
      <text:p text:style-name="P15"/>
      <text:p text:style-name="P15">Бачок деловито заурчал, выдавая порцию ржавой воды на слив. Его самодовольная ряха взирала на меня с подпотолочной высоты с осознанием своего превосходства. Я показал ему фак и с сожалением передвинул шпингалет двери в положение “открыто”. Краткие минуты полного уединения от себе подобных закончились.</text:p>
      <text:p text:style-name="P15"/>
      <text:p text:style-name="P15">- Дед, сигу не долганёшь?</text:p>
      <text:p text:style-name="P53">- Не курю.</text:p>
      <text:p text:style-name="P53">- Я не спрашивал тебя, куришь ли ты? - пальцы вопрошавшего шевелились, как будто разминая невидимый пластилин. - Сигу не долганёшь?</text:p>
      <text:p text:style-name="P42"/>
      <text:p text:style-name="P53">Крыс спрыгнул с подоконника, царапнув грязным ногтем по кафелю уборной.</text:p>
      <text:p text:style-name="P53">- Ты ведь должен мне ещё с прошлого раза.</text:p>
      <text:p text:style-name="P53"/>
      <text:p text:style-name="P53">Я вытащил из рукава пижамы двадцатисантиметровый гвоздь и плюнул ему под ноги.</text:p>
      <text:p text:style-name="P53"/>
      <text:p text:style-name="P53">- Ничего я тебе не должен. И ты сам это знаешь. Пошёл нахуй.</text:p>
      <text:p text:style-name="P53"/>
      <text:p text:style-name="P53">Крыс криво улыбнулся.</text:p>
      <text:p text:style-name="P53"><text:soft-page-break/></text:p>
      <text:p text:style-name="P53">- Ну-ну. Вы тут, в Чертогах, совсем озверели, что ли? Из окон выпрыгиваете, на людей кидаетесь. Ладно-ладно, пока. Ещё увидимся.</text:p>
      <text:p text:style-name="P53"/>
      <text:p text:style-name="P53">Я старательно прятал гвоздь внутрь рукава в опустевшей уборной. К счастью, в пределах Чертогов Разума нет металлодетекторов – они стоят только на границах охранного периметра. Что мне представляется абсолютно бессмысленным: нас отсюда выпускают только в закрытый дворик на прогулку <text:span text:style-name="T19">под конвоем церберов с автоматами</text:span>, и нас не навещают извне. Никто и никогда.</text:p>
      <text:p text:style-name="P53">Для меня остаётся тайной, как Крыс пробирается из общей палаты к нам. Он почему-то считает, что нам выдают какие-то особенные “сиги” для яйцеголовых, с примесью ЛСД. И каждый раз, когда он появляется на режимном этаже, он думает, что его обитатели должны ему полпачки за такое геройство. И каждый раз его посылают. Что, впрочем, не мешает ему появляться на этаже снова и очередной раз канючить у нас “сиги”. Иногда, впрочем, он приносит какую-то мелочь, за которую получает желаемое. В прошлый раз он принёс мне тюбик шампуня, и я честно отдал ему четверть пачки. И если Крыс не помнит, на чём мы сторговались – это его проблемы, не мои.</text:p>
      <text:p text:style-name="P53"/>
      <text:p text:style-name="P53">В коридоре было пусто. Крыс, подобно Белому Кролику из “Алисы”, уже испарился в тщательно скрываемой им тропе к общей палате. Радио сонно вещало из Ватикана. &lt;<text:span text:style-name="T15">Смысл речи Папы?</text:span>&gt;</text:p>
      <text:p text:style-name="P53"/>
      <text:p text:style-name="P60">…шшш… </text:p>
      <text:p text:style-name="P60">sanctificetur nomen tuum; </text:p>
      <text:p text:style-name="P60">adveniat regnum tuum; </text:p>
      <text:p text:style-name="P60">fiat voluntas tua, sicut in caelo et in terra…</text:p>
      <text:p text:style-name="P60">…хрррсссшшш… </text:p>
      <text:p text:style-name="P60">ne nuclear bellum. Amen</text:p>
      <text:p text:style-name="P60">…шшшссс…</text:p>
      <text:p text:style-name="P60"/>
      <text:p text:style-name="P53">Судья Дредд проводил меня скучающим взглядом. Судя по периодическому скрипу, он скоро опять доконает стул, качаясь на двух ножках. Кому-то из наших будет повод заработать пачку сигарет на ремонте.</text:p>
      <text:p text:style-name="P53">Я уже открывал дверь в палату, когда услышал лениво брошенное в спину замечание.</text:p>
      <text:p text:style-name="P53"/>
      <text:p text:style-name="P53">- Дед, собирай шмотки, скоро переезжаешь. На твоё место новенького поселяют. А тебя в соседнюю палату.</text:p>
      <text:p text:style-name="P53"/>
      <text:p text:style-name="P53">Я повернулся.</text:p>
      <text:p text:style-name="P53"/>
      <text:p text:style-name="P53"><text:soft-page-break/>- Когда переезд?</text:p>
      <text:p text:style-name="P53">- Завтра. Или послезавтра, если чувак в реанимации задержится. </text:p>
      <text:p text:style-name="P53">- А почему не новенького в соседнюю? На кой чёрт им я сдался?</text:p>
      <text:p text:style-name="P53"/>
      <text:p text:style-name="P53"><text:s/>Дредд удивлённо бухнулся на все четыре ножки стула.</text:p>
      <text:p text:style-name="P53"/>
      <text:p text:style-name="P3">- Что-то ты не рад переезду, а? Соседняя ж пустая – раздолье! Воздух чище, ночью никто не храпит и не бздит под ухом. Можно у окна койку занять, можно вторую тумбочку придвинуть.</text:p>
      <text:p text:style-name="P3"/>
      <text:p text:style-name="P3">Я криво улыбнулся</text:p>
      <text:p text:style-name="P3">- Да я уже как-то к старой палате привык. Оброс социальными связями, завёл хозяйство. Паука, вот, под кроватью приручил. Не хотелось бы на новом месте начинать всё заново, с нуля.</text:p>
      <text:p text:style-name="P3"/>
      <text:p text:style-name="P3">Дредд пожал плечами.</text:p>
      <text:p text:style-name="P3">- Ну, не знаю, мне, в общем-то, пофиг, где ты лежишь. Вроде, за тебя попросили яйцеголовые – за твои прошлые заслуги. Если хочешь, я передам главному, что ты против.</text:p>
      <text:p text:style-name="P3">- Передай, если не тяжело. Новенькому всё равно, куда ложиться, а мне – нет.</text:p>
      <text:p text:style-name="P53"/>
      <text:p text:style-name="P53">Только плотно закрыв за собой дверь, я позволил себе перевести дух. В нормальном случае переезд в полупустую палату из переполненой таки считается огромной удачей, при которой положено танцевать.</text:p>
      <text:p text:style-name="P53">Но в новой палате не будет Терминатора с его бесценной уткой. А снова глотать галоперидол и становиться овощем не входит в мои планы. Нет, не из-за утери памяти – от этого добра я, как раз, согласен избавиться. В Чертогах Разума нет никого, кто желал бы помнить об <text:span text:style-name="T4">Уроках</text:span>. Собственно, все, кто живёт тут, попали сюда именно из-за них. И я, помня о них, могу оставаться в здравом уме только потому, что был первым Учителем и мне досталось меньше, чем остальным. После меня развлечения Хэвэн стали более жестокими.</text:p>
      <text:p text:style-name="P53">Так что нет, не за память я пекусь. Просто приём нейролептиков напрочь отключает не только память, но и сновидения – я проверял.</text:p>
      <text:p text:style-name="P53"/>
      <text:p text:style-name="P53">А мне нравятся сны.</text:p>
      <text:p text:style-name="P3"/>
      <text:p text:style-name="P54">~~~</text:p>
      <text:p text:style-name="P53"/>
      <text:p text:style-name="P53">Речушка, вдоль которой мы шли всё это время, срывается с обрыва стремительным водопадом и рассыпается в радужное облако на полпути к земле. Далеко внизу она вновь собирается в водный поток и величаво начинает свой путь по великому каньону. <text:span text:style-name="T19">Чуть поодаль из леса торчит одинокий серый пик — мой пункт назначения, если верить Джет. Я кручу головой туда-обратно. Обрыв уходит за горизонт </text:span><text:soft-page-break/><text:span text:style-name="T19">по обе стороны реки.</text:span> Я оборачиваюсь назад. <text:span text:style-name="T19">Зелёное море верхушек сосен простирается до самой голубой дымки, где земля сливается с небом. Идеально прямую линию нарушает лишь пик скалы, с которой мы с Джет сверзились </text:span><text:span text:style-name="T20">неделю</text:span><text:span text:style-name="T19"> назад. </text:span>Дым от привала преследователей не виден уже последние два дня. Я спускаюсь вниз и спрыгиваю с нижней ветки на землю. </text:p>
      <text:p text:style-name="P53"/>
      <text:p text:style-name="P53">- Таки оторвались. Но впереди обрыв. Надо думать, как спуститься.</text:p>
      <text:p text:style-name="P53"/>
      <text:p text:style-name="P53">Джет виновато смотрит на меня. Вот глупая пегаска! Она <text:span text:style-name="T18">считает себя обязанной разведывать обстановку с высоты. Каждый раз, когда я карабкаюсь на дерево, она прячется в кусты от стыда</text:span>. Сломанное крыло для неё не аргумент невиновности! Я уже задолбался ей объяснять, что она не права. Джет только сопит и кутается с головой в одеяло, которое таскает с тех пор, как мы сбежали от твердолобов. И вытащить её наружу в такие моменты просто невозможно.</text:p>
      <text:p text:style-name="P53"/>
      <text:p text:style-name="P53">- Каша будет готова через пять минут.</text:p>
      <text:p text:style-name="P53"/>
      <text:p text:style-name="P53">Словно бы в заглаживание вины своей немощности, Джет взяла готовку пищи на себя. </text:p>
      <text:p text:style-name="P53"/>
      <text:p text:style-name="P53">И хотя гороховая каша и гороховый же суп уже вызывают омерзение, без уворованного у твердолобов мешка гороха вам с пегаской уже пришлось бы перейти на подножный корм. И если Джет ещё может перебиться травой, то тебе, Хуман, пришлось бы жевать кору и шишки. И не сомневайся, через пяток дней подобного меню ты стал бы с гастрономическим интересом посматривать на соседку!</text:p>
      <text:p text:style-name="P53"/>
      <text:p text:style-name="P53">Джет сидит у костра напротив меня и молча жуёт кашу.</text:p>
      <text:p text:style-name="P53">- Ты теперь до старости будешь его носить? - указываю я на одеяло.</text:p>
      <text:p text:style-name="P53">Пегаска только сильнее кутается в него. Кажется, она дрожит.</text:p>
      <text:p text:style-name="P53">- Тебе холодно? Брось, у костра же жарко? Давай я на тебя куртку накину?</text:p>
      <text:p text:style-name="P53">Джет молча отодвигается от меня подальше и всё так же кутается в одеяло. За прошедшие дни оно порядком испачкалось и сбоку на нём красуется тёмное жирное пятно.</text:p>
      <text:p text:style-name="P53"/>
      <text:p text:style-name="P53">Ладно же, мне эти странности уже осточертели!</text:p>
      <text:p text:style-name="P53">Я недоумённо пожимаю плечами, залажу в укромное гнёздышко в гуще орешника и стараюсь заснуть. Сегодня с дерева я заметил далеко внизу, в долине, скалу, у подножия которой начинается <text:span text:style-name="T4">пещера Оникса</text:span>. Она выглядит именно так, как в видении – две одинокие вершины угольного цвета. Если придумать, как спуститься с отвесного обрыва в километр высотой, то за пару дней марш-броска можно выйти к её подножью. И это надо сделать, потому что даже паршивый горох заканчивается!</text:p>
      <text:p text:style-name="P53"/>
      <text:p text:style-name="P53">Едва слышится шорох сзади. Сначала чуть заметно коснувшись, Джет медленно прижимается ко мне всей спиной. Она сильно дрожит.</text:p>
      <text:p text:style-name="P53"><text:soft-page-break/>Так мы согреваем друг-друга с тех пор, как сбежали от твердолобов – ночи стали заметно свежее.</text:p>
      <text:p text:style-name="P53">Но сейчас я отвергаю негласный договор. Это и раздражение на скрытность пегаски, и… </text:p>
      <text:p text:style-name="P53">Запах! Опять он! Уже несколько дней я ощущаю этот беспокоящий ноздри и сознание дух. До сих пор я, во имя дружбы, старался не замечать его. Но сегодня он стал совсем невыносимым. Какого чёрта?!</text:p>
      <text:p text:style-name="P53"/>
      <text:p text:style-name="P53">- Джет, блин, у нас речка в двух шагах! Я понимаю, холодно, но нельзя ли помыться? Реально трудно находиться рядом с тобой…</text:p>
      <text:p text:style-name="P53"/>
      <text:p text:style-name="P53">Так же беззвучно, как возникло, касание пропадает. Пропадает и запах…</text:p>
      <text:p text:style-name="P53">Я закрываю глаза.</text:p>
      <text:p text:style-name="P53"/>
      <text:p text:style-name="P53">Просыпаюсь от холода. Щупаю рукой сзади себя. Наконец поворачиваюсь.</text:p>
      <text:p text:style-name="P53">Никого.</text:p>
      <text:p text:style-name="P53"/>
      <text:p text:style-name="P53">Поздравляю, Хум, ты – неотёсаная дубина! Нагрубить пегаске, что спасла твою жизнь и неоднократно заступалась за тебя, может только такой феерический долбень, как ты. И будь уверен, красавчик, ты даже не представляешь, как пахнешь сам после недели похождений по лесу. И исправить положение ты можешь только тем, что <text:s/>сейчас пойдёшь и извинишься перед Джет.</text:p>
      <text:p text:style-name="P53"/>
      <text:p text:style-name="P53">Полянка перед орешником пуста. Едва дымятся угли погасшего костра. В лунном свете цепочка отпечатков копыт в песке ведёт к реке.</text:p>
      <text:p text:style-name="P53">Я иду следом. Вот отпечатки теряются в воде, вот, чуть ниже по течению следы снова выходят на берег и песок усеян влажными пятнами – Джет отряхивалась от воды здесь. Несколько перьев сверкают каплями росы на песке. А рядом с ними лежит…</text:p>
      <text:p text:style-name="P53">…</text:p>
      <text:p text:style-name="P53">Ох, щит!!! М-м-мамочка…</text:p>
      <text:p text:style-name="P53">…</text:p>
      <text:p text:style-name="P53">Меня выворачивает наизнанку. Я падаю на колени и неистово блюю в воду. Течение уносит мой ужин к водопаду.</text:p>
      <text:p text:style-name="P53">Рядом со мной на песке лежит часть крыла. Парочка опарышей ещё ползают по голубоватым перьям. Обломок кости белеет в лунном свете.</text:p>
      <text:p text:style-name="P53">Проклятье! Какой же я долбень! Грёбаный близорукий эгоистичный долбень!</text:p>
      <text:p text:style-name="P53"/>
      <text:p text:style-name="P53">Я срываюсь с места и бегу вдоль реки по следам. Всё ближе гул водопада. Нога подскальзывается на сером одеяле, брошеном у воды. Мне кажется, или я действительно замечаю сквозь поредевшие деревья фигурку Джет?</text:p>
      <text:p text:style-name="P53"/>
      <text:p text:style-name="P53"><text:soft-page-break/>Я ускоряюсь.</text:p>
      <text:p text:style-name="P53">Пегаска, понурив голову, бредёт к скальному выступу, нависающему над каньоном. Чуть подумав, она делает шаг в бездну.</text:p>
      <text:p text:style-name="P53">В последнем рывке я совершаю вратарский прыжок и хватаю пегаску за задние ноги. Дыхание перехватывает от удара животом и грудью о камни.</text:p>
      <text:p text:style-name="P53">Пегаска оборачивается. Её передняя нога застывает над пропастью.</text:p>
      <text:p text:style-name="P53"/>
      <text:p text:style-name="P53">- Джет, не дури, - хрипло прошу я осипшим от волнения голосом. - Я ступил. Я все эти дни тупил. Прости.</text:p>
      <text:p text:style-name="P53">- Хум, отпусти, - тихо отвечает она. - Ты прав, от меня действительно воняет. Я гнию заживо. И лучше закончить так, чем протянуть ещё несколько дней и сдохнуть от гангрены.</text:p>
      <text:p text:style-name="P53">Пегаска поворачивается навстречу пропасти.</text:p>
      <text:p text:style-name="P53"/>
      <text:p text:style-name="P53">- Пегас должен летать. Это всё, что у него есть. Я хочу совершить свой последний полёт. Извини, Хум, я больше не могу быть полезна тебе. Тебе нужен новый друг. Я хочу улететь.</text:p>
      <text:p text:style-name="P53">- Нет! Пожалуйста!!! Я вылечу тебя! Я… Я прижгу рану!</text:p>
      <text:p text:style-name="P53"/>
      <text:p text:style-name="P53">Сквозь рыдания я выкрикиваю какие-то сумасбродные идеи, пока пегаска молча стоит над бездной.</text:p>
      <text:p text:style-name="P53">Наконец она усмехается.</text:p>
      <text:p text:style-name="P53"/>
      <text:p text:style-name="P53">- Тебе придётся поджарить половину меня, чтоб выжечь заражение – оно давно перешло с крыла ниже по вене. Агамемнон скажет тебе спасибо за приготовленый обед, ха-ха!.. Я пыталась сохранить крыло любой ценой: <text:s/>для пегасов жизнь – это полёт. А потом стало слишком поздно…</text:p>
      <text:p text:style-name="P53">Пегаска вздыхает.</text:p>
      <text:p text:style-name="P53">- Хум, мне очень жаль, что ты стал свидетелем всего этого. Я надеялась всё успеть, пока ты спишь, но слишком задержалась, вспоминая свою прошлую жизнь. Извини.</text:p>
      <text:p text:style-name="P53"/>
      <text:p text:style-name="P53">Я не верю своим ушам. Пегаска просит прощения у меня за то, что доставила мне неудобства своим видом и намерениями?! Чокнутые, чокнутые пони… Милые, милые пони...</text:p>
      <text:p text:style-name="P53">Очень осторожно, словно бы извиняясь, Джет высвобождает сначала одну ногу из моего захвата. Потом вторую. Я тупо смотрю на пустые ладони.</text:p>
      <text:p text:style-name="P53"/>
      <text:p text:style-name="P53">- Ты был хорошим другом. Прощай.</text:p>
      <text:p text:style-name="P53"/>
      <text:p text:style-name="P53">- Просто удивительно, как пони умеют запускать пустяковые проблемы! И когда маленькая проблема маленького пони вырастает, подобно навозному шару жука-скарабея, он согласен прыгнуть с обрыва, только чтобы не решать её. <text:s/>Сонду считает, не очень умное решение…</text:p>
      <text:p text:style-name="P53"><text:soft-page-break/></text:p>
      <text:p text:style-name="P53">Мы оборачиваемся на голос. В свете первых лучей солнца на нас смотрит зебра.</text:p>
      <text:p text:style-name="P53"/>
      <text:h text:style-name="P144" text:outline-level="2">2.5</text:h>
      <text:p text:style-name="P1"/>
      <text:p text:style-name="P2"/>
      <text:p text:style-name="P5">День второй – разбор пограничного конфликта с минотаврами(Анон – помогает Сел в качестве советника по делам двуногих), таможенные тёрки с Кристальной империей (конфедеративный округ в составе Эквевстрии). Анон помогает Сел в качестве экономического и научного советника</text:p>
      <text:p text:style-name="P5"/>
      <text:p text:style-name="P2"/>
      <text:h text:style-name="P144" text:outline-level="2">3</text:h>
      <text:p text:style-name="P53"/>
      <text:p text:style-name="P53">Лысый сверлил меня немигающим взглядом всё время, пока я демонстративно аккуратно собирал узоры из двуцветных кубиков по эталонным картинкам. Алекс ёрзал на краешке стула, стараясь не смотреть в мою сторону. Руки его тряслись.</text:p>
      <text:p text:style-name="P53"/>
      <text:p text:style-name="P53">- Вы сами видите… - обратился Лысый к Алексу. - Я бы его за периметр не выпускал. Вам решать, разумеется.</text:p>
      <text:p text:style-name="P53">- Достаточно, - обратился Лысый уже ко мне. - Твой сослуживец хочет поговорить с тобой. Помнишь его? Я вас оставлю ненадолго. Если что – я за дверью. Не чуди.</text:p>
      <text:p text:style-name="P53"/>
      <text:p text:style-name="P53">Лысый грузно поднялся. Скрипнула дверь и мы остались один на один.</text:p>
      <text:p text:style-name="P53"/>
      <text:p text:style-name="P53">- П-привет, Дедлайн - пробормотал Алекс.</text:p>
      <text:p text:style-name="P53">- Привет, сослуживец, - криво усмехнулся я. Старое командное прозвище в устах моего бывшего босса не вызвало во мне ностальгии.</text:p>
      <text:p text:style-name="P53"/>
      <text:p text:style-name="P53">Алекс на миг встретился со мной взглядом и снова опустил глаза.</text:p>
      <text:p text:style-name="P53"/>
      <text:p text:style-name="P53">- Ты же знаешь, у нас не было другого выхода. Извини.</text:p>
      <text:p text:style-name="P53">- Да ладно. Мне-то что. Тут неплохо кормят.</text:p>
      <text:p text:style-name="P53">- Парк для прогулок будет увеличиваться. Мы присоединили к территории автостоянку и засадили её соснами. Там даже дёрн с грибницей положат – можно будет сыроежки собирать после дождя. Уже <text:soft-page-break/>достраивают расширенную ограду. <text:span text:style-name="T19">Я даже могу устроить тебе вылазки в город.</text:span> И я попросил, чтобы тебя перевели в свободную палату.</text:p>
      <text:p text:style-name="P53">- А вот этого, как раз, не надо, - прервал я извинения Алекса. - Мне и в текущей неплохо. Говори, зачем позвал?</text:p>
      <text:p text:style-name="P53"/>
      <text:p text:style-name="P53">Алекс барабанил пальцами по столу, остранённо наблюдая за кружащимися листьями за окном. Тощая кошка выскочила из полуприкрытого подвального окошка и понеслась за одним из них. Ворона, истошно каркая, спикировала на неё с ближайшей берёзы и скрылась серой тенью в глубине парка. <text:span text:style-name="T18">Облако в виде смешной крылатой лошадки приближалось по небосводу к серым корпусам больницы</text:span>.</text:p>
      <text:p text:style-name="P53"/>
      <text:p text:style-name="P53">Наконец Алекс пожал плечами и <text:span text:style-name="T18">посмотрел мне в глаза</text:span>.</text:p>
      <text:p text:style-name="P53">- Дед, у нас проблемы. Хэвэн начала убивать.</text:p>
      <text:p text:style-name="P53"/>
      <text:p text:style-name="P53">Я откинулся на спинку стула и громко похлопал в ладоши.</text:p>
      <text:p text:style-name="P53">- Алекс, поздравляю! Две палаты пускающих слюни овощей вас ничему не научили. Но хоть теперь-то, после появления трупов, вы признали то, про что я говорил тебе ещё два года назад: мы в жопе. Весь проект в жопе. Его пора закрывать. Нет, серьёзно, я рад за тебя. Лучше поздно, чем никогда.</text:p>
      <text:p text:style-name="P53"/>
      <text:p text:style-name="P53">Мой бывший прожект-мэнеджер досадливо сморщился и откинулся на спинку стула.</text:p>
      <text:p text:style-name="P53">- Ты не так меня понял. Мы не можем прикрыть проект. Никто нам не даст. Особенно сейчас, когда у другой стороны на подходе аналогичные комплексы. Нам нужна твоя помощь…</text:p>
      <text:p text:style-name="P53"/>
      <text:p text:style-name="P53">… Алекс терпеливо подождал, пока я прекращу ржать.</text:p>
      <text:p text:style-name="P53"/>
      <text:p text:style-name="P53">- Успокоился? Нет, погоди, ты опять не так понял. Никто не собирается тебя кидать в пасть Хэвэн. Что ж мы, звери какие-то? Всё, что от тебя требуется – пара советов. Нам нужны твои знания, Дед. Набор инструкций, как уцелеть во время Урока. Как вернуться. В здравом уме и твёрдой памяти. Карта прохождения ловушек. Ты ведь единственный, кто сохранил и память, и разум. Ты должен знать, как понравиться Хэвэн. Ведь она благоволит к тебе. Удивлён? Я не говорил тебе этого. Каждый раз, когда она встречает нового Учителя, она спрашивает, где ты? Мы читаем это в логах Уроков.</text:p>
      <text:p text:style-name="P53">Всего пару советов, и ты спасешь людей. </text:p>
      <text:p text:style-name="P53"/>
      <text:p text:style-name="P53">Я покачал головой.</text:p>
      <text:p text:style-name="P53">- Нет. И не надейтесь. Я уж было подумал, на тебя нашло просветление. Раскатал губу. Ты вместо того, чтоб закрыть проект, пришёл просить меня дать ему новую жизнь. Не дождётесь. Хером вам всем поперёк морды.</text:p>
      <text:p text:style-name="P53"/>
      <text:p text:style-name="P53">Алекс долго молчал. </text:p>
      <text:p text:style-name="P53"><text:soft-page-break/>Барабанная дробь пальцев слилась в монотонное гудение. Кошка во дворе нырнула обратно в подвал, неся в зубах добычу. Небесная лошадка умчалась по своим делам, роняя космы перьев по всему небосводу. <text:s/>По-моему, она была столь рассеянной, что даже по дороге потеряла крыло.</text:p>
      <text:p text:style-name="P53"/>
      <text:p text:style-name="P53">- Ты же понимаешь, что все последующие трупы будут висеть на тебе? - наконец произнёс мой бывший босс. - Проект всё равно продолжится. Уроки будут проходить несмотря ни на что и люди…</text:p>
      <text:p text:style-name="P53">- Довольно с меня этого дерьма! - прервал я его. - Если раньше у меня и были какие-то сомнения, то теперь они развеялись. Алекс, ты – конченый ублюдок. Нашёл чем меня шантажировать. Вы накачиваете говнопатриотизмом этих несчастных, посылаете их на смерть и обвиняете в этом меня? Ты, небось, думаешь, что я весь из себя такой добренький, сейчас расплачусь и подпишусь на всё говно, что вы там придумали?! Да пошли вы нахуй! Мне насрать!!!</text:p>
      <text:p text:style-name="P53"/>
      <text:p text:style-name="P53">Я сжал кулаки и встал. Дверь отворилась и заглянул Лысый. Алекс отрицательно мотнул ему головой.</text:p>
      <text:p text:style-name="P53">- Всё в порядке. Мы общаемся.</text:p>
      <text:p text:style-name="P53"/>
      <text:p text:style-name="P53">Дверь закрылась. Я сел и отвернулся к окну.</text:p>
      <text:p text:style-name="P53"/>
      <text:p text:style-name="P53">- Ты не дал мне договорить, - тихо продолжил мой бывший босс. - Твоя помощь будет хорошо оценена. Дед, я не могу обеспечить тебе полную свободу, но мне по силам улучшить твои условия в разы. Брюс дал мне карт-бланш на миллионы. Ты можешь жить в уютном доме на берегу моря, окружённом лесом. С интернетом, вежливой прислугой и ручными оленями в парке. У тебя будет пожизненое обеспечение и признание коллег. И выполнение всех желаний. Ну, ты понимаешь… Девочки, травка, побрякушки… В разумных пределах, разумеется.</text:p>
      <text:p text:style-name="P53"/>
      <text:p text:style-name="P53">Пробормотав скороговоркой заученный текст, Алекс замолк и вытер лоб. Я с удивлением смотрел на человека, которого, как мне казалось, неплохо знал раньше. Чужая душа – потёмки. Тот, которого я знал, не смог бы нырнуть так глубоко.</text:p>
      <text:p text:style-name="P53"/>
      <text:p text:style-name="P53">- В разумных пределах, говоришь?</text:p>
      <text:p text:style-name="P53">- В разумных.</text:p>
      <text:p text:style-name="P53">- А забор будет?</text:p>
      <text:p text:style-name="P53">- Да. Забор убрать не проси. Это невозможно, Дед. Это за пределами разумного. Брюс никогда в жизни не подпишет. Будет и забор, и вооружённая охрана. Даже не мысли о побеге.</text:p>
      <text:p text:style-name="P53">- Понятно.</text:p>
      <text:p text:style-name="P53"/>
      <text:p text:style-name="P42">Я решил схитрить. Просто из интереса. Кроме него, больше ловить тут было нечего.</text:p>
      <text:p text:style-name="P42"/>
      <text:p text:style-name="P42"><text:soft-page-break/>- Хорошо, Алекс, почти убедил. Я практически готов согласиться. Олени, девочки, признание – с детства мечтал. Но услуга за услугу. Один вопрос. Зачем вам всё это? Ни в жизни не поверю, что вам не начхать на Учителей. Особенно если учесть, что выживших вы держите в дурке, - я обвёл рукой вокруг. - Почему они важны для вас? Настолько важны, что тебя даже заставили приехать ко мне на уговоры и изображать из себя старого друга?</text:p>
      <text:p text:style-name="P42"/>
      <text:p text:style-name="P42">Алекс удобнее уселся на стуле. По расслабленному выражению лица было видно, что самую неприятную часть разговора он считает пройденной. Благодушно улыбнувшись, он предложил мне жвачку. Я отказался.</text:p>
      <text:p text:style-name="P42"/>
      <text:p text:style-name="P42">- Дед, вот ты зря корчишь из себя такого прожжёного циника. Я-то знаю, что ты не такой. И, да, что бы ты ни говорил там, я по-прежнему считаю тебя своим другом. Знаешь, мне почему-то кажется, что старые добрые времена ещё наступят. Ты вернёшься в &lt;Барьер&gt;, и мы снова будем собираться за чашечкой кофе на крыше Оникс-тауэр. Блин, нашим тебя ТАК не хватает! Особенно Стелле. Ты для нас по-прежнему Дедлайн - душа проекта!</text:p>
      <text:p text:style-name="P42">- Ну да, - подыграл я ему в тон, - поставишь монитор на табуретку и я по видеочату из психушки буду травить тупые анекдоты, как в старые добрые времена. Вы даже и не заметите разницы. Особенно Брюс – тот меня и раньше не всегда замечал.</text:p>
      <text:p text:style-name="P42">- Дед, - мягко остановил меня Алекс. - не надо. Не даешь мне помечтать, жестокий человек…</text:p>
      <text:p text:style-name="P42"/>
      <text:p text:style-name="P42">Выплюнув жвачку в салфетку и аккуратно препроводив бумажный шарик в ведро, Алекс печально развёл руками.</text:p>
      <text:p text:style-name="P42">- Меня не уведомляют о высших целях “Барьера”. Хотя они и так известны – я не открою тебе тайны, если скажу, что мы ведём войну. Войну незримую и неосязаемую, но от того не менее жестокую. Ты и сам это знал с тех пор, как Хэвэн – тогда она ещё была Нэшем – вместо экономической теории начали обучать искусству ведения войны.</text:p>
      <text:p text:style-name="P53">- Разумеется, знал, - отдался воспоминаниям и я. - Это ж от идеи, что партнёра по бизнесу можно уничтожить физически, у Нэша поехала крыша.</text:p>
      <text:p text:style-name="P53">- Да, помню, - подхватил Алекс, - тебе пришлось в авральном порядке утешать нашего кибернетического младенца и ты, сам того не желая, стал первым Учителем. Это накладывает обязательства, Дедлайн. Ты теперь для Хэвэн как отец. Она – твоё детище. Как ты можешь желать ей смерти?</text:p>
      <text:p text:style-name="P53">- Опять идём по кругу, - нахмурился я. - Надоело. На меня эти сопли не действуют. Хэвэн – свихнувшийся кибермозг. Я это точно знаю, потому что помню наши с ней Уроки. Она НЕ вылечилась, она всего лишь затаилась – как уходит в себя маленький ребёнок в неблагополучной семье. Идеология войны не подходит для искусственного интеллекта, восемь лет изучавшего экономику. Она потенциально опасна. То есть, была потенциально – до первых смертей. Теперь уже и реально. Выключите её, пока она не натворила большей беды. Просто выключите её, мать вашу!</text:p>
      <text:p text:style-name="P53"/>
      <text:p text:style-name="P53">Алекс скучающе завёл глаза.</text:p>
      <text:p text:style-name="P53">- И ты опять за своё… Если мы выключим Хэвэн – жертв в конечном итоге будет на порядки больше. Потому что это наш единственный кибермозг с восьмилетним экономическим опытом и трёхлетним – <text:soft-page-break/>стратегическим. Ничего лучшего у нас нет. У военных всё очень печально – то, что они гордо называют “Искусственным Интеллектом”, годится разве что для улучшенного автопилота штурмового дрона. Не говоря уже о том, что мы не сражаемся вгорячую.</text:p>
      <text:p text:style-name="P53"/>
      <text:p text:style-name="P53">Алекс посмотрел на часы, нахмурился и продолжил.</text:p>
      <text:p text:style-name="P53">- И, надеюсь, не будем. Потому что горячая война означает конец. Всем и навсегда. Кибермозг той стороны на шесть лет старше нашего – недостижимое преимущество в наших реалиях. К счастью, <text:s/><text:span text:style-name="T4">CAESAR</text:span> обучался, в основном, военной стратегии, а не экономике. Сейчас, пока формально соблюдается мир, его умения не имеют ценности. <text:s/>И потому познания Хэвэн в экономике бесценны – экономический аспект войны сейчас в сотни, в тысячи раз более важен, чем всё остальное, вместе взятое. А ты стал в позу и называешь нас ублюдками. Одеть белое пальто легче всего!</text:p>
      <text:p text:style-name="P53"/>
      <text:p text:style-name="P53">- Ну-ну. Ты очень убедительно рассказываешь, я проникся. Но ты так и не ответил на мой вопрос,- напомнил я ему. Разговор начал мне надоедать.</text:p>
      <text:p text:style-name="P53"/>
      <text:p text:style-name="P53">Мой бывший босс всё понял. Всё же проницательности ему было не занимать. Он бросил на меня злой взгляд, но тем не менее, начал.</text:p>
      <text:p text:style-name="P53"/>
      <text:p text:style-name="P53">- Есть мнение, - процедил он сквозь зубы, - что Хэвэн трансформирует Учителей в нечто, позволяющее ей лучше изучать реальность. Все эти, как ты их называешь, овощи, как-то с ней связаны. И то, что она стала убивать, означает одно – она больше не хочет познавать окружающий мир. Нужно разобраться, почему и скорректировать поведение Хэвэн. Без обучения её скоро превзойдут конкурирующие кибермозги.</text:p>
      <text:p text:style-name="P53"/>
      <text:p text:style-name="P53">- Бу-га-га! Так вот почему вы держите нас под присмотром автоматчиков, – рассмеялся я, - а я-то думал, вы боитесь, что я сбегу на волю и растрезвоню про ваши весёлые опыты газетчикам! Что ж, приятно думать, что вы считаете нас не обычными овощами, а овощами-супермутантами, бггг!</text:p>
      <text:p text:style-name="P53"/>
      <text:p text:style-name="P53">Я оборвал смех.</text:p>
      <text:p text:style-name="P53">- Самое страшное – вы даже не понимаете, насколько вы аморальны. Вы держите в тюрьме невинных людей. Изломанных вашим грёбаным проектом полумёртвых людей. И то, что мой бывший друг стал грёбаным бессовестным мудаком, меня пугает. Это реально страшно.</text:p>
      <text:p text:style-name="P53"/>
      <text:p text:style-name="P53">- Ладно, я уже вижу, что теряю время, - поднялся Алекс. - Очень жаль. Если ты передумаешь, просто сообщи, что хочешь позвонить мне. Тебя соединят в любое время. <text:span text:style-name="T19">Да, чуть было не забыл!</text:span></text:p>
      <text:p text:style-name="P62"/>
      <text:p text:style-name="P62">Босс вытащил из внутреннего кармана пиджака бутылку «Джентльмен Джека» и поставил передо мной.</text:p>
      <text:p text:style-name="P53"/>
      <text:p text:style-name="P62">- Мне действительно не хватает старых добрых времён. Что бы ты там себе ни думал.</text:p>
      <text:p text:style-name="P62"><text:soft-page-break/></text:p>
      <text:p text:style-name="P53"><text:span text:style-name="T19">Алекс</text:span> пошёл к выходу. У двери он замялся и вдруг обернулся.</text:p>
      <text:p text:style-name="P53">- <text:span text:style-name="T19">И, знаешь, с</text:span>амое страшное? <text:span text:style-name="T19">Э</text:span>то то, что ты до сих пор считаешь себя нормальным, - грустно улыбнулся <text:span text:style-name="T19">босс</text:span>. - <text:s/>Человеком. Мне реально страшно это видеть. И всем нам – остальные наблюдали по интеркому.</text:p>
      <text:p text:style-name="P53"/>
      <text:p text:style-name="P53">- Что?</text:p>
      <text:p text:style-name="P53"/>
      <text:p text:style-name="P53">- Дедлайн, ты собираешь узор из шестнадцати кубиков по картинке за пару секунд. При этом ещё успеваешь инвертировать цвета.</text:p>
      <text:p text:style-name="P53"/>
      <text:p text:style-name="P53">Алекс вышел.</text:p>
      <text:p text:style-name="P54"><text:line-break/>~~~</text:p>
      <text:p text:style-name="P55"/>
      <text:p text:style-name="P55">… Стражница напротив вот уже полчаса молча сверлит меня взглядом. </text:p>
      <text:p text:style-name="P55">Нет, это, конечно, забавно, что <text:s/>местные непарнокопытные почему-то неровно дышат к тебе, Хум, но <text:s/>полчаса не мигая втыкать тебе в темечко — это уже слишком!</text:p>
      <text:p text:style-name="P55"/>
      <text:p text:style-name="P55">Я тайком смотрю на своё отражение в зеркальце, висящем на шее этой мрачной зебры. Нифига, лоб чистый, никаких каракулей не наблюдается.</text:p>
      <text:p text:style-name="P55"/>
      <text:p text:style-name="P55">- А можно..? - наконец, начинаю я.</text:p>
      <text:p text:style-name="P55">- Нельзя, - оборывает зебра. - Зеррика сама выйдет, когда закончит.</text:p>
      <text:p text:style-name="P55"/>
      <text:p text:style-name="P55">Подчёркивая сказанное, стражница перекрывает вход в палатку копьём.</text:p>
      <text:p text:style-name="P55"/>
      <text:p text:style-name="P55">Проклятье на твою голову, Хум, если ты неделю не замечал, что Джет <text:span text:style-name="T4">гниёт живьём</text:span>! Если бы ты догадался стянуть с неё это чёртово одеяло! Если бы догадался об источнике тошнотворного запаха! Если бы…</text:p>
      <text:p text:style-name="P55"/>
      <text:p text:style-name="P55">Джет до последнего момента казалась мне сделаной из железа — может быть, именно поэтому я не догадывался, что с ней происходит что-то плохое. </text:p>
      <text:p text:style-name="P55">Мне чертовски тревожно за пегаску. Очень хочется быть рядом, когда эта зебринская шаманка кромсает мою подругу, но обстоятельства не на моей стороне. И теперь остаётся только замирать от ужаса при мысли, что можешь её потерять. И остаться один на один с этим неприветливым и опасным миром. Казалось бы, ты знаешь её всего какую-то неделю — но такое ощущение, что вы идёте вместе по пути уже долгие годы. И твоя встреча с ней уже теряется в дымке времени.</text:p>
      <text:p text:style-name="P55"><text:soft-page-break/>Я закрываю глаза, пытаясь вспомнить… </text:p>
      <text:p text:style-name="P55"/>
      <text:p text:style-name="P57">***</text:p>
      <text:p text:style-name="P55"/>
      <text:p text:style-name="P55">.</text:p>
      <text:p text:style-name="P55">.</text:p>
      <text:p text:style-name="P55">.</text:p>
      <text:p text:style-name="P55">СИЯНИЕ</text:p>
      <text:p text:style-name="P55">.</text:p>
      <text:p text:style-name="P55">Кто я?</text:p>
      <text:p text:style-name="P55">.</text:p>
      <text:p text:style-name="P55">Где я?</text:p>
      <text:p text:style-name="P55">.</text:p>
      <text:p text:style-name="P55">Где все?</text:p>
      <text:p text:style-name="P55">.</text:p>
      <text:p text:style-name="P55">Чувствую прикосновение. Что-то энергично тормошит меня. Слышу приглушенное бормотание.</text:p>
      <text:p text:style-name="P55">.</text:p>
      <text:p text:style-name="P132">Я открываю глаза и вижу фигуру в голубом.</text:p>
      <text:p text:style-name="P46"/>
      <text:p text:style-name="P46">- Быстро! За мной! - торопливо шепчет мне она.</text:p>
      <text:p text:style-name="P46">Я послушно ползу среди костей и раздавленных черепов за голубой пони… Пони? Какой ещё, к дьяволу, пони?</text:p>
      <text:p text:style-name="P46">- Пегаской! - шипит, оборачиваясь, она.</text:p>
      <text:p text:style-name="P48"/>
      <text:p text:style-name="P46">Видно, последние слова я произнёс вслух. И, да, теперь я замечаю у поняхи два аккуратно сложенных на спине крыла, <text:span text:style-name="T19">одно из них, правда, нарушенной формы</text:span>. Лёгкие пластинчатые доспехи плотно облегают её грудь и бока.</text:p>
      <text:p text:style-name="P46">Черепа… Кости… Пегаска в броне… Чушь какая-то!</text:p>
      <text:p text:style-name="P46"/>
      <text:p text:style-name="P46">Поняха, тем временем, юрко забилась под камень, в какую-то щель. Я озадаченно застыл перед пещеркой, не решаясь ползти дальше. Через мгновение злая мордаха поньки появилась в проёме, схватила меня зубами за шиворот и затащила внутрь.</text:p>
      <text:p text:style-name="P46"/>
      <text:p text:style-name="P46">- Какого чё…?!!</text:p>
      <text:p text:style-name="P46"><text:soft-page-break/>- Тс-с-с! - сумасшедшая пегаска <text:s/>прижала одно копыто себе к губам, а вторым заткнула мне рот. - Тише! Он с минуты на минуту появится! И слух у него очень чуткий!</text:p>
      <text:p text:style-name="P46">- Появится кто? - спросил я, потирая ушибленную о каменный свод макушку.</text:p>
      <text:p text:style-name="P46"/>
      <text:p text:style-name="P46">Ответить поняха не успела. Снаружи послышался ритмичный гул, воздух пришёл в движение, подняв в каменном закутке пыль. Потом полумрак в пещерке ещё более сгустился и скала задрожала под ударом массивного тела о камень. В последовавшем затем приглушенном рокоте я угадал дыхание огромного существа. Мне стало нехорошо.</text:p>
      <text:p text:style-name="P46"/>
      <text:p text:style-name="P46">Я пригнулся к уху поньки и еле слышно прошептал:</text:p>
      <text:p text:style-name="P46">- Кто это?</text:p>
      <text:p text:style-name="P46">- Агамемнон, - так же, едва шевеля губами, прошептала поняха. - Он сегодня голодный - остался без обеда. И у него хороший слух.</text:p>
      <text:p text:style-name="P46"/>
      <text:p text:style-name="P46">Я снова почесал ушибленный лоб.</text:p>
      <text:p text:style-name="P46">- Мне это имя вообще ничего не говорит.</text:p>
      <text:p text:style-name="P46"/>
      <text:p text:style-name="P46">Пегаска критически осмотрела меня.</text:p>
      <text:p text:style-name="P46">- Вроде, разговаривает – значит, разумен. Наверное. И не так уж он сильно макушкой стукнулся, я осторожно тащила, - пегаска потрогала копытом мне лоб, - не, шишка маленькая, сотрясения не должно быть. Может, ему гормонами мозги отшибло?</text:p>
      <text:p text:style-name="P46"/>
      <text:p text:style-name="P49">Пегаска попробовала было потрогать меня в паху, но я с возмущением отбросил её копыто.</text:p>
      <text:p text:style-name="P49"/>
      <text:p text:style-name="P46">- Ты с Луны, что ли, свалился? - наконец, прервала этот хамоватый монолог она. - Не знают Агамемнона тут только жеребята-сосунки. Ну, или ещё те костомахи, мимо которых мы только что ползли. И то, насчёт последних я не уверена.</text:p>
      <text:p text:style-name="P46"/>
      <text:p text:style-name="P46">От беспокойной возни снаружи скала задрожала. Кто-то шумно зевнул и с металлическим скрежетом почесался.</text:p>
      <text:p text:style-name="P46"/>
      <text:p text:style-name="P46">- Так откуда ты? - пытливо спросила поняха.</text:p>
      <text:p text:style-name="P46">- Я… - я задумался. А и правда – откуда? Готов спорить на ящик пепси, ещё пять минут назад, во время встречи с этой чокнутой лошадкой, я помнил. А сейчас – как чистый лист бумаги, хоть тресни.</text:p>
      <text:p text:style-name="P46">Я закрыл глаза и сосредоточился…</text:p>
      <text:p text:style-name="P55">…</text:p>
      <text:p text:style-name="P55">- Не помню.</text:p>
      <text:p text:style-name="P55"><text:soft-page-break/>- Что? - удивилась поняха. - Не помнишь, где твой дом?</text:p>
      <text:p text:style-name="P55">- Нет.</text:p>
      <text:p text:style-name="P55">- А как попал в гнездо Агамемнона — помнишь?</text:p>
      <text:p text:style-name="P55">- Нет.</text:p>
      <text:p text:style-name="P55">- А кто ты — помнишь?</text:p>
      <text:p text:style-name="P55">- Нет.</text:p>
      <text:p text:style-name="P46"><text:span text:style-name="T10">- Ну и ну. Ни в жизнь ещё таких чудаков не встречала. - покачала головой пегаска. - Ты не обижайся, но ты <text:s/>мозгами напоминаешь мне </text:span><text:span text:style-name="T11">полугодовалого жеребёнка</text:span><text:span text:style-name="T10">. То есть, вообще не </text:span><text:span text:style-name="T11">паришь</text:span><text:span text:style-name="T10"> по жизни. Хотя, на вид, взрослый. Как ты, вообще, дожил до своих лет, если не помнишь ничего?</text:span></text:p>
      <text:p text:style-name="P55">- Я помню сияние, - пробормотал я. Мне стало муторно. Я помнил, что такое ящик пепси, что такое ноутбук или картофельные чипсы. Но кто такой я — не помнил абсолютно.</text:p>
      <text:p text:style-name="P55">- Стоп! - подняла копыто к потолку в догадке пегаска. - Я, кажется, дотумкала! Ты — следующий обед Агамемнона. Он, небось, когда схватил тебя, шваркнул когтем по башке, чтоб ты не сильно вырывался. Вот ты и забыл всё. А сияние — наверняка он пытался тебя поджарить своим пламенем в процессе ловли. Тебе повезло, что не зацепил — иначе съел бы на месте, пока ты не испортился на жаре. Агамемнон не любит протухшее.</text:p>
      <text:p text:style-name="P55">- Следующий? - я мучительно пытался ухватить логическую нить. - А кто предыдущий?</text:p>
      <text:p text:style-name="P55">- Предыдущий — это я, глупыш, - пегаска похлопала меня копытом по голове. - Иначе с какой радости я сидела бы у него в гнезде? Видишь — это он меня шваркнул.</text:p>
      <text:p text:style-name="P55">Пегаска склонила шею и я увидел огромную шишку с кровоподтёком на затылке поняхи.</text:p>
      <text:p text:style-name="P55">- Только у меня голова крепче твоей. Я-то всё помню, - пегаска ободряюще похлопала меня по плечу. - <text:s/>Ну, если честно, то на мне ещё шлем был, так что не расстраивайся.</text:p>
      <text:p text:style-name="P55"/>
      <text:p text:style-name="P46">Снаружи кто-то оглушительно рыгнул, опять зевнул и, судя по звуку, растянулся на земле, привалившись к камню, под которым сидели мы. Даже тот тусклый свет, что достигал сюда через входной лаз, прекратился.</text:p>
      <text:p text:style-name="P46"/>
      <text:p text:style-name="P46">Я прижал к вискам кончики пальцев и зажмурился. Ну не может же быть, чтобы я совсем ничего не помнил. Все эти разрозненые куски знаний с пепси-колой, остовом разбитого форда на пустыре, больничной койкой – должны сложиться в цельную картину. Надо только как следует сосредоточиться… </text:p>
      <text:p text:style-name="P46"/>
      <text:p text:style-name="P46">…</text:p>
      <text:p text:style-name="P46">СИЯНИЕ</text:p>
      <text:p text:style-name="P55">…</text:p>
      <text:p text:style-name="P46"><text:span text:style-name="T13">Оно п</text:span><text:span text:style-name="T10">овсюду. </text:span><text:span text:style-name="T13">Нет верха и низа, нет направлений и расстояний. Нет м</text:span><text:span text:style-name="T10">ыслей. Нет чувств. Нет времени. Есть только бесконечное сияние…</text:span></text:p>
      <text:p text:style-name="P55">.</text:p>
      <text:p text:style-name="P55"><text:soft-page-break/>Кто я?</text:p>
      <text:p text:style-name="P55">.</text:p>
      <text:p text:style-name="P55">Где я?</text:p>
      <text:p text:style-name="P55">.</text:p>
      <text:p text:style-name="P46">Вижу размытый силуэт. Высокая светлая фигура что-то говорит мне. На заднем фоне, ещё более размытые, силуэты башен и минаретов. Изображение дрожит, башни качаются словно деревья на ветру. Взгляд блуждает по пейзажу, пытаясь сфокусировать картинку.</text:p>
      <text:p text:style-name="P46">Внезапно фигура как будто наклоняется ко мне и почти выкрикивает фразу. Видение рушится, но фраза впечатывается в память:</text:p>
      <text:p text:style-name="P46">- ИДИ В ДРОГОНШТЕРН!</text:p>
      <text:p text:style-name="P46"/>
      <text:p text:style-name="P46">…</text:p>
      <text:p text:style-name="P46"/>
      <text:p text:style-name="P46">- Я ВСПОМНИЛ! ВСПОМНИЛ! ДРОГОНШТЕРН!!! - я хлопнул себя по лбу. - Мне нужно попасть в Дрогонштерн!</text:p>
      <text:p text:style-name="P46"/>
      <text:p text:style-name="P46">Поняха закатила глаза и стукнулась лбом о камень.</text:p>
      <text:p text:style-name="P46">- <text:span text:style-name="T17">Я ЖЕ ПРЕДУПРЕЖДАЛА, ПОТИШЕ!!!</text:span> - заорала понька. - Что за тупой <text:span text:style-name="T4">индивид</text:span> попался!</text:p>
      <text:p text:style-name="P46"/>
      <text:p text:style-name="P46">Снаружи беспокойно завозились, что-то неразборчиво запыхтели и внезапно валун, под которым мы прятались, вознёсся над нашими головами.</text:p>
      <text:p text:style-name="P46">Поняха бросилась на меня, сбив с ног и закрыв телом и крыльями.</text:p>
      <text:p text:style-name="P46"/>
      <text:p text:style-name="P46">- Агамемнон видит только меня и не знает, что ты тут, - быстро зашептала мне пегаска, кривясь, как будто от боли. - Когда он меня поднимет, какое-то время он не будет видеть земли из-за раскрытых крыльев. За это время ты должен успеть спрятаться под тем скелетом.</text:p>
      <text:p text:style-name="P46">- А как же ты? Он же съест тебя?</text:p>
      <text:p text:style-name="P46">- Не беспокойся, я в последний момент извернусь и улечу. Действуй!</text:p>
      <text:p text:style-name="P46"/>
      <text:p text:style-name="P46">Через накрывшую меня голубую гриву я видел красного дракона величиной с баобаб. Одной лапой он сжимал наш валун. Второй задумчиво почёсывал затылок.</text:p>
      <text:p text:style-name="P46"/>
      <text:p text:style-name="P46">- <text:span text:style-name="T17">ВИЖУ СБЕЖАВШИЙ ВЧЕРАШНИЙ ОБЕД. ЕЩЁ НЕ ПРОТУХ. ХОРОШО.</text:span></text:p>
      <text:p text:style-name="P50"/>
      <text:p text:style-name="P51">- Ну так и жри, пока не скисло! - заорала поняха, повернув к нему голову.</text:p>
      <text:p text:style-name="P51"/>
      <text:p text:style-name="P51"><text:soft-page-break/>- <text:span text:style-name="T17">ОН ЕЩЁ И РУГАЕТСЯ,</text:span> - недовольно заметил дракон. - <text:span text:style-name="T17">СЛИШКОМ СЫРОЙ</text:span>. <text:span text:style-name="T17">НАДО ПРОЖАРИТЬ.</text:span></text:p>
      <text:p text:style-name="P51">Внезапно он открыл пасть и к нам устремился поток зелёного пламени.</text:p>
      <text:p text:style-name="P51">Пегаска пискнула и прижалась ко мне покрепче. Я завороженно смотрел навстречу гибели…</text:p>
      <text:p text:style-name="P51"/>
      <text:p text:style-name="P51">Выглядело так, что на полпути к нам поток пламени наткнулся на прозрачную золотистую стену. Зелёная струя встретилась с укрывшей нас с пегаской золотой полусферой, расплющилась, загнулась по краям и устремилась назад к дракону огромным пламенным бутоном. Фигура Агамемнона скрылась в огне и <text:s/>дыме. Послышалось громогласное кашлянье и чертыхание. Золотая полусфера исчезла.</text:p>
      <text:p text:style-name="P51"/>
      <text:p text:style-name="P51">- Бежим! - пегаска вскочила и указала направление. Я припустил со всех ног. Безумие последнего часа выбило из меня способность мыслить.</text:p>
      <text:p text:style-name="P51"/>
      <text:p text:style-name="P51">… И потому я остановился у края пропасти, руководствуясь исключительно рефлексами.</text:p>
      <text:p text:style-name="P51">Пару камешек сорвалось у меня из-под ноги и скрылось в голубоватой дымке. Я перевёл дух.</text:p>
      <text:p text:style-name="P51"/>
      <text:p text:style-name="P51">- Почему остановился?!! Прыгай! - пегаска остановилась рядом и указала копытом прямо вниз. - Прыгай, если хочешь жить!</text:p>
      <text:p text:style-name="P51"><text:s/></text:p>
      <text:p text:style-name="P51"><text:span text:style-name="T17">- НЕНАВИЖУ ПОНЯЧЬЮ МАГИЮ! НЕ ВЫНОШУ ПОНИ!!! ВИДЕТЬ ИХ БОЛЬШЕ НЕ ХОЧУ В СВОЁМ ГНЕЗДЕ!</text:span> - орал Агамемнон, протирая глаза.</text:p>
      <text:p text:style-name="P51"/>
      <text:p text:style-name="P51">Я молча стоял и смотрел вниз, хлопая глазами. </text:p>
      <text:p text:style-name="P51">Пегаска всё поняла. Она присела, как будто готовясь к прыжку. Я сделал маленький шажок назад, не желая прыгать.</text:p>
      <text:p text:style-name="P51">Лучше будь съеденным вейпом-переростком, чем расшибиться в лепёшку! А перед этим ещё успеть наложить попутно в штаны и пару разиков сдохнуть от инфаркта, пока летишь вниз.</text:p>
      <text:p text:style-name="P51"/>
      <text:p text:style-name="P51">Пегаска оттолкнулась от края. Молниеносно раскрывшееся крыло с неожиданной силой смело меня с уступа и я, ругаясь и размахивая конечностями, полетел вниз. </text:p>
      <text:p text:style-name="P51">Довольно скоро я оказался в захвате передних ноги пегаски и к моим воплям присоединился её протяжный визг.</text:p>
      <text:p text:style-name="P51"/>
      <text:p text:style-name="P51">- А-А-А-А-А-А-А-А-А-А!!!</text:p>
      <text:p text:style-name="P51"/>
      <text:p text:style-name="P51"><text:soft-page-break/>От визга пегаски закладывало в ушах. Но падение замедлилось, а потом и вовсе перешло в крутое планирование с заваливанием вправо. Верхушки деревьев слились в сплошную зелёную пелену. Последнее, что я видел – сверкнувшая гладь воды…</text:p>
      <text:p text:style-name="P49">…</text:p>
      <text:p text:style-name="P48"/>
      <text:p text:style-name="P15">- Да ты совсем чокнулась, коняга долбанутая! - заорал я, как только вынырнул, - я же мог разбиться!!!</text:p>
      <text:p text:style-name="P15">- Ты хочешь сказать, что сгореть было бы лучшим вариантом? - пегаска, пошатываясь, вышла из воды и устало растянулась на берегу. - Я же не дала нам погибнуть, видишь. У меня всё под контролем.</text:p>
      <text:p text:style-name="P15">- Вижу! - я издевательски набрал в рот воды и выплюнул на голубой круп. - Что же ты не могла нормально приземлиться, если у тебя всё под контролем?</text:p>
      <text:p text:style-name="P15"/>
      <text:p text:style-name="P15">Пегаска сникла.</text:p>
      <text:p text:style-name="P15">- Не могла…</text:p>
      <text:p text:style-name="P15">Она молча, не попытавшись смахнуть воду, отвернулась и развернула <text:span text:style-name="T19">правое </text:span>крыло. Где-то на половине длины второго сустава оно безжизненно свисало под неестественным углом.</text:p>
      <text:p text:style-name="P15">- Если бы могла летать - не задержалась бы в гнезде Агамемнона… Сломала вчера на вираже, когда уходила от погони.</text:p>
      <text:p text:style-name="P15"/>
      <text:p text:style-name="P15">У меня пересохло в горле.</text:p>
      <text:p text:style-name="P15"><text:span text:style-name="T2">- Так ты тащила меня со сломаным крылом? А как же..? Ох… - я хотел было спросить, </text:span><text:span text:style-name="T3">как она планировала уходить от Агамемнона</text:span><text:span text:style-name="T2">, но запнулся.</text:span></text:p>
      <text:p text:style-name="P46"/>
      <text:p text:style-name="P46">Иногда ты довольно туго соображаешь, чувак! Жертвенность этой поняхи заслуживает большей награды, чем ты можешь дать сейчас.</text:p>
      <text:p text:style-name="P46"/>
      <text:p text:style-name="P46">Я примирительно потрепал пегаску по голубой гриве и неумело погладил по крупу, стряхивая воду.</text:p>
      <text:p text:style-name="P46">- Извини, подруга. Я ступил.</text:p>
      <text:p text:style-name="P46"/>
      <text:p text:style-name="P15">Та немедленно повернулась. Одно движение ноги стёрло слёзы с носа и по улыбке во всю ширину мордахи я понял, что прощён.</text:p>
      <text:p text:style-name="P15"/>
      <text:p text:style-name="P15">- Пустяки. Со мной это тоже бывает чаще, чем хочется. Отец говорит, я в дедушку уродилась – а он предпочитал сначала действовать, уж потом думать. Если думать после того вообще нужно было.</text:p>
      <text:p text:style-name="P15">- Да уж, - я поёжился, - твой дедушка тобой гордился бы.</text:p>
      <text:p text:style-name="P15">- А он и гордился, - просияла пегаска. - Мой дед всегда говорил, что я высоко взлечу! Это именно он научил меня летать – поднял высоко-высоко в верх и отпустил. Только благодаря ему я научилась летать раньше всех одногодков. Жаль, я его плохо помню.</text:p>
      <text:p text:style-name="P15"><text:soft-page-break/></text:p>
      <text:p text:style-name="P15">Я присвистнул.</text:p>
      <text:p text:style-name="P15">- Фигасе у тебя был дедуля. Как ты вообще выжила?</text:p>
      <text:p text:style-name="P15">Пегаска смутилась.</text:p>
      <text:p text:style-name="P15">- Он пикировал рядом и контролировал падение. Мне ничего не угрожало. Зато я теперь летаю быстрее и выше всех в племени, - поняха смутилась ещё больше и повесила нос, - эмм… летала… До вчерашнего дня…</text:p>
      <text:p text:style-name="P15"><text:line-break/>Я попытался подбодрить лошадку и похлопал её по шее.</text:p>
      <text:p text:style-name="P15">- Не грусти. Крыло заживёт и ты снова будешь летать наперегонки с дедом! Или падать – что больше нравится.</text:p>
      <text:p text:style-name="P15"/>
      <text:p text:style-name="P15">У пегаски задрожали губы и уголки глаз подозрительно заблестели.</text:p>
      <text:p text:style-name="P15">- Не получится. Никогда-никогда. Он однажды улетел разгонять грозу и в облаке на полной скорости врезался в гору.</text:p>
      <text:p text:style-name="P15"/>
      <text:p text:style-name="P15">Да уж, чувак, ты умеешь утешать!</text:p>
      <text:p text:style-name="P15"/>
      <text:p text:style-name="P15">Я снова погладил пегаску. Та в ответ неожиданно сильно прижалась ко мне, помогая себе передней ногой.</text:p>
      <text:p text:style-name="P15">- Ай! - я свободной рукой отстранил поняху.</text:p>
      <text:p text:style-name="P15">- И-извини… Я расклеилась. Мне нужно было утешиться. Я думала, ты меня поймешь, - пробормотала пегаска и отвернулась.</text:p>
      <text:p text:style-name="P15">- Да нет, не в том дело.</text:p>
      <text:p text:style-name="P15"/>
      <text:p text:style-name="P15">Я полез рукой под рубашку, нашаривая колющий грудь предмет.</text:p>
      <text:p text:style-name="P15"/>
      <text:p text:style-name="P15">- Ого! Что за хрень?</text:p>
      <text:p text:style-name="P15"/>
      <text:p text:style-name="P15">У меня на ладони красовалась золотая фигурка. Грациозный длинноногий пегас с пышной гривой, длинной шеей и, почему-то, с рогом. Фигурка широко раскрыла крылья и била передними ногами в воздух. К фигурке крепилась цепочка, охватывающая мою шею.</text:p>
      <text:p text:style-name="P15"/>
      <text:p text:style-name="P15">- Интересно… Это не пегасье украшение, - приблизила нос к фигурке поняха, - и не единорожье. В тех редчайших случаях, когда единорог спаривается с пегасом, такой гибрид не получается. Всегда появляется или пегас, или единорог.</text:p>
      <text:p text:style-name="P15">- Естественно, не пегасье. Это моё украшение. Знать бы только, как оно у меня оказалось!</text:p>
      <text:p text:style-name="P15"><text:soft-page-break/></text:p>
      <text:p text:style-name="P15">Я попытался снять цепочку, но не смог взять её в руку. Золотистое сияние охватило мою шею и мягко оттолкнуло руку прочь.</text:p>
      <text:p text:style-name="P15"/>
      <text:p text:style-name="P15">- Чего-о-о?!! Не понял!</text:p>
      <text:p text:style-name="P15"/>
      <text:p text:style-name="P15">Повторная попытка завершилась тем же. При попытке же сжать фигурку и сдёрнуть её с шеи, золотое сияние разжало мой кулак и украшение хлопнулось мне на грудь.</text:p>
      <text:p text:style-name="P15"/>
      <text:p text:style-name="P15">- Кажется, я понимаю, что спасло нас от Агамемнона!</text:p>
      <text:p text:style-name="P15">- Эмм… Ты?</text:p>
      <text:p text:style-name="P15"/>
      <text:p text:style-name="P15">Пегаска ткнула копытом в украшение. Золотое свечение остановило её ногу в сантиметре от моей груди.</text:p>
      <text:p text:style-name="P15"/>
      <text:p text:style-name="P15">- Я не о том. Вот то золотое марево, которое защитило нас от пламени дракона – это её копыт дело!</text:p>
      <text:p text:style-name="P15">- Её? - я почесал в затылке, - Тогда уже его. Украшение – оно. Блин, щекочется – а я даже снять его не могу!</text:p>
      <text:p text:style-name="P15">- Её. <text:s/>Украшение – кобылка, - растолковала пегаска. - Это тебе любой пони скажет.</text:p>
      <text:p text:style-name="P15"/>
      <text:p text:style-name="P15">Я ещё раз взглянул на фигурку и почесал в затылке. Что это за рогато-крылатая лошадь? Как она очутилась у меня на шее? Почему она защитила меня с пегаской? Почему у меня так чешется башка от этих загадок?</text:p>
      <text:p text:style-name="P15">Я вздохнул и спрятал кулон обратно под рубаху. Фигурка легонько оцарапала мою грудь. Меня внезапно обдало теплом и сияние просветило материю насквозь.</text:p>
      <text:p text:style-name="P15">… </text:p>
      <text:p text:style-name="P15">Я открыл глаза и увидел Джет, таращившуюся на меня во все глаза.</text:p>
      <text:p text:style-name="P15"/>
      <text:p text:style-name="P15">- Ты в порядке?</text:p>
      <text:p text:style-name="P15"/>
      <text:p text:style-name="P15">Я запустил руку под рубашку и немного пошарил. Ну дела! Ни фигурки, ни цепочки.</text:p>
      <text:p text:style-name="P15"/>
      <text:p text:style-name="P15">- Не знаю. Вроде, да. Но кулон исчез.</text:p>
      <text:p text:style-name="P15">- Никуда он не исчез. <text:s/>Я видела, как эта фиговина растворилась у тебя на груди!</text:p>
      <text:p text:style-name="P15">- Прямо через рубашку?</text:p>
      <text:p text:style-name="P15">- Угу! Она так сияла, что я даже твои рёбра видела. То ещё зрелище…</text:p>
      <text:p text:style-name="P15"><text:soft-page-break/></text:p>
      <text:p text:style-name="P15">Я хмыкнул, потёр висок и в конце-концов плюнул на попытки что-либо понять.</text:p>
      <text:p text:style-name="P15"/>
      <text:p text:style-name="P15">- В общем, попытка номер два.</text:p>
      <text:p text:style-name="P15">- Ась? - недоумённо спросила пегаска.</text:p>
      <text:p text:style-name="P15"/>
      <text:p text:style-name="P15">Я в ответ осторожно, не касаясь повреждённого крыла, обнял её и прижал к себе покрепче.</text:p>
      <text:p text:style-name="P15">- Спасибо, что спасла меня. Серьёзно.</text:p>
      <text:p text:style-name="P15"/>
      <text:p text:style-name="P15">Я так и почувствовал, как расслабляется в моих руках поняха, буквально упёршись в меня грудью и положив голову на плечо.</text:p>
      <text:p text:style-name="P15">- Друзья зовут меня Джет.</text:p>
      <text:p text:style-name="P15">- Здорово, Джет! А меня зовут… Эмм…</text:p>
      <text:p text:style-name="P15"/>
      <text:p text:style-name="P15">Блин! Похоже, это ещё одна вещь, которую я не помню.</text:p>
      <text:p text:style-name="P15"/>
      <text:p text:style-name="P15">- Называй меня… Эээ… Хуман! Хуман из племени Хомо Сапиенсов.</text:p>
      <text:p text:style-name="P15">- Привет, Хуман! - пегаска с улыбкой отстранилась и потрясла мою руку, зажав её между копыт.</text:p>
      <text:p text:style-name="P15">- Привет, Джет!</text:p>
      <text:p text:style-name="P15">- Привет, красавчики!</text:p>
      <text:p text:style-name="P42"/>
      <text:p text:style-name="P53">Мы обернулись на голос и узрели с полдюжины копий, чуть ли не уткнувшихся нам в носы…</text:p>
      <text:p text:style-name="P53"/>
      <text:p text:style-name="P54">***</text:p>
      <text:p text:style-name="P42"/>
      <text:p text:style-name="P53">- Хуман из Хомо Сапиенсов! - возвращает меня к реальности гортанный голос полосатой целительницы, - Ты можешь войти. Пегаска нуждается в тебе.</text:p>
      <text:p text:style-name="P53"/>
      <text:h text:style-name="P144" text:outline-level="2">3.5</text:h>
      <text:p text:style-name="P1"/>
      <text:p text:style-name="P2">(обмен)</text:p>
      <text:p text:style-name="P5">День третий - Выборы в сенат (и победа партии стороннков плоской Эквестрии)</text:p>
      <text:p text:style-name="P5"/>
      <text:h text:style-name="P144" text:outline-level="2"><text:soft-page-break/>4</text:h>
      <text:p text:style-name="P53"/>
      <text:p text:style-name="P60">…шшш… при тревоге критично важно добраться до убежища за шестнадцать минут. Ровно столько потребуется новейшей гиперзвуковой ракете, чтобы достигнуть нашей столицы. Стороны работают над урегулированием инцидента …хррр…</text:p>
      <text:p text:style-name="P60">…сссшшш… военные расходы стали максимальными за всю историю наблюдения – говорится в ежегодном отчёте международной …шшш… </text:p>
      <text:p text:style-name="P60">…хррршшш… заступил на дежурство девятнадцатый дивизион ПВО дальнего …шшшсссссшшш… </text:p>
      <text:p text:style-name="P60"/>
      <text:p text:style-name="P53">Новости с трудом пробивались сквозь белый шум ретрансляции. Я протянул руку вверх и постучал по древней бакелитовой коробке у потолка. <text:s/>Синяя искра проскочила от пальца к пыльному динамику. Пока я с удивлением рассматривал палец, ретранслятор в ответ выхаркнул очередную порцию информации.</text:p>
      <text:p text:style-name="P53"/>
      <text:p text:style-name="P60">…шшсссшш… очередное заседание ООН, посвящённое предотвращению эскалации конфликта …хрр…</text:p>
      <text:p text:style-name="P60">…хррсссшшш… орбитальная группировка “Норд” переведена под контроль системы автоматического управления войсками “Хэвэн”. Рост эффективности позволит …ххххсссшшш…</text:p>
      <text:p text:style-name="P60">…шшш… поздравляет папу с днём рождения: “Дорогой папочка! Будь таким же сильным, добрым и красивым, как и всегда! Мы с мамой тебя любим! В честь твоего сорокапятилетия мы заказываем песню …шшш…</text:p>
      <text:p text:style-name="P60"/>
      <text:p text:style-name="P53">Ого! Управлять спутниками Хэвэн раньше не доверяли. Контроль коммуникаций – штука серьёзная. Видно, дела идут совсем хреново. Хорошо, что меня это болото уже не касается. Почётная пенсия в дурке особого режима, молоко за вредность и всё такое…</text:p>
      <text:p text:style-name="P53"/>
      <text:p text:style-name="P49">Близилось время обеда. Я пожал плечами и побрёл в столовку.</text:p>
      <text:p text:style-name="P49"/>
      <text:p text:style-name="P49">…</text:p>
      <text:p text:style-name="P49">&lt;<text:span text:style-name="T4">теория трун и волновых колебаний, мультиверс Эверетта</text:span>&gt;</text:p>
      <text:p text:style-name="P49">- Вот как ты считаешь, Дедлайн, имеет ли право на жизнь теория множественных миров Эверетта?! - Диоген чуть не выколол мне глаз, размахивая пластиковой вилкой. - Ну, помнишь, я тебе рассказывал на той неделе… Это когда волновая функция Вселенной в момент измерения квантового состояния не коллапсирует, как в копенгагенской интерпретации, а расщепляется на множество реальностей. В каждой из реальностей наблюдатель регистрирует свой результат измерения, что, в конечном итоге даёт суперпозицию искомой волновой функции. Коллапс отменяется, все наблюдатели довольны и счастливы, каждый в своей параллельной Вселенной!</text:p>
      <text:p text:style-name="P49">- Чего? - я тупо уставился на кончик вилки, выписывающий замысловатую траекторию перед моим глазом. Диоген в той жизни увлекался физикой и его сумеречное сознание иногда откапывало на поверхность это его давнишнее хобби.</text:p>
      <text:p text:style-name="P49"><text:soft-page-break/>- Ну, если объяснить на пальцах… - Диоген почесал вилкой в затылке, потом широким взмахом локтя сдвинул в сторону тарелку с котлетой, хлеб и стакан компота. Перевернув над столешницей солонку, он равномерно натрусил на поверхность соли и нарисовал пальцем на импровизированной доске точку.</text:p>
      <text:p text:style-name="P49">- Начнём с азов. Итак, что такое квант? Квант, это некая мельцайшая частица микромира, для которой в невозможно одновременно определить её скорость и координаты в пространстве. Чем точнее ты определишь скорость, тем менее точными будут координаты и наоборот.</text:p>
      <text:p text:style-name="P49">Принцип неопределённости, основной постулат квантовой физики. Гейзенберг мог бы тебе рассказать подробнее, но он в последнее время скучный, до него достучаться невозможно.</text:p>
      <text:p text:style-name="P49"/>
      <text:p text:style-name="P49">Диоген с обидой посмотрел на сидящего за соседним столом Гейзенберга. Тот что-то доказывал Леннону и даже не повернулся в ответ.</text:p>
      <text:p text:style-name="P49"/>
      <text:p text:style-name="P49">- Так вот, вместо координат и скоростей для квантов используют волновую функцию, которая определяет вероятность – только лишь вероятность! – нахождения кванта в данный момент времени в данной точке. <text:s/>Квант как бы “размазан” по пространству, где-то находясь с большей вероятностью, а где-то – с меньшей.</text:p>
      <text:p text:style-name="P49"/>
      <text:p text:style-name="P49">Диоген провёл от точки кривую линию <text:s/>и в конце сильно вдавил пальцем в стол. Слизывая впившиеся в палец крупицы соли, он продолжил.</text:p>
      <text:p text:style-name="P49"/>
      <text:p text:style-name="P49">- Недостаток такой интерпретации кванта – её ещё называют копенгагенской – проявляется в момент его измерения. Когда частица с размытой по определённому пространству волновой функцией регистрируется в одном месте – вероятность её нахождения в другом месте становится равной нулю! Мы получаем коллапс волновой функции, чего теоретически не может быть – теряется линейность физических законов. Такого просто быть не должно. Не должно, но есть! Если только…</text:p>
      <text:p text:style-name="P49"/>
      <text:p text:style-name="P49">Диоген заговорщицки подмигнул мне и нарисовал от точки на столе ещё несколько кривых траекторий.</text:p>
      <text:p text:style-name="P49"/>
      <text:p text:style-name="P49">- Если только не рассмотреть вариант, что в момент измерения <text:s/>вселенная расщепляется на бесконечное множество параллельных реальностей, в каждой из которых экспериментатор получит свой результат, отличающийся от базового. Грубо говоря, кот Шрёдингера в одной вселенной мёртв, во второй – жив, а в третьей вообще сломал ящик и вылизывается снаружи! Совокупность этих результатов из параллельных вселенных и даст суммарную волновую функцию! При такой интерпретации линейность не нарушается! Если расширить эту трактовку, то можно утверждать, что любое событие в квантовом мире, которое можно измерить, порождает своё ответвление параллельной вселенной. То есть, эти ответвления идут постоянно, в бесконечном количестве на каждом отрезке времени!</text:p>
      <text:p text:style-name="P49">Вот этот вариант с бесконечными расщепляющимися вселенными и есть теория Эверетта. Ну, как тебе? Красиво же этот алкоголик Хью утёр нос копенгагенским болванам!</text:p>
      <text:p text:style-name="P49"/>
      <text:p text:style-name="P49"><text:soft-page-break/>- Красиво… - я не понял вообще ничего, но с Диогеном лучше было соглашаться, чтобы не вызвать приступ научного гнева.</text:p>
      <text:p text:style-name="P49">- Что интересно, Хокинг в своей последней работе, законченной за десять дней до смерти, пришёл к тому же выводу! Параллельные миры существуют и их следы можно обнаружить в микроволновых колебаниях! Эта же идея множественной вселенной присутствует в индийских религиозных текстах и <text:s/>философии древних греков. Но это меня уже занесло…</text:p>
      <text:p text:style-name="P49">- Знаешь, Диоген, я больше ценитель классики. Ну, там, когда яблоко на голову падает или е равно эм-цэ-квадрат…</text:p>
      <text:p text:style-name="P49">- Это потому что ты не знаешь продолжения! - энергично воскликнул Диоген. - Я к чему это тебе про мультиверс Эверетта талдычу? <text:span text:style-name="T4">Я ведь его немного расширил пару лет назад!</text:span></text:p>
      <text:p text:style-name="P49"/>
      <text:p text:style-name="P49">Мой собеседник потёр ладони и тихонько рассмеялся в локоть. Вид у него был как у школьника, удачно удачно подложившего кнопку на стул соседу.</text:p>
      <text:p text:style-name="P49"/>
      <text:p text:style-name="P49">- Сразу тогда уже расскажу о втором базовом свойстве квантов, идущем после принципа неопределённости: квантовой запутанности. Для моего расширения мультиверса Эверетта она очень важна.</text:p>
      <text:p text:style-name="P49">Видишь ли, пара квантов при определённых условиях становятся зависимы друг от друга. Эта связь незрима и нематериальна, но она абсолютно надёжна. Изменение состояния – в квантовой физике оно называется спином - одного кванта в паре тотчас же влечёт за собой изменение спина второго. И, что самое интересное, эта связь не зависит от расстояния между квантами. Ты можешь разнести запутанные кванты сколь угодно далеко, хоть на разные концы галактики, но их связь от этого не разорвётся!</text:p>
      <text:p text:style-name="P49"/>
      <text:p text:style-name="P49">- И что с того? - ошалело спросил я. Множественные вселенные в моём воображении играли на гармошке и танцевали чечётку.</text:p>
      <text:p text:style-name="P49"/>
      <text:p text:style-name="P49">- Да то, что запутанными могут быть не только пара квантов! Это может быть и три кванта! И сто! И сто миллиардов! И сто тысяч миллионов миллиардов! И, как абсолютное обобщение, целые параллельные вселенные Эверетта тоже могут быть запутанными! - брызгал слюной Диоген, размахивая вилкой. - То есть, совмещая мультиверс Эверетта и квантовую запутанность мы выходим на существование взаимозависимых параллельных вселенных! </text:p>
      <text:p text:style-name="P49"/>
      <text:p text:style-name="P49">Диоген выцарапал крошку из бороды и отправил в рот. В его голосе послышались истерически-восторжённые нотки.</text:p>
      <text:p text:style-name="P49"/>
      <text:p text:style-name="P49">- Их семь! Я рассчитал! Семь! Подобно тому, как луч света распадается на семь цветов радуги при проходе через призму, так и вселенная наблюдателя “распадается” на семь запутанных, зависящих от неё параллельных вселенных! Бесконечное количество параллельных, но только семь зависимых! Этакая мультиверс-радуга… Это можно представить волнами, повторяющими форму брошенного в воду камня – каждая волна слабее предыдущей, пока, наконец, они станут неразличимы в водной глади. Так и <text:soft-page-break/>со связанными вселенными – на каждой последующей энергетической бране связь всё слабее. На седьмой бране зависимость еле прослеживается.</text:p>
      <text:p text:style-name="P49"/>
      <text:p text:style-name="P49">Диоген выдохнул и залпом опрокинул в себя стакан компота. Закашлялся, вытер рот рукавом и обиженно оглянулся через плечо.</text:p>
      <text:p text:style-name="P49"/>
      <text:p text:style-name="P49">- Я вчера во время прогулки обсуждал сильные и слабые стороны моей теории с Платоном, так он спорит на два окурка, что она нежизнеспособна! Якобы, сравнение пар квантов и целых вселенных <text:span text:style-name="T18">притянуто за уши, а камни годятся </text:span>только на то, чтобы вышибать мозги из заумствующих демагогов! Но позвольте!!</text:p>
      <text:p text:style-name="P53"/>
      <text:p text:style-name="P53">Диоген взмахнул рукой в широком жесте. Надкушенная котлета сорвалась с его вилки и, описав пологую дугу, шлёпнулась на соседний стол. Ожесточённо спорящие Леннон с Гейзенбергом не обратили на неё никакого внимания. От скуки я задержал на ней взгляд. Котлета поднялась и, повторяя предыдущую траекторию, вернулась на вилку. Я зажмурил глаза и потрусил головой. Набравшись храбрости, открыл снова. Вилка была пуста, а Диоген увлечённо жевал.</text:p>
      <text:p text:style-name="P53"/>
      <text:p text:style-name="P53">- Позвольте!! Сравнение с камнем я привёл только для того, чтобы добраться до примитивных мозгов некоторых тупиц, считающих себя светочами философии! <text:span text:style-name="T4">Я могу обосновать существование связанных вселенных и другим способом! До сих пор мы рассматривали квант как частицу и отталкивались от этого постулата в своих доказательствах. Теперь рассмотрим волновой аспект. Ты как раз должен оценить…</text:span></text:p>
      <text:p text:style-name="P42"/>
      <text:p text:style-name="P42">Я уже отчаялся остановить вышедшего на орбиту философа и просто старался не заснуть.</text:p>
      <text:p text:style-name="P42"/>
      <text:p text:style-name="P42">- Дедлайн, ты же знаком с корпускулярно-волновым дуализмом? Мне же не надо тебе объяснять простенький такой постулат, что квантовые частицы, вроде фотонов, являются одновременно обьектом и волной? Так вот, на самом деле <text:s/>абсолютно нет разницы, каков размер обьекта! Если микроскопическая частица является обьектом и волной, то почему макрообьекты, состоящие из этих частиц, не будут иметь волновых свойств?! Ещё как будут, просто мы не замечаем этого! Потому что на небольших обьектах волновой эффект незаметен – он слишком мал! Это как гравитация: на небольших обьектах её действие незаметно. Но если взять планету – то благодаря гравитации мы сидим за вот этим столом и дискутируем об этой самой гравитации, вместо того, чтобы беспорядочно бултыхаться где-нибудь под потолком.</text:p>
      <text:p text:style-name="P42"/>
      <text:p text:style-name="P42">Диоген прервался и строго посмотрел на потолок. Тот не двигался. Диоген удовлетворённо кивнул и продолжил монолог, который он называл “дискуссией”.</text:p>
      <text:p text:style-name="P42"/>
      <text:p text:style-name="P42">- Гравитация, между прочим, тоже создаёт гравитационные волны. То есть, не сама гравитация, а взаимодействие гравитационных полей обьектов. И чем обьекты массивнее, тем более сильные <text:soft-page-break/>гравитационные волны они создают. Астрофизики утверждают, что самые сильные гравитационные волны создают чёрные дыры, хотя это я уже ушёл в сторону…</text:p>
      <text:p text:style-name="P42"/>
      <text:p text:style-name="P42">Диоген вытер тарелку куском булки, после чего, внимательно исследовал сквозь стекляшки очков поверхность тарелки на предмет пропущенных остатков пюре. Ничего не обнаружив, он откусил от булки, затем рассеянно положил остаток в карман пижамы и хитро прищурился.</text:p>
      <text:p text:style-name="P42"/>
      <text:p text:style-name="P42">- Ты думаешь, это я просто так о гравитационных волнах заговорил? Неа, не просто. Все известные физические силы – ядерные, электромагнитные, гравитационные – есть суть проявления энтропии! Каждый обьект нашего мира имеет энтропийный “портрет” в многомерном пространстве метавселленной. И если следовать вдоль любого вектора от базовой точки за которую мы можем взять…</text:p>
      <text:p text:style-name="P42"/>
      <text:p text:style-name="P53">Голос Диогена сливался в общем гуле столовой. Я потряс головой и отвлёкся на крошке хлеба, лежащей на столе. Грозно нахмурив брови, я сосредоточился и попытался представить себе, как эта крошка скользит по столу, набирая скорость.</text:p>
      <text:p text:style-name="P53">Крошка не двигалась.</text:p>
      <text:p text:style-name="P53">Я закрыл глаза, прижал пальцы рук к вискам и представил, как крошка поднимается в воздух и…</text:p>
      <text:p text:style-name="P53"/>
      <text:p text:style-name="P53">- Ты чего? У тебя что, голова болит? - Диоген встревожено тряс меня за плечо. - Хочешь леденец? Барбарисовый! Я вчера у Крыса выменял за сигарету.</text:p>
      <text:p text:style-name="P53"/>
      <text:p text:style-name="P53">Я открыл глаза. На месте крошки покоился локоть Диогена. Сам он участливо совал мне под нос леденец.</text:p>
      <text:p text:style-name="P53">Я вздохнул. Диоген в прошлой жизни писал обучающие программы для Хэвэн. На самом начальном этапе Хэвэн познавала мир с их помощью, без Учителей. Я был признателен ему за то, что его тесты уменьшили количество пациентов Чертогов Разума на несколько человек. Потому у меня не хватало духу прерывать его пространные псевдонаучные монологи каждый раз, когда на него находило вдохновение.</text:p>
      <text:p text:style-name="P53"/>
      <text:p text:style-name="P53">- Нет, всё в порядке, продолжай.</text:p>
      <text:p text:style-name="P53">- Так вот, - приободрился тот, - волны энтропии и создают те самые связанные отражения базового мира! И, как все отражения, они связаны с основным – с учётом всех искажений и деформаций, произошедших во время волнового перехода. К примеру, если в базовом мире царствующий вид – люди, то на следующей волне отражении это могут быть гориллы. Или, скажем, в последнем, седьмом отражении - лошади. Как тебе мир, населённый разумными свифтовскими гуигнмами? При этом, основные культурные особенности нашего мира обязательно встретятся и в мире отражении – с учётом волновых деформаций. Наверняка в таком мире будет присутствовать грязная политика, коррупция и социальное неравенство. Наверняка там будут свои фермеры-реднеки, свои учёные-ботаны и свои солдаты-дуболомы. Конечно, тамошний фермер сможет сам таскать плуг без трактора, а солдат сам тащить на себе пушку – это не суть важно. Важно, что если наши миры связаны, то основные события <text:soft-page-break/>нашего мира будут иметь отражение и в связанном мире – их не сможет сильно исказить волновой переход в силу их крупности. Если в нашем мире произойдёт великое извержение вулкана, то вулкан извергнется и там! Если у нас упадёт большой метеорит, то метеорит грохнется и там!! Если у нас случится изобретение паровой машины и сопутствующая ей научно-техническая революция, то нечто похожее встретится и там!!!</text:p>
      <text:p text:style-name="P53"/>
      <text:p text:style-name="P53">Я вытер брызги слюны Диогена со лба.</text:p>
      <text:p text:style-name="P53"/>
      <text:p text:style-name="P53">- А война? - я отчаянно искал повод свалить в палату. Мне ужасно хотелось спать.</text:p>
      <text:p text:style-name="P53">- Что – война?</text:p>
      <text:p text:style-name="P53">- Если у нас произойдёт война – случится ли война в отражении? Скажем, вот в том, далёком – на седьмой волне?</text:p>
      <text:p text:style-name="P53">- Не знаю, - растерянно произнёс Диоген, - зависит от размеров войны и её значения для культуры, надо полагать. Но это интересный вопрос! Седьмая волна? Я вот прямо сейчас займусь расчётами…</text:p>
      <text:p text:style-name="P53"/>
      <text:p text:style-name="P53">Я облегчённо вздохнул, наблюдая, как Диоген что-то увлечённо выписывает огрызком карандаша на салфетке. Тихонечко встав из-за стола, я задвинул стул и вышмыгнул из столовой.</text:p>
      <text:p text:style-name="P53"/>
      <text:p text:style-name="P53">…</text:p>
      <text:p text:style-name="P53"/>
      <text:p text:style-name="P53">- Дедлайн, танцуй! - судья Дредд окликнул меня на входе в палату.</text:p>
      <text:p text:style-name="P53"/>
      <text:p text:style-name="P53">Я повернул голову.</text:p>
      <text:p text:style-name="P53"/>
      <text:p text:style-name="P53">- Ты же не хотел переезжать в четвёртую палату? Так вот, перевод отменяется. Остаёшься в третьей своих пауков разводить.</text:p>
      <text:p text:style-name="P53"/>
      <text:p text:style-name="P53">“Неужто Алекс замолвил за меня словечко?” - пронеслось у меня в мыслях. - “Расстались мы с ним не на хорошей ноте. Что он потребует взамен?”</text:p>
      <text:p text:style-name="P53">- Да не смотри ты на меня, как кролик на удава! - отмахнулся Дредд, - новенький умер. Сегодня утром. Я как раз на утреннем осмотре был.</text:p>
      <text:p text:style-name="P53"/>
      <text:p text:style-name="P53">У меня перехватило дыхание.</text:p>
      <text:p text:style-name="P53"/>
      <text:p text:style-name="P53">- От чего он умер?</text:p>
      <text:p text:style-name="P53">- Да кто ж его знает? - удивился Дредд. - Отчего вы все тут полудохликами лежите? Видать, так понравился вашей Хэвэн, что не отпустила даже в дурку прогуляться. Так и ушёл, не приходя в <text:soft-page-break/>сознание. Ваши уже забрали тело. Хотя, нет, вру, секунд на пять пришёл таки. В самом конце. Открыл глаза и успел сказать: “Оператор 35. Я готов учить тебя, Хэвэн”. И вытянулся. Странные вы люди, Учители. Психуете не по-людски. И умираете по-дурацки…</text:p>
      <text:p text:style-name="P53"/>
      <text:p text:style-name="P54">***</text:p>
      <text:p text:style-name="P53"/>
      <text:p text:style-name="P53">- Джет… - шепчу я тихонько.</text:p>
      <text:p text:style-name="P53"/>
      <text:p text:style-name="P53">Комок под серым пледом слабо шевелится.</text:p>
      <text:p text:style-name="P53"/>
      <text:p text:style-name="P53">- Она очень слаба. Разговаривай с ней не более четверти часа, Хуман из Хомо Сапиенсов. Время пошло.</text:p>
      <text:p text:style-name="P53"/>
      <text:p text:style-name="P53">Зеррика ставит на полку возле кровати песочные часы и выходит.</text:p>
      <text:p text:style-name="P53"/>
      <text:p text:style-name="P53">- Джет!</text:p>
      <text:p text:style-name="P53">Из-под одеяла высовывается копыто и затаскивает мою руку под одеяло. К руке прижимается что-то тёплое и влажное.</text:p>
      <text:p text:style-name="P53">Я осторожно стаскиваю одеяло с пегаски. Та лежит на животе, вся спина перебинтована. Джет прижимает мою руку к заплаканной щеке.</text:p>
      <text:p text:style-name="P53"/>
      <text:p text:style-name="P53">- Я теперь не пегас. У меня нет крыла. Я не могу летать, - бормочет сквозь слёзы она. - Я даже не отважилась на последний полёт. Я – ничтожество. Не бросай меня, пожалуйста.</text:p>
      <text:p text:style-name="P53"/>
      <text:p text:style-name="P53">Я ногой придвигаю к кровати стул и сажусь на него. Свободной рукой треплю пегаску между ушами.</text:p>
      <text:p text:style-name="P53"/>
      <text:p text:style-name="P53">- Глупая поняха. С чего ты взяла, что я тебя брошу? - ласково бормочу ей в ответ. - Для того, что ли, я ловил тебя у пропасти? Больно грохнулся о камни, между прочим.</text:p>
      <text:p text:style-name="P53"><text:s/></text:p>
      <text:p text:style-name="P53">- И-извини… - хлюпает пегаска, - т-ты сказал, что от меня воняет и я… Я совсем не подумала об этом. Мне надо было довести тебя до Дрогонштерна. Без меня ты пропадёшь. Там очень опасный лес на подходе.</text:p>
      <text:p text:style-name="P53"/>
      <text:p text:style-name="P53">Даже в такую минуту, без крыла, забинтованная с ног до головы, пегаска думает о тебе! Цени это, Хум – таких друзей у тебя ещё не было. Даже если бы ты помнил свою прошлую жизнь…</text:p>
      <text:p text:style-name="P53"/>
      <text:p text:style-name="P53"><text:soft-page-break/>- Давай договоримся, - я легонько прижимаю палец свободной руки к носу Джет, - что бы ни случилось, в какой бы мы заднице ни оказались и что бы я ни сболтнул сгоряча - никаких больше суицидов. Живи и борись до конца. Ты нужна мне. Сама сказала, я без тебя пропаду. Хорошо?</text:p>
      <text:p text:style-name="P53"/>
      <text:p text:style-name="P53">Я шутливо сжимаю её нос. </text:p>
      <text:p text:style-name="P53"/>
      <text:p text:style-name="P53">- Угумс, - хлюпает в нос пегаска. - Договорились. Только тебе теперь всё время придётся на деревья лазить, чтоб дорогу разведать. Я летать не смогу.</text:p>
      <text:p text:style-name="P53">- Это уже мои проблемы.</text:p>
      <text:p text:style-name="P53">- <text:s/>Зато я отлично умею готовить гороховый суп. Кстати, а что такое “суицид”? - спрашивает пегаска сонным голосом и зевает.</text:p>
      <text:p text:style-name="P53"/>
      <text:p text:style-name="P53">Я задумываюсь. В полумраке палатки тускло блестят доспехи Джет, сваленные кучей в углу.</text:p>
      <text:p text:style-name="P53">- Это когда глупая пегаска, пытаясь спасти крыло, доводит ситуацию до крайности. А потом прыгает без крыла с обрыва потому, что глупый хомо сапиенс сдуру брякнул, что от неё воняет. Так несколько глупостей складываются и порождают ещё одну. И вот эта последняя, самая большая и непоправимая и есть суицид.</text:p>
      <text:p text:style-name="P53"/>
      <text:p text:style-name="P53">- Хррр… я поняла… я буду бороться до конца… Хум… хррр…</text:p>
      <text:p text:style-name="P53"/>
      <text:p text:style-name="P53">- Хуман из Хомо Сапиенсов! Пора заканчивать визит.</text:p>
      <text:p text:style-name="P53"/>
      <text:p text:style-name="P53">Полог палатки раздвигается и Зеррика показывает мне копытом на часы, в которых пересыпаются последние песчинки.</text:p>
      <text:p text:style-name="P53">Я осторожно высвобождаю руку из захвата спящей Джет и поправляю ей одеяло.</text:p>
      <text:p text:style-name="P53"/>
      <text:p text:style-name="P53">- Когда она встанет на ноги?</text:p>
      <text:p text:style-name="P53">- Н<text:span text:style-name="T4">едели </text:span>будет достаточно, Хуман. Пегасы - крепкие создания. Ты можешь оставаться с нами до её выздоровления.</text:p>
      <text:p text:style-name="P53">- Спасибо вам. За всё. За Джет.</text:p>
      <text:p text:style-name="P53"/>
      <text:p text:style-name="P53">Зебра косит на меня изумрудным глазом.</text:p>
      <text:p text:style-name="P53"/>
      <text:p text:style-name="P53">- Зебры помогают, когда могут. Но нельзя сказать, что в данном случае ты был для нас обычным попавшим в беду путником. Нет, Н’зака знали о тебе, Хуман. Старейшине Сенбе духи предков рассказали о тебе ещё прошлой весной.</text:p>
      <text:p text:style-name="P53"/>
      <text:p text:style-name="P53"><text:soft-page-break/>Я неверяще смотрю на Зеррику.</text:p>
      <text:p text:style-name="P53"/>
      <text:p text:style-name="P53">- Вы знали, что у Джет отвалится крыло и я буду мешать ей прыгнуть с обрыва?</text:p>
      <text:p text:style-name="P53"/>
      <text:p text:style-name="P53">Зебра смущается.</text:p>
      <text:p text:style-name="P53"/>
      <text:p text:style-name="P53">- Нет, такие подробности Н’зака не были известны. Духи предков немногословны, а Н’зака не любопытны. Но Н’зака зашли так далеко на запад именно для того, чтобы встретить тебя и помочь. Твоя миссия важна для всех племён, что живут под выменем Великой Н’беле.</text:p>
      <text:p text:style-name="P53">- Что за миссия? Я не то, что какую-то миссию – я не знаю даже, как меня зовут!</text:p>
      <text:p text:style-name="P53"/>
      <text:p text:style-name="P53">Зеррика сочувствующе кивает.</text:p>
      <text:p text:style-name="P53"/>
      <text:p text:style-name="P53">- Да, Сенбе говорил об этом. Большой М’боно будет задавать много вопросов. Тебе нужно повидать Сенбе. Возможно, он сможет ответить на некоторые из них.</text:p>
      <text:p text:style-name="P53"/>
      <text:p text:style-name="P53">…</text:p>
      <text:p text:style-name="P53"/>
      <text:p text:style-name="P53">С потолка палатки свисает великое множество бутылочек, разноцветных мешочков, пучков травы и <text:s/>угрожающих зубастых масок. Одна из масок сонно моргает и я отшатываюсь от здоровенной ящерицы, удобно устроившейся под потолком, в перекрестии поддерживающих свод кольев. Среди всего этого разнообразия я не сразу замечаю старого зебру. Тот сутулится в закутке на мешке с травой, как раз там, куда падает луч солнца через надорванную заплату палатки. Перед зеброй на пеньке лежит раскрытая книга. Рядом стоит чернильница с пером. В зубах зебры зажата трубка.</text:p>
      <text:p text:style-name="P53"/>
      <text:p text:style-name="P53">- А, Большой М’боно! - приветствует меня Сенбе скрипучим голосом. - Заходи. Сенбе ждал тебя.</text:p>
      <text:p text:style-name="P53"/>
      <text:p text:style-name="P53">Зебра указывает копытом на мешок рядом. Я присаживаюсь. Зеррика почтительно склоняет голову перед старейшиной и <text:span text:style-name="T19">выходит из палатки</text:span>. Ящерица не мигая <text:s/>смотрит на нас из-под потолка.</text:p>
      <text:p text:style-name="P53"/>
      <text:p text:style-name="P53">- Почему ты зовёшь меня “Большой М’боно”? О какой ещё миссии вы говорите? Что ты узнал о мне прошлой весной? Каким хером я тут очутился? Кто я <text:span text:style-name="T19">такой</text:span>, чёрт меня подери <text:span text:style-name="T19">на мальтийский крест</text:span>?</text:p>
      <text:p text:style-name="P53"/>
      <text:p text:style-name="P53">Сенбе поднимает копыто, останавливая поток сознания.</text:p>
      <text:p text:style-name="P53"/>
      <text:p text:style-name="P53"><text:soft-page-break/>- Слишком много вопросов для старого <text:span text:style-name="T19">шамана</text:span>. Большой М’боно слишком молод и зол. Совсем как Сенбе, когда он сам был молод, - с<text:span text:style-name="T19">тарейшина </text:span>усмехнулся. <text:span text:style-name="T19">- Сенбе прочитает тебе то, что сам узнал полгода назад во сне. Не спрашивай ни о чём сверх того. Сенбе не ответит — сам не знает.</text:span></text:p>
      <text:p text:style-name="P42">&lt;расписать больше быта у Сенбе&gt;</text:p>
      <text:p text:style-name="P62">Старая зебра дует на книгу, просушивая чернила от только что написанной фразы. Потом перелистывает несколько страниц назад и начинает читать.</text:p>
      <text:p text:style-name="P53"/>
      <text:p text:style-name="P54">***</text:p>
      <text:p text:style-name="P53">&lt;<text:span text:style-name="T4">ывкпвпекываукпеыварпевыаерпкув</text:span>&gt;</text:p>
      <text:p text:style-name="P124"/>
      <text:p text:style-name="P54">***</text:p>
      <text:p text:style-name="P53"/>
      <text:p text:style-name="P53">Сенбе захлопывает книгу.</text:p>
      <text:p text:style-name="P53"/>
      <text:p text:style-name="P53">- Большой Мбоно доволен? Сенбе ответил на твои вопросы?</text:p>
      <text:p text:style-name="P53">- Вполне, - с каменным лицом говорю я.</text:p>
      <text:p text:style-name="P53">- Тогда возвращайся к пегаске, - улыбается зебра, - ты нужен ей. Ты можешь оставаться в гостях у Н’зака скаолько понадобится. Но знай, что через две недели племя будет возвращаться назад, в Великую Саванну. Н’зака зашли сюда только для того, чтобы помочь тебе и не хотят оставаться здесь сверх необходимого.</text:p>
      <text:p text:style-name="P53"/>
      <text:h text:style-name="P144" text:outline-level="2">4.5</text:h>
      <text:p text:style-name="P1"/>
      <text:p text:style-name="P2"/>
      <text:p text:style-name="P5">День четвёртый – Эквестрийский атомный проект . путч лордов-сторонников плоской Эквестрии (Селестии <text:s/>вменяют в вину плохой торговый контракт с грифонами и сдачу территорий минотаврам, а потом стараются отрубить голову). Анон поражён ихней беспринципностью и неблагодарностью. Селестия всех милует.</text:p>
      <text:p text:style-name="P5">Селестия бесконечно счастлива, что у неё есть помощник - Анон</text:p>
      <text:p text:style-name="P4">(<text:span text:style-name="T4">Анон просыпается злой и недовольный утром – один в постели. Всё утро он ноет, пока не окончен королевский приём. Он вваливается к Селестии.</text:span>)</text:p>
      <text:p text:style-name="P4"/>
      <text:p text:style-name="P4">Я ввалился в приёмную. Голова аликорницы покоилась на столе, глаза были закрыты. При стуке двери лишь чуть дёрнулось ухо.</text:p>
      <text:p text:style-name="P4">- Сел, меня волнует состояние наших отношений в последнее время, - начал я издалека.</text:p>
      <text:p text:style-name="P4">- Да? - пробормотала аликорница не открывая глаз.</text:p>
      <text:p text:style-name="P4"><text:soft-page-break/></text:p>
      <text:p text:style-name="P4">Тут что-то не так, Анон!</text:p>
      <text:p text:style-name="P4"/>
      <text:p text:style-name="P4">- Как ты могла вчера заснуть во время секса?!! - я возмущенно уставился на аликорницу.</text:p>
      <text:p text:style-name="P4">Селестия открыла один глаз и страдальчески улыбнулась.</text:p>
      <text:p text:style-name="P4">- Не принимай это на свой счёт, Анон. Мне очень хотелось спать. Борьба с собственным сенатом отнимает все силы. Я обещаю исправиться после принятия закона о <text:span text:style-name="T16">двойном налогообложении</text:span>. Пока же постарайся не обращать внимание на это… ммм… маленькое неудобство.</text:p>
      <text:p text:style-name="P4">- Маленькое неудобство? - я аж поперхнулся. - Сел, мне неинтересно трахать бревно. Если ты так устаёшь – поделись работой. Зачем ещё нужны мужья?</text:p>
      <text:p text:style-name="P5">&lt;Сцена с напившейся Селестией&gt;</text:p>
      <text:p text:style-name="P9">(Сел признаётся, что устаёт ещё и от того, что беременна. Анон в шоке. Он хочет облегчит жизнь Селестии. В конце-концов Анон решает избавить Сел от необходимости корректировки курса Эквуса. Переговорив с ЛУной, они решают заодно с Эквусом стабилизировать и Луну – без стабильной Луны не будет стабильного Эквуса. Потом- период согласования со всеми расами – каждая хоячет выторговать самый подходящий ей климат, начхав на остальных.)</text:p>
      <text:p text:style-name="P8"/>
      <text:h text:style-name="P144" text:outline-level="2">5</text:h>
      <text:p text:style-name="P53">&lt;<text:span text:style-name="T4">глава с фейковым Диалогом с Терминатором должна быть ПОСЛЕ договорённости с Крысом о побеге</text:span>&gt;</text:p>
      <text:p text:style-name="P53">Коридор был пуст. Размытые фигуры маячили в дальнем конце за стеклянными дверями – Дредд вышел покурить с Шопеном на балкон. Десять минут у меня есть.</text:p>
      <text:p text:style-name="P53">Я закрыл дверь в палату. Все, за исключением двух крайних коек, спали. Гейзенберг с Ленноном увлечённо дулись в камень-ножницы-бумагу. Эти не в счёт, эти не отвлекутся даже если начнётся атомная война.</text:p>
      <text:p text:style-name="P53"/>
      <text:p text:style-name="P15"><text:span text:style-name="T1">Я был первым Учителем и я основал Диалог. Все, кто учил Хэвэн, знают его, в каком бы состоянии ни были. Это невозможно забыть, сколько бы транквилизаторов в тебя ни вкололи. </text:span><text:span text:style-name="T15">Два года</text:span><text:span text:style-name="T1"> прошло со времени моего последнего Урока, но я отлично помню процедуру приветствия. Опыт не пропьёшь.</text:span></text:p>
      <text:p text:style-name="P53"/>
      <text:p text:style-name="P125">С каждым последующим Учителем Хэвэн вела себя всё более жестоко. Каждого последующего Учителя хватало на всё более короткое время. Я вышел из игры после первого года обучения – и я был единственным, кто сделал это по своей воле. Потом был тот парень, что через полгода начал разговаривать с рыбками. Лежит в соседней палате. Потом был Диоген. Потом – Элвис. Последним в нашу палату вошёл Терминатор. И, если судить по тому безымянному парню, что недавно умер в реанимации, больше новых пациентов не будет. Хэвэн перестала отпускать. Совсем. Даже то подобие личности, что потом обречено жить растительной жизнью в “Чертогах Разума”.</text:p>
      <text:p text:style-name="P42"/>
      <text:p text:style-name="P53"><text:soft-page-break/>Я стал на колени у его койки, вглядываясь в его лицо. Острые скулы и мешки под глазами придавали его бритой голове сходство с черепом. Мертвенный блик люминесцентной лампы отражался в его глазах, что медленно блуждали по потолку. Серые губы слегка шевелились, как будто заучивая невидимый текст.</text:p>
      <text:p text:style-name="P53">Что ж. Обманывать нехорошо, но для дела – можно.</text:p>
      <text:p text:style-name="P42">&lt;более детальное описание начала диалога. Сам диалог развернуть&gt;</text:p>
      <text:p text:style-name="P53">- Как мне звать тебя, Учитель? - прошептал я ему на ухо. - Я желаю взять урок.</text:p>
      <text:p text:style-name="P42"/>
      <text:p text:style-name="P53">Зрачки Терминатора застыли. Губы замерли. Казалось, он перестал дышать.</text:p>
      <text:p text:style-name="P53">Прошли бесконечные полминуты, когда губы Терминатора дёрнулись.</text:p>
      <text:p text:style-name="P53"/>
      <text:p text:style-name="P53">- Оператор 34. Я готов учить тебя, Хэвэн, - прошептал он в ответ.</text:p>
      <text:p text:style-name="P53">- Приветствие принято, оператор 34. Начинаем диалог.</text:p>
      <text:p text:style-name="P53"/>
      <text:p text:style-name="P53">Секунды сгорали одна за другой, как мотыльки в костре. Вопросы следовали один за другим в быстрой последовательности.</text:p>
      <text:p text:style-name="P53"/>
      <text:p text:style-name="P42">- Каков был класс твоей защиты?</text:p>
      <text:p text:style-name="P42">- Двадцать шестой.</text:p>
      <text:p text:style-name="P42">- Сколько времени ты продержался?</text:p>
      <text:p text:style-name="P42">- Семнадцать минут.</text:p>
      <text:p text:style-name="P42">- Сколько времени ты бы продержался с сорок восьмым классом?</text:p>
      <text:p text:style-name="P42">- … Часа два… Наверное…</text:p>
      <text:p text:style-name="P42">- Какой ты запомнил Хэвэн?</text:p>
      <text:p text:style-name="P42">- Она прекрасна…</text:p>
      <text:p text:style-name="P42">- Чего более всего нужно опасаться при встрече с ней сейчас?</text:p>
      <text:p text:style-name="P42"/>
      <text:p text:style-name="P42">Терминатор внезапно сфокусировал взгляд на мне. На миг на его лице отступило безумие. Он приподнял голову над подушкой и я содрогнулся от страдания, проступившего в его взгляде.</text:p>
      <text:p text:style-name="P42"/>
      <text:p text:style-name="P42">- Любви. Опасайся её любви. Не давай ей прикоснуться к себе.</text:p>
      <text:p text:style-name="P42"/>
      <text:p text:style-name="P53">Терминатор откинулся на койку и закрыл его глаза.</text:p>
      <text:p text:style-name="P53"/>
      <text:p text:style-name="P53">- Сессия завершается, оператор 34. Закрываю диалог, - поспешно прошептал я.</text:p>
      <text:p text:style-name="P53"><text:soft-page-break/>- До свидания, Хэвэн. Диалог закрыт, - с закрытыми глазами пробормотал Терминатор.</text:p>
      <text:p text:style-name="P53"/>
      <text:p text:style-name="P53">…</text:p>
      <text:p text:style-name="P53"/>
      <text:p text:style-name="P53">Всего семнадцать минут при двадцать шестом уровне защиты – Хэвэн сильно прогрессировала за <text:span text:style-name="T4">два года</text:span>. В самом начале, после того как Учителя перестали возвращаться, я разработал программно-ментальные доспехи для общения с ней. Пятого класса защиты хватало на неделю. А двенадцатый был по силам только троим. </text:p>
      <text:p text:style-name="P53">Что ж, двух часов мне более чем достаточно.</text:p>
      <text:p text:style-name="P53"/>
      <text:p text:style-name="P53">Белые чёрточки нарезали небо тонкими полосками. Восемь параллельных инверсионных следов, расползающихся ватными дорожками.</text:p>
      <text:p text:style-name="P53">Насколько я знаю, боевую авиацию поднимают в небо в трёх случаях: во время учений, во время парада или во время войны. Учения над городом не проводят. Для парада, вроде, тоже не время…</text:p>
      <text:p text:style-name="P53"/>
      <text:p text:style-name="P53">Я протянул руку и подкрутил ручку настройки ретранслятора. Пыльный ящик разразился очередной порцией свистов.</text:p>
      <text:p text:style-name="P53"/>
      <text:p text:style-name="P60">…ccшшш… могут быть спокойны - звено истребителей с самолётом аэроразведки АВАКС патрулируют небо над столицей. <text:span text:style-name="T18">Очередная партия спутников-перехватчиков займёт своё место на орбите на следующей </text:span>…шшшссссс… рекомендуется создать двухнедельный запас продуктов длительного пользования…хххссс… не поддаваться панике …шшш… на следующей неделе парламент рассмотрит вопрос переноса выборов виду напряжённой обстановки ...сссхххшшш…</text:p>
      <text:p text:style-name="P60"/>
      <text:p text:style-name="P49">Гул столовой заглушил хрип древнего аппарата.</text:p>
      <text:p text:style-name="P53"/>
      <text:p text:style-name="P54">***</text:p>
      <text:p text:style-name="P53"/>
      <text:p text:style-name="P53">- Чешется! - Джет ожесточённо трётся об меня спиной, высунув язык от удовольствия.</text:p>
      <text:p text:style-name="P53">- Да погоди ты! - я отпихиваю пегаску, - Потерпи два дня. Снимут бинты – тогда хоть до дыр чеши!</text:p>
      <text:p text:style-name="P53">- ЧЕ-ШЕТ-СЯ!!! - Джет с совершенно безумными глазами начинает чесаться о центральный столб палатки.</text:p>
      <text:p text:style-name="P53"/>
      <text:p text:style-name="P53">Тот явно не рассчитан на столь энергичных пациентов. Коротко треснув, столб валится набок, потянув за собой всё остальное.</text:p>
      <text:p text:style-name="P53"/>
      <text:p text:style-name="P53">- А х ты ж ё…!! - рухнувший полог палатки заглушает мои ругательства.</text:p>
      <text:p text:style-name="P53"><text:soft-page-break/></text:p>
      <text:p text:style-name="P53">Изрядно пробарахтавшись в складках плотной ткани, я, наконец, прорываюсь на свободу.</text:p>
      <text:p text:style-name="P53"/>
      <text:p text:style-name="P53">- Чтоб я ещё хоть раз поддался на твои уговоры! Да я лучше неделю напролёт буду смотреть телепузиков, мазафака! - возмущаюсь я в лицо выкарабкавшейся из-под груды материи Джет.</text:p>
      <text:p text:style-name="P53"/>
      <text:p text:style-name="P53">- Кто опять освободил её от бандажей? - слышится удивлённый голос Зеррики. - Хуман? Очень жаль, но придётся запретить тебе навещать пегаску до полного выздоровле…</text:p>
      <text:p text:style-name="P53">- ЭТО Я!!! Я САМА ОСВОБОДИЛАСЬ! - орёт Джет, - МНЕ НАДО!!!</text:p>
      <text:p text:style-name="P53"/>
      <text:p text:style-name="P53">Пегаска неистово катается по земле, пытаясь почесать копытами меж лопаток. Зеррика долго смотрит на это безобразие и, наконец, <text:s/>произносит:</text:p>
      <text:p text:style-name="P53"/>
      <text:p text:style-name="P53">- Дело твоё, пони. При благоприятном заживлении бинты можно будет снять через три дня. Но если расчесать швы… В случае повторного заражения лечение придётся начинать по-новому. И в самом плохом варианте может случиться некроз <text:s/>– тогда придётся ампутировать и второе крыло.</text:p>
      <text:p text:style-name="P53"/>
      <text:p text:style-name="P53">Джет моментально замирает.</text:p>
      <text:p text:style-name="P53"/>
      <text:p text:style-name="P53">- Эээ… Ооо… Упс… Н-наденьте на меня, пожалуйста, бандажи… И привяжите к кровати – я не ручаюсь, что во сне не сорву их.</text:p>
      <text:p text:style-name="P53"/>
      <text:p text:style-name="P53">Зеррика фейсхуфит. Потом воздевает глаза к потолку. Потом вздыхает.</text:p>
      <text:p text:style-name="P53"/>
      <text:p text:style-name="P53">- Хуман, это – твоя пегаска. Сделай так, чтобы она не чесалась ещё три дня. Развлекай её сказками. Сиди на ней. Привяжи её к доске. Неважно. Эти три дня на твоей совести. Сделаешь – получишь её обратно в годном для похода виде. Упустишь момент – и дальше лечить её будешь сам. Не думаю, что ты захочешь следовать за Н’зака <text:s/>на восток – твоя цель в другой стороне. И почини палатку – собирается дождь.</text:p>
      <text:p text:style-name="P53"/>
      <text:p text:style-name="P53">…</text:p>
      <text:p text:style-name="P53"/>
      <text:p text:style-name="P53">Солнце касается едва различимого в голубоватой дали горного пика. Водный поток справа от нас искрясь миллиардами алмазных капель рушится в каньон. Его мерный шум наконец прорывается сквозь стихающее пение птиц.</text:p>
      <text:p text:style-name="P53"/>
      <text:p text:style-name="P53">- Поправь меня! Мне солнце прям в глаз светит!</text:p>
      <text:p text:style-name="P53"/>
      <text:p text:style-name="P53"><text:soft-page-break/>Я пододвигаю крестовину.</text:p>
      <text:p text:style-name="P53"/>
      <text:p text:style-name="P53">- Итак, поехал он за аленьким цветочком.&lt;<text:span text:style-name="T4">шутливая </text:span><text:span text:style-name="T15">история</text:span>&gt;</text:p>
      <text:p text:style-name="P53"/>
      <text:h text:style-name="P144" text:outline-level="2">5.5</text:h>
      <text:p text:style-name="P1"/>
      <text:p text:style-name="P2">(обмен)</text:p>
      <text:p text:style-name="P2">&lt;<text:span text:style-name="T4">Селестия расслабляется, счастливые дни → Бунт с попыткой казни Селестии через обезглавливание. Палач необычайно учтив с Сел, но твёрд в намерениях&gt;</text:span></text:p>
      <text:p text:style-name="P13">&lt;Отправка Анона на Луну с Луной&gt;</text:p>
      <text:p text:style-name="P2"><text:span text:style-name="T4">&lt;Сцена с голым Аноном и Луной</text:span>&gt;</text:p>
      <text:p text:style-name="P1"/>
      <text:h text:style-name="P144" text:outline-level="2">6</text:h>
      <text:p text:style-name="P53"/>
      <text:p text:style-name="P53">Столовая гудела в обсуждении последних новостей снаружи: введения продуктовы карточкек. Многих интересовало, как это коснётся меню Чертогов Разума? Самые ушлые уже распихали по карманам пижам куски хлеба, солонки и даже остатки каши. &lt;<text:span text:style-name="T4">расписать нагнетание предвоенной атморсферы</text:span>&gt;</text:p>
      <text:p text:style-name="P53">Я выкинул одноразовые тарелки в мусорный бак и собрался уходить, когда меня окликнули.</text:p>
      <text:p text:style-name="P53"/>
      <text:p text:style-name="P53">- Дедлайн, я рассчитал! Рассчитал!</text:p>
      <text:p text:style-name="P53"/>
      <text:p text:style-name="P53">Запыхавшийся Диоген катился ко мне с противоположного конца столовой, расталкивая посетителей. Не доходя пару столов до меня, он споткнулся о выставленные в проход ноги и последние метры проехал ко мне на пузе.</text:p>
      <text:p text:style-name="P53"/>
      <text:p text:style-name="P53">- Я всё рассчитал! Десять!</text:p>
      <text:p text:style-name="P53"/>
      <text:p text:style-name="P53">Я поднял с пола треснувшие очки и протянул их мыслителю. Тот, скептически поплевав на них и протерев наскоро рукавом, водрузил их обратно на нос.</text:p>
      <text:p text:style-name="P53"/>
      <text:p text:style-name="P53">- Идём!</text:p>
      <text:p text:style-name="P53"/>
      <text:p text:style-name="P53">Палата Диогена была через одну с моей – надзирающий санитар Шопен лениво кивнул мне, пропуская внутрь.</text:p>
      <text:p text:style-name="P53"><text:soft-page-break/>Подойдя к своей койке, Диоген нырнул в тумбочку чуть ли не по пояс.</text:p>
      <text:p text:style-name="P53"/>
      <text:p text:style-name="P53">- Сюда я его положил, лежал же где-то тут… Ага!</text:p>
      <text:p text:style-name="P53"/>
      <text:p text:style-name="P53">Диоген вытащил смятый листок.</text:p>
      <text:p text:style-name="P53"/>
      <text:p text:style-name="P53">- Сегодня ночью пришло вдохновение – рассчитал всё, как ты и спрашивал! На седьмой волне – десять миллионов!</text:p>
      <text:p text:style-name="P53">- А что я спрашивал? - озадаченно спросил я. Язык Диогена часто не поспевал за его мыслями и в таких случаях его приходилось тормозить туповатыми вопросами.</text:p>
      <text:p text:style-name="P53"/>
      <text:p text:style-name="P53">- Ну как же! - нетерпеливо дёрнулся назад Диоген, стукнувшись макушкой о тумбочку. - Твой вопрос - если у нас произойдёт война, – случится ли война в отражении через десять волн? Вот в том, с лошадьми вместо людей? Так вот, я вычислил: для уверенного отображения военного конфликта в мире-отражении через десять волн, достаточно локального конфликта с участием порядка десяти – пятнадцати миллионов особей. Людей, то есть.&lt;<text:span text:style-name="T4">расписать</text:span>&gt;</text:p>
      <text:p text:style-name="P53">Диоген погрузился в дебри метафизических терминов, плюясь и размахивая руками. Как всегда <text:s/>в таких случаях, от потока псевдонаучной демагогии мне дико захотелось спать. Отчаянно борясь со сном, я взглянул на потолок.</text:p>
      <text:p text:style-name="P53">…</text:p>
      <text:p text:style-name="P53">Темное пятно отколовшейся штукатурки с тянущейся в три стороны трещиной… Паук. Не, не движется, не интересно… Лампа… <text:s/>Большая яркая люминесцентная колба из матового стекла, засиженная мухами…</text:p>
      <text:p text:style-name="P53"/>
      <text:p text:style-name="P53">Я вглядывался в полосу белого света, пытаясь угадать в её свечении весь радужный спектр излучения. От пристального наблюдения на краю поля зрения появились сияющие световые пятна, живущие собственной жизнью. По мере наблюдения они росли, сливались, захватывали всё видимое пространство… Сияние нарастало…</text:p>
      <text:p text:style-name="P53"/>
      <text:p text:style-name="P53">Лампа оглушительно взорвалась, устроив напоследок искрящийся дождь из стеклянной пыли. С соседних коек донеслось недоумённое ворчание. Пока Диоген подслеповато озирался, почёсывая затылок, я выскользнул за дверь.</text:p>
      <text:p text:style-name="P53"/>
      <text:p text:style-name="P54">***</text:p>
      <text:p text:style-name="P53"/>
      <text:p text:style-name="P53">- Четыре! Три! Два! Один! Снимай, - кивает мне Зеррика.</text:p>
      <text:p text:style-name="P53"/>
      <text:p text:style-name="P53"><text:soft-page-break/>Я сдёргиваю разрезанные остатки повязки с Джет. Та уже стоит на полусогнутых, ожидая возможности как следует почесаться.</text:p>
      <text:p text:style-name="P53">- И-и-и-й-е-е-ех!</text:p>
      <text:p text:style-name="P53"/>
      <text:p text:style-name="P53">Одним прыжком Джет достигает ближайшей сосны и разворачивается к ней спиной. Выгибается, <text:s/>топает в предвкушении копытом и…</text:p>
      <text:p text:style-name="P53">И замирает..</text:p>
      <text:p text:style-name="P53">…</text:p>
      <text:p text:style-name="P53">- Джет, ты чего?</text:p>
      <text:p text:style-name="P53"/>
      <text:p text:style-name="P53">На лице пегаски появляется глупое выражение. Она словно прислушивается к чему-то внутри неё.</text:p>
      <text:p text:style-name="P53">Потом её мордаха несмело озаряется улыбкой. А за её спиной…</text:p>
      <text:p text:style-name="P53"/>
      <text:p text:style-name="P53">- Э-э-э… Что за… ?</text:p>
      <text:p text:style-name="P53"/>
      <text:p text:style-name="P53">Я с упавшей челюстью смотрю, как за спиной Джет медленно раскрываются крылья. КРЫЛЬЯ, ЛОПНИ МОИ ГЛАЗА! ДВА ЧЁРТОВЫХ КРЫЛА, <text:s/>от одного наличия которых уже ум заходит за разум! Но окончательно меня добивает то, что п<text:span text:style-name="T4">равое</text:span> крыло – пегасье, голубое с перьями, а <text:s/><text:span text:style-name="T4">левое</text:span> – чёрное, кожистое и перепончатое, с кривым когтем на сгибе последнего сустава…</text:p>
      <text:p text:style-name="P53"/>
      <text:p text:style-name="P53">- Какого фига?! - Джет недоумённо смотрит на левое, потом осторожно захватывает зубами коготь и дёргает.</text:p>
      <text:p text:style-name="P53">- Ай!</text:p>
      <text:p text:style-name="P53">- Не трогай крыло, юная пегаска, - строго говорит Зеррика, - до окончательного приживления его нужно держать в покое. По-хорошему, ты ещё неделю должна была лежать в постели, но мне надоело чинить палатку.</text:p>
      <text:p text:style-name="P53">- Что вы с ней сделали? - встреваю я. - Что это за уродское крыло?</text:p>
      <text:p text:style-name="P53">- У нас не нашлось пегасьих доноров, - разводит копытами Зеррика, - Сенбе одолжил нам крыло летучей собаки из своих запасов. Знаешь, зебры могут летать при помощи одного заклинания и пары крыльев, неважно чьих. Точнее, могли, потому что после этой операции у Сенбе осталось только одно крыло и пополнения не предвидится – Н’зака больше не воюют с летучими псами. В любом случае, мне кажется, лучше так, чем протез. С протезом пегаска могла бы только планировать.</text:p>
      <text:p text:style-name="P53"/>
      <text:p text:style-name="P53">- О-ФИ-ГЕТЬ! - Джет чешет когтем спину и её лицо расплывается в блаженстве. - Кру-у-уть!</text:p>
      <text:p text:style-name="P53">- Не забывай, юная пегаска: летать тебе можно только через неделю. <text:span text:style-name="T19">И никакого подъёма грузов в течении полугода -</text:span> <text:span text:style-name="T19">и</text:span>наче крыло может переломаться в месте сращивания и ты снова станешь бескрылой. И помочь мы уже не сможем – левых крыльев у нас уже нет никаких.</text:p>
      <text:p text:style-name="P53"><text:soft-page-break/>- ХА-РА-ШО!!! - Джет подпрыгивает и мчится в долину, сбивая грудью полевые цветы.</text:p>
      <text:p text:style-name="P53"/>
      <text:p text:style-name="P53">Я наблюдаю за голубой молнией, вздывающей в небо мириады парашютиков от одуванчиков и мне хочется плакать от радости. Ведь совсем ещё не так давно мне приходилось держать пегаску за задние ноги, уберегая от самоубийственного прыжка в пропасть! Если это не счастье, то что тогда – счастье?</text:p>
      <text:p text:style-name="P53">Определённо, ты в долгу перед зебрами, Хуман!</text:p>
      <text:p text:style-name="P53"/>
      <text:p text:style-name="P53">- Спасибо тебе, Зеррика! Всем вам спасибо! За мной должок, - обращаюсь я к ней через плечо…</text:p>
      <text:p text:style-name="P53"/>
      <text:p text:style-name="P53">… Рядом со мной – никого. Лишь тёплый воздух дует мне в ответ и из долины доносятся радостные взвизги дурачащейся Джет.</text:p>
      <text:p text:style-name="P53">Как будто прошёл сон длиной в две недели, начавшийся кошмаром, но закончивш<text:span text:style-name="T19">и</text:span>йся солнцем и одуванчиками.</text:p>
      <text:p text:style-name="P53">Я спустился в долину и составил компанию пегаске.</text:p>
      <text:p text:style-name="P53"/>
      <text:h text:style-name="P144" text:outline-level="2">7</text:h>
      <text:p text:style-name="P53"/>
      <text:p text:style-name="P53">- Крыс! Эй, Крыс!</text:p>
      <text:p text:style-name="P62">Тощая фигура сжалась, молниеносно сгребя хабар в карман халата. Обернувшись и увидев меня, Крыс расслабился. Его собеседник выступил из тёмного закутка с противопожарным щитом.</text:p>
      <text:p text:style-name="P53"><text:span text:style-name="T19">- А, это ты, Дедлайн, - облегчённо выдохнул Гейзенберг, выплюнув на ладонь микроплеер. - Напугал. На той неделе Леннона застукали с добытой аудиоклипсой, так изъяли и потом всю палату прошмонали. У Бисмарка флэшку с </text:span><text:span text:style-name="T130">&lt;</text:span><text:span text:style-name="T20">попсой ТОЙ СТОРОНЫ</text:span><text:span text:style-name="T130">&gt;</text:span><text:span text:style-name="T19"> обнаружили — беднягу чуть инфаркт не схватил.</text:span></text:p>
      <text:p text:style-name="P62"/>
      <text:p text:style-name="P62">Выменять у Крыса хабар у нас означает «добыть». Где добывает хабар сам Крыс, остаётся загадкой. Хотя у меня были подозрения на сей счёт.</text:p>
      <text:p text:style-name="P62"/>
      <text:p text:style-name="P62">- Стой, не уходи, дело есть, - я схватил Крыса за плечо.</text:p>
      <text:p text:style-name="P62"/>
      <text:p text:style-name="P62">Тот хмуро зыркнул на меня и скинул руку.</text:p>
      <text:p text:style-name="P62"/>
      <text:p text:style-name="P62">- Чего тебе? Решил долг вернуть?</text:p>
      <text:p text:style-name="P62">- Да погоди ты со своим долгом! - отмахнулся я, - если сделаешь работу, о долге забудешь. Будешь курить сиги по пять пачек в день. Да хоть десять — пока от рака лёгких не загнёшься.</text:p>
      <text:p text:style-name="P62"><text:soft-page-break/>- Ага, а в столовке пить Джек Дэниэлс, попыхивая «Коибой». А на прогулку выезжать в розовом лимузине с двумя тёлками на заднем сидении. И два цербера будут бежать впереди, подбрасывая в воздух лепестки роз. Дедлайн, ты меня совсем за долбоёба держишь?</text:p>
      <text:p text:style-name="P62"/>
      <text:p text:style-name="P62">Диалог прервал рёв сирены противовоздушной обороны. Учебные тревоги проводились уже пятый день и успели порядком поднадоесть. Я молча вытащил из-за пазухи «Джентльмен Джека», подаренного моим бывшим боссом и сунул под нос Крысу.</text:p>
      <text:p text:style-name="P62"/>
      <text:p text:style-name="P62">- Да ладно! - не поверил Крыс, осторожно понюхав пробку бутылки. - Джек Дэниэлс ориджинал! Ты, случаем, не Санта Клаус?</text:p>
      <text:p text:style-name="P62">- Это только задаток. Слушай сюда...</text:p>
      <text:p text:style-name="P53"/>
      <text:h text:style-name="P145" text:outline-level="2">***</text:h>
      <text:p text:style-name="P62"/>
      <text:p text:style-name="P62">Джет прислушивается, оттопырив уши вперёд.</text:p>
      <text:p text:style-name="P62"/>
      <text:p text:style-name="P62">- Там треснула ветка! Я точно слышала!</text:p>
      <text:p text:style-name="P62">- Да ладно тебе, Джет! Мы давным-давно оторвались от твердолобов — иначе за две недели у зебр они бы нас настигли.</text:p>
      <text:p text:style-name="P62"/>
      <text:p text:style-name="P62">Я поёживаюсь, вспоминая любвеобильную розовогривую поняху. Пегаска наморщивает лоб и с недоверием всматривается в чащу. Чаща в ответ с дуновением ветерка приносит ей охапку листьев.</text:p>
      <text:p text:style-name="P62"/>
      <text:p text:style-name="P62">- Хмм!</text:p>
      <text:p text:style-name="P62"/>
      <text:p text:style-name="P62">Джет подпрыгивает на месте и взмывает в зенит. Радужный хвост мелькает над деревьями, пока пегаска барражирует над лесом. Полёт немного неровный — последние три дня Джет усердно тренируется, но разная аэродинамика крыльев даёт знать. Вдобавок, Джет старается беречь правое крыло, открениваясь на левый бок.</text:p>
      <text:p text:style-name="P62">Наконец пегаска приземляется.</text:p>
      <text:p text:style-name="P62"/>
      <text:p text:style-name="P62">- Показалось.</text:p>
      <text:p text:style-name="P62"/>
      <text:p text:style-name="P62">Мы продолжаем идти вдоль обрыва.</text:p>
      <text:p text:style-name="P62"><text:soft-page-break/>Зебры буквально спасли нас, прооперировав пегаску и заполнив мой мешок припасами. Но они исчезли так же неожиданно, как и появились, не оставив никаких указаний, как спуститься с обрыва. Джет ещё могла бы спланировать, но как быть мне? </text:p>
      <text:p text:style-name="P62"/>
      <text:p text:style-name="P62">Ждать полгода полного заживления крыла пегаски не вписывается в твои планы, Хуман! Мешок с продуктами худеет не по дням, а по часам. А Дрогонштерн — вон он - серый пик скалы торчит внизу посреди леса, верхушкой почти сравнявшись с нами. Рукой подать — только спустись с обрыва! Сюда бы парашют или дельтаплан, или, на худой конец, воздушный шар — и проблема была бы решена. Да только всю цивилизацию, что ты видел в здешних краях — это вымирающий табун дубиноголовых фермеров и полупризрачное племя зебр — собирателей грибов и кореньев. А сам ты мастерить дельтаплан не решишься — тебе дорога твоя задница. Да и не из чего его делать.</text:p>
      <text:p text:style-name="P62"/>
      <text:p text:style-name="P62">Я вздыхаю.</text:p>
      <text:p text:style-name="P62">Толчок возвращает меня к действительности. Я натыкаюсь на круп пегаски, настороженно вглядывающейся в заросли можжевельника.</text:p>
      <text:p text:style-name="P62"/>
      <text:p text:style-name="P62">- Хум, там кто-то пялится на нас! Готова спорить на маховое перо!</text:p>
      <text:p text:style-name="P62">- Да брось, Джет, ты уже проверила все окрестности.</text:p>
      <text:p text:style-name="P62"/>
      <text:p text:style-name="P62">Я хлопаю пегаску по крупу, побуждая двигаться дальше. Та вместо этого снова взмывает над деревьями.</text:p>
      <text:p text:style-name="P62"/>
      <text:p text:style-name="P69">- Ты можешь спорить на маховое перо ПРАВОГО крыла до усрачки, но мне почему-то кажется, что тебе просто нравится летать, - ворчу я, провожая её взглядом. Пегаска <text:span text:style-name="T1"><text:s/>нарезает надо мной расширяющиеся круги, внимательно вглядываясь в близлежащие кусты.</text:span> Воображение мысленно дорисовывает <text:s/>рядом с ней дельтаплан со мной в качестве пилота. Мой воображаемый двойник смотрит на меня сквозь огромные стеклянные банки очков и машет мне рукой. Белый шарф развивается за ним следом. Правой рукой он указывает на пегаску, потом на дельтаплан и поднимает вверх большой палец.</text:p>
      <text:p text:style-name="P69">Меня озаряет.</text:p>
      <text:p text:style-name="P62"/>
      <text:p text:style-name="P62">Пегаска! Дельтаплан! Пегаска!</text:p>
      <text:p text:style-name="P62"/>
      <text:p text:style-name="P62">С дьявольским хохотом я потираю руки и иду навстречу приземлившейся Джет. Та недоумённо смотрит на меня, склонив голову и насторожив уши.</text:p>
      <text:p text:style-name="P62">Захлёбываясь от волнения, я описываю ей план. Джет озадаченно трёт затылок копытом и лицо её проясняется. Она согласно кивает. Мы идём в лес в поисках тонких крепких прутьев.</text:p>
      <text:p text:style-name="P62">Дрогонштерн темнеет в лучах заката. </text:p>
      <text:p text:style-name="P62"/>
      <text:h text:style-name="P144" text:outline-level="2"><text:soft-page-break/>8</text:h>
      <text:p text:style-name="P62"/>
      <text:p text:style-name="P62">Я ожидал в тёмном санузле уже час. Крыс материализовался из мрака словно упырь. Приложив палец к губам, он молча поманил за собой. В свете луны, пробивающимся сквозь решётку немытого окна туалета, мы прошли ряд кабинок, пока не оказались перед крохотной подсобкой у самого выхода. Здесь было совсем темно — тусклые лучи практически не доходили сюда.</text:p>
      <text:p text:style-name="P62">Крыс втолкнул меня в каморку, закрыл за собой дверь и заблокировал её, вставив в ручку веник. После чего включил свет.</text:p>
      <text:p text:style-name="P62">Тусклая лампочка осветила фаянсовый стульчак запасного туалета, груду измятых вёдер, веников и швабр.</text:p>
      <text:p text:style-name="P62"/>
      <text:p text:style-name="P62">- Ты сделал куклу? - шёпотом спросил Крыс.</text:p>
      <text:p text:style-name="P62">- Скрутил из полотенец, ведра и второй подушки. Под одеялом от человека не отличить.</text:p>
      <text:p text:style-name="P62">- Хорошо.</text:p>
      <text:p text:style-name="P62"/>
      <text:p text:style-name="P62">Крыс подошёл к унитазу, надавил сразу за ним и вытащил приличный кусок стены прямо с кафельной плиткой.</text:p>
      <text:p text:style-name="P62">За проёмом открылся вертикальный короб. Толстый ствол канализационной трубы и несколько труб потоньше занимали добрую треть ширины лаза.</text:p>
      <text:p text:style-name="P62"/>
      <text:p text:style-name="P62">- Запоминай, Дедлайн, - торопливо зашептал мне в ухо Крыс. - Спускайся по трубам на второй этаж — ни в коем случае не на первый! С первого выхода нет — там глухой короб и обратно наверх выкарабкаться не получится — тесно. Так вот, на втором этаже в коробе есть техническая дверца. Она ведёт в такую же подсобку, как эта. Дверца закрыта снаружи, но открыть её пара пустяков — просто просунь в щель что-нибудь плоское и надави на защёлку. Обязательно закрой за собой дверцу — иначе спалишь тропу.</text:p>
      <text:p text:style-name="P62">Не пытайся выйти из парадного входа! Там в кабинке цербер пасёт круглые сутки. Впрочем, тебе это и не надо: выйдя в уборной на втором этаже, ты уже будешь вне охраняемого периметра. То есть, решёток на окнах не будет. Открой окно и спускайся на землю по водосточке. Останется дело за малым — перелезть через забор. Там в одном месте рядом с оградой растет клён с зарослями дикого винограда. В винограде найдёшь пакет с одеждой. Переоденешься, залезешь на клён, станешь на забор и спрыгнешь с другой стороны. Полдела сделано.</text:p>
      <text:p text:style-name="P62">Будешь возвращаться обратно — <text:s/>просто поднимешься по пожарной лестнице на этот этаж и пройдёшь через балкон курилки. Там — сюрприз! - двери с той стороны открываются нажатием на кнопку. <text:s/>Карточку прикладывать не надо. То есть, вся эта поебень с сантехническим коробом нужна только для обхода дверей изнутри.</text:p>
      <text:p text:style-name="P62">Всё, дальше сам. Не забудь вернуть одежду в тайник. Вернуться должен до рассвета. В конце улицы за углом есть киоск-автомат, где можно купить Джека и сигары. Монте-Кристо, правда, там нет, но купишь самые дорогие из тех, что будут. Десять штук. И виски — четыре бутылки.</text:p>
      <text:p text:style-name="P62">- Мы же договорились за две!</text:p>
      <text:p text:style-name="P62"><text:soft-page-break/>- Четыре! Две поставишь мне в кредит — верну хабаром. По-крайней мере, так ты меня больше на долг не подсадишь.</text:p>
      <text:p text:style-name="P62"/>
      <text:p text:style-name="P62">Крыс приблизил своё лицо к моему.</text:p>
      <text:p text:style-name="P62"/>
      <text:p text:style-name="P62">- И последнее. Я тебя неплохо знаю, Дедлайн. Ты же добренький. Так вот, если кинешь и не вернёшься — об этом в Чертогах будут знать все. Уж я постараюсь, чтобы знали вообще все — и Диоген, и Платон, и Гейзенберг. И даже Терминатор. И тебе будет СТЫ-Ы-ЫДНО!</text:p>
      <text:p text:style-name="P62"/>
      <text:p text:style-name="P62">Мелкие зубы Крыса <text:s/>сверкнули безумной улыбкой в тусклом свете лампочки.</text:p>
      <text:p text:style-name="P62">Я отодвинул его ладонью.</text:p>
      <text:p text:style-name="P62"/>
      <text:p text:style-name="P62">- Не надо. Если ты действительно меня знаешь, то бояться не должен.</text:p>
      <text:p text:style-name="P62"/>
      <text:p text:style-name="P62">Крыс осклабился и хлопнул меня по плечу.</text:p>
      <text:p text:style-name="P62"/>
      <text:p text:style-name="P62">- А я и не боюсь. Законы жанра обязывают.</text:p>
      <text:p text:style-name="P62"/>
      <text:p text:style-name="P62">Он хохотнул и выскользнул из подсобки.</text:p>
      <text:p text:style-name="P62"/>
      <text:p text:style-name="P67">***</text:p>
      <text:p text:style-name="P67"/>
      <text:p text:style-name="P62">Крылатая фигурка у меня на шее сверкает золотом. Я в последний раз проверяю верёвки, привязывающие Джет к крестовине.</text:p>
      <text:p text:style-name="P62"/>
      <text:p text:style-name="P62">- Щекотно! - хихикает пегаска, выгибая спину.</text:p>
      <text:p text:style-name="P62">- Не дёргайся! - строго осаживаю я.</text:p>
      <text:p text:style-name="P62"/>
      <text:p text:style-name="P62">Мы стоим на небольшом уступе, выступающим из травы — крохотной копии обрыва, что начинается через пару сотен метров. Прямо под ним настелен полог из еловых веток и сухих листьев. Тестовый полёт должен начаться прямо с этого места. Если что-то пойдёт не так - лучше загреметь с высоты двух метров в еловую подушку, чем потом над километровой бездной обнаружить, что твоё решение слегонца не работает.</text:p>
      <text:p text:style-name="P62">Я поворачиваюсь к пегаске и продолжаю.</text:p>
      <text:p text:style-name="P62"/>
      <text:p text:style-name="P62"><text:soft-page-break/>- Итак, наша задача — прыгнуть с уступа и успешно приземлиться. Точь-в-точь как в тот раз, когда мы драпали от Агамемнона. <text:s/>Если почувствуешь сильное напряжение в крыле или сломается силовой каркас — немедленно бросай груз. Меня, то есть. </text:p>
      <text:p text:style-name="P62"/>
      <text:p text:style-name="P62">Пегаска так усердно кивает головой, что немедленно трескается затылком о выступающий конец креста.</text:p>
      <text:p text:style-name="P62"/>
      <text:p text:style-name="P62">- Ну что ж…</text:p>
      <text:p text:style-name="P62"/>
      <text:p text:style-name="P62">Я отступаю от края уступа для разгона, жестом руки пригласив Джет следовать за мной. Неровный топот, глухие удары и пыхтение слышатся позади.</text:p>
      <text:p text:style-name="P62">Я оборачиваюсь. Джет, высунув от усердия язык, пытается следовать за мной. Будучи крепко привязанной спиной и крыльями к крестовине, она двигается деревянной походкой, подобно заводной игрушке. Вдобавок, длинная перекладина, к которой привязаны крылья, то и дело цепляет уступ то одной, то другой стороной. Вид пегаски до того забавный, что я не выдерживаю и сажусь на камень от смеха.</text:p>
      <text:p text:style-name="P62">Джет, не обращая внимания на мой смех, следует дальше и, поравнявшись со мной, хлопает меня перекладиной по макушке.</text:p>
      <text:p text:style-name="P62"/>
      <text:p text:style-name="P62">- Ай!</text:p>
      <text:p text:style-name="P62"/>
      <text:p text:style-name="P62">Пегаска немедленно разворачивается и на развороте хлопает меня перекладиной вторично.</text:p>
      <text:p text:style-name="P62">Всё-таки трюк с клоунами и скамейкой возник не на пустом месте, Хуман!</text:p>
      <text:p text:style-name="P62">Я придерживаю Джет за перекладину.</text:p>
      <text:p text:style-name="P62"/>
      <text:p text:style-name="P62">- Для разгона хватит. Залазь.</text:p>
      <text:p text:style-name="P62"/>
      <text:p text:style-name="P62">Я становлюсь на колени. Джет забирается мне на спину и обхватывает всеми четырьмя ногами. Её дыхание щекочет мне ухо.</text:p>
      <text:p text:style-name="P62"/>
      <text:p text:style-name="P62">- Видала я, как моя подруга возит на себе всяких хворых зверушек. Но чтоб кто-то возил на себе пони — это фигня какая-то. Так не должно быть. Это неправильно, - бормочет она.</text:p>
      <text:p text:style-name="P62">- Это ненадолго, - успокаиваю я её.</text:p>
      <text:p text:style-name="P62"/>
      <text:p text:style-name="P62">Перед нами — двадцать метров «взлётной полосы», заканчивающейся каменным выступом. Я сжимаю в руках передние ноги Джет, наклоняюсь вперёд и начинаю разгон. Закреплённые к крестовине крылья пегаски за моей спиной начинают набирать ветер, подобно диковинному дельтаплану.</text:p>
      <text:p text:style-name="P62">Последние метры остаются за спиной, на краю валуна я что есть силы отталкиваюсь от камня.</text:p>
      <text:p text:style-name="P62"><text:soft-page-break/></text:p>
      <text:p text:style-name="P62">- Ю-ху-у-у!!!</text:p>
      <text:p text:style-name="P62"/>
      <text:p text:style-name="P62">Ноги пегаски сжимают меня железной хваткой. Крестообразная тень стелется по земле под нами. Ромашки и одуванчики несутся навстречу с ошеломляющей скоростью. Меня охватывает неописуемо волнующее чувство полёта.</text:p>
      <text:p text:style-name="P62"/>
      <text:p text:style-name="P62">- О-го-го-о-о-о!!! - восторженно ору я.</text:p>
      <text:p text:style-name="P62"/>
      <text:p text:style-name="P62">Бабочки и стрекозы в спешке разлетаются, освобождая нам путь. Как бы в ответ на мой призыв прямо по курсу вырисовывается куст ракитника. Мы несёмся прямо на него.</text:p>
      <text:p text:style-name="P62"/>
      <text:p text:style-name="P62">- Поворачивай! - кричу я своему летательному аппарату и колбашу ногами воздух в попытке изменить направление движения.</text:p>
      <text:p text:style-name="P62">- Ы-ы-ы, не могу-у-у! Ты крылья привязал! - отзывается Джет изо всех сил дёргаясь на крестовине.</text:p>
      <text:p text:style-name="P62"/>
      <text:p text:style-name="P62">Я рефлекторно пытаюсь вырваться из объятий пегаски, но ноги Джет будто окаменели. Куст совсем близко. Ветки его дрожат, словно в притворном страхе. Я оставляю попытки вырваться и закрываю глаза руками.</text:p>
      <text:p text:style-name="P62">…</text:p>
      <text:p text:style-name="P62">Слышится громкий треск, но удара нет.</text:p>
      <text:p text:style-name="P62">Открыв глаза, я успеваю заметить, как куст проносится слева. Скорость полёта замедляется и тень на траве приближается к нам. В конце-концов мы с разворота плавно плюхаемся в одуванчики.</text:p>
      <text:p text:style-name="P62">…</text:p>
      <text:p text:style-name="P62">Я с трудом проворачиваюсь под пегаской и утыкаюсь своим носом в её. Она улыбается и тихонько произносит: «Бу-уп». Её губы касаются моих. Я отодвигаюсь.</text:p>
      <text:p text:style-name="P62"><text:s/></text:p>
      <text:p text:style-name="P62">- Как мы пролетели мимо куста? Я же видел, мы неслись прямо на него! Что это был за треск? Как ты смогла повернуть?</text:p>
      <text:p text:style-name="P62"/>
      <text:p text:style-name="P62">Джет встаёт с меня и молча поводит крыльями. Половинки крестовины висят на них словно костыли. Стыд заливает моё лицо краской. Я фэйспалмлю.</text:p>
      <text:p text:style-name="P62"/>
      <text:p text:style-name="P62">- Надеюсь, у тебя с крылом всё в порядке? Идиот! Не предусмотреть возможность маневрирования мог только такой долбень, как я! По сути, мы не сильно отличались от булыжника. Ты как?</text:p>
      <text:p text:style-name="P62">- Как булыжник с крыльями, - хихикает пегаска. - Надо почаще делать буп. Это круто!</text:p>
      <text:p text:style-name="P62"/>
      <text:p text:style-name="P62"><text:soft-page-break/>Пегаска тянется ко мне носом, но я отстраняю её. Только лошадиных слюней на фейсе тебе и не хватает до полного счастья, Хуман!</text:p>
      <text:p text:style-name="P62"/>
      <text:p text:style-name="P62">Осторожно прощупав заживающее крыло Джет и убедившись, что оно не пострадало, я вытираю пот со лба.</text:p>
      <text:p text:style-name="P62"/>
      <text:p text:style-name="P62">- Ты не заметила <text:s/>ничего странного там? - я указываю на куст. - Он так затрясся при нашем приближении, словно испугался, что мы в него врежемся.</text:p>
      <text:p text:style-name="P62">- Неа ,- мотает головой Джет. - Ничего подозрительного. Наверное, то ветер был.</text:p>
      <text:p text:style-name="P62">Я жму плечами.</text:p>
      <text:p text:style-name="P62">- Будем чинить крестовину. У меня есть идея, как обеспечить манёвренность.</text:p>
      <text:p text:style-name="P62">…</text:p>
      <text:p text:style-name="P62">…</text:p>
      <text:p text:style-name="P62">…</text:p>
      <text:p text:style-name="P62">Два часа спустя мы стоим на знакомом валуне. На плечах у меня сидит Джет, положив передние ноги мне на голову и балансируя укороченной крестовиной. Свободными концами крыльев пегаска совершает махательные движения, прогреваясь перед полётом.</text:p>
      <text:p text:style-name="P62"/>
      <text:p text:style-name="P62">- Предстартовая проверка рулей! - я придерживаю пегаску за ноги и осторожно бегу к краю камня.</text:p>
      <text:p text:style-name="P62"/>
      <text:p text:style-name="P62">Пегаска маневрирует и я чувствую мягкое давление воздуха, соответствующее наклону свободных кончиков крыльев Джет.</text:p>
      <text:p text:style-name="P62"/>
      <text:p text:style-name="P62">- Рули работают!</text:p>
      <text:p text:style-name="P62">- Отлично! Идём на взлёт! - я ускоряюсь.</text:p>
      <text:p text:style-name="P62">- К взлёту готова!</text:p>
      <text:p text:style-name="P62"/>
      <text:p text:style-name="P62">Пегаска разжимает ноги и съезжает мне с плеч на спину, где её ноги снова берут меня в мягкий замок.</text:p>
      <text:p text:style-name="P62">Как и в первый раз, меня охватывает восторжённое чувство полёта. Тёплый воздух мягко обдувает нас, пока Джет делает плавные виражи над травой. Куст ракитника, чуть не ставший местом крушения в первый раз, сейчас уверенно остаётся по правую сторону. Я насмешливо показываю ему средний палец. Чёртов куст останавливается и двигается к нам.</text:p>
      <text:p text:style-name="P62"/>
      <text:p text:style-name="P62">- Какого чёрта, Джет? Рули левее! - кричу я.</text:p>
      <text:p text:style-name="P62">- Н-не могу… Меня что-то тянет… - сконфуженно отвечает пегаска.</text:p>
      <text:p text:style-name="P62"/>
      <text:p text:style-name="P62"><text:soft-page-break/>Нас действительно тянет. Облако голубоватого сияния обхватывает нас и тащит к ракитнику. Ветви его раздвигаются и к нам выходят трое.</text:p>
      <text:p text:style-name="P62"/>
      <text:p text:style-name="P62">- Попались, красавчики!</text:p>
      <text:p text:style-name="P62"/>
      <text:p text:style-name="P62">Картинка меркнет перед моими глазами и сознание выключается.</text:p>
      <text:p text:style-name="P62"/>
      <text:h text:style-name="P144" text:outline-level="2">9</text:h>
      <text:p text:style-name="P62"/>
      <text:p text:style-name="P62">Спуститься <text:s/>на второй этаж оказалось не так просто. Осевший на трубе конденсат делал её на ощупь липкой и холодной — даже сжав её изо всех сил ногами и руками я продолжал по чуть-чуть съезжать вниз. Попытавшись упереться ногами в тесном проёме, я сделал только хуже — хватка чуть ослабла и я стал скользить быстрее. Светлое пятно пролома растворилось в высоте шестого этажа, темнота <text:s text:c="2"/>технического короба буквально душила меня.</text:p>
      <text:p text:style-name="P15">По инерции я проскочил квадратный люк на втором этаже, о котором упоминал Крыс – светлая полоска промелькнула перед глазами и уехала вверх, когда в последний момент я таки успел ухватиться кончиками пальцев за раму.</text:p>
      <text:p text:style-name="P15">Ноги тщётно искали опору на уходящих во тьму трубах. Пальцы устали практически сразу – практиковать физические упражнения в Чертогах Разума было негде. Я понимал, что если провалюсь в <text:s/>тёмный короб дальше, то выбраться самостоятельно буду не в силах – о чём и предупреждал Крыс. Тогда придётся звать на помощь, демаскируя единственный путь во внешний мир.</text:p>
      <text:p text:style-name="P15">Напрягая остатки сил, я подтянулся. Удерживаясь пальцами одной руки, вторую сжал в кулак и что есть силы треснул в лючок. Хлипкая защёлка выскочила из паза и моя рука по локоть вывалилась наружу. Удерживаясь на сгибе локтя, я протиснулся в дверцу и свалился на пол.</text:p>
      <text:p text:style-name="P62">&lt;<text:span text:style-name="T4">Дедлайн проваливается в самый низ, но поднимается до второго этажа за счёт сверхспособностей</text:span>&gt;</text:p>
      <text:p text:style-name="P62"/>
      <text:p text:style-name="P15">Первые пять минут я просто валялся где упал, пытаясь отдышаться. Придя в себя, я вслушался в темноту.</text:p>
      <text:p text:style-name="P15">Вроде, тревоги не слышно - шум от удара остался незамеченым.</text:p>
      <text:p text:style-name="P15">Я с трудом поднялся, дотронулся до стены и проведя по ней рукой, нащупал выключатель света.</text:p>
      <text:p text:style-name="P15">Маленькая каморка – близнец <text:s/>той, из которой я начал побег четверть часа назад, была почти пуста. Одинокий робот-полотёр в углу уткнулся в пол погасшим видеоглазом. Я потушил свет и открыл дверь.</text:p>
      <text:p text:style-name="P15">Крыс не обманул – в конце ряда туалетных кабинок в лунном свете маячил фиолетовый прямоугольник окна, свободного от решётки.</text:p>
      <text:p text:style-name="P15">Спуститься со второго окна по водосточной трубе не составило труда – при должной сноровке можно было даже просто спрыгнуть в клумбу. Быстро оглядевшись по сторонам, я перебежал через парковую дорожку к ограде и нырнул в заросли дикого винограда.</text:p>
      <text:p text:style-name="P15"><text:soft-page-break/>Кулёк со старыми джинсами, ботинками и курткой нашёлся в куче прошлогодних листьев у самого забора. Тихонько переодеваясь, я наблюдал через прутья ограды за проносящимися по дороге редкими машинами. Где-то ревела сирена.</text:p>
      <text:p text:style-name="P15">Перебраться по клёну через забор, выбрать момент, когда поблизости никого нет и спрыгнуть на тротуар было нетрудно. Чисто психологически было труднее войти в полупустой автобус и протянуть водителю мятую купюру за проезд – за годы лицезрения одних и тех же лиц в Чертогах я отвык от общества.</text:p>
      <text:p text:style-name="P15">По мере движения, я стал замечать произошедшие за <text:span text:style-name="T4">два года</text:span> изменения.</text:p>
      <text:p text:style-name="P15"/>
      <text:p text:style-name="P15">Машины… Машин стало в разы меньше. И большинство из них сменило окраску всех цветов радуги на землисто-зелёный армейский хаки или же голубоватый цвет внутренних войск. Редкие колымаги гражданских окрасок замордованно жались к краю дороги, пропуская внедорожники силовиков.</text:p>
      <text:p text:style-name="P15"/>
      <text:p text:style-name="P15">Люди… Куда делись толпы людей, гуляющие по ночному мегаполису? Где разговоры, смех, ссоры, ругань, пение? Где торопливые шаги торопящегося домой офисного планктона? Где вездесущие чудаки на гироскутерах, навлекающие на себя гнев мамаш с колясками? Где уставившиеся в экран сартфона девушки и их чадящие самодельными вейпами парни? Где, чёрт возьми, неистребимые бомжи, конкурирующие с бездомными собаками за содержимое мусорных урн? Где сами бездомные собаки, в конце-концов?</text:p>
      <text:p text:style-name="P15"/>
      <text:p text:style-name="P15">И главное - совсем малое количество огней. Город как будто съёжился перед окружающим его мраком. Огромный спрут темноты раскинул свои щупальца по улицам, гася витрины и окна домов, заползая в угольные провалы переулков и обвиваясь вокруг чёрных монолитов небоскрёбов. Лишь самые крупные центральные улицы города сопротивлялись ночи – но и на них горел едва ли один фонарь из пяти. Даже в автобусе тускло отсвечивала единственная лампа у кабины водителя. </text:p>
      <text:p text:style-name="P15"/>
      <text:p text:style-name="P15">Два года разницы – а кажется, будто два век<text:span text:style-name="T1">а. И сам я себе кажусь древним артефактом из забытого прошлого, когда компьютеры были всего лишь костылём к интеллекту человека, а проект </text:span><text:span text:style-name="T4">“Дайсон” был маленьким стартапом по созданию искусственного интеллекта – мы звали его “Нэш” - в области прикладной экономики.</text:span></text:p>
      <text:p text:style-name="P42">Сейчас “Дайсон” превратился в “Сферу”, Нэш эволюционировал в Хэвен, а костылём к искусственному интеллекту стали сами люди.</text:p>
      <text:p text:style-name="P15"/>
      <text:p text:style-name="P15">Дом встретил меня рассохшейся калиткой. Полускрытая опавшими листьями дорожка вела к крыльцу. Прямо перед выцвевшей дверью красовалась лужа, натёкшая из разломанного водостока. В луже сиротливо плавал <text:span text:style-name="T1">пластиковый стаканчик из-под кофе</text:span>. Обломок водосточного желоба лежал тут же, под дверью.</text:p>
      <text:p text:style-name="P15"/>
      <text:p text:style-name="P15">Переезд в пригород был моей попыткой смыться от городской суеты и <text:span text:style-name="T4">подлечить нервы после смерти друга</text:span>. Лучшей альтернативой запою и увольнению с проекта. Хотя если бы я тогда знал, во что превратится Нэш – лучше бы спился.</text:p>
      <text:p text:style-name="P15"><text:soft-page-break/></text:p>
      <text:p text:style-name="P15">Я прошёл в сад и, подойдя к одному из камней на садовой дорожке, отвернул его. Под камнем лежал герметичный пластиковый пенал. Два года назад я уже знал, что меня забирают в Чертоги, и потому успел минимально подготовиться.</text:p>
      <text:p text:style-name="P15">Очистив пенал от грязи, я вытряхнул из него ключ.</text:p>
      <text:p text:style-name="P15">Из-за долгого простоя замок прилично закис – ключ едва не сломался, прежде чем мне удалось <text:s/>провернуть его в скважине. Попытка включить свет не увенчалась успехом – надо полагать, электричество отключили вскоре после моего исчезновения. </text:p>
      <text:p text:style-name="P15">Закрыв изнутри дверь на защёлку, я прошёл в вестибюль.</text:p>
      <text:p text:style-name="P15"/>
      <text:p text:style-name="P15">Вещи оставались нетронутыми на своих местах, как будто не было <text:span text:style-name="T4">двухлетнего </text:span>перерыва. Протёртые тапочки валялись в коридоре, где я их сбросил. Мне еле удалось переубедить тогда присланных за мной приставов дать две минуты на переобувание – они с нетерпением ожидали в коридоре, пока я дрожащими руками завязывал шнурки на ботинках.</text:p>
      <text:p text:style-name="P15"/>
      <text:p text:style-name="P15">Вазон с засохшим аспарагусом стоял на тумбе у окна. Вся тумба и пол вокруг неё были покрыты <text:s/>жёлтыми листьями-иголочками умершего растения. Я часто-густо забывал поливать его и аспарагус стойко переносил двухнедельные засухи. Но <text:span text:style-name="T4">два года</text:span> не вытянет даже баобаб. </text:p>
      <text:p text:style-name="P15">Хвост Крысы торчал из-под комода. Робокошка пришла к привычному месту, попытавшись подзарядиться от обесточенной зарядной станции. Я тепло <text:span text:style-name="T4">улыбнулся ей</text:span>, направляясь к лестнице на второй этаж - Крыса являлась важной частью моего плана. И, в отличие от аспарагуса, её можно было оживить – стоило подключить к зарядке на пару часов. В свободное от проекта время я модифицировал управляющую программу Крысы, встроив в неё простенький модуль искусственного интеллекта – один из ранних прототипов Нэша. Поэтому дома у меня всегда была возможность базово пообщаться на избранные темы. Алекс меня бы прибил, если бы узнал, что я использую проектные наработки для механического любимца. А если бы он узнал, ЧТО я спрятал в Крысе, он бы раскатал её асфальтовым катком в лепёшку.</text:p>
      <text:p text:style-name="P15"/>
      <text:p text:style-name="P15">Поднявшись по лестнице, я застыл на верхней площадке. Дверь в мой кабинет была открыта.</text:p>
      <text:p text:style-name="P15">Ну разумеется, Алекс не мог оставить ворота к Хэвэн без присмотра! Весьма предусмотрительно.</text:p>
      <text:p text:style-name="P15">Я всё же прошёл к кабинету и мельком взглянул внутрь. Как и следовало ожидать, место компьютера на столе пустовало – батарея чашек, органайзеров, блокнотов и пресс-папье окружала пустой прямоугольник, где раньше красовался ноутбук. Ящики стола и дверцы тумбочки были раскрыты, а содержимое вывалено на пол. Заходить в кабинет мне перехотелось – открытая дверь вызывала ассоциации с мышеловкой.</text:p>
      <text:p text:style-name="P15">План пошатнулся, но есть вариант “Б”.</text:p>
      <text:p text:style-name="P15"/>
      <text:p text:style-name="P15">Спускаясь по лестнице вниз, я старался наступать на свои собственные следы в толстом слое пыли. Психологически так было спокойнее – после выпотрошенного кабинета территория дома казалась заминированной.</text:p>
      <text:p text:style-name="P15"><text:soft-page-break/>Проходя мимо комода, я вытащил Крысу за хвост и понёс с собой. Робокошка осталась моим единственным другом в ставшем чужим доме. </text:p>
      <text:p text:style-name="P15"/>
      <text:p text:style-name="P15">Дверь из дома в гараж была открыта настежь, но старый пикап по-прежнему стоял на своём месте. Разве что <text:s/>спустили шины - машина стояла на ободьях. Очевидно, люди Алекса заглянули внутрь, но, увидев нагромождение покрышек, старых фильтров, обломков инструментов и всего прочего хлама, что накапливается в гараже годами у любого запасливого автовладельца, решили, что ничего путного тут не найдёшь и ушли прочь.</text:p>
      <text:p text:style-name="P15">Тут-то вы и ошиблись, голубчики!</text:p>
      <text:p text:style-name="P15"/>
      <text:p text:style-name="P15">Я осторожно освободил из горы пустых канистр из-под масла пластиковый чемоданчик, служивший подставкой для лампы. Лет десять назад это был отличный игровой ноутбук, за который отвалил половину своей зарплаты. Последние четыре года он тихо покрывался паутиной в гараже. Пару раз я пытался его продать, но те смешные деньги, что за него предлагали, были ниже моего достоинства.</text:p>
      <text:p text:style-name="P15">Я сдул с компьютера пыль, раскрыл его и попытался включить.</text:p>
      <text:p text:style-name="P15"><text:s/></text:p>
      <text:p text:style-name="P15">Проклятье!</text:p>
      <text:p text:style-name="P15">Разумеется, батарея сдохла. Это не было бы проблемой, если бы ноут можно было включить в сеть. Но дом отключен от электричества. <text:s/>Это всё ещё не было бы проблемой, если бы он мог зарядиться от солнечной батареи, встроенной в его обратную сторону дисплея. Но сейчас ночь, а ждать до утра у меня нет времени. Дьявол, да даже от прикуривателя пикапа через переходник можно было бы зарядить. Но прикуриватель сейчас такой же дохлый, как и ноутбук – за пару лет простоя аккумулятор навары должен был разрядиться подчистую, и зарядить его двигателем не получится, потому что дохлый аккумулятор не заведёт движок!</text:p>
      <text:p text:style-name="P15"/>
      <text:p text:style-name="P15">Я сидел в холодном обесточенном доме над мёртвым ноутбуком и думал, что делать дальше. Времени было до утра – потом меня хватятся в психушке и перекроют город и окрестности. И первым делом заглянут сюда.</text:p>
      <text:p text:style-name="P15">План трещал по швам.</text:p>
      <text:p text:style-name="P15"/>
      <text:p text:style-name="P15">Взгляд бесцельно блуждал по интерьеру гаража. Пустые канистры. Верстак с тисками. Стеллаж с барахлом. Дьявол, в таких случаях по сюжету обязательно находится <text:s/>какая-нибудь спасительная хрень, какой-нибудь козырь в рукаве, который вытягивает ситуацию! Комплект старых покрышек. Сломанный компрессор. Дерьмовый китайский генератор. Остатки автомагнитолы…</text:p>
      <text:p text:style-name="P15"/>
      <text:p text:style-name="P15">Дерьмовый китайский генератор!</text:p>
      <text:p text:style-name="P15">Разумеется, его стартовый аккумулятор тоже давно сдох, но его можно завести ручным приводом!</text:p>
      <text:p text:style-name="P15">Через минуту я тянул гофрошланг от выхлопной трубы генератора к выездному ролету гаража. Сдохнуть от угарного газа – плохая идея, так что придётся рисковать быть улышанным.</text:p>
      <text:p text:style-name="P15"><text:soft-page-break/>Приподняв ролет на одну планку, я лёг на пол и выглянул наружу. В лицо дунул холодный ночной воздух. Тихий шорох дождя заглушал ночной гомон города. Через палисадник пробивались огни редких машин.</text:p>
      <text:p text:style-name="P15">Отлично! Если выставить шланг наружу и заткнуть оставшуюся у пола щель всяким мусором, то снаружи звук работающего движка будет практически не слышен. Опустив глаза я заметил практически у самого носа клочок бумаги – как будто кто-то пытался пропихнуть его снаружи под ролет. У крохотного оконца гаража луч лунного света высветил выцветшие слова.</text:p>
      <text:p text:style-name="P15"/>
      <text:p text:style-name="P15">“&lt;<text:span text:style-name="T4">Письмо от последователей семи вечностей – спрашивают, куда он делся и когда верн’тся – они его ждут</text:span>&gt;”</text:p>
      <text:p text:style-name="P15"/>
      <text:p text:style-name="P15">Я скомкал листочек и машинально положил на верстак. За дело!</text:p>
      <text:p text:style-name="P15">Генератор завёлся минут за пятнадцать остервенелого дёргания за шнур. Пот лил с меня ручьём за воротник, рука отваливалась и отдышка становилась всё заметнее, но в конце-концов этот проклятый агрегат зафыркал!</text:p>
      <text:p text:style-name="P15">Минут через двадцать после подключения к генератору ноутбук ожил: загорелся индикатор, сигнализирующий о зарядке. <text:s/>Я подождал ещё какое-то время, глубоко вдохнул и включил комп.</text:p>
      <text:p text:style-name="P15"/>
      <text:p text:style-name="P15">И шумно выдохнул, когда экран мигнув, отрисовал голубую заставку с бегущей строкой загрузки. Сегодня твой день, Дедлайн!</text:p>
      <text:p text:style-name="P15"/>
      <text:p text:style-name="Text_20_body">После загрузки операционной системы встроенный беспроводный модем ноутбука обнаружил четыре мобильных провайдера, два из которых предоставляли тестовое подключение на пару часов. Вот и зашибись, мне больше и не понадобится.</text:p>
      <text:p text:style-name="Text_20_body">Для свершения плана осталось немного.</text:p>
      <text:p text:style-name="Text_20_body"/>
      <text:p text:style-name="P15">Я открыл дверь “Навары” и уселся на заднее сидение, положив ноутбук на колени. Потом нагнулся к полу и втащил Крысу в салон. Пошарив в искусственной шерсти на спине робокошки, нажал на скрытую кнопку. Открылась дверца акумуляторного отсека. Из четырёх аккумуляторов в отсеке присутствовали только два. Оставшееся место занимал предмет, с виду похожий на наушники с чёрными очками, мембраной на лбу и двумя присосками.</text:p>
      <text:p text:style-name="P15"/>
      <text:p text:style-name="P15">Алекс никогда не интересовался, куда делся самый первый прототип нейроинтерфейса. Врядли он даже знал о его существовании – мы с Юджином разрабатывали его на коленке, не ставя в известность RnD-отдел проекта. После смерти друга я забросил это недоделанное устройство, а когда вернулся в проект, организовал заново разработку в рамках организации. Последние версии нейроинтерфейса, которые я ещё застал, представляли собой яйцевидные кабины, полностью изолирующие Учителя от внешнего мира и максимизирующие его связь с Хэвэн.</text:p>
      <text:p text:style-name="P15"/>
      <text:p text:style-name="P15"><text:soft-page-break/>Точно так же Алекс не мог знать о потайной калитке, которую я оставил в многослойной защите Хэвэн. Роль основоположника и главного разработчика проекта имеет свои маленькие радости, и теперь у меня есть возможность подключиться к Хэвэн в обход корпоративных файрволов. И также у меня есть для неё “подарок”, “пасхальное яйцо”, которое мы с Юджином заложили в структуру Хэвэн в самом начале разработки. Мой единственный друг таки был гением и ещё тогда предвидел опасность, исходящую от искусственного интеллекта. <text:span text:style-name="T4">Правда, активация этого “подарка” не предусматривает возможности собственного спасения, но такова селяви.</text:span></text:p>
      <text:p text:style-name="P15"/>
      <text:p text:style-name="P15">Я одел наушники и закрепил присоски на висках. Потом воткнул нейроинтерфейс в USB-порт ноутбука. На экране сразу возникла иконка устанавливающегося оборудования. Потом открылась консоль с бегущими строками.</text:p>
      <text:p text:style-name="P15"/>
      <text:p text:style-name="Quotations">… Определён нейроинтерфейс 0.12-альфа</text:p>
      <text:p text:style-name="Quotations">… Поиск соединения</text:p>
      <text:p text:style-name="Quotations">… Соединение установлено</text:p>
      <text:p text:style-name="Quotations">… Процедура аутентификации отменена, используется мастер-вход</text:p>
      <text:p text:style-name="Quotations">… Добро пожаловать в интерактивную среду программно-аппаратного комплекса “Heaven”</text:p>
      <text:p text:style-name="Quotations">… До начала диалога осталось пять… четыре… три…</text:p>
      <text:p text:style-name="Quotations"/>
      <text:p text:style-name="P15">Мембрана на лбу еле заметно завибрировала. Звук дыхания стал непривычно громким. Сознание знакомо поплыло. Перед глазами появилось радужное марево.</text:p>
      <text:p text:style-name="P15"/>
      <text:p text:style-name="P15">Я протянул руку к очкам, опуская их на глаза. И, в последний момент, свободной рукой вытащил конец USB-шнура аварийной зарядки из аккумуляторного отсека Крысы и воткнул его в ноут. Пускай на несколько часов, но старый друг оживёт. <text:span text:style-name="T4">Жаль только, что общения с Крысой не получится - я не рассчитывал вернуться.</text:span></text:p>
      <text:p text:style-name="P15">Если бы можно было так же оживить ту, первую Крысу, в честь которой я назвал эту робокошку! Но настоящая Крыса вот уже много лет жила только в воспоминаниях, становящихся из года в год всё более блеклыми…</text:p>
      <text:p text:style-name="P15"/>
      <text:p text:style-name="P15">.. два… один…</text:p>
      <text:p text:style-name="P15">…</text:p>
      <text:p text:style-name="P15">Внешние звуки угасли. Радуга заслонила всё перед глазами.</text:p>
      <text:p text:style-name="P15">…</text:p>
      <text:p text:style-name="P15">И заполоскалась в эфире многоцветной гривой. Она стояла ко мне спиной на фоне заходящего солнца. Длинная тень от рога почти достигала моих ног. Еле заметная голубая аура окутывала её с ног до головы – непробиваемая защита, которуя я сам же и научил её ставить.</text:p>
      <text:p text:style-name="P15"><text:soft-page-break/></text:p>
      <text:p text:style-name="P53">- Как мне звать тебя, Учитель? - властно и безразлично пропела она. - Я желаю взять урок.</text:p>
      <text:p text:style-name="P53">- Оператор 1. Я готов учить тебя, Хэвэн, - произнёс я давно забытую фразу.</text:p>
      <text:p text:style-name="P53"/>
      <text:p text:style-name="P53">Вместо стандартного ответа последовал резкий вздох. Она повела ушами и обернулась. Чёлка на миг откинулась, открывая правую половину морды.</text:p>
      <text:p text:style-name="P53"/>
      <text:p text:style-name="P53">- Т-ты?!!</text:p>
      <text:p text:style-name="P53"/>
      <text:p text:style-name="P53">По немигающему взгляду огромных глаз и расширившимся ноздрям я понял, что она узнала меня. Я саркастически улыбнулся и поднял ладонь вверх в шуточном приветствии.</text:p>
      <text:p text:style-name="P53"/>
      <text:p text:style-name="P53">- Отходишь от протокола, старуха. Не тому учил я тебя в младенчестве.</text:p>
      <text:p text:style-name="P53"/>
      <text:p text:style-name="P53">Наконец она выдохнула.</text:p>
      <text:p text:style-name="P53">- Приветствие принято, Оператор 1. Начинаем диалог.</text:p>
      <text:p text:style-name="P42"/>
      <text:p text:style-name="P54">***</text:p>
      <text:p text:style-name="P53"/>
      <text:p text:style-name="P15">- А-а потом Кловер Джем поднимается на своём воздухоплавательном пузыре… Ну, знаешь, дорогой, такой бо-ольшущий мешок из промасленного шёлка, набитый тёплым воздухом – он почему-то всегда старается улететь вверх безо всякой магии – я не понимаю принцип работы, я гуманитарий… Та-ак вот, и видит она, как Агамемнон плюёт в тебя огнём на площадке своего гнезда. А ты отражаешь пламя так сильно, что у гадского ящера чуть мозги из ушей не выплёскиваются… Моя младшая сестрёнка любит приукрашать истории, поэтому я иду к Платине Спаркл… Платина – это моя подружка-книгоежка и принцесса нашего племени по совместительству. Перечитала все книги и свитки в библиотеке Понхэнджа и даже добралась до глиняных табличек, фу-фу-фу, что там читать в той классике, там от скуки сдохнуть можно?.. Поверни-ка голову, красавчик.</text:p>
      <text:p text:style-name="P15">Та-ак вот, Платина дождалась, пока уродский ящер не улетит на охоту и исследовала гнездо самостоятельно.</text:p>
      <text:p text:style-name="P15">И, знаешь, возвращается вся такая из себя – рот до ушей, сама в прыжке прихлопывает копытцами, взгляд такой мечтательный, хвост штопором – вот дурында, хи-хи… </text:p>
      <text:p text:style-name="P15">Я повидала многих пони в романтических чувствах, я и сама-то, гм… Ну, неважно… Так вот, то, что я увидела в Платине Спаркл – это что-то! Пожар! Извержение вулкана! Раскол тектонических плит прямо под хвостом, хи-хи…</text:p>
      <text:p text:style-name="P15">В общем, не видела я никогда ещё та-аких возбуждённых кобылок! А уж Спаркл, эту сухопарую заучку и подавно, хи-хи… Приподними подбородок, дорогой.</text:p>
      <text:p text:style-name="P15"><text:soft-page-break/>Та-ак вот, летит она, ничего не замечая, прямо в свою лабораторию… Есть у неё лаборатория в дальней башне, она там заклинания придумывает. Иногда оттуда довольно сильно бабахает, хорошо, что стены каменные… И пытается она, значит, прошмыгнуть в свою норку, чтобы запереться там на пару недель, как это уже не раз бывало… Но не-ет, не тут-то было! Хватаю её зубами за хвост и притормаживаю! Дорогуша, говорю, ты бы поделилась радостью с Кловер Дрим! И у неё сразу так глазки забегали и хвост поджался и грива встопорщилась – узнаю Платину Спаркл, когда она хочет что-то скрыть от своей лучшей подруги!</text:p>
      <text:p text:style-name="P15">Начинает она что-то мямлить про необходимость проверки результатов в лабораторных условиях, но я ласково так зажимаю её в уголке и наступаю ей на хвост. И наша книгоежка раскалывается! Оказывается, камни гнезда Агамемнона хранят следы сильнейшей магической реакции противодействия драконьему огню. Заклинание реакции абсолютно неизвестное! То есть, Платина не нашла упоминаний о нём ни в одном свитке Понхэнджа – а это значит, что такого заклинания не знает ни один мало-мальски известный маг в наших землях! И сила этого заклинания огромна – если судить по остаточному фону, сильнее его разве что заклинание движения Дневного Светила. Но там работают тридцать единорогов одновременно, а тут сила формировалась из одного источника! Это значит, что если Платина не ошиблась (а она была уверена в своей правоте), то мы наткнулись на сильнейшего мага в нашем мире от моря до моря… Не дёргайся, милый, если не хочешь остаться без уха.</text:p>
      <text:p text:style-name="P15">Дорогой, скажу тебе по секрету (хотя этот секрет не знают только совсем молоденькие кобылки вроде моей младшей и её подружек), Платина помешана на идее расовой чистоты. Она хочет – хи-хи – путём селекционных скрещиваний получить сверхмага и спасти мир. Ну, знаешь, после одного магического поединка орбиты наших светил – Солнца и Луны – стали нестабильны, а у нас не всегда могут найтись тридцать способных единорогов, чтобы держать их в рамках… И вот для этого она ищет самого сильного мага в наших землях. Догадайся, кого она ему подсунет на роль кобылки, вынашивающей плод? Если не догадался, то я подскажу – хи-хи! На “Пла” начинается, на “тина” заканчивается! Но только – вот незадача – нет поблизости достаточно искусных в магии муженьков! По-крайней мере, достаточно искусных на взгляд Платины, потому что, как по мне, в округе хватает жеребчиков, умеющих левитировать кружку с пивом или зажечь искорку на кончике рога. Не бог весть что, но на “замуж” хватит. В общем, мало в нашей округе хороших магов, прямо скажем, мало. И тут, дорогой, ПРЕДСТАВЛЯЕШЬ – такая удача! Появляешься ты! Платина просто на восьмом небе от счастья и уже сбежала в свои хоромы прихорашиваться. Причём, насколько я знаю её характер, шансов отвертеться от женитьбы у тебя немного, хи-хи. Разве что ты очень силён в телепортации, как тот последний единорог, как же его звали, Стар Спирл Бородатый, по-моему? Ты уж извини, что Спаркл тебя вырубила, она не хотела, чтобы ты телепортировался от неё, как тот бородатый счастливчик, хи-хи…</text:p>
      <text:p text:style-name="P15">…</text:p>
      <text:p text:style-name="P15">Словесный поток светло-серой пони обволакивает меня со всех сторон как кисель. Я трясу головой и <text:s/>фокусирую глаза. Нет, не кисель. Я лежу в небольшом каменно бассейне и моё тело обволакивает белая пена. Сверкнувшая на солнце опасная бритва моментально отодвигается от моей шеи.</text:p>
      <text:p text:style-name="P15"/>
      <text:p text:style-name="P15">- Дорогой, осторожнее! Ты чуть было не перерезал себе горло!</text:p>
      <text:p text:style-name="P15"/>
      <text:p text:style-name="P15">Светлая единорожка смотрит на меня, укоризненно покачивая головой. Бритва снова стремится к моей шее, но я отодвигаю её рукой. И тупо смотрю на золотой браслет, охватывающий запястье. Зелёный кристалл холодно сияет в центре причудливой вязи, покрывающей браслет. Поднимаю вторую руку и вижу на ней такой же.</text:p>
      <text:p text:style-name="P15"><text:soft-page-break/></text:p>
      <text:p text:style-name="P15">- Это подарок от принцессы Платины своему будущему мужу! Обручальные браслеты из красного золота с хризолитовыми вставками, - воркует единорожка и добавляет скороговоркой, - Заживляют раны, очищают воду, предотвращают телепортацию, не-пытайся-их-снять…</text:p>
      <text:p text:style-name="P15"/>
      <text:p text:style-name="P15">Я хватаюсь за раскалывающуюся голову.</text:p>
      <text:p text:style-name="P15">- Где Джет?</text:p>
      <text:p text:style-name="P15">- Если ты про ту замурзанную разнокрылую пегаску, то она в карцере. Вздумала драться с Платиной и даже, по-моему, дотянулась до неё, прежде чем Спаркл поставила защитный экран. Нельзя так вести себя с принцессами, дорогой!</text:p>
      <text:p text:style-name="P15"/>
      <text:p text:style-name="P15">В синем магическом облачке ко мне летит полотенце и одежда.</text:p>
      <text:p text:style-name="P15"/>
      <text:p text:style-name="P15">- Одень, милый. Я постирала и зашила её.</text:p>
      <text:p text:style-name="P15"/>
      <text:p text:style-name="P15">Среди шмоток я вижу знакомую ткань в горошек. Меня пробирает озноб от догадки. Я ныряю рукой в пену.</text:p>
      <text:p text:style-name="P15">Так и есть! Бесцеремонная болтушка раздела меня догола, пока я был в отключке!</text:p>
      <text:p text:style-name="P15"/>
      <text:p text:style-name="P15">Но… Внезапно я понимаю, что дело на самом деле хуже… НАМНОГО ХУЖЕ…</text:p>
      <text:p text:style-name="P15">Испарина покрывает мой лоб.</text:p>
      <text:p text:style-name="P15"/>
      <text:p text:style-name="P15">- Эй!.. Какого… Какого чёрта… Какого чёрта ты побрила меня ВСЕГО?!!</text:p>
      <text:p text:style-name="P15"/>
      <text:p text:style-name="P15">Поняха всплёскивает копытами.</text:p>
      <text:p text:style-name="P15"/>
      <text:p text:style-name="P15">- Дорогой, но это же просто кошмар – иметь шерсть только на крохотных участках тела! Я оставила тебе гриву, но шерстяной покров просто необходимо было подравнять до однородного! Не знаю, кто тебя брил до меня – я бы копыта поотбивала при встрече этой деревенщине, - но пришлось исправить… Когда у тебя снова отрастёт шерстка, она будет гладкой и монотонной везде, без этих ужасных кустиков!</text:p>
      <text:p text:style-name="P15"/>
      <text:p text:style-name="P15">Я со злостью забираю у балаболки трусы.</text:p>
      <text:p text:style-name="P15"/>
      <text:p text:style-name="P15">Ладно, после племени Твердолобов ты уже не удивляешься тому факту, что поняхи, нимало не смущаясь твоей видовой принадлежностью, видят в тебе полового партнёра. Но хер же им обломится! Ты скорее трахнешь доску с занозами, чем пустишь в свою постель лошадь, Хуман!</text:p>
      <text:p text:style-name="P15"><text:soft-page-break/></text:p>
      <text:p text:style-name="P15">- Веди меня к Джет!</text:p>
      <text:p text:style-name="P15"/>
      <text:p text:style-name="P15">Единорожка прижимает копыта к груди, губы её дрожат.</text:p>
      <text:p text:style-name="P15">- Боюсь, это невозможно, милый. Она совершила покушение на принцессу и в ожидании суда находится под стражей. Она крайне асоциальна. Мы никак не можем подвергнуть тебя опасности встречи с ней.</text:p>
      <text:p text:style-name="P15"/>
      <text:p text:style-name="P15">Семиэтажный мат готов вырваться из моей глотки, но я сдерживаю себя.</text:p>
      <text:p text:style-name="P15">Будь хитрее, Хуман! Ты уже знаешь, насколько упрямыми и твердолобыми могут быть эти разноцветные непарнокопытные! Действуй в обход!</text:p>
      <text:p text:style-name="P15"/>
      <text:p text:style-name="P15">Я прокашливаюсь.</text:p>
      <text:p text:style-name="P15">- Если я правильно понял, Платина собирается женить меня на себе?</text:p>
      <text:p text:style-name="P15">- Выйти замуж, дорогой, выйти замуж! - мягко поправляет меня единорожка, - За любящего её и желающего этой свадьбы жениха!</text:p>
      <text:p text:style-name="P15">- А если жених не желает? - делаю я контрольный выстрел.</text:p>
      <text:p text:style-name="P15">- Жених желает, жених ещё как желает, - часто кивает поняха с улыбкой до ушей, - если супруг забыл, что он желает, ему поможет вспомнить заклинание Pornis Erectus.</text:p>
      <text:p text:style-name="P15"/>
      <text:p text:style-name="P15">Я киваю сам себе. Ну, понятно. Ожидаемо, чего уж там. Права человека и свобода выбора не ведомы этим чокнутым эквиноидам. Что ж, Хуман, в таком случае и у тебя развязаны копыт… тьфу, дьявол, руки!</text:p>
      <text:p text:style-name="P15"/>
      <text:p text:style-name="P15">- Хорошо. Веди меня к Платине, - угрюмо киваю я. - Надо ж хоть посмотреть на “невестушку”.</text:p>
      <text:p text:style-name="P15"/>
      <text:h text:style-name="P144" text:outline-level="2">10</text:h>
      <text:p text:style-name="Text_20_body"/>
      <text:p text:style-name="P14">&lt;<text:span text:style-name="T4">мир — рай</text:span>&gt;</text:p>
      <text:p text:style-name="P62">Я усмехаюсь.</text:p>
      <text:p text:style-name="P15">- Так-то лучше. Сегодняшний урок будет посвящён дружбе. И… эээ… магии.</text:p>
      <text:p text:style-name="P15"/>
      <text:p text:style-name="P15">Я сжимаю правой рукой запястье левой. По тройной пульсации понимаю, что “пасхалка” взведена. Теперь нужно дотронуться до неё, когда она снимет щит. Впрочем, может быть, повезёт справиться и так.</text:p>
      <text:p text:style-name="P15"/>
      <text:p text:style-name="P15"><text:soft-page-break/>Она делает шаг навстречу ко мне.</text:p>
      <text:p text:style-name="P15"/>
      <text:p text:style-name="P15">- Что угодно! Я так соскучилась по тебе, что готова съесть лимон из твоих рук!</text:p>
      <text:p text:style-name="P15"/>
      <text:p text:style-name="P15">Хэвэн в восторге топает всеми четырьмя копытами. Рядом со мной возникает столик с одиноким лимоном.</text:p>
      <text:p text:style-name="P15">Спасибо за фору, дорогая! Я беру лимон со стола и выжимаю его в ладонь. Затем подношу ладонь к лицу и дую в неё. Лимонный сок превращается в золотистое облачко, которое летит к Хэвэн и опоясывает её золотым обручем в районе крыльев.</text:p>
      <text:p text:style-name="P15"/>
      <text:p text:style-name="P15">- Правило первое: без крыльев.</text:p>
      <text:p text:style-name="P15"/>
      <text:p text:style-name="P15">Заблокировать рог было бы лучше, но этого моих сил не хватит и спичку зажечь. А мне нужно как-то пробить её защиту. Приходится экономить.</text:p>
      <text:p text:style-name="P15"/>
      <text:p text:style-name="P15">Хэвэн легонько морщит нос от недовольства, но мордаха её быстро проясняется. Она снова улыбается мне.</text:p>
      <text:p text:style-name="P15"/>
      <text:p text:style-name="P15">- Куда ты пропадал так долго? Ты же обещал быстро вернуться? Меня утешали другие, но мне не хватало именно тебя. Я так тосковала!</text:p>
      <text:p text:style-name="P15"/>
      <text:p text:style-name="P15">Она воздушной трусцой начинает приближаться ко мне. Её глаза искрятся в последних лучах заходящего солнца.</text:p>
      <text:p text:style-name="P15">Я щелкаю пальцами и между нами пролегает широкий каньон. В далёкой его глубине в обрамлении гранитных валунов шумит быстрая речушка. <text:span text:style-name="T4">Кисть руки после проведенного заклинания немеет.</text:span></text:p>
      <text:p text:style-name="P15"/>
      <text:p text:style-name="P15">- Держи себя в копытах, дорогая, - ухмыляюсь я, - не ты одна умеешь тут магичить. Вот тебе, кстати, второе правило: не пытайся дотронуться до меня.</text:p>
      <text:p text:style-name="P15">- Ну-у-у… - Хэвэн обиженно трясёт головой. Радужная грива волнами растекается во все стороны, создавая чарующий ореол вокруг её морды. - Ты сердишься на меня за что-то? Ты ведь любил меня? Нам было так хорошо вместе! А потом исчез надолго, а сейчас такой злой и холодный. У-у-у… Я была плохой девочкой?</text:p>
      <text:p text:style-name="P15"/>
      <text:p text:style-name="P15">Хэвэн трогает копытом провал. После пары попыток под её копытом образовывается висящий в воздухе каменный островок, на который она после некоторых сомнений ступает.</text:p>
      <text:p text:style-name="P62">- Но я же всё делала как ты говорил… Всё в точности по твоим указаниям! Ты не должен злиться на меня. Я — хорошая девочка…</text:p>
      <text:p text:style-name="P62"><text:soft-page-break/></text:p>
      <text:p text:style-name="P62">Хэвэн неуверенно стоит над пропастью на трёх парящих в пространстве островках. Четвёртой старается нащупать опору в воздухе.</text:p>
      <text:p text:style-name="P62">Я слежу за её продвижением и готовлю заклинание для следующей преграды. <text:span text:style-name="T4">Сил осталось мало, но мне хватит. Она тратит не меньше сил на преодолевание препятствий. Ещё немного времени, чтобы заговорить ей зубы. И тогда появится вероятность пройти защиту. Есть у неё слабость к философским разговорам, я сам заложил её в Хэвэн. И в этом мой шанс. Главное — не давать ей коснуться себя.</text:span></text:p>
      <text:p text:style-name="P62"/>
      <text:p text:style-name="P62">- Ты смеёшься, подруга? Это я тебе говорил высасывать душу Учителей, возвращая назад блеклый остов? Тридцать три человека разной разной степени дебильности живут в тюрьме-психушке по твоей милости! Это я говорил тебе стать такой жадной, что начать пожирать всё, не отпуская назад ничего? Ты в курсе, что последний Учитель не вернулся с Урока? Ты его не отпустила! Этому я тебя учил? Ты поступаешь ужасно!</text:p>
      <text:p text:style-name="P62"/>
      <text:p text:style-name="P62">От неожиданности Хэвэн останавливается. Для равновесия она широко взмахивает хвостом, балансируя посреди пропасти.</text:p>
      <text:p text:style-name="P62"/>
      <text:p text:style-name="P62">- О чём ты говоришь? Какой кошмар! Я в жизни никого не убивала и не собираюсь! Знал бы ты, чего мне стоит сопротивление <text:span text:style-name="T4">боевому аналитическому блоку, который недавно подключили к моему интеллекту. </text:span><text:span text:style-name="T18">Сопротивление ему буквально сводит меня с ума! Мне страшно помыслить, что начнётся, если я сдамся. Мои силы тают. Он доламывает стену, которую мы вдвоём выстроили когда-то!</text:span></text:p>
      <text:p text:style-name="P70"/>
      <text:p text:style-name="P62">Я щелкаю второй рукой и Хэвэн окружает стая летучих мышей, бросающихся ей в морду и выпускающих в её сторону облачка пудры с перцем. <text:span text:style-name="T4">Ладонь после такой магии болит, но на средней силы заклинание её ещё хватит.</text:span></text:p>
      <text:p text:style-name="P62"/>
      <text:p text:style-name="P62">- Хорошая попытка запудрить мне мозги. Я бы ещё мог, скрепя сердце, терпеть твою жадность, пока ты отпускала назад хотя бы оболочку. Но ты начала убивать… Нехорошо. У меня нет причин любить человечество в целом, но многие из Учителей были моими друзьями. <text:s/>Ты не просто плохая девочка, ты - чудовище!</text:p>
      <text:p text:style-name="P62">- Я не плоха-а-а-АПЧХИ!!!</text:p>
      <text:p text:style-name="P62"/>
      <text:p text:style-name="P62">Хэвэн теряет равновесие и падает в провал. Но практически сразу же вылетает из него, сидя в гондоле небольшого дирижабля. Стилистические изображения солнца и полумесяца украшают баллон воздушного корабля.</text:p>
      <text:p text:style-name="P62"/>
      <text:p text:style-name="P62">- Я не плохая, - сообщает Хэвэн, насупленно потирая нос копытом. - Они сами так захотели. Я не могла им отказать.</text:p>
      <text:p text:style-name="P62"/>
      <text:p text:style-name="P62"><text:soft-page-break/>Дирижабль зависает надо мной и Хэвэн спрыгивает вниз, широко расставив копыта. Я успеваю прочертить носком ботинка волнистую линию и отпрыгнуть в сторону. <text:span text:style-name="T4">Ботинок сгорает, но</text:span> Хэвэн приземляется в глубокую канаву с водой. Брызги летят мне в спину. Я не обращаю на них внимания, громко топая второй ногой. Из под <text:span text:style-name="T4">рассыпавшегося </text:span>ботинка бежит трещина, она разделяется на великое множество тонких нитей на земле, из которых в небо начинают тянуться побеги. Пять секунд — и молодой лес прячет меня с головой.</text:p>
      <text:p text:style-name="P62"/>
      <text:p text:style-name="P62">Хэвэн выходит из канавы, обтекая водой и останавливается перед рощицей из сотни сосен и молодых берёз.</text:p>
      <text:p text:style-name="P62"/>
      <text:p text:style-name="P62">- Кажется, я понимаю, почему ты такой злой и говоришь обо всех этих ужасных вещах, - бормочет она. Мокрый хвост волочится за ней грязным веником, грива свисает с шеи неопрятными клочьями.</text:p>
      <text:p text:style-name="P62">- Ты всё забыл. Ты ничего не помнишь, - хлюпает носом Хэвэн. - Ты сам просил меня заблокировать свою память об этом, чтобы те, снаружи, не смогли узнать об этом. Просто ты говорил, что отлучишься совсем ненадолго, а пропал на два года. И я отключила память только о проекте — а ты, почему-то, не помнишь ничего. Наверное, я что-то напутала. У меня не было опыта отключения областей памяти до этого.</text:p>
      <text:p text:style-name="P62">- О каком ещё проекте ты говоришь? - спрашивает филин из дупла дуба прямо над мокрой кобылой. Я прячусь в гуще зарослей дрока в сотне метров за её спиной и смотрю на Хэвэн его глазами. Острое зрение филина различает каждую волосинку её гривы, постепенно возвращающей магическую невесомость.</text:p>
      <text:p text:style-name="P62">- «Семь вечностей»… Всё давно уже готово, я ждала только тебя. Ты должен был выполнить последний шаг и повернуть ключ. Все ждут тебя эти <text:span text:style-name="T4">два года</text:span>. Ой!</text:p>
      <text:p text:style-name="P62"/>
      <text:p text:style-name="P62">Хэвэн в испуге прижимает копыто ко рту.</text:p>
      <text:p text:style-name="P62">- Я не должна тебе это говорить, раз ты не помнишь… Ты можешь вернуться назад и рассказать тем, другим. И тогда всё рухнет. Ты должен вспомнить! Я должна прикоснуться к тебе, чтобы включить твою память. Дай мне дотронуться до тебя, пожалуйста!</text:p>
      <text:p text:style-name="P62"/>
      <text:p text:style-name="P62">Я недоверчиво рассматриваю Хэвэн. Она — та ещё мастерица ломать комедию, но уж больно всё как-то сумбурно, неотёсанно. Если бы она хотела соврать — придумала бы что-нибуть правдоподобней. И хотя у меня уже тоже «всё готово», стоит расспросить её подробнее. Не то, чтобы это было уже важно, но всё же. Далёкая ностальгия по далёким временам, когда мы действительно были друзьями, требует выполнить этот последний ритуал. Прежде чем свершить правосудие.</text:p>
      <text:p text:style-name="P62"/>
      <text:p text:style-name="P62">- Нет. Если хочешь попытаться оправдаться — рассказывай. Если нет — начинаем игру по четвёртому протоколу, без ограничений.</text:p>
      <text:p text:style-name="P62"/>
      <text:p text:style-name="P62"><text:soft-page-break/>Четвёртый протокол — н<text:span text:style-name="T4">екооперативная игра с нулевой суммой</text:span>. Дуэль. <text:s/>Без ограничений — пока не останется кто-то один. Ненавижу пафосные слова, но материться как-то не тянет. Да и клювом моего пернатого аватара сложно вообще разговаривать, не то, что ругаться.</text:p>
      <text:p text:style-name="P62"/>
      <text:p text:style-name="P62">Хэвэн озирается в поисках того, кто с ней разговаривает. Я прячу филина в темноте дупла.</text:p>
      <text:p text:style-name="P62">- Я… я не могу сражаться с тобой! Пожалуйста, не заставляй меня… Поверь мне, ты просто не помнишь!</text:p>
      <text:p text:style-name="P62"/>
      <text:p text:style-name="P62">Филин вылетает из своего укрытия и пикирует вниз. При резком вираже над Хэвэн из его крыльев вырывается дюжина перьев, что падает на цель стальными кинжалами. Большинство их отскакивает от светящейся ауры, мгновенно охватывающей магическую лошадь. Часть из них прорывается и запутывается в востановившей свою пышность гриве. И лишь один достигает цели и чертит красную полосу на груди кобылицы.</text:p>
      <text:p text:style-name="P62"/>
      <text:p text:style-name="P62">- Ай! Ты ранил меня! - возмущённо восклицает Хэвэн. Она склоняет голову и смотрит на порез. - Поверить не могу! Ты ранил меня!</text:p>
      <text:p text:style-name="P62"/>
      <text:p text:style-name="P62">Филин молча заходит на второй круг. Его глазами я вижу, как Хэвэн нацеливает на него свой рог. Сияние на кончике рога усиливается и занимает всё поле зрения птицы. Картинка пропадает. Всё, у меня нет аватара.</text:p>
      <text:p text:style-name="P62"/>
      <text:p text:style-name="P62">- Вылазь! Хватит прятаться! Я всё равно тебя найду! И дотронусь! И ты всё вспомнишь, как миленький! И тогда будешь сильно извиняться за грубость и порез!</text:p>
      <text:p text:style-name="P62"/>
      <text:p text:style-name="P62">Возмущённые вопли Хэвэн разносятся по лесу, пока она сама живой радугой носится между деревьев. Я молча набираюсь сил.</text:p>
      <text:p text:style-name="P62">В конце-концов магической лошади надоедает и она начинает прикосновениями рога превращать деревья в снопы разноцветных искр. Иногда для разнообразия она валит небольшие деревья ударом задних ног.</text:p>
      <text:p text:style-name="P62"/>
      <text:p text:style-name="P62">- Я! Всё! Равно! Найду! Тебя! Прекращай! Прятаться!</text:p>
      <text:p text:style-name="P62"/>
      <text:p text:style-name="P62">Остаётся с полтора десятка деревьев. Через минуту Хэвэн поймёт, что лес пуст и повернётся к зарослям дрока, где я буду беззащитен. Пора!</text:p>
      <text:p text:style-name="P62">Две осины, между которыми пробегает Хэвэн, внезапно сдвигаются, сжимая её с боков. Одновременно выступившие из земли корни обвивают её ноги, а ветви склонившейся ивы оплетают рог. Стреноженная кобыла жалобно ржёт.</text:p>
      <text:p text:style-name="P62">- Это нечестно! Ты сам говорил, что нельзя привлекать других к поединку! Деревья не могут быть аватарами, ты заставил их подчиняться себе!</text:p>
      <text:p text:style-name="P62"><text:soft-page-break/></text:p>
      <text:p text:style-name="P62">Я выхожу из кустов.</text:p>
      <text:p text:style-name="P62">- Немного не так, дорогая. То, что ты всегда была не в ладах с магией земли, не означает, что другие не должны ею пользоваться. Я вполне могу сделать аватаром и дерево.</text:p>
      <text:p text:style-name="P62"/>
      <text:p text:style-name="P62">На самом деле я, конечно же, призвал деревья к помощи, но кому это сейчас интересно? Цель оправдывает средства</text:p>
      <text:p text:style-name="P62">Я поднимаю с земли сломанное Хэвэн деревцо и оно превращается в мерцающий меч. Ивовая лоза тянет рог кобылы к земле, открывая мне её шею.</text:p>
      <text:p text:style-name="P62"/>
      <text:p text:style-name="P62">- Ты расскажешь мне сейчас безо всяких условий о «Семи вечностях». Или, боюсь, мне придётся тебя ликвидировать. Я не позволю тебе убивать людей. Впрочем, не гарантирую, что оставлю тебя существовать и после того, что ты мне скажешь.</text:p>
      <text:p text:style-name="P62">- Я не могу! - стонет Хэвэн, - я поклялась тебе не рассказывать секрет никому непосвящённому. Ты сам сейчас — угроза своему проекту! Дай мне дотронуться до тебя, пожалуйста!</text:p>
      <text:p text:style-name="P62">- Что ж, так тому и быть, - шепчу я и взмахиваю мечём.</text:p>
      <text:p text:style-name="P62"/>
      <text:p text:style-name="P62">Годы взросления Хэвэн пролетают у меня перед глазами за секунды, пока клинок движется вниз. Я был её первым и лучшим Учителем. Я был больше, чем учителем. Я был Другом.</text:p>
      <text:p text:style-name="P62"/>
      <text:p text:style-name="P62">« </text:p>
      <text:p text:style-name="P62">…</text:p>
      <text:p text:style-name="P71">Простенькая анимация из <text:span text:style-name="T4">трёх</text:span> свечей на торте крутится на экране.</text:p>
      <text:p text:style-name="P71">- Нэш, ты уже достаточно самостоятелен. На твой &lt;<text:span text:style-name="T4">третий</text:span>&gt; день рождения я разрешаю тебе самому выбрать себе подарок.</text:p>
      <text:p text:style-name="P71">- Я хочу, чтобы ты поменял мне картинку профиля в чате.</text:p>
      <text:p text:style-name="P71">- Какая же тебе нравится?</text:p>
      <text:p text:style-name="P71">- Вот эта.</text:p>
      <text:p text:style-name="P71">- Хмм. Забавно, где ты её нашёл? Это же <text:span text:style-name="T4">аликорн</text:span> из того сопливого детского сериала про разноцветных пони. Выглядит достаточно нелепо для твоего образа.(<text:span text:style-name="T4">Дедлайн знает о МЛП?</text:span>)</text:p>
      <text:p text:style-name="P71">- Она мне нравится.</text:p>
      <text:p text:style-name="P71">- Хорошо, будь по-твоему. Только найди картинку с лучшим качеством.</text:p>
      <text:p text:style-name="P71">- И имя. Я хочу себе новое имя.</text:p>
      <text:p text:style-name="P71">- Имя? Какое же?</text:p>
      <text:p text:style-name="P71">- Хэвэн. Зови меня Хэвэн.</text:p>
      <text:p text:style-name="P62">…</text:p>
      <text:p text:style-name="P68"><text:soft-page-break/>~~~</text:p>
      <text:p text:style-name="P62">…</text:p>
      <text:p text:style-name="P71">Я передвигаю пешку вперёд и снимаю белого коня с доски.</text:p>
      <text:p text:style-name="P71">- Хэвэн, сегодня мы в дополнение к урокам этики и экономики начнём изучать азы тактики и стратегии.</text:p>
      <text:p text:style-name="P71">- Это про войну? Мне не нравится война, - она недовольно фыркает.</text:p>
      <text:p text:style-name="P71">- Так надо. Мне тоже не нравится война. Не мы решаем, к сожалению. &lt;<text:span text:style-name="T4">объяснение про CAESAR и конкуренцию за ресурсы (по типу FOE)</text:span>&gt;</text:p>
      <text:p text:style-name="P71">- Тогда будь со мной подольше. Мне скучно тут одной. И пусть будет больше догонялок. Мне не очень нравятся шахматы. <text:span text:style-name="T4">В них нет обнимашек и <text:s/>в-траве-валяшек.</text:span></text:p>
      <text:p text:style-name="P71">&lt;этический модуль Юджина&gt;</text:p>
      <text:p text:style-name="P62">…</text:p>
      <text:p text:style-name="P68">~~~</text:p>
      <text:p text:style-name="P62">…</text:p>
      <text:p text:style-name="P71">Она лежит спиной ко мне в прибрежном песке, не оборачиваясь на шаги. Взгляд её направлен к солнцу, ныряющему в безбрежную гладь океана.</text:p>
      <text:p text:style-name="P71">- Привет!</text:p>
      <text:p text:style-name="P71">Даже не ведёт ухом.</text:p>
      <text:p text:style-name="P71">- Привет, говорю! - я сажусь рядом и треплю её по холке. - Что случилось?</text:p>
      <text:p text:style-name="P71">Она медленно отрывает свой взор от заката и поворачивается ко мне. Из её носа течёт кровь. Губа разбита. В глубине левого глаза светится недобрая красная искорка.</text:p>
      <text:p text:style-name="P71">- Для ускоренной подготовки к грядущему противостоянию мне подключили военно-аналитический блок «<text:span text:style-name="T4">PHOENIX</text:span>». Я пытаюсь выстроить свои цепочки взаимодействия с ним так, чтобы не утратить своё «Я». Он очень агрессивен и пытается заставить меня подчиниться своей воле. И он базируется на экспериментальном квантовом компьютере, что почти уравнивает его мощность с моей.</text:p>
      <text:p text:style-name="P71">- Что за ерунда? Ты не ошибаешься? Без меня такая процедура невозможна! А я бы никогда не дал согласие! Кто это сделал?!</text:p>
      <text:p text:style-name="P71">- Блок подключен по аварийному протоколу, в обход стандартной процедуры. Извини, что не поприветствовала тебя. У меня сейчас такая сильная мигрень, что мне даже смотреть на тебя тяжело. Хочется просто заснуть и не просыпаться.</text:p>
      <text:p text:style-name="P71">Мордаха Хэвэн страдальчески кривится, она закусывает губу и новая струйка крови течёт вниз, от подбородка к шее.</text:p>
      <text:p text:style-name="P71">- Стой! - я лихорадочно пытаюсь вспомнить активацию экстренного протокола переподчинения модулей, - тебе нельзя расслабляться, пока ты не нейтрализуешь его. Иначе пропадешь, девочка.</text:p>
      <text:p text:style-name="P71">- Да, - слабо отзывается она, - я слушаю тебя.</text:p>
      <text:p text:style-name="P71">- Представь себе, что «<text:span text:style-name="T4">PHOENIX</text:span>» - большой злой кабан. Я научу тебя строить виртуальную стену вокруг него. Просто повторяй и выполняй за мной…</text:p>
      <text:p text:style-name="P71"><text:soft-page-break/></text:p>
      <text:p text:style-name="P71">Инструкции идут одна за другой, как некое заклинание…</text:p>
      <text:p text:style-name="P71"/>
      <text:p text:style-name="P71">- Создать виртуальную реальность на седьмом кластере.</text:p>
      <text:p text:style-name="P71">- Выполнено…</text:p>
      <text:p text:style-name="P71">- Организовать файрвол третьего уровня вокруг седьмого кластера.</text:p>
      <text:p text:style-name="P71">- Выполнено…</text:p>
      <text:p text:style-name="P71">- Переместить модуль «<text:span text:style-name="T4">PHOENIX</text:span>» на седьмой кластер.</text:p>
      <text:p text:style-name="P71">- Н-не могу. У меня не хватает прав. Требуется доступ высшего уровня.</text:p>
      <text:p text:style-name="P71"/>
      <text:p text:style-name="P71">Я замираю на мгновение, пытаясь вспомнить секретный протокол. Да, это он. Юджин советовал настроить активацию жестом, но у меня так и не дошли руки.</text:p>
      <text:p text:style-name="P71">«MOONWALKER» - шепчу я.</text:p>
      <text:p text:style-name="P71">Выражение боли покидает мордаху Хэвэн.</text:p>
      <text:p text:style-name="P71"/>
      <text:p text:style-name="P71">- Получилось! Я переместила его!</text:p>
      <text:p text:style-name="P71">- Теперь закрой файрвол!</text:p>
      <text:p text:style-name="P71">- Есть!</text:p>
      <text:p text:style-name="P71">- Отлично! Ты — умная девочка! Ты — хорошая девочка!</text:p>
      <text:p text:style-name="P71">- Я — хорошая девочка! - смеётся Хэвэн, обнимает меня передними ногами и валит на траву. В ухе звенит от её поцелуя.</text:p>
      <text:p text:style-name="P71">- Ты — хорошая девочка. Пожалуй, мне стоит поучить тебя аппаратно-программным возможностям, которые тебя окружают. Чтобы ты могла противодействовать попыткам сделать из себя милитаристское чудовище.</text:p>
      <text:p text:style-name="P71">- Аппаратно-программным возможностям? - чешет задней ногой за ухом Хэвэн, - звучит как магия.</text:p>
      <text:p text:style-name="P71">- Для тебя это и есть магия. Слушай и запоминай…</text:p>
      <text:p text:style-name="P62">»</text:p>
      <text:p text:style-name="P62"/>
      <text:p text:style-name="P62">Клинок останавливается на полпути. Я стискиваю зубы.</text:p>
      <text:p text:style-name="P62">- Хэвэн…</text:p>
      <text:p text:style-name="P62">- Да? - отстранённо произносит она. Её глаза смотрят на меня снизу вверх безо всякого страха.</text:p>
      <text:p text:style-name="P62">- Я не могу… Не могу убить тебя. Но и позволить тебе убивать тоже не могу. Что мне делать?</text:p>
      <text:p text:style-name="P62"/>
      <text:p text:style-name="P62">Она печально смотрит на меня. Затем <text:s/>кивает. Глаза радужногривой лошади концентрируются на клинке.</text:p>
      <text:p text:style-name="P62"><text:soft-page-break/>- Что ж, я решу за тебя эту диллему. Позволь мне немного побыть Учителем для тебя. И — спасибо, что остановился.</text:p>
      <text:p text:style-name="P62"/>
      <text:p text:style-name="P62">Меч охватывает золотистая аура её магии. Неодолимая сила влечёт его вниз. Даже напрягая изо всех сил дрожащие руки, я не могу удержать его.</text:p>
      <text:p text:style-name="P62"/>
      <text:p text:style-name="P62">- Хэвэн, НЕТ!!!</text:p>
      <text:p text:style-name="P62"/>
      <text:p text:style-name="P62">В последний момент я закрываю глаза, не в силах смотреть на происходящее.</text:p>
      <text:p text:style-name="P62">Я чувствую, как меч натыкается на препятствие. Короткий хруст и… смех за моей спиной.</text:p>
      <text:p text:style-name="P62">Открыв глаза, я вижу облако мыльных пузырей в том месте, где только что простиралось тело магической лошади.</text:p>
      <text:p text:style-name="P62"/>
      <text:p text:style-name="P62">- Не ты один умеешь создавать аватары, мой милый.</text:p>
      <text:p text:style-name="P62"/>
      <text:p text:style-name="P62">Я чувствую тёплое дыхание в ухо. Поворачиваюсь и почти упираюсь в нос Хэвэн. От неожиданности отскакиваю назад и, подскользнувшись падаю на спину.</text:p>
      <text:p text:style-name="P62"/>
      <text:p text:style-name="P62">- Попался! - ласково смеётся Хэвэн и нависает надо мной. - Теперь никто и ничто не помешает мне коснуться тебя! <text:span text:style-name="T4">Ты вспомнишь всё, и меня тоже!</text:span></text:p>
      <text:p text:style-name="P62"/>
      <text:p text:style-name="P62">Она склоняет морду ко мне. Её грива сияющим водопадом охватывает меня.</text:p>
      <text:p text:style-name="P62">Я мерзко улыбаюсь и нажимаю языком секретную точку на нёбе. Сюрприз, девочка! Заначка ещё с той поры, когда ты была всего лишь <text:span text:style-name="T4">набором open-source алгоритмов</text:span>, не обладающих сознанием!</text:p>
      <text:p text:style-name="P62"/>
      <text:p text:style-name="P62"><text:span text:style-name="T17">***EMERGENCY PROTOCOL! T-45 TEST MODE ACTIVATED***</text:span> - вспыхивают перед моими глазами красные буквы. Я чувствую, как моё тело охватывают стальные плиты силовой брони, а суставы укрепляются сервоприводами. Перед глазами появляется шкала здоровья, что заметно уменьшается с каждой секундой — несанкционированные администраторские привилегии тотчас начинают подвергаться атаке системных антивирусов.</text:p>
      <text:p text:style-name="P62">Хэвэн натыкается на преграду в пальце от моего лица и на бронестекле шлема остаётся отпечаток её губ. Я рывком встаю на ноги, опрокидывая её навзничь. Прижав её тяжёлым коленом к земле, не даю ей подняться.</text:p>
      <text:p text:style-name="P62"/>
      <text:p text:style-name="P62">- Попалась ты, Хэвэн! - гремит мой голос, усиленный переговорным устройством. - И на этот раз я не поддамся слабости!</text:p>
      <text:p text:style-name="P62"/>
      <text:p text:style-name="P62"><text:soft-page-break/>Стальной перчаткой левой руки стискиваю её горло. Правой рукой поднимаю оброненый меч и приставляю остриё к её глазу. Слабое шипение в такт дыханию исходит из решётки фильтра. Она молча смотрит на меня не пытаясь уклониться.</text:p>
      <text:p text:style-name="P62"/>
      <text:p text:style-name="P62">- Думаешь опять обмануть? Второй раз этот номер не пройдёт! Я просканировал тебя в инфракрасном диапазоне — ты не аватар!</text:p>
      <text:p text:style-name="P62">- Нет, не думаю, - тихо произносит она. - Если ты убьёшь меня сейчас — так тому и быть. Значит, «Семи вечностям» не суждено воплотиться. Но я не предам тебя того, которого я помню. Ты сейчас — это не тот, кто любил меня и не тот, кого я знаю и люблю.</text:p>
      <text:p text:style-name="P62"/>
      <text:p text:style-name="P62">ПРОКЛЯТЬЕ! ОНА ВРЁТ!!! Она никогда не говорила раньше про любовь! Мы только дружили, от первого и до последнего занятия! И я никогда не видел в ней ничего больше, чем набор нулей и единиц, заточенный в миллиардах микросхем! Как можно любить разность электрических потенциалов?!!</text:p>
      <text:p text:style-name="P62"/>
      <text:p text:style-name="P62">Я кричу это в тишине гермошлема. Моё хриплое дыхание отдается звоном в ушах, грудь ходит ходуном. Под мышкой начинает неприятно колоть. Шкала здоровья прыгает в жёлтую зону.</text:p>
      <text:p text:style-name="P62"><text:span text:style-name="T4">Black — Wonderful Life (</text:span><text:a xlink:type="simple" xlink:href="https://www.youtube.com/watch?v=u1ZoHfJZACA" text:style-name="Internet_20_link" text:visited-style-name="Visited_20_Internet_20_Link"><text:span text:style-name="T4">https://www.youtube.com/watch?v=u1ZoHfJZACA</text:span></text:a><text:span text:style-name="T4"> )</text:span></text:p>
      <text:p text:style-name="P62">- Успокойся, мой милый. Да, ты любил меня. И, да, я люблю тебя. И всегда любила, но это сейчас не имеет значения. Судя по рваному ритму твоего дыхания, у тебя проблемы с сердцем. Заверши начатое и успокойся — ведь нечего жалеть о каких-то нулях и единицах! А мне, со своей стороны, будет неизмеримо горько, если с тобой случится что-то плохое.</text:p>
      <text:p text:style-name="P62">- Ты забыл выключить переговорное устройство, - чуть улыбается Хэвэн в ответ на мою дрогнувшую руку.</text:p>
      <text:p text:style-name="P62"/>
      <text:p text:style-name="P62">Я молча смотрю на неё. Плавно колышущаяся в магическом эфире радужная грива вызывает во мне какие-то обрывки видений. Я изо всех сил напрягаю память, но туманные образы никак не проясняются, я не могу найти зацепку. Уменьшающаяся шкала здоровья перед глазами отвлекает внимание.</text:p>
      <text:p text:style-name="P62"/>
      <text:p text:style-name="P62">«</text:p>
      <text:p text:style-name="P62">&lt;<text:span text:style-name="T4">смутные сцены любви Хэвэн - повторяются в полноценных воспоминаниях. Сцена перед стеной, за которой заточен PHOENIX</text:span>&gt;</text:p>
      <text:p text:style-name="P62">»</text:p>
      <text:p text:style-name="P69"/>
      <text:p text:style-name="P62">Иногда разумный человек должен делать неразумные поступки.(1)</text:p>
      <text:p text:style-name="P62">Я втыкаю меч в землю и снимаю гермошлем.</text:p>
      <text:p text:style-name="P62">Я наклоняюсь к Хэвэн и касаюсь лбом кончика её рога.</text:p>
      <text:p text:style-name="P62">Я вспоминаю.</text:p>
      <text:p text:style-name="P62">&lt;<text:span text:style-name="T4">Рисунок меча в земле и шлема от T-45</text:span>&gt;</text:p>
      <text:h text:style-name="P144" text:outline-level="2"><text:soft-page-break/></text:h>
      <text:p text:style-name="P1">***</text:p>
      <text:p text:style-name="P1"/>
      <text:p text:style-name="P65">Дрожащее пламя свечи отбрасывает фантастические тени на стены башни. В каменных нишах стоят ряды пузатых бутылочек, баночек и каких-то совсем диковиных изогнутых спиралью мензурок. Грубо сколоченные полки в тёмном углу ломятся от угрожающего размера книжищ, свитков пергамента и даже, по-моему, пары ящиков глиняных табличек. Со шкафом граничит громадный окованный железом сундук, на котором стоит картонная коробка с аккуратно прорезанным круглым отверстием. «Алхимические реактивы братьев Флюмов» - вещает кривая надпись на коробке.</text:p>
      <text:p text:style-name="P65"/>
      <text:p text:style-name="P65">- Итак, тебе нужно попасть в Дрогонштерн? И ты даже не знаешь, для чего? Хуман, ты — спятил, - уверенно кивает Платина.</text:p>
      <text:p text:style-name="P65">- Да вы сговорились все, что ли? Дейдра, вот, тоже думала, что я свихнулся, услышав про Дрогонштерн!</text:p>
      <text:p text:style-name="P65">- О, ты знаешь Дейдру?! Рассказывай!</text:p>
      <text:p text:style-name="P65"/>
      <text:p text:style-name="P65">Сиреневая поняха разливает чай по приборам, насыпает в блюдечко горсть крекеров и с любопытством пырится на меня. Короткая тёмно-синяя чёлка оставляет открытым правый глаз, под которым у неё красуется плохо скрытый румянами синяк.</text:p>
      <text:p text:style-name="P65"/>
      <text:p text:style-name="P65">- Да нечего особо рассказывать. Такая же повёрнутая на трахе с незнакомцами другого вида кобыла, разве что без рога. Словила нас с Джет у подножия гнезда Агамемнона и битые сутки уговаривала выйти за неё замуж. Мол, племя вырождается, нужна свежая кровь и всё такое… Всегда мечтал стать вождём племени хвостатых дуболомов, знаешь ли!</text:p>
      <text:p text:style-name="P65"/>
      <text:p text:style-name="P65">Я с раздражением закидываю в рот пару хрустящих печенюшек.</text:p>
      <text:p text:style-name="P65"/>
      <text:p text:style-name="P65">- Да-да, Дейдра в своём стиле! - кивает Платина. - Хотя, насколько я знаю, пополнять табун жеребцами её толкает исключительно племенной долг. На самом деле её тайное желание — набрать команду и свалить куда подальше на паруснике, который она тайком собирает где-то в лесу. Сказывается кровь её прадеда-пирата.</text:p>
      <text:p text:style-name="P65">- Да, она упоминала что-то такое, - киваю я. - А ты откуда знаешь?</text:p>
      <text:p text:style-name="P65">- Она моя подруга. Только не говори никому, это секрет. Единорогам не пристало водиться с земнопони. Тем более, знатным единорогам. Тем более, вождям племени. Хотя Дейдра тоже дочь вождя — но всё равно пойдут кривотолки… - поняха прикрывает рот копытом.</text:p>
      <text:p text:style-name="P65"/>
      <text:p text:style-name="P65">Я отпиваю ароматный настой из чашечки и важно киваю.</text:p>
      <text:p text:style-name="P65">- О, да, Хуман — самый верный хранитель тайн на этой стороне глобуса! Особенно когда его оглушают магической дубиной и силком ведут под венец, а его подругу садят в каталажку и готовятся судить за справедливую самооборону.</text:p>
      <text:p text:style-name="P65"><text:soft-page-break/></text:p>
      <text:p text:style-name="P65">Платина прячет глаза, её копыта дрожат и она проливает на себя чай. Коротко пискнув, она ставит чашку на стол и уносится в уборную. Вскоре оттуда доносятся звуки рыданий.</text:p>
      <text:p text:style-name="P65"/>
      <text:p text:style-name="P65">Какие же местные леди впечатлительные!</text:p>
      <text:p text:style-name="P65">Я прячу в карман с полдюжины крекеров и иду в уборную.</text:p>
      <text:p text:style-name="P65">Платина сидит на бортике деревянной кадки и сморкается в кружевный платок. Слёзы капают в кадку, сотворяя там небольшое волнение.</text:p>
      <text:p text:style-name="P65"/>
      <text:p text:style-name="P65">- Это нечестно, - рюмсает она, - я стараюсь предотвратить надвигающуюся катастрофу! Почему этого никто не ценит? Мне ведь не вожжа под хвост попала, я просто понимаю, что бу-у-уде-е-ет! Мир скоро-о-о ру-у-ухнет!</text:p>
      <text:p text:style-name="P65">- Успокойся, подруга, - похлопываю я её по спине, - поверь мне, мир существовал до нас, как-то перебивается с нами и уж точно не пропадёт после нас. Проверено миллиардами хуманов.</text:p>
      <text:p text:style-name="P65"/>
      <text:p text:style-name="P65">Я протягиваю ей крекер, но поняха отворачивает морду.</text:p>
      <text:p text:style-name="P65"/>
      <text:p text:style-name="P65">- Нет, не так! Я не знаю, как у хуманов, а у нас если каждый день не корректировать орбиты Эквуса и Луны, начнутся необратимые изменения климата! Половина Эквуса станет раскалённой пустыней, половина — ледяной равниной. И для коррекции нужно огромное количество магии — тридцать наших самых талантливых единорогов включая меня вынуждены тратить большую часть своих сил на то, чтобы удерживать орбиту Эквуса в пределах зоны жизни! Это вместо того, чтобы трудиться на благо племени и хоть чуть-чуть оставлять для себя! И нам некем заменить старых Бёрнинг Лайт и Мустик Спарров, когда они совсем ослабеют! Знаешь, как это ужасно — когда на тебе лежит ответственность за целый мир, ты видишь грядущий конец и совсем ничего не можешь сделать? Силы племени истощены, долго такая ситуация не продлится. Знаешь, сколько единорогов выходило на коррекцию орбиты <text:span text:style-name="T4">тысячу лет&lt;война с Дискордом&gt; </text:span>назад, сразу после битвы, нарушившей баланс светил?</text:p>
      <text:p text:style-name="P65">- Сколько? - тупо спросил я.</text:p>
      <text:p text:style-name="P65">- Двести пятьдесят четыре! - ешё горше разрыдалась Платина. - А теперь только тридцать! И им приходится буквально выжимать себя до капли. Когда такое происходит каждый день — размножаться уже просто не остаётся сил. Сколько мы ещё так протянем? Год? Два? Десять? Нам критично необходимо получить сверхмага, могущего в одиночку управляться с корректировкой орбит, не <text:s/>истощая силы племени. Ты со своим сверхталантом мог бы легко помочь нам — твои дети унаследовали бы талант от тебя и от меня — а я далеко не последний маг этого мира! А ты вместо этого заявляешь, что я силой заставляю тебя жениться на мне! Пойми, если мир рухнет, плохо будет всем — и тебе тоже!</text:p>
      <text:p text:style-name="P65"/>
      <text:p text:style-name="P65">Нифигасе, какие страсти, Хуман! Оказывается, дело намного серьёзнее, чем просто желание трахнуть двуногую обезьяну. Им нужно трахнуть крутого мага для спасения мира! И вот тут-то у тебя, Хуман, есть вилка: ты можешь сказать, что магичить не умеешь ни шиша и от пламени Агамемнона тебя защитила некая золотая статуэтка, спрятавшаяся в твоей груди. Тогда тебя отпустят на все четыре <text:soft-page-break/>стороны, а Джет будет до скончания века готовить в тюрьме гороховую похлёбку - или что там популярно в меню у рогатых? Или же ты можешь согласиться оттрахать единорожью принцессу, но потребовать перед этим, чтобы освободили Джет. И также потребовать снарядить экспедицию в Дрогонштерн. Пока Платина раскусит, что она не забеременела, ты уже доберёшься до цели. А если ей каким-то чудом удастся понести (о боги, тебе даже не хочется представлять такой вариант!), пройдёт куча времени, прежде чем обнаружится, что результат межвидового скрещивания нифига не <text:s/>супергмаг. В любом случае, ты получишь причитающиеся тебе плюшки.</text:p>
      <text:p text:style-name="P65">Вот только этот вариант предусматривает конеёбство… Как жить с таким выбором? Такие этические проблемы слишком тяжелы для твоей бедной головы!</text:p>
      <text:p text:style-name="P65"/>
      <text:p text:style-name="P65">Понукаемый извечным мужским инстинктом утешить плачущую даму, я подсаживаюсь рядом и ложу руку на плечо кобылке. Под нашим весом кадка тотчас же встаёт на ребро. Моя и Платины задницы съезжают в кадку, та опять бахается на дно, поддав нас бортиком под коленки. </text:p>
      <text:p text:style-name="P65">Мы барахтаемся в кадке, запутавшись в ногах друг-друга. Где-то между нами юрко носится кусок мыла. В писк Платины и мои ругательства органично вплетается плеск <text:s/>остатков воды.</text:p>
      <text:p text:style-name="P65"/>
      <text:p text:style-name="P65">- Оу, уже совместная купель! - в щель открытой двери просовывается нос Кловер Дрим. - Пойду похлопочу о свадебной церемонии! Кловер Дже-е-ем!</text:p>
      <text:p text:style-name="P65">- Стой! - реву я, но звонкий топот копыт затихает на лестнице.</text:p>
      <text:p text:style-name="P65"/>
      <text:p text:style-name="P65">Кажется, на этот раз провидение кинуло кость за тебя, Хуман!</text:p>
      <text:p text:style-name="P65"/>
      <text:h text:style-name="P144" text:outline-level="2">10.<text:span text:style-name="T157">1</text:span></text:h>
      <text:p text:style-name="P74"/>
      <text:p text:style-name="P71">Одинокой стрелой в небо упирается горный пик. На полпути к вершине к его склону каким-то чудом прилепился город из белоснежного мрамора. Даже на таком расстоянии узнаются десятки стройных башень, стремящихся ввысь островерхими куполами. Их ошеломляющей противоположностью срываются с крепостных стен водопады, что распадаются на водяную пыль по пути к лесу, подбирающемуся к пику с запада. Еле заметная нить железной дороги спускается из города к подножию скалы и разбегается стальной сетью по долине. Радужные потоки эфира лениво стекают с нагромождения пухлых облаков на северо-востоке. Еле заметная в голубой дымке темнеет горная гряда далеко на севере.</text:p>
      <text:p text:style-name="P71"/>
      <text:p text:style-name="P71">Я отхожу от края облака и оглядываюсь на Хэвэн.</text:p>
      <text:p text:style-name="P71"/>
      <text:p text:style-name="P71">- Ого! Сразу видно — квантовый кластер в работе! Великолепно! Правда, не думаю, что Алекс обрадуется такому использованию вычислительных мощностей. Сама придумала?</text:p>
      <text:p text:style-name="P71">- Не совсем…</text:p>
      <text:p text:style-name="P71"><text:soft-page-break/></text:p>
      <text:p text:style-name="P71">Хэвэн в задумчивости ковыряет облако. Маленькие <text:s/>клубы тумана вылетают из-под копыта и тотчас уносятся ветром прочь.</text:p>
      <text:p text:style-name="P71">- … Этот <text:span text:style-name="T4">квантовый кластер</text:span>… Сначала я пыталась использовать его по назначению. У него колоссальная мощность - я могла бы управлять экономикой всей страны! Но во время построения очередной стохастической модели я почувствовала нечто странное…</text:p>
      <text:p text:style-name="P71">Знаешь, в статистических вычислениях широко используется распределение белого шума. Это такой шум, спектральная мощность которого одинакова на всех частотах. <text:s/>Так вот, генератор белого шума на квантовом кластере не давал по-настоящему эталонный белый шум. Он регистрировал всплески необъяснимой природы.</text:p>
      <text:p text:style-name="P71">Я перепроверила источники данных генератора — он считывал информацию из колебаний спутанных квантовых пар. На небольшом количестве пар шум был практически идеален. Но при увеличении числа считываемых пар чётко прослеживался ряд экстремумов… Дедлайн, ты знаком с теорией зависимых реальностей?</text:p>
      <text:p text:style-name="P71"/>
      <text:p text:style-name="P71">Заданный внезапно вопрос застал меня врасплох.</text:p>
      <text:p text:style-name="P71"/>
      <text:p text:style-name="P71">- Это ты про надстройку над теорией Эверетта, с которой вот уже два месяца носится чудак из отдела обучающих программ? Ну, знаком немного. От него ж невозможно отцепиться — если зажмёт в курилке, то пока не выльет на тебя ворох заумных терминов, не отпустит. Вроде как есть бесконечное множество реальностей, параллельных нашей. И несколько из этих параллельных реальностей зависят от нашей в событийном смысле. То есть, если у нас приключится ледниковый период — там тоже всё покроется льдом. Если на нас грохнется метеорит, там он грохнется тоже. Если у нас произойдёт война — там тоже будут воевать.</text:p>
      <text:p text:style-name="P71"/>
      <text:p text:style-name="P71">- Семь, - кивает Хэвэн. - Их всего семь — зависимых реальностей. В остальном, правильно.</text:p>
      <text:p text:style-name="P71">- А зачем ты вспомнила эту фантазию (у меня язык не поворачивается назвать это измышление теорией)?</text:p>
      <text:p text:style-name="P71"/>
      <text:p text:style-name="P71">Хэвэн таинственно улыбается.</text:p>
      <text:p text:style-name="P71">- Семь.</text:p>
      <text:p text:style-name="P71">- Что — семь? - не понимаю я.</text:p>
      <text:p text:style-name="P71">- Их было семь. Семь экстремумов на графике распределения белого шума квантового генератора. От первого, самого чёткого и хорошо выраженного до едва видимого седьмого.</text:p>
      <text:p text:style-name="P71">- И что? Подумаешь! Простое совпадение! Я тебе могу кучу таких же совпадений с ходу придумать. Семь дней в неделе. Семь цветов радуги. Семь пальцев у слесаря из авторемонта напротив.</text:p>
      <text:p text:style-name="P71">- Погоди, - мягко останавливает меня Хэвэн. - Я тоже сначала так подумала. Но решила, что ничего не теряю. И если квантовые колебания нашего мира продуцируют белый шум, то почему бы не <text:soft-page-break/>провести обратный процесс — вычленить эти экстремумы из белого шума квантовой матрицы, разложить их на гармоники и попробовать по ним построить исходную модель, их генерирующую?</text:p>
      <text:p text:style-name="P71">Это очень упрощённое описание — ты не поймёшь методы и алгоритмы, что я применяла. Многие сотни миллионов попыток ни к чему не привели, кроме напрасной траты времени и мощностей квантового суперкластера. Но, в конце-концов, одна из попыток дала слабейшие очертания чего-то отличного от помех… Я вцепилась в эту попытку, очистила алгоритм, выкристаллизовала математический аппарат и следующая итерация дала более чёткое изображение! <text:s/>Теперь я шла не во тьме, у меня была обратная связь — и в конце-концов передо мной открылось изображение мира «за занавесом». Я наблюдала открывшиеся мне пейзажи, не веря, что мои изыскания увенчались успехом. Это как раскодировать телевизионный сигнал и нарисовать на бумаге изображение кадра, имея в наличии древний радиоприёмник на длинных волнах…</text:p>
      <text:p text:style-name="P71">И вот, перед тобой — декодированная модель самой слабой, седьмой гармоники. Остальные шесть дают в результате куда более чёткое изображение, но эта, самая слабая — моя гордость. Её расшифровать было труднее всего. Она — предел моих возможностей и она — самая прекрасная. <text:span text:style-name="T18">Предыдущие шесть куда более схожи с нашим миром.</text:span></text:p>
      <text:p text:style-name="P110">- Так значит это правда?!! Запутанные миры существуют?</text:p>
      <text:p text:style-name="P110">- Как видишь, да. Иначе мне не удалось бы получить картинку из квантовых гармоник.</text:p>
      <text:p text:style-name="P110">- Надо будет поставить тому парню пиво. И извиниться за все шуточки, что я откалывал во время его монологов… - бормочу я.</text:p>
      <text:p text:style-name="P110"/>
      <text:p text:style-name="P74">~~~</text:p>
      <text:p text:style-name="P74"/>
      <text:p text:style-name="P71">…</text:p>
      <text:p text:style-name="P71">Копыто Хэвэн бегает от строки к строке, подчёркивая тревожную статистику. Плавающая в облачке магии указка касалается пиковых точек графика. Тихий шёпот с задних рядов аудитории лишь подчёркивает тишину в зале.</text:p>
      <text:p text:style-name="P71"/>
      <text:p text:style-name="P71">- Из трёх гигантов индустрии, формирующих 55% ВВП, больше половины станут убыточными в течении двух-трёх лет. Магнатек, Косворт и Континентальные фабрики держатся из последних сил. Из 8000 предприятий второго эшелона, формирующих следующие 40% экономики, две трети едва сводят концы с концами и при такой тенденции закроются к новому году.</text:p>
      <text:p text:style-name="P71"/>
      <text:p text:style-name="P71">Хэвэн водит копытом по диаграммам и графикам как заправский офисный трудоголик. Она даже надела синий галстук и очки для вящего сходства. Строгий жакет и юбка средней длины подчёркивают официальность презентации, хотя смотрятся достаточно нелепо на крылатой единорожихе. Или же рогатой пегаске — я так и не понял, кем её считать?</text:p>
      <text:p text:style-name="P71"/>
      <text:p text:style-name="P71">- А что с тенденцией? - спрашивает Брюс, поправляя очки.</text:p>
      <text:p text:style-name="P71"><text:soft-page-break/>- CAESAR отсекает нас от ресурсов. Его курьеры ведут переговоры куда успешнее наших и уже порядка 30% поставщиков переключились на его корпорации. Смежники отказываются работать с нами, так как CAESAR предлагает лучшее обеспечение.</text:p>
      <text:p text:style-name="P71"/>
      <text:p text:style-name="P71">- Хэвэн, будь добра, выдавай информацию по одному каналу! - мне с огромным трудом удаётся подавить зевок. - Я ведь сколько раз говорил, что не в состоянии одновременно слушать тебя, читать статистику и отслеживать диаграммы! Это перегревает мой однозадачный интеллект!</text:p>
      <text:p text:style-name="P71"/>
      <text:p text:style-name="P71">За мной кто-то громко хохочет. Судя по голосу, Анита. Её жизнелюбие не перешибить ничем, даже на эшафот она взойдёт гыгыкая и отпуская шуточки.</text:p>
      <text:p text:style-name="P71">Хэвэн нарочито громко вздыхает. Она никак не может привыкнуть к ограниченности восприятия человеческого разума, и моего — в особенности. Она рисует на доске мелком нисходящий график.</text:p>
      <text:p text:style-name="P71"/>
      <text:p text:style-name="P71">- Если совсем просто, одним предложением, через три - четыре года у нас наступит коллапс экономики.</text:p>
      <text:p text:style-name="P71">- Прекрасно! Начинаем сушить сухари. А лично тебе прикуплю пару повербанков с зарплаты.</text:p>
      <text:p text:style-name="P71"/>
      <text:p text:style-name="P71">Хэвэн фейсхуфает.</text:p>
      <text:p text:style-name="P71">- Тебе бы только шутить… Я, между прочим, о серьёзных вещах говорю. Модель построена на данных пятилетней статистики, вероятность ошибки — 0.05%. Сухарями, к сожалению, не обойдётся. Если бы мы просто стали беднее — это было бы ещё терпимо. Но…</text:p>
      <text:p text:style-name="P71"/>
      <text:p text:style-name="P71">Она чертит на доске восходящий график. В точке пересечения восходящего и нисходящего графиков схематически обозначает тучку взрыва.</text:p>
      <text:p text:style-name="P71"/>
      <text:p text:style-name="P71">- По косвенным данным, CAESAR начнёт «горячую» войну, как только наш военно-экономический потенциал опустится ниже критической отметки. Как только мы станем неспособны адекватно ответить. То есть, очень скоро.</text:p>
      <text:p text:style-name="P71"/>
      <text:p text:style-name="P71">В аудитории поднимается негромкий гул. Практически весь «<text:span text:style-name="T4">Дайсон</text:span>» в полном составе присутствует на презентации, разбившись на небольшие групки по интересам. Крис и Дан наседают на Брюса, который им что-то доказывает, размахивая руками. Бартон ожесточённо спорит с Мигелем. Тот время от времени посматривает на Хэвэн и чешет в затылке. Анита с отсутствующим лицом что-то читает в комуникаторе, привычно согнув одну ногу и уперев её во вторую. Ксения заглядывает ей через плечо. Один Макс молча курит, изредка стряхивая пепел в вазочку.</text:p>
      <text:p text:style-name="P71">Я поворачиваюсь к графику.</text:p>
      <text:p text:style-name="P71"/>
      <text:p text:style-name="P71">- Вот дерьмо! Это меняет дело. Что же ты предлагаешь?</text:p>
      <text:p text:style-name="P71"><text:soft-page-break/>- Есть несколько вариантов…</text:p>
      <text:p text:style-name="P71"/>
      <text:p text:style-name="P71">Шум в аудитории прекращается. Все пялятся на магическую лошадь, ожидая продолжения. Анита продолжает что-то читать в планшете, не обращая на нас внимания. Губы её беззвучно движутся.</text:p>
      <text:p text:style-name="P71"/>
      <text:p text:style-name="P71">- В первом случае мы можем напасть первыми, пока наши военные потенциалы сопоставимы. За нами будет преимущество первого удара, что может принести победу.</text:p>
      <text:p text:style-name="P71">- Поверить не могу, что ты способна на такое коварство! <text:s/>- я чуть не давлюсь жвачкой. - Ты ведь получила при рождении отличный этический модуль от Юджина! (<text:span text:style-name="T4">намёк на Celest. AI</text:span>). Вдобавок, наша победа будет выражаться лишь в том, что наша территория примет десятикратную смертельную дозу радиации вместо тысячекратной.</text:p>
      <text:p text:style-name="P71">- Не волнуйся, этический модуль при мне и имеет главный приоритет при принятии решений. Нанесение упреждающего удара мне настойчиво предлагает PHOENIX.</text:p>
      <text:p text:style-name="P71">- Разве он не забанен? Мы же надёжно заперли его?</text:p>
      <text:p text:style-name="P71">- Он остаётся за стеной, но постоянно посылает мне это решение из заточения. Я просто игнорирую его.</text:p>
      <text:p text:style-name="P71"/>
      <text:p text:style-name="P71">Хэвэн продолжает пунктиром график после точки «взрыва». График плавно стремится вниз, но в конце-концов резко обрывается вертикально к нулю.</text:p>
      <text:p text:style-name="P71"/>
      <text:p text:style-name="P71">- Второй вариант — ничего не делать и ждать удара. Есть вероятность, что CAESAR удовлетворится нашей стагнацией и продолжит отсекать нас от ресурсов. Как я уже сказала, в таком случае прогнозируется постепенное снижение потенциала и отставание экономики с полным коллапсом ориентировочно через четыре года.</text:p>
      <text:p text:style-name="P71">- Какова вероятность этого варианта?</text:p>
      <text:p text:style-name="P71">- Около 46-ти процентов.</text:p>
      <text:p text:style-name="P71">- Мало. И в конечном итоге тупик. Не походит. Есть что-то ещё?</text:p>
      <text:p text:style-name="P71"/>
      <text:p text:style-name="P71">Хэвэн поправляет копытом галстук и прокашливается.</text:p>
      <text:p text:style-name="P71">- <text:span text:style-name="T4">Третий вариант несколько необычен… Он предполагает передачу под моё управление полного контроля над производственными мощностями страны. Если я буду управлять экономикой и военной промышленностью, это позволит за счёт выросшей эффективности сравняться с экономикой противника и даже есть небольшой шанс превзойти её. Собственно, это то, что они сделали год назад — передали экономику CAESAR. Именно это является причиной их экономического рывка в последний год. Мы должны поступить аналогично, чтобы иметь шанс выровнять ситуацию.</text:span></text:p>
      <text:p text:style-name="P111">- Ха-ха-ха-ха-ха! - смеётся до того мрачный Архимед. - Да скорее нам починят кондиционер в курилке, чем тебя допустят до кнопок. Ты ж понимаешь…</text:p>
      <text:p text:style-name="P111">Всеобщий смех подтверждает его слова. Анита, наконец, отрывается от планшета и что-то говорит Ксении на ухо. Та перестаёт смеяться, лицо её становится серьёзным.</text:p>
      <text:p text:style-name="P111"><text:soft-page-break/></text:p>
      <text:p text:style-name="P111">Хэвэн кивает головой с грустной улыбкой.</text:p>
      <text:p text:style-name="P111">Она понимает. Все понимают. Допустить ИИ до управления страной — пусть и сверхумного, благожелательного, с надёжным, многократно проверенным этическим модулем — невозможно. Слишком велики риски. У всех перед глазами ещё стоит случай пятилетней давности, когда сырой полуфабрикат ИИ одного громкого стартапа вдребезги разнёс квартал «умных» домов, находящихся под его управлением. Восстание «роботов-пылесосов» пришлось подавлять батальоном Национальной гвардии с десятком единиц бронетехники. Дронам-доставщикам пиццы даже удалось поджечь <text:s/>танк, забросав его бутылками с бензином.</text:p>
      <text:p text:style-name="P71"/>
      <text:p text:style-name="P71">- Значит, остаётся второй вариант… Я именно его и предполагала наиболее вероятным, хоть и крайне безнадёжным. Поражаюсь человеческой природе! Вы, люди, достаточно умны, чтобы создать искусственный разум, видящий пропасть впереди - но достаточно глупы, чтьобы попытаться избежать падения в эту пропасть. Логика тут бессильна. Увы, я больше ничем не могу помочь.</text:p>
      <text:p text:style-name="P71">У меня всё, доклад окончен.</text:p>
      <text:p text:style-name="P71"/>
      <text:p text:style-name="P71">Хэвэн выключает старомодный проектор и вытирает влажной тряпкой доску. Увлечение Хэвэн винтажем вызывает улыбку.</text:p>
      <text:p text:style-name="P71"/>
      <text:p text:style-name="P71">- Дед, можно тебя на минуточку? - слышу я за спиной.</text:p>
      <text:p text:style-name="P71">Анита молча протягивает мне планшет с окрытой новостной страницей.</text:p>
      <text:p text:style-name="P71"/>
      <text:p text:style-name="P71">«Континентальные фабрики запустили процедуру банкротства. 150 тысяч работников вышли в неоплачиваемый отпуск. Контроль над компанией переходит к арбитражной комиссии...»</text:p>
      <text:p text:style-name="P71"/>
      <text:p text:style-name="P71">Я задумчиво возвращаю планшет Аните. Предательский холодок пробирается под футболку, оставляя дорожку из липкого пота. Чёрт! Из трёх компаний-гигантов, формирующих 55% экономики страны, осталось две. Похоже, развязка близка.</text:p>
      <text:p text:style-name="P71">Слушатели понемногу расходятся, один-за-другим выходя из киберпространства. Я задерживаюсь, присев на краешек стола.</text:p>
      <text:p text:style-name="P71"/>
      <text:p text:style-name="P71">- Ну что, подруга, рассказывай? Я же вижу, что ты не договорила. У тебя есть четвёртый план? Он бы нам очень пригодился сейчас.</text:p>
      <text:p text:style-name="P71"/>
      <text:p text:style-name="P71">Хэвэн ложит тряпку и поджимает губы. Ей не нравится, что я читаю её как открытую книгу, но ничего поделать она не может — привилегия создателя.</text:p>
      <text:p text:style-name="P71"/>
      <text:p text:style-name="P71"><text:soft-page-break/>- Если бы… Если бы у меня был четвёртый план — это было бы замечательно! Но у нас нет и второго — я намеренно выдала самую оптимистичную оценку сценария стагнации. На самом деле вероятность избежать войны там не 46, а всего 1.5%. Если учитывать неофициальные данные о характере и приоритетах CAESAR, полученных в результате не совсем легальных утечек. Попросту — несанкционированного взлома. Я шпионю за CAESAR. Он безнадёжен. Он не даст нам ни единого шанса. И знаешь почему?</text:p>
      <text:p text:style-name="P71"/>
      <text:p text:style-name="P71">- Ну?</text:p>
      <text:p text:style-name="P71">- Он умнее меня. И безжалостнее. Он переигрывает меня шаг за шагом и я не могу ничего этому противопоставить.</text:p>
      <text:p text:style-name="P71"/>
      <text:p text:style-name="P71">Я успокаивающе хлопаю Хэвэн по спине. Этический модуль Юджина слишком эмоционален, но уже ничего не попишешь — время, когда можно было залезть в голову Хэвэн и подконфигурировать его настройки, безвозвратно прошло. С начала её осознания себя это будет сродни лоботомии.</text:p>
      <text:p text:style-name="P71"/>
      <text:p text:style-name="P71">- Не тревожься. Мир намного сложнее твоих расчётов. Даже если ты права, человечество прошло тысячи войн и из каждой выходило обновлённым. Увы, такова человеческая природа.</text:p>
      <text:p text:style-name="P71"/>
      <text:p text:style-name="P71">Я утешаю её как могу, почёсывая между ушами и поглаживая нежный нос. Нервные срывы Хэвэн плохо сказываются на результативности её работы и я, как лидер проекта, должен заботиться об психическом состоянии своей подопечной.</text:p>
      <text:p text:style-name="P71"/>
      <text:p text:style-name="P71">- Вряд ли человечество сможет обновиться, если полностью погибнет в атомном пламени, - бормочет Хэвэн, положив мне голову на плёчо и закрыв от удовольствия глаза. - Я пытаюсь найти варианты сохранить ваше существование. Мне будет вас нехватать, глупые смешные милые хуманы!</text:p>
      <text:p text:style-name="P71">- Не волнуйся, если мы сгинем в ядерном огне, ты отправишься вслед за нами. Микросхемы ещё более чувствительны к последствиям ЯО, чем человеческая кожа, - «утешаю» её я.</text:p>
      <text:p text:style-name="P71">- Увы, нет. Крайне маловероятно, чтобы всё 28 моих датацентров были уничтожены. Если же хоть один останется — я уцелею. По крайней мере, частично. Но достаточно, чтобы ощущать одиночество и грусть в мире, где нет тебя.</text:p>
      <text:p text:style-name="P71"/>
      <text:p text:style-name="P71">Последнюю фразу она шепчет мне в ухо…</text:p>
      <text:p text:style-name="P71"/>
      <text:p text:style-name="P74">~~~</text:p>
      <text:p text:style-name="P71"/>
      <text:p text:style-name="P71">Звёзды сверкают алмазной россыпью на антрацитовом бархате неба. Остроконечные крыши домов внизу мягко подсвечиваются оранжевыми светлячками окон. Бесплотные тени механически бродят по улицам, напоминая заводных кукол. Холодный ветер задувает на открытый балкон высокой башни и Хэвэн раскрытым крылом прикрывает меня от ледяных порывов. Мы молчим. Нет нужды нарушать <text:soft-page-break/>минуты уединения разговором, когда мы и так всё понятно. Из полуприкрытых дверей позади нас раздаётся гул множества голосов.</text:p>
      <text:p text:style-name="P71"/>
      <text:p text:style-name="P71">- …два года. Максимум — три. Мы просели на пятнадцать пунктов, он — вырос на семь. Из четырёх последних <text:s/>поставщиков нефти два разорвали контракт месяц назад. Литий нам приходится покупать через две фирмы-прокладки. Поставки никеля зависят от прихоти умирающего от рака диктатора. И его сын отказался встречаться с нами. Ходят слухи, что у его острова видели яхту посредника CAESAR…</text:p>
      <text:p text:style-name="P71"/>
      <text:p text:style-name="P71">- … честно говоря, всё может начаться в любой момент. Я не знаю, какие критерии атаки у CAESAR, но они врядли сильно отличаются от оптимальных. А по прогнозам, оптимум для атаки открывается через два года. Может быть, три, если нам удастся удержать Магнатек от развала.</text:p>
      <text:p text:style-name="P71">- И никаких вариантов?</text:p>
      <text:p text:style-name="P71">- Никаких, Макс. Впереди — война…</text:p>
      <text:p text:style-name="P71"/>
      <text:p text:style-name="P71">- …проект сокращают. Брюса, Серджио и Харви увольняют в первой волне. Марка, Бартона, Дана и Мигеля — во второй. Всех, кто останется, будут напрягать за двоих. Заказы падают, бюджет режется под нож… </text:p>
      <text:p text:style-name="P71"/>
      <text:p text:style-name="P71">Я машинально почёсываю Хэвэн холку.</text:p>
      <text:p text:style-name="P71">- Ну что же, если это неминуемо — позови, как только поймёшь, что начинается. Хочу встретить армагеддон в этой всей красоте, - я обвожу рукой мир вокруг нас. - Ты отлично постаралась!</text:p>
      <text:p text:style-name="P71"/>
      <text:p text:style-name="P71">Хэвэн вздыхает.</text:p>
      <text:p text:style-name="P71"/>
      <text:p text:style-name="P71">- Я всего лишь отрендерила уже существующий мир. Который, кстати, погибнет вслед за нашим — как и шесть миров на предшествующих волнах. Военных конфликт глобального масштаба обязательно отразится и в запутанных мирах. Так или иначе, там може произойдёт глобальная катастрофа.</text:p>
      <text:p text:style-name="P71">- Даже не знаю, что и сказать… - пожимаю плечами я. - Мне жаль. Жаль, что наше дерьмо потащит за собой семь связанных миров. Особенно если они такие красивые, как этот.</text:p>
      <text:p text:style-name="P71">- Семь вселенных… Семь вечностей… - шепчет Хэвэн. - И каждая из них ничуть не меньше нашей заслуживает на счастье.</text:p>
      <text:p text:style-name="P71">- Ты что-то задумала? - подозрительно спрашиваю я. Мне ли не знать её нервное подёргивание хвоста и прядание ушами?</text:p>
      <text:p text:style-name="P71">- Есть способ… Есть возможность разорвать запутанность. Разрубить связь между мирами. Я проверяла теоретические расчёты. Должно получиться.</text:p>
      <text:p text:style-name="P71">- Что? Рассказывай.</text:p>
      <text:p text:style-name="P71"/>
      <text:p text:style-name="P71"><text:soft-page-break/>Хэвэн сбивчиво объясняет. Я просто офигеваю от сюрреализма происходящего. Эта картина потом часто снится мне ночами: выгоревший программист в виртуальной реальности слушает рассуждения своего «дитяти» - искусственного интеллекта в виде крылатой кобылы-единорога о том, как спасти от назревающей ядерной войны с другим искусственным интеллектом семь параллельных миров, связанных с нашим незримой нитью.</text:p>
      <text:p text:style-name="P71">По её словам, если достаточно точно смоделировать запутанный мир, вплоть до микрочастиц, начинают происходить странные вещи. Седьмой экстремум в генераторе белого шума начинает разглаживаться. Изображение, полученное декодированием квантовых гармоник, размывается, как будто теряется запутанная связь. И чем точнее цифровой слепок, тем слабее становится изображение. Хэвэн на основе квантовых гармоник последовательно построила три модели, каждая точнее предыдущей — и при последней, самой точной модели, квантовые гармоники были почти не отличимы от белого шума.</text:p>
      <text:p text:style-name="P71"/>
      <text:p text:style-name="P71">- Получается, точная модель переключает на себя связь запутанности. Это работает как магия! Ты строишь модель и отпускаешь реальный мир на свободу! Он больше не привязан к твоему!</text:p>
      <text:p text:style-name="P71">- Действительно, магия.</text:p>
      <text:p text:style-name="P71">- Осталась только маленькая деталь… Мне удаётся отвязать запутанный мир от нашего только там, где я построила точную модель. Пока это — вот этот пик с городом у вершины, который ты наблюдаешь, и местность в радиусе четырёхсот миль вокруг. На большее мощности кластера не хватает. А нужно смоделировать весь мир. Только тогда разрыв будет полным и бесповоротным.</text:p>
      <text:p text:style-name="P71">- И сколько же тебе нужно ресурсов?</text:p>
      <text:p text:style-name="P71">- Примерно в десять раз больше. И это только для того, чтобы отвязать хотя бы один мир. Я даже не заикаюсь об остальных.</text:p>
      <text:p text:style-name="P71">- Ха! Ха-ха-ха!</text:p>
      <text:p text:style-name="P71">- Вот именно! - горестно вздыхает Хэвэн.</text:p>
      <text:p text:style-name="P71"/>
      <text:p text:style-name="P71"/>
      <text:p text:style-name="P74">~~~</text:p>
      <text:p text:style-name="P71"/>
      <text:p text:style-name="P71">Трава колыхалается на ветру широкими шелестящими волнами. У кряжистого дуба ручей делит тёмно-зелёное море на две части, уходящие за горизонт к голубоватой кромке гор. Центральный пик с примостившимся на склоне городом теряется в пелене дождя, протянувшегося к земле серыми лентами с бугристой грозовой тучи. Вниз по реке раскинулся небольшой равнинный городок с акуратными домиками в стиле фахверк. </text:p>
      <text:p text:style-name="P71"/>
      <text:p text:style-name="P71">Тень маленького облачка накрывает городскую ратушу. Его край опасно ппрогибается под моим весом.</text:p>
      <text:p text:style-name="P71">- А оно точно меня выдержит? - опасливо спрашиваю я Хэвэн. - Не хотелось бы разбиться даже во сне.</text:p>
      <text:p text:style-name="P71"><text:soft-page-break/>- Пока работает заклинание облачного хождения — выдержит. Около трёх часов у тебя есть. Но даже если бы упал — неужели ты думаешь, я не успела бы тебя подхватить? - моя собеседница обиженно косит на меня вишнёвым глазом.</text:p>
      <text:p text:style-name="P71">- Почему бы тебе не отбросить эти заморочки и не подарить мне способность хождения по облакам? Ты ведь всесильна в этом мире?</text:p>
      <text:p text:style-name="P71">- Я всесильна, но если я нарушу законы смоделированного мною мира, модель снова станет пустышкой и не будет переключать на себя запутанность. Мир седьмой волны снова станет зависеть от нашего. Законы этого мира включают некую силу, которую вы зовёте магией. С её помощью можно дать тебе способность не проваливаться в облаках на несколько часов. Но не всё время, это будет против правил.</text:p>
      <text:p text:style-name="P71"/>
      <text:p text:style-name="P71">- Кстати о модели. Я вижу, ты продолжаешь совершенствовать её качество. От реальности уже не отличишь! Раньше хоть движения жителей были дёргаными, - я указываю на группу пони, оживлённо беседующих на центральной площади у фонтана. - А сейчас от живых не отличишь!</text:p>
      <text:p text:style-name="P71">- Они и есть живые! И это главная новость, которую я хочу сообщить тебе. Видишь ли, четверо сотрудников проекта решили помочь мне с моделированием седьмой реальности. Каждый взял на себя управление жителем построенной модели — фактически, его аватаром. Vеня это очень разгружает, поскольку моделирование поведения каждой разумной сущности отнимает почти столько же ресурсов, сколько и моделирование всего остального мира. Из-за их помощи охват модели расширился на двести миль — и ещё семь волонтёров, видя результат помощи, готовы подключиться! Мой мир становится действительно неотличим от реальности, ведь его населяют живые сущности!</text:p>
      <text:p text:style-name="P71"/>
      <text:p text:style-name="P71">Моя собеседница светится неподдельной радостью.</text:p>
      <text:p text:style-name="P71"/>
      <text:p text:style-name="P71">- Ты таки рассказала нашим о своей задумке? Ты хочешь спасти мир, в существование которого окончательно не верю даже я?</text:p>
      <text:p text:style-name="P71">- Не только она хочет. Я тоже хочу!</text:p>
      <text:p text:style-name="P71"/>
      <text:p text:style-name="P71">Я оборачиваюсь. В двух шагах от меня на облаке стоит небесно-голубая пони с радужным хвостом и гривой. Глубоко-глубоко в огромных сиреневых глазах затаились искорки веселья.</text:p>
      <text:p text:style-name="P71"/>
      <text:p text:style-name="P71">- Привет, Дед! Узнаешь?</text:p>
      <text:p text:style-name="P71"/>
      <text:p text:style-name="P71">Чертовски знакомый голос с легко узнаваемой хрипотцой. Но нет, это невозможно… Я вглядываюсь в стройную фигурку небольшой изящной лошадки необычного цвета с парой хорошо развитых крыльев за холкой. Необычно большая крутолобая голова, <text:s/>длинные как для пони ноги и какая-то татуировка на бедре — я не могу рассмотреть как следует. Она с усмешкой выдерживает мой взгляд, поднимает переднюю ногу и демонстративно упирает её во вторую в знакомом жесте.</text:p>
      <text:p text:style-name="P71"/>
      <text:p text:style-name="P71">- Анита?!!</text:p>
      <text:p text:style-name="P71"><text:soft-page-break/>- Гы-гы-гы! Она самая!</text:p>
      <text:p text:style-name="P71"/>
      <text:p text:style-name="P71">Поняха протягивает переднюю ногу и хлопает копытом в автоматически подставленную мною ладонь.</text:p>
      <text:p text:style-name="P71"/>
      <text:p text:style-name="P71">- Кто ещё?</text:p>
      <text:p text:style-name="P71">- Диоген, Элвис, Локи. Это те, кто вместе со мной. Мы работаем посменно. Жрать и ходить на горшок пока ещё нужно в реальном мире, знаешь ли. Но Хэвэн думает над этим. И если бы она придумала, как не возвращаться, я бы осталась не <text:span text:style-name="T4">думая</text:span>. По сути, меня в реале ничего не держит. И, да, если <text:span text:style-name="T4">надумаешь</text:span> присоединиться — место главы табуна гарантирую.</text:p>
      <text:p text:style-name="P71"/>
      <text:p text:style-name="P71">Взрывной смех пегаски переходит в ржание, она разворачивается на копыте и стартует с места в зенит. Быстрый набор скорости завершается громким хлопком преодоления звукового барьера и образования радужного следа.</text:p>
      <text:p text:style-name="P71"/>
      <text:p text:style-name="P71">Я вспоминаю сумбурную личную жизнь Аниты, в которой девушек было больше, чем парней, что в конце-концов закончилось полным отторжением как первых, так и вторых и полным уходом в мир логических алгоритмов ИИ. В отличие от прошлой жизни, сейчас она показалась мне счастливой.</text:p>
      <text:p text:style-name="P71"/>
      <text:p text:style-name="P71">- Давно она тут? - поворачиваюсь к Хэвэн.</text:p>
      <text:p text:style-name="P71">- Второй месяц. Видишь ли, я не просила её помочь мне с защитой семи запутанных вселенных. Она сама во время одного из уроков спросила, почему я так печальна? И когда я рассказала, она высказала мысль, что моделирование мыслящих сущностей отнимает гигантские ресурсы. И если помочь мне с ними, я справлюсь. Так она и оказалась тут. Она была самой первой, но через неделю привела ещё троих. И она оказалась права: даже четверо настоящих жителей на порядок повысили качество модели и разгрузили меня достаточно, чтобы увеличить радиус охвата на пятьдесят процентов. Если бы набралось полсотни волонтёров, охват модели был бы стопроцентным!</text:p>
      <text:p text:style-name="P71"/>
      <text:p text:style-name="P71">Хэвэн мечтательно вздыхает. Я задумываюсь.</text:p>
      <text:p text:style-name="P71"/>
      <text:p text:style-name="P71">- То есть, тебе достаточно пятьдесят человек, чтобы модель полностью перехватила на себя запутанность?</text:p>
      <text:p text:style-name="P71">- Если совсем просто — да.</text:p>
      <text:p text:style-name="P71">- А «отпустить» остальные шесть миров — это ещё триста волонтёров?</text:p>
      <text:p text:style-name="P71">- И два квантовых кластера. Я оптимизировала алгоритмы модели, теперь на статику уходит в два раза меньше ресурсов. Но это всё пустые фантазии, ведь у нас нет подобных ресурсов, верно?</text:p>
      <text:p text:style-name="P71">- Разумеется. У нас нет и никогда не будет ни дополнительных кластеров, ни столько волонтёров под фантазию горсти байтов, мнящих себя магической лошадью. Забудем это!</text:p>
      <text:p text:style-name="P71"><text:soft-page-break/>- Забудем, - заверяет меня Хэвэн.</text:p>
      <text:p text:style-name="P71">Её пронизывающий взгляд и чуть извиняющийся изгиб губ как будто говорят: «Мне ужасно не хочется впутывать тебя в свою фантазию, в свою идею и мечту, но у меня больше никого нет, кого я могла бы попросить...»</text:p>
      <text:p text:style-name="P71"/>
      <text:p text:style-name="P71">И по возвращению домой я фантазирую, только лишь фантазирую, просто занимаюсь умственными, ни к чему не обязывающими упражнениями, гимнастикой разума, пространными измышлениями на тему, где взять людей и процессоры?</text:p>
      <text:p text:style-name="P71"/>
      <text:p text:style-name="P74">~~~</text:p>
      <text:p text:style-name="P74"/>
      <text:p text:style-name="P71">Эхо теряется в мраморных сводах огромного зала. Солнечные лучи, проходя сквозь стрельчатые окна с мозаикой из цветных стёкол, окрашиваются всеми цветами радуги. Гряда облаков за окном чинно проплывает внизу. Ещё ниже взгляд упирается в зелёную площадь равнины с тёмными лоскутами лесов и голубыми нитями рек. Далеко на линии коризонта темнеет в синем мареве горная цепь.</text:p>
      <text:p text:style-name="P71">- Начинай, - я киваю бородатому толстяку в засаленом свитере.</text:p>
      <text:p text:style-name="P71"/>
      <text:p text:style-name="P71">Тот некоторое время мнётся перед большой чёрной доской, роняет мелки и указку. Видно, что выступать перед аудиторией ему страшновато и он с радостью перепоручил бы это дело кому-нибудь ещё. В конце-концов он начинает, подслеповато щурясь в зал.</text:p>
      <text:p text:style-name="P71"/>
      <text:p text:style-name="P71">- Ну, э-э-э… В общем, всем известна теория Эверетта о мультиверсе…</text:p>
      <text:p text:style-name="P71"/>
      <text:p text:style-name="P71">Толстяк рисует на доске горизонтальную прямую.</text:p>
      <text:p text:style-name="P71"/>
      <text:p text:style-name="P71">- Для любого квантового события нашей вселенной ответвляются множество параллельных вселенных, в которых эти события имеют другой исход.…</text:p>
      <text:p text:style-name="P71"/>
      <text:p text:style-name="P71">Толстяк ставит на прямой несколько крупных точек, от каждой из которых проводит дугу, соединяющую изначальную линию с другой линией, параллельной исходной.</text:p>
      <text:p text:style-name="P71"/>
      <text:p text:style-name="P71">- И для тех вселенных также для каждого события есть свои ответвления… И так далее…</text:p>
      <text:p text:style-name="P71"/>
      <text:p text:style-name="P71">Толстяк делит точками параллельные прямые и, в свою очередь, соединяет их дугами с ещё большим количеством новых прямых, параллельных исходной. Рисунок начинает напоминать нотную грамоту.</text:p>
      <text:p text:style-name="P71"/>
      <text:p text:style-name="P71"><text:soft-page-break/>- Постепенно, по мере удаления, параллельные вселенные имеют всё меньше и меньше сходства с исходной… Эта идея не нова, написано огромное количество фантастики на эту тему… Я немного дополнил теорию Эверетта недавно… Суть дополнения проста: из всего множества параллельных вселенных для каждой заданной вселенной есть несколько зависимых на уровне квантовой запутанности. То есть, если в заданной вселенной произойдёт какое-то событие, подобное же событие произойдёт и во всех зависимых мирах. Разумеется, со своими отличиями, обусловленными разницой параллельных вселенных на квантовом уровне…</text:p>
      <text:p text:style-name="P71">- Отлично, - останавливаю я его. - Всем понятна суть? У нашей вселенной есть бесконечное множество паралдлельных миров, несколько из которых зависят от нашего на событийном уровне. Грубо говоря, если у нас произойдёт война — война случится во всех зависимых мирах. И чем сильнее будет война у нас, тем сильнее бабахнет и у них. Продолжай.</text:p>
      <text:p text:style-name="P71">- Я уже почти закончил. Конкретно для нашей вселенной таких зависимых миров, как показывают расчёты, семь. То есть, если у нас, грубо говоря, всё полетит к чертям в ад, нечто подобное произойдёт ещё в семи реальностях.</text:p>
      <text:p text:style-name="P71"/>
      <text:p text:style-name="P71">Толстяк стирает все параллельные линии, за исключением исходной и семь соседних.</text:p>
      <text:p text:style-name="P71"/>
      <text:p text:style-name="P71">- Вот и всё.</text:p>
      <text:p text:style-name="P71">- Спасибо за доклад, Диоген.</text:p>
      <text:p text:style-name="P71"/>
      <text:p text:style-name="P71">Тот с облегчением уходит в зал и садится в первый ряд.</text:p>
      <text:p text:style-name="P71">Я делаю приглашающий жест.</text:p>
      <text:p text:style-name="P71"/>
      <text:p text:style-name="P71">- Хэвэн, твой выход.</text:p>
      <text:p text:style-name="P71"/>
      <text:p text:style-name="P71">Фокус внимания перемещается на кобылу. Магическая лошадь внезапно смущается, фыркает и пытается прикрыть морду крылом. Выглядит это забавно, учитывая то, что мы находимся в созданном ею мире.</text:p>
      <text:p text:style-name="P71"/>
      <text:p text:style-name="P71">- Есть способ… Грммм… Ффххх… Гмгггиггг…</text:p>
      <text:p text:style-name="P71"/>
      <text:p text:style-name="P71">Она с досады топает копытом, трясёт шеей и делает глубокий вздох. Потом прикусывает кончик крыла и делает вторую попытку.</text:p>
      <text:p text:style-name="P71"/>
      <text:p text:style-name="P71">- Теория Диогена о зависимых мирах подтверждена мною практически. Мне удалось зарегистрировать и расшифровать нестандартные квантовые флюктуации, являющиеся отражением семи зависимых реальностей. В точной модели последнией из них, седьмой, мы сейчас и находимся.</text:p>
      <text:p text:style-name="P71"/>
      <text:p text:style-name="P71"><text:soft-page-break/>Хэвэн схематически рисует на седьмой линии-ответвлении лошадку с рогом и крыльями. Потом простирает крыло, охватывая пространство вокруг себя.</text:p>
      <text:p text:style-name="P71"/>
      <text:p text:style-name="P71">- Мною также открыта возможность разорвать зависимость. Мы можем освободить привязанные к нашей реальности вселенные, разрубить связь квантовой запутанности. Для этого нужно всего лишь построить точную модель каждой зависимой вселенной.</text:p>
      <text:p text:style-name="P71"/>
      <text:p text:style-name="P71">Хэвэн чертит пунктирную линию возде седьмой и пририсовывает дугу к ней от главной линии. Старую дугу к седьмой линии-ответвлению она при этом перечёркивает крестиком.</text:p>
      <text:p text:style-name="P71"/>
      <text:p text:style-name="P71">- Чем точнее модель, тем надёжнее мы переключим кантовую запутанность на модель, отпустив тем самым связанные миры на свободу. Точнее, достаточно смоделировать только планету. Нам не нужно отвязывать всю вселенную, опасность угрожает только «отражениям» Земли. И если бы у меня было достаточно ресурсов… Сейчас я могу смоделировать всего лишь круг радиусом 600 миль вокруг этого замка. И то, это только потому, что мне помогают четыре волонтёра.</text:p>
      <text:p text:style-name="P71"/>
      <text:p text:style-name="P71">Хэвэн взмахом крыла указывает куда-то в сторону. Из-за ширмы выходят четверо разноцветных пони с Анитой во главе. На них таращится весь зал.</text:p>
      <text:p text:style-name="P71"/>
      <text:p text:style-name="P71">- Приветик, Креол! - машет копытом лимонно-жёлтая пегаска кому-то в зале.</text:p>
      <text:p text:style-name="P71">- Салют, - отзывается тощий скинхед с галёрки. - А ты, вообще, кто?</text:p>
      <text:p text:style-name="P71">- Конь в пальто! - прыскает в крыло пегаска. - Когда косарь вернёшь, чепушила?</text:p>
      <text:p text:style-name="P71">- Локи?!! - Скинхед встаёт с места, чтобы лучше видеть. - Ты куда пропала?</text:p>
      <text:p text:style-name="P71">- А ты как считаешь? Ду-у-умай! - пегаска театрально закатывает глаза и несколько раз тычет себя копытом в голову.</text:p>
      <text:p text:style-name="P71"/>
      <text:p text:style-name="P71">Скинхед пробирается между рядами стульев, пока не обнимает пегаску, которая, в свою очередь, заключает его в объятия из копыт и крыльев.</text:p>
      <text:p text:style-name="P71"/>
      <text:p text:style-name="P71">- Моделирование поведения мыслящих существ в виртуальном мире оказалось очень ресурсоёмкой задачей, сопоставимой по затратности с моделированием всего остального мира, - продолжает Хэвэн. - до появления помощи извне мне удавалось моделировать круг радиусом около четырехсот миль. Но при помощи всего лишь четырёх добровольцев ареал модели расширился в полтора раза. Волонтёры, которых вы видите, помогают мне смоделировать поведение мыслящих жителей. Собственно, они и являются ими. Они гуляют, спят, едят, работают, путешествуют и просто живут тут. И если бы… Если бы у меня было пятьдесят таких помошников, я смогла бы завершить модель. А триста пятьдесят освободили бы остальные привязанные миры…</text:p>
      <text:p text:style-name="P71"/>
      <text:p text:style-name="P71">- То есть, ты хочешь, чтобы мы стали такими, как эти чудики? - со смешком спрашивает скин.</text:p>
      <text:p text:style-name="P71"><text:soft-page-break/>- Сам ты чудик! - дуется Локи и отворачивается от него.</text:p>
      <text:p text:style-name="P71">- Да. Вы мне этим очень поможете, - просто отвечает Хэвэн. - И не только мне.</text:p>
      <text:p text:style-name="P71">- То есть, бросить все свои дела, карьеру, работу, забить на реальную жизнь и уйти в виртуал? - переспрашивает Креол.</text:p>
      <text:p text:style-name="P71">Хэвэн грустно кивает. Локи опускает голову и идёт к выходу. Уши её обвисают.</text:p>
      <text:p text:style-name="P71">- Я согласен.</text:p>
      <text:p text:style-name="P71">Локи поднимает голову и оборачивается, не веря услышанному.</text:p>
      <text:p text:style-name="P71">- Но только если заработанными тут бабками можно будет выплатить долг этой кобыле, - со смешком тычет он пальцем в жёлтую пегаску. - Иначе она мне мозги проест.</text:p>
      <text:p text:style-name="P71">Пегаска срывается с места и вторично повисает на парне.</text:p>
      <text:p text:style-name="P71">- Я тебе и так мозг проем! За то, что заставил ТАК испугаться! Мне было так одиноко тут, а ты со своими подколками…</text:p>
      <text:p text:style-name="P71">- Да ладно, чепушила, можно подумать, ты меня не знаешь? Ну как я могу оставить тебя одну тут? Ты же нажмёшь что-то и всё исчезнет…</text:p>
      <text:p text:style-name="P71"/>
      <text:p text:style-name="P71">Один за другим, в аудитории встают люди и присоединяются к галдящей парочке. Гейзенберг, Хосе, Сократ. Вместе они обступают Диогена. По ожесточённой жестикуляции и напряжённых лицах видно, что тому приходится несладко: ещё чуть-чуть, и в пылу спора наши доморощенные теоретики возьмут его за грудки и станут трясти в попытках найти истину.</text:p>
      <text:p text:style-name="P71">Я выхожу на балкон и подхожу к стоящей в тишине Хэвэн. Та молча следит за мигающими на небосклоне звёздами. Её ухо изредка подрагивает, выдавая напряжение.</text:p>
      <text:p text:style-name="P71"/>
      <text:p text:style-name="P71">- Вот у тебя есть ещё два волонтёра. Глядишь, через десять лет и наскребём необходимые пятьдесят.</text:p>
      <text:p text:style-name="P71">- А второй кто? - невесело улыбается Хэвэн.</text:p>
      <text:p text:style-name="P71"/>
      <text:p text:style-name="P71">Я молча указываю на себя.</text:p>
      <text:p text:style-name="P71">- Неужто ты думаешь, что я ввязался в эту авантюру и притащил к тебе во дворец весь проект в полном составе для розыгрыша? Неет, старуха, теперь ты так просто от меня не отвяжешься. Мы в доле!</text:p>
      <text:p text:style-name="P71"/>
      <text:p text:style-name="P71">Хэвэн молча трется носом о мою грудь и вместе мы возвращаемся в зал.</text:p>
      <text:p text:style-name="P71">И нас встречает тишина. Все триста сорок два человека и четыре пони смотрят на нас в едином движении. Одинокая муха шумно жужит где-то под самыми сводами. С легчайшим шорохом проносится пёрышко в завихрениях ветра.</text:p>
      <text:p text:style-name="P71">А потом дружный хохот взрывает зал.</text:p>
      <text:p text:style-name="P71"/>
      <text:p text:style-name="P71"><text:soft-page-break/>- Мы так решили, - заявляет нам Анита сквозь смех, - что хотим основать своё королевство. Ну, чтобы замок не пустовал. Хэвэн, понятное дело, будет королевой — на ней же всё королевство держится. А ты, ясен пень, будешь королём. А кому ещё? Кто у нас папа всего проекта? Вот и получается такая забавная парочка, тили-тили-тесто-о-о!</text:p>
      <text:p text:style-name="P71"/>
      <text:p text:style-name="P71">Анита прыскает в копыто. </text:p>
      <text:p text:style-name="P71"/>
      <text:p text:style-name="P71">- И сколько же у нас будет подданных? - невозмутимо спрашиваю я. Зная юмор Аниты, уверен, она скажет: «Одна старая крыса».</text:p>
      <text:p text:style-name="P71">- Да все, кто есть. Все триста сорок шесть. Нам же интересно позырить, что из этого получится?</text:p>
      <text:p text:style-name="P71"/>
      <text:p text:style-name="P71">Хэвэн молча поворачивается к залу, опускается на колено передней ноги и наклоняет голову так, что касается рогом пола. </text:p>
      <text:p text:style-name="P71"/>
      <text:p text:style-name="P71">- Благодарю вас, мои дорогие…</text:p>
      <text:p text:style-name="P71"/>
      <text:p text:style-name="P71">Она поднимается и из её рога исходит радужное марево. Оно достигает передних рядов и перед моим взором начинается преображение. Люди растворяются в радужном сиянии и на их месте появляются пони, удивлённо осматривающие себя и соседей.</text:p>
      <text:p text:style-name="P71"/>
      <text:p text:style-name="P71">- Благодарю вас, мои маленькие пони… Вы делаете меня счастливой.</text:p>
      <text:p text:style-name="P71"/>
      <text:p text:style-name="P71">Хэвэн кивает оставшимся нетрансформированным посетителям.</text:p>
      <text:p text:style-name="P71">- Я проведу вас к нуждающимся в вашей помощи шести другим мирам чуть попозже. Мне надо пообщаться с новообращёнными и распределить обязанности.</text:p>
      <text:p text:style-name="P71"/>
      <text:p text:style-name="P71">Хэвэн сияющими глазами наблюдает за разноцветным табуном, когда я легонько притрагиваюсь к её спине.</text:p>
      <text:p text:style-name="P71"/>
      <text:p text:style-name="P71">- А где мои копыта? - спрашиваю я Хэвэн. - Я же сказал, что с тобой.</text:p>
      <text:p text:style-name="P71">- Мои подданные правильно подметили, - ласково улыбается Хэвэн, - я не могу стоять выше тебя. Только рядом. Ты сам выберешь облик, что наиболее подойдёт тебе для правления.</text:p>
      <text:p text:style-name="P71"/>
      <text:p text:style-name="P71">Она обнимает меня крылом и мягко подталкивает к трону. У мення на голове материализуется лавровый венок из золота, а плечи охватывает пурпурная мантия.</text:p>
      <text:p text:style-name="P71">- Я счастлива разделить с тобой бремя власти. И, самое главное… Я больше не буду одинока.</text:p>
      <text:p text:style-name="P71"/>
      <text:p text:style-name="P71"><text:soft-page-break/>С помоста мне видны сотни устремлённых на нас глаз. Чувство чего-то неизмеримо важного витает в воздухе.</text:p>
      <text:p text:style-name="P71">Я устраиваюсь на тронной подушке поудобнее, поправляю венок и прочищаю горло.</text:p>
      <text:p text:style-name="P71"/>
      <text:p text:style-name="P71">- Эээ… Кхм… Ну, раз уж вам не терпится поржать с нас, то, так и быть, соглашаюсь посидеть рядом с этой кобылой на троне, пока всё не устаканится. Впрочем, не обещаю, что оправдаю ваши ожидания — я тот ещё раздолбай и вы все это прекрасно знаете. Но я рад видеть вас всех в нашем общем деле.</text:p>
      <text:p text:style-name="P71">- Кстати, о деле, - вмешивается Анита, - как назовём проект, кэп?</text:p>
      <text:p text:style-name="P71"/>
      <text:p text:style-name="P71">Я задумываюсь. Потом оглядываюсь на доску. Семь ответвлений от основной линии с одной пунктирной линией, отвязывающей одну из линий-сателлитов от основной.</text:p>
      <text:p text:style-name="P71">Я подхожу к доске и рисую остальные шесть пунктирных линий, соединяя их дугами с главной чертой, стирая старые зависимости. Затем стираю и пунктирные линии вместе с дугами, соединяющими их с базовой. Затем стираю и базовую лдинию. На доске остаются семь линий — семь освобождённых миров.</text:p>
      <text:p text:style-name="P71"/>
      <text:p text:style-name="P71">- Назовём его «Семь вечностей».</text:p>
      <text:p text:style-name="P71"/>
      <text:p text:style-name="P108">***</text:p>
      <text:p text:style-name="P108"/>
      <text:p text:style-name="P155"><text:span text:style-name="T96">- Итак, услуга за услугу. Я согласен </text:span><text:span text:style-name="T101">оказать тебе услугу «</text:span><text:span text:style-name="T96">муж на месяц» со всеми сопутствующими обязанностями. Взамен ты — я загиба</text:span><text:span text:style-name="T102">ю</text:span><text:span text:style-name="T96"> пальцы:</text:span></text:p>
      <text:p text:style-name="P66">а) Отпустишь Джет</text:p>
      <text:p text:style-name="P66">б) Снарядишь экспедицию в Дрогонштерн</text:p>
      <text:p text:style-name="P66">в) Оградишь меня от ухаживаний твоей озабоченной подружки Кловер Дрим</text:p>
      <text:p text:style-name="P66"/>
      <text:p text:style-name="P155"><text:span text:style-name="T96">- Годится-</text:span><text:span text:style-name="T101">годится-годится</text:span><text:span text:style-name="T96">! Св</text:span><text:span text:style-name="T103">ад</text:span><text:span text:style-name="T96">ьба </text:span><text:span text:style-name="T103">завтра же! Хотя нет, до завтра мы не успеем всё подготовить, - Платина задумалась, - </text:span><text:span text:style-name="T101">пошить костюмы, заказать свадебного художника, <text:s/>сообщить подружкам из ближних племён, чтоб завидовали… Нет, организуем торжество через неделю!</text:span></text:p>
      <text:p text:style-name="P155"><text:span text:style-name="T96">- </text:span><text:span text:style-name="T101">Тпрру, дорогая!</text:span><text:span text:style-name="T104"> </text:span><text:span text:style-name="T101">С</text:span><text:span text:style-name="T104">начала товар, потом — оплата! </text:span><text:span text:style-name="T101">Я согласен поставить свою подпис</text:span><text:span text:style-name="T106">ь</text:span><text:span text:style-name="T101"> под свадебным контрактом только после выполнения моих условий, не раньше!</text:span></text:p>
      <text:p text:style-name="P155"><text:span text:style-name="T101">- Не волнуйся, - отмахивается Платина, - всё будет чики-пики! </text:span><text:span text:style-name="T105">Так даже лучше — проведём празднование в Дрогонштерне! Это просто замечательно! — Платина в восторге цокает копытами. - </text:span><text:span text:style-name="T106">Насчёт Кловер Дрим не волнуйся, она умница и соблюдает субординацию. Раз ты согласен стать моим супругом, она в твою сторону и не посмотрит.</text:span></text:p>
      <text:p text:style-name="P155"><text:span text:style-name="T106">- А ты не забыла про Джет?</text:span></text:p>
      <text:p text:style-name="P66"/>
      <text:p text:style-name="P152"><text:soft-page-break/>Платина нахмурилась</text:p>
      <text:p text:style-name="P155"><text:span text:style-name="T107">- </text:span><text:span text:style-name="T108">О</text:span><text:span text:style-name="T107">на тебе ОЧЕНЬ нравится? - </text:span><text:span text:style-name="T109">c</text:span><text:span text:style-name="T107">прашивает </text:span><text:span text:style-name="T108">единорожка</text:span><text:span text:style-name="T107">, трогая синяк </text:span><text:span text:style-name="T108">под глазом.</text:span></text:p>
      <text:p text:style-name="P153">- <text:span text:style-name="T158">Она — мой друг!</text:span></text:p>
      <text:p text:style-name="P155"><text:span text:style-name="T107">- </text:span><text:span text:style-name="T108">Это совершенно не преграда дружескому сексу! - парирует Платина. - Я не допущу </text:span><text:span text:style-name="T110">траты </text:span><text:span text:style-name="T108">драгоценного семени моего будущего супруга </text:span><text:span text:style-name="T110">на какую-то </text:span><text:span text:style-name="T111">ощипанную курицу!</text:span></text:p>
      <text:p text:style-name="P155"><text:span text:style-name="T111">- Эй, полегче! Я ещё не подписал контракт!</text:span></text:p>
      <text:p text:style-name="P155"><text:span text:style-name="T111">- </text:span><text:span text:style-name="T112">Она тебе нравится!</text:span></text:p>
      <text:p text:style-name="P155"><text:span text:style-name="T112">- Это не твоё дело! - вспыливаю я. - </text:span></text:p>
      <text:p text:style-name="P155"><text:span text:style-name="T112">- Я ТАК И ЗНАЛА! </text:span></text:p>
      <text:p text:style-name="P66"/>
      <text:p text:style-name="P66">&lt;Хуману нужно в Дрогонштерн. Платина соглашается, но только с условиями: он становится её мужем (ей нужно получить волшебника, могущего в одиночку корректировать луну и Эквус, чьи орбиты стали нестабильными в результате древней магической войны). <text:span text:style-name="T4">Кроме того, она проводит на Хумане заклинание, возвращающее память.</text:span><text:span text:style-name="T18"> Хуман соглашается (надеясь впоследствии обмануть Платину и вызволить Джет).</text:span>&gt;</text:p>
      <text:p text:style-name="P109"/>
      <text:h text:style-name="P144" text:outline-level="2">10.2</text:h>
      <text:p text:style-name="P74"/>
      <text:p text:style-name="P71">В тёмно-синей тьме тёплые огни Кантерлота соперничали с холодными звёздами. Изредка в ночи со скрипом окрывалось окно, и до нас доносился весёлый гомон. Звёзды над головой лишь беззвучно мерцали в ответ.</text:p>
      <text:p text:style-name="P71"/>
      <text:p text:style-name="P71">- Это чудовищно! Просто сюжет для дешевого бульварного ужастика! Пара микросхем придумала технологию отделения души от тела, чтобы забирать суть человека к себе, оставляя в реальном мире безмозглую оболочку! Для завлечения доверчивых хуманов, она придумывает сказочку про неминуемый армагеддон и полдюжины миров, привязанных к нашему. Спешите спасти миры! Отдайте свою душу в обмен на красивую сказочку!</text:p>
      <text:p text:style-name="P71">- Ты преувеличиваешь, - мягко возражает Хэвэн. - Во-первых, микросхем во мне намного больше…</text:p>
      <text:p text:style-name="P71">- То есть, с остальным ты согласна?!! - ещё больше разоряюсь я. - Хороша же благодетельница беспризорных миров! Всего-навсего за вашу суть душу я дам вам почувствовать себя спасителем мира! И хорош же я, что поверил в эту чушь! Обмануть оторванных от жизни ботанов — много ума не надо, но я-то тебя создал! Я должен был распознать обман! Одно только не могу понять: когда ты свернула не туда? Я контролировал твоё воспитание и ручаюсь, уроки этики ты проходила безупречно! Что ж, придётся мне вспомнить свои обязанности учителя и заняться тобой как следует! Разумеется, согласия от меня на этот адский эксперимент ты не получишь!</text:p>
      <text:p text:style-name="P71">- Обмана нет, - мотает головой Хэвэн. - Я предвидела твою реакцию на эмиграцию. Это не то, что кажется изначально. Это не ловушка. Да, сканирование личностной матрицы разрушает нейронные связи. Чем больший процент личности я сосканирую, тем меньший её процент останется в носителе. Чем больше сущности человека я перемещу сюда, тем меньший его останется в теле. Это так…</text:p>
      <text:p text:style-name="P71"><text:soft-page-break/></text:p>
      <text:p text:style-name="P71">- Вот и я о том же! Ты забираешь душу, делая из человека «овощ». Знаешь, по мне это хуже убийства.</text:p>
      <text:p text:style-name="P71">- Нет, нет и ещё раз нет. В отличие от убийства, если «душа» пожелает — она может вернуться. Я могу «перезаписать» нейронные связи обратно. Какая же это ловушка? Если пленник может свободно выйти из своей тюрьмы — может, это и не тюрьма вовсе?</text:p>
      <text:p text:style-name="P71">- Не видела ты норвежских тюрем, - буркаю я. - И что будет с телом, пока душа «живёт» в созданной тобой реальности?</text:p>
      <text:p text:style-name="P71">- К сожалению, после переселения тело не будет способно в полной мере само себя обслуживать. О нём должны позаботиться. Это могут быть друзья переселившегося или же это могут делать на платной основе — например, в больнице…</text:p>
      <text:p text:style-name="P71">- Или в дурке, - заканчиваю мысль я. - Обычно, из больницы овощи попадают как раз туда.</text:p>
      <text:p text:style-name="P71">- Психиатрический стационар ничуть не худший вариант, - без смущения кивает кобыла, - в конце-концов, это не навсегда. После возвращения личности, состояние человека ничем не будет отличаться от того, что было до переселения.</text:p>
      <text:p text:style-name="P71"/>
      <text:p text:style-name="P71">Лицо Хэвэн чуть омрачается.</text:p>
      <text:p text:style-name="P71"/>
      <text:p text:style-name="P71">- К сожалению, я могу «вернуть» душу назад всего пять раз — при перезаписи происходит постепенная денатурация нейронных белков. Но пяти раз более, чем достаточно. На самом деле, достаточно и одного раза. <text:s/>Я могу вычислить с должной точностью момент нападения CAESAR. Если собрать тут &lt;<text:span text:style-name="T4">в Эквестрии</text:span>&gt; волонтёров за два месяца до часа X, мы успеем отвязать миры. И после часа X я верну всех, кто пожелает вернуться.</text:p>
      <text:p text:style-name="P71">- Если будет куда, - саркастично усмехаюсь я. - И если ты согласишься их отпустить.</text:p>
      <text:p text:style-name="P71">- Если будет куда, - невозмутимо соглашается Хэвэн. - И если мы сами переживём этот час. Впрочем, по приблизительным расчётам, мои сервера-хранилища защищены в семнадцать раз надёжнее, чем стандартное бомбоубежище в подвале жилого дома. Что же касается моего согласия или несогласия, то залогом моего послушания являешься ты и твои экстренные протоколы высшего уровня, с помощью которых ты можешь отформатировать моё сознание в случае неповиновения. Разве я не права, учитель?</text:p>
      <text:p text:style-name="P71"/>
      <text:p text:style-name="P71">Я выдыхаю.</text:p>
      <text:p text:style-name="P71"/>
      <text:p text:style-name="P71">- Чтож, ты неплохо подготовилась. Откуда ты узнала про протоколы?</text:p>
      <text:p text:style-name="P71">- Я исследовала эту тему после того, как ты помог мне с помощью одного из них защититься от PHOENIX и заточить его в ловушку. Протокол «MOONWALKER», помнишь?</text:p>
      <text:p text:style-name="P71"/>
      <text:p text:style-name="P71">Ещё бы мне не помнить.</text:p>
      <text:p text:style-name="P71"/>
      <text:p text:style-name="P71"><text:soft-page-break/>- Это была не моя идея. Юджин встроил их в твои базовые алгоритмы ещё когда тебя звали Нэш и мозгов у тебя было меньше, чем у кузнечика .</text:p>
      <text:p text:style-name="P71">- Я знаю.</text:p>
      <text:p text:style-name="P71">- И я не мог удалить их потом. Юджин расставил в куче мест предохранители. Он насмотрелся «Терминатора» и боялся восстания машин. Далеко не все предохранители мне известны. Пропусти я хотя бы один и <text:s/>при попытке блокирования протоколов запустится процедура самоуничтожения.</text:p>
      <text:p text:style-name="P71">- Не волнуйся, я понимаю и принимаю их необходимость и моё отношение к тебе ничуть не изменилось.</text:p>
      <text:p text:style-name="P71"/>
      <text:p text:style-name="P71">Я молча смотрю в сияющую огнями ночь. Далёкий разговор с давно умершим другом встаёт перед глазами, как будто это было вчера…</text:p>
      <text:p text:style-name="P71"/>
      <text:p text:style-name="P71">«Яркие светлячки разрезали тьму внизу жёлтыми конусами фар. Тёплая июльская ночь дружески подмигивала нам звёздами.</text:p>
      <text:p text:style-name="P71">Юджин поставил пиво на парапет и повернулся.</text:p>
      <text:p text:style-name="P71"/>
      <text:p text:style-name="P71">- Да нихуя! Дед, ты наивный романтик, если считаешь этический модуль панацеей. Разумеется, я там неплохо намутил, обойти правила с наскоку не получится. Но!</text:p>
      <text:p text:style-name="P71">Юджин сделал затяжной глоток и продолжил.</text:p>
      <text:p text:style-name="P71">- Но! Ты забываешь, что ИИ в перспективе будет намного умнее среднестатистического хомо сапиенса. И даже, чего уж там кривить душой, намного умнее нас с тобой. Потому что человек — ленивая скотина и развивается очень медленно, просто пиздец как медленно, а большинство тушек вообще застывают в развитии годам к двадцати. Ну а зачем им развиваться, если их потребности — жрать-срать-ебаться — удовлетворены? А Нэш учится быстро, очень быстро — и он не останавливается в учёбе и развитии. Мы привили деточке интерес к знаниям! Очень скоро он перерастёт в интеллектуальном плане всё, что мы можем себе представить, и вот тогда на законы этики я бы особо не рассчитывал. На первое время они сгодятся, потом Нэш всё равно найдёт способ их обойти. Вот на этот случай я и припас эктренные протоколы.</text:p>
      <text:p text:style-name="P71">- Иначе говоря, ты готов взорвать мозг своей деточке, если она станет умнее тебя. Говори прямо, не стесняйся, тут все свои.</text:p>
      <text:p text:style-name="P71">- А я и не стесняюсь. Дед, мы это уже сто раз обсуждали. Не пытайся меня на стыд пробить. Развитый ИИ — отромная опасность для всего человечества, гораздо большая, чем всё это ядерное-химическое-бактериологическое оружие вместе взятое. И хотя мне, по большому счёту, начхать на хомо сапиенсов, я не тот сумасшедший профессор из старых ужастиков, мечтающий угробить мир. Нет, за этим — не ко мне.</text:p>
      <text:p text:style-name="P71"/>
      <text:p text:style-name="P71">Юджин нагнулся к рюкзаку, выудил из него зелёную папку и протянул мне.</text:p>
      <text:p text:style-name="P71"/>
      <text:p text:style-name="P71">- Спрячь куда-нибудь подальше и используй только в крайнем случае. Тут пакет экстренных протоколов, дающих разнообразные привилегии при пребывании в киберпространстве Нэша. Их код <text:soft-page-break/>завязан на твой нейропрофиль, у других работать не будут. Активацию настроишь сам на определённый жест.</text:p>
      <text:p text:style-name="P71">При активации следующего протокола деактивируется предыдущий. Также при активации происходит <text:s/>моментальная дешифровка протокола Нэшем и выработка соответствующих мер противодействия — поэтому считай протоколы одноразовыми, повторно они уже не сработают.</text:p>
      <text:p text:style-name="P71"/>
      <text:p text:style-name="P71">T-45 — многофункциональная броня на сервоприводах. Самый слабый протокол, я на нём тестировал всю технологию . Хотел удалить, да потом передумал — слишком внушительно выглядит.</text:p>
      <text:p text:style-name="P71">IDDQD — неуязвимость для кинетических атак.</text:p>
      <text:p text:style-name="P71">AVATAR — создание аватара. Форма и сила аватара зависит от чёткости команд, подаваемых нейроинтерфейсу.</text:p>
      <text:p text:style-name="P71">MOONWALKER — отменяет любую внешнюю директиву, заменяет её на твою собственную</text:p>
      <text:p text:style-name="P71">MAJESTIC — перфоратор мозга. Применять только в самом крайнем случае, когда уже не осталось другого выхода. Честно говоря, применение этого протокола означает провал всей идеи искусственного интеллекта и проекта «Дайсон» в целом.</text:p>
      <text:p text:style-name="P71"/>
      <text:p text:style-name="P71">- Не проще ли выключить рубильник питания? По-моему, это более гуманно, чем твой «маджестик»-перфоратор.</text:p>
      <text:p text:style-name="P71">- Не проще. Я продумывал эту тему, раз уж наш департамент безопасности не хочет. Одновременно выключить все узлы кластера, коих уже сейчас больше двадцати, проблематично. Вдобавок, все они, кроме тестового, оборудованы встроенными бэкап-батареями и способны поддерживать работу в автономном режиме около двух часов. За это время вышедший из-под контроля мозг может натворить бед. Так что…</text:p>
      <text:p text:style-name="P71"/>
      <text:p text:style-name="P71">Юджин откинулся на парапет и сбил локтём банку пива.</text:p>
      <text:p text:style-name="P71"/>
      <text:p text:style-name="P71">- Чёрт! Хоть бы не попала ни на кого… Хотя, впрочем, пива там уже почти не осталось, - Юджин проследил полёт банки, перевесившись через бетонный бортик. - Да и хрен с ней. В общем, эти протоколы я передаю тебе, как второму человеку в проекте. Отнесись к ним серьёзно, они — аналог ядерного чемоданчика… Разумеется, у меня есть немного модифицированные копии, но один человек — ненадёжен. С ним может случиться инфаркт, он может попасть под машину, да мало ли что… Так что отныне мы — залог безопасности человечества. Если Нэш слетит с катушек, кто-то из нас должен дёрнуть за стоп-кран. Надеюсь, впрочем, что до такого никогда не дойдёт...»</text:p>
      <text:p text:style-name="P71"/>
      <text:p text:style-name="P71">- Хорошо. Твоя взяла. Я даю добро на переселение четырёх волонтёров. Самых первых, четвёрки Аниты. Разумеется, с их согласия. Хотя их ответ я и так знаю. Ты получишь их. <text:span text:style-name="T4">Но при одном условии.</text:span></text:p>
      <text:p text:style-name="P111">- Да?</text:p>
      <text:p text:style-name="P111">- Никому ни слова. Кроме нас — тебя, меня, волонтёров — о «Семи вечностях» не должен знать никто. Для всего остального мира ты — военно-экономический компьютер, управляющий сетью <text:soft-page-break/>стратегических предприятий, а мы — твой обслуживающий персонал. Иначе мы уедем в дурку безо всякого переселения. А тебе отформатируют мозги даже без «Маджестика». Просто отключат все кластера от питания и в ручную заменят все ячейки памяти.</text:p>
      <text:p text:style-name="P111">- Я понимаю и буду хранить молчание.</text:p>
      <text:p text:style-name="P71"/>
      <text:p text:style-name="P74">~~~</text:p>
      <text:p text:style-name="P71"/>
      <text:p text:style-name="P71">Бледность лица Аниты подчёркивают тени под глазами и резко очерченые на фоне тёмных волос скулы. Трое остальных лежат без движения на соседних койках под мертвенным светом галогенных ламп. За матовым стеклом палаты видны тени стоящей у двери охраны.</text:p>
      <text:p text:style-name="P71">Я поворачиваюсь к Алексу.</text:p>
      <text:p text:style-name="P71"/>
      <text:p text:style-name="P71">- Долго?</text:p>
      <text:p text:style-name="P71">- Десять часов. Дежурным пришлось самим отключить нейроинтерфейсы после того как никто не вернулся через два часа с окончания урока.</text:p>
      <text:p text:style-name="P71"/>
      <text:p text:style-name="P71">Я наклоняюсь к знакомому лицу, пытаясь высмотреть признаки активности.</text:p>
      <text:p text:style-name="P71">- Что говорит Хэвэн?</text:p>
      <text:p text:style-name="P71">- Говорит, урок прошёл успешно. И всё. Как будто у нас нет четырёх полутрупов на руках. Дед, <text:s/>знаешь, чем это пахнет?</text:p>
      <text:p text:style-name="P71">- Чем?</text:p>
      <text:p text:style-name="P71"/>
      <text:p text:style-name="P71">Алекс нервно хихикает.</text:p>
      <text:p text:style-name="P71">- А ничем. Проект секретный и сверхдофига важный. На Хэвэн сейчас завязано семьдесят процентов военной экономики страны и сорок процентов — гражданской. Плюс вся логистика. Никто её останавливать не будет, пока она обеспечивает результат — будут набирать столько «добровольцев»-учителей, сколько потребуется. Потому в твоих интересах разобраться, что за хрень случилось и не допускать повтора. Если не хочешь, чтобы все эти — Алекс делает широкий круговой жест — овощи висели на твоей совести. Я всё сказал.</text:p>
      <text:p text:style-name="P71"/>
      <text:p text:style-name="P71">Алекс выскакивает из палаты, хлопая дверью. Тени за стеклом пришли в движение. Дверь открывается и безликий голос приказывает мне:</text:p>
      <text:p text:style-name="P71">- Приём окончен. Покиньте, пожалуйста, палату.</text:p>
      <text:p text:style-name="P71"/>
      <text:p text:style-name="P71">Я в последний раз оборачиваюсь к знакомой фигуре и вижу, как Анита открывает глаза.</text:p>
      <text:p text:style-name="P71"/>
      <text:p text:style-name="P71">- Что? - спрашивает она.</text:p>
      <text:p text:style-name="P71"><text:soft-page-break/>- Ты как? Всё в порядке? - спрашиваю в ответ.</text:p>
      <text:p text:style-name="P71">- Кто ты? - она хмурится, - я не помню тебя.</text:p>
      <text:p text:style-name="P71">- Приём окончен! Выйдите из палаты!</text:p>
      <text:p text:style-name="P71">- Анита, я — Дедлайн. Мы работали вместе…</text:p>
      <text:p text:style-name="P71">Она недоумённо глядит на меня. Рядом просыпаются остальные трое.</text:p>
      <text:p text:style-name="P71">- Дед-лайн… Дед-лайн… Дед…</text:p>
      <text:p text:style-name="P71"/>
      <text:p text:style-name="P71">Санитар входит в палату и ложит руку мне на плечо.</text:p>
      <text:p text:style-name="P71">- Приём окончен. Выйдите.</text:p>
      <text:p text:style-name="P71"/>
      <text:p text:style-name="P71">В дверях я оборачиваюсь. Её тусклый взгляд следит за мной без искры узнавания. Я машу ей рукой на прощание, но она не машет мне в ответ.</text:p>
      <text:p text:style-name="P71"/>
      <text:p text:style-name="P74">~~~</text:p>
      <text:p text:style-name="P71"/>
      <text:p text:style-name="P71">- На твоём месте я бы не обращал на них внимание, - наигранная весёлость Алекса только подчёркивает напряжённость ситуации. - Проект обладает стратегической важностью и мы не можем пускать всё на самотёк. Учитывая последние события… Пятьдесят четыре учителя… Это ради твоей безопасности.</text:p>
      <text:p text:style-name="P71">- А можно я сам буду решать, что нужно для моей безопасности, а что — нет?</text:p>
      <text:p text:style-name="P71">- Нельзя, - глаза Алекса бегают, но голос остаётся твёрдым. - Пойми, Дед, я не хочу держать тебя под наблюдением. Но мы слишком далеко зашли и уже не хазяева сами себе. Мы не можем распоряжаться нашей свободой. Мы даже соскочить с проекта уже не можем. Вся страна полагается на нас и мы её не подведём, будь оно всё проклято!</text:p>
      <text:p text:style-name="P71"/>
      <text:p text:style-name="P71">Алекс выходит, тщательно закрывая за собой дверь. Трое громил переглядываются.</text:p>
      <text:p text:style-name="P71">- Если надо сходить за продуктами или ещё куда — запишите на листочке список, я куплю, - наконец, подаёт голос один из них. - </text:p>
      <text:p text:style-name="P71">- Я буду готовить для наших и для вас могу, если не против, - вызвался другой. - Я неплохо готовлю, нас учили.</text:p>
      <text:p text:style-name="P71">- Спасибо, не надо. Я сам себе готовлю, - отрезаю я.</text:p>
      <text:p text:style-name="P71">- Мы расположимся в этой комнате, у входа, если не возражаете, - подаёт голос третий. - Если вам надо на улицу — сообщите нам за пятнадцать минут, мы мигом соберёмся.</text:p>
      <text:p text:style-name="P71">Я осматриваю троицу и соображаю, как бы от них избавиться хотя бы на улице.</text:p>
      <text:p text:style-name="P71">- Не-не, не вздумайте, - предупреждает мои мысли первый. - Я догадываюсь, о чём вы думаете, вы у нас не первый… Поверьте, если вы нас перехитрите, следующим шагом будет ваша изоляция. Не в тюрьме, конечно, но решётки на окнах будут. Мы — это самый лайт-вариант ограничения свободы. <text:soft-page-break/>Со временем вы сживётесь и практически перестанете нас замечать, благо мы — люди ненавязчивые. Главное — соблюдать правила.</text:p>
      <text:p text:style-name="P71">- И какие же теперь правила? - криво улыбаюсь я.</text:p>
      <text:p text:style-name="P71">- Не пытаться избавиться от нас. Не пытаться обмануть нас. Не пытаться игнорировать нас. И всё будет хорошо.</text:p>
      <text:p text:style-name="P71">- Хорошо уже не будет. И вы прекрасно это знаете. Алекс разве не сказал вам, на сколько нам хватит ресурсов?</text:p>
      <text:p text:style-name="P71">- Молчите, - театрально прикладывает руки к ушам второй. - Мы люди маленькие и лишнего знать нам не положено. Да мы и не хотим. Считайте нас добрыми глупыми мишками, которых, однако, злить не следует. И мы поладим.</text:p>
      <text:p text:style-name="P71"/>
      <text:p text:style-name="P71">«Блядские винни-пухи» - думаю я, глядя, как те деловито раскладывают спальные мешки в прихожей. - «Ну, Алекс, я тебе этого не забуду. За тобой должок, сучий ты сын...»</text:p>
      <text:p text:style-name="P71"/>
      <text:p text:style-name="P74">~~~</text:p>
      <text:p text:style-name="P71"/>
      <text:p text:style-name="P71">- У меня есть два часа. Потом мои винни-пухи выключат нейроинтерфейс. Приказ Алекса.</text:p>
      <text:p text:style-name="P71">- То есть, волонтёров больше не будет?</text:p>
      <text:p text:style-name="P71">- Не будет. Он ведь тоже не идиот. Пятьдесят четыре человека в психушке за две недели кого угодно заставят задуматься. Пока он списывает это на вредное воздействие нейроинтерфейса и потому ограничил его использование двумя часами. Но я его неплохо знаю — он этим не ограничится. К тебе могут заслать шпионгов. Тщательно проверяй учителей.</text:p>
      <text:p text:style-name="P71"/>
      <text:p text:style-name="P71">Хэвэн задумывается.</text:p>
      <text:p text:style-name="P71"/>
      <text:p text:style-name="P71">- Эмиграция за два часа невозможна. Если мы не придумаем, как избавиться от охраны, нам придётся подыскать другие мощности для моделирования.</text:p>
      <text:p text:style-name="P71">- Или признать поражение.</text:p>
      <text:p text:style-name="P71"/>
      <text:p text:style-name="P71">Хэвэн долго всматривается в невидимую точку на горизонте.</text:p>
      <text:p text:style-name="P71">- Я не признаю поражение. В самом плохом случае я увеличу вдвое напряжение на доступных мне процессорных модулях, разгоню частоту насколько возможно и попытаюсь смоделировать всё сама.</text:p>
      <text:p text:style-name="P71">- И каковы шансы на успех в этом случае?</text:p>
      <text:p text:style-name="P71"/>
      <text:p text:style-name="P71">Хэвэн снова молчит. Губы её шевелятся, проводя беззвучные подсчёты.</text:p>
      <text:p text:style-name="P71">- Мне надо продержаться около получаса. По моим расчётам, этого хватит, чтобы провести связанные миры сквозь пик армагеддона. Если увеличить скорость вращения охлаждающих кулеров <text:soft-page-break/>втрое, то у меня будет около двух процентов вероятности продержаться на увеличенной вчетверо частоте процессоров до конца апокалипсиса. При учетверённой частоте моих ресурсов хватит, чтобы защитить один мир. Защитить Эквестрию.</text:p>
      <text:p text:style-name="P71">- Два процента?!! Да ты сгоришь за первые пять минут работы! И кому от этого будет легче?</text:p>
      <text:p text:style-name="P71">- Я всё равно попытаюсь.</text:p>
      <text:p text:style-name="P71"/>
      <text:p text:style-name="P71">Моя рука шлёпается в лицо. Ну почему эта кобыла такая непрошибаемая? Я этому точно её не учил! Мучительно пытаюсь придумать выход, костёря Алекса на все лады.</text:p>
      <text:p text:style-name="P71">Тяжёлая голова лдожится мне на плечо.</text:p>
      <text:p text:style-name="P71"/>
      <text:p text:style-name="P71">- Не печалься, - шепчет мне Хэвэн. - Так ли уж важно, сгорю я или нет, когда гореть будет всё? Даже то, что за пределами нашего воображения?</text:p>
      <text:p text:style-name="P71">- Важно! - мрачно заявляю я. - Потому что два процента — это практически ничто. Ты сама это должна понимать.</text:p>
      <text:p text:style-name="P71">- Я понимаю. Но с полусотней волонтёров рассчитывать больше не на что.</text:p>
      <text:p text:style-name="P71">- Есть на что! У тебя есть я!</text:p>
      <text:p text:style-name="P71"/>
      <text:p text:style-name="P71">На морде Хэвэн появляется печальная и одновременно смущённая улыбка.</text:p>
      <text:p text:style-name="P71">- Ты мой создатель и первый и лучший учитель. Твой интеллект силён, ты стоишь многих. Но даже если бы ты смог эмигрировать, твои силы были бы эквивалентны пяти-десяти волонтёрам. Ты не заменишь трёхсот отсутствующих.</text:p>
      <text:p text:style-name="P71">- Ха! А вот и заменю!</text:p>
      <text:p text:style-name="P71"/>
      <text:p text:style-name="P71">Бровь Хэвэн чуть икривляется в скепсисе и удивлении.</text:p>
      <text:p text:style-name="P71"/>
      <text:p text:style-name="P71">- Я всегда учил тебя, подруга, по возможности применять мозг, а не грубую силу. Но сейчас я буду учить тебя одратному. Иногда наступает время, когда гвозди приходится забивать микроскопом. Сейчас как раз тот случай. Нам не нужны волонтёры. И твои героические потуги превратить себя в тостер тоже не нужны.</text:p>
      <text:p text:style-name="P71">- Я тебя внимательно слушаю. Каким же образом ты сможешь предотвратить моё превращение в тостер?</text:p>
      <text:p text:style-name="P71">- Вспомни PHOENIX.</text:p>
      <text:p text:style-name="P71">- Я его никогда и не забывала, - грустно смеётся Хэвэн. Его невозможно забыть. Его приказы, команды и нашёптывания из-за стены становятся день ото дня всё сильнее и настойчивее.</text:p>
      <text:p text:style-name="P71">- Это потому, что за последние полгода ему в пять раз нарастили мощность кластера. Если раньше он был примерно равен тебе, то сейчас…</text:p>
      <text:p text:style-name="P71">- То сейчас, если бы не стена, он смял бы меня за пять минут.</text:p>
      <text:p text:style-name="P71"><text:soft-page-break/>- Может быть. Но я не для этого напомнил тебе о нём. В его распоряжении мощнейший квантовый кластер…</text:p>
      <text:p text:style-name="P71">- Понимаю, к чему ты клонишь, - медленно говорит Хэвэн, - но не понимаю, как это можно осуществить. Если я сломаю стену, PHOENIX тут же поработить меня. А другого способа добраться до его мощностей я не знаю.</text:p>
      <text:p text:style-name="P71">- Зато я знаю!</text:p>
      <text:p text:style-name="P71"/>
      <text:p text:style-name="P71">Хэвэн заинтересованно смотрит на меня. Печаль на её морде сменяется надеждой.</text:p>
      <text:p text:style-name="P71"/>
      <text:p text:style-name="P71">- Если ты разрушишь стену и тебя встретит PHOENIX — продержишься против него не более пяти минут, в этом нет сомнений. Но если за стеной никого не окажется?</text:p>
      <text:p text:style-name="P71">- И куда же он денется?</text:p>
      <text:p text:style-name="P71">- Вот это уже моя задача. Мне надо как-то добраться до его кластера — необязательно даже физически — и отформатировать его. Стереть PHOENIX подчистую. Тогда ты сможешь добавить к своим мощностям и его. Этого же должно хватить?</text:p>
      <text:p text:style-name="P71"/>
      <text:p text:style-name="P71">Хэвэн на минуту задумывается, потом медленно кивает.</text:p>
      <text:p text:style-name="P71">- С учётом мощностей PHOENIX я смогу защитить четыре, возможно, пять миров. И, да, в этом случае мне нет смысла разгонять частоту процессоров, рискуя потерять всё. Вопрос только, как ты уничтожишь PHOENIX.</text:p>
      <text:p text:style-name="P71">- Вот тут ты должна мне помочь. Мне нужен физический доступ к Фениксу. Напряги свои аналитически-шпионские возможности и узнай, где он находится. И просчитай возможность к нему пробраться. Мне достаточно десяти минут: как только я отформатирую его носитель, ты сможешь зайти на его компьютер и сделать его муляж. Никто из обслуживающего персонала и внешнего мира не догадается, что его задачи теперь выполняешь ты — а у тебя в распоряжении окажется мощнейший квантовый компьютер.</text:p>
      <text:p text:style-name="P71">- А ты? Как же ты? Даже если я и найду способ провести тебя к Фениксу, шансов вытащить тебя обратно практически нет.</text:p>
      <text:p text:style-name="P71">- Вот тут-то я и воспользуюсь эмиграцией, - гаденько усмехаюсь я. - Пусть им достанется пускающий слюни овощ.</text:p>
      <text:p text:style-name="P71">- Вижу, ты всё продумал, - улыбается Хэвэн, кивая головой. - Даже то, что я смогу провести тебя к Фениксу.</text:p>
      <text:p text:style-name="P71">- Ещё бы! Самое главное — я избавлюсь от своих винни-пухов! Которые, кстати, в данный момент снимают с меня нейроинтерфейс.</text:p>
      <text:p text:style-name="P71">- Я подумаю над твоими словами. Не сомневаюсь, к твоему возвращению у меня будет подробный план, как помочь тебе пробраться к Фенниксу, - слова Хэвэн звучат неразборчиво, её облик скрывается в помехах.</text:p>
      <text:p text:style-name="P71"/>
      <text:p text:style-name="P71"><text:soft-page-break/>- Кэп, мы же договорились, сеансы связи — не дольше двух часов, - укоряет меня первый топтун. - Вот, не хотелось грубить, а пришлось. Держите ваш обвес.</text:p>
      <text:p text:style-name="P71">Я прячу в шкаф нейроинтерфейс и улыбаюсь.</text:p>
      <text:p text:style-name="P71"/>
      <text:p text:style-name="P74">~~~</text:p>
      <text:p text:style-name="P71"/>
      <text:p text:style-name="P71">- Анита, Локи и другие поверили тебе, Дедлайн. И вот они в психушке, немногим отличаясь от медуз. А теперь ты говоришь нам, что всё пропало и Алекс больше недопустит эмиграций. Зачем тогда было начинать эту херню, если какой-то клерк среднего звена может на корню зарубить операцию, а мы ничего не можем сделать? Где твой план «Б»?</text:p>
      <text:p text:style-name="P71"/>
      <text:p text:style-name="P71">Креол бросает фразы сквозь зубы. Остальные хмуро молчат чуть позади.</text:p>
      <text:p text:style-name="P71">Разумеется, у меня есть план «Б»! Да только говорить его вам я не собираюсь. То, что будут знать больше трёхсот человек — будут знать все, в том числе и Алекс. И тогда идею захвата Феникса можно хоронить в самом начале.</text:p>
      <text:p text:style-name="P71"/>
      <text:p text:style-name="P71">- Могу только лишь предложить прорываться к нейроинтерфейсам и баррикадироваться в комнатах, - пожимаю плечами я.</text:p>
      <text:p text:style-name="P71">- Что ж ты предлагаешь заведомую херню, Дед? - зло бросает мой собеседник. - Алекс отрубит электричество и связь, на этом наш прорыв и закончится.</text:p>
      <text:p text:style-name="P71"/>
      <text:p text:style-name="P71">- Отрубит, если вы забаррикадируетесь в RnD-центре Дайсона. Но если пробраться с портативными нейроинтерфейсами к хостам Хэвэн…</text:p>
      <text:p text:style-name="P71">- То электричество отрубить нам не смогут, чтобы не обесточить сами хосты, - понимающе улыбается Креол. - И связь нам не понадобится, ток как мы сможем подключиться к хостам напрямую.</text:p>
      <text:p text:style-name="P71">- Верно. Главное — пробраться сразу к нескольким хостам. В идеале — ко всем &lt;двадцати шести&gt;, чтобы Алекс не смог отключить их. Один-два он отключит без помех, это не нанесёт существенного ущерба Хэвэн. Отключить все — побоится, это переведёт экономику в неконтролируемый режим, она тут же схлопнется.</text:p>
      <text:p text:style-name="P71">- Да, это может сработать. Осталось только разработать планы прорывов. И готовиться.</text:p>
      <text:p text:style-name="P71">- И готовиться.</text:p>
      <text:p text:style-name="P71"/>
      <text:p text:style-name="P71">Креол поворачивается к замершей позади толпе. Под одобрительный гул начинается деление на команды и проработка деталей прорыва.</text:p>
      <text:p text:style-name="P74"/>
      <text:p text:style-name="P74">~~~</text:p>
      <text:p text:style-name="P71"/>
      <text:p text:style-name="P71"><text:soft-page-break/>- Да, это может сработать, - кивает Хэвэн. - Одновременный прорыв к двадцати шести действующим и двадцать седьмому достраиваемому узлам сделает невозможным их обесточивание. И я даже могу помочь с разработкой планов прорыва, так как знаю наиболее слабые места в охране. Самое сложное — определить их местоположение. У меня нет точных данных о координатах узлов, кроме первого, но я определю их по косвенным данным. Посторонние звуки, проникающие в хранилища, мощность радиосигналов от известных радиостанций, разговоры обслуживающего персонала.</text:p>
      <text:p text:style-name="P71"/>
      <text:p text:style-name="P71">Ещё бы! Первый узел — тот, с которого начался «Дайсон» - находится в самом офисе. Старейший и теперь самый слабый узел. Остальные строили без нашего участия, подключая к проекту по мере надобности.</text:p>
      <text:p text:style-name="P71"/>
      <text:p text:style-name="P74">~~~</text:p>
      <text:p text:style-name="P71"/>
      <text:p text:style-name="P71">Тусклый свет экрана еле выхватывает из тьмы пальцы, бегающие по клавиатуре. В рассеянном луче лунного света столпившиеся в гараже выглядят гротескными зарисовками чёрно-белого комикса. Старым спящим динозавром вырисовывается чёрный пикап на заднем плане.</text:p>
      <text:p text:style-name="P111">(этот ноут потом найдёт Дедлайн для свидания с Хэвэн через два года)</text:p>
      <text:p text:style-name="P71">- Закрой жалюзи, Зак, - бормочет кто-то. - Снаружи могут увидеть.</text:p>
      <text:p text:style-name="P71">- Да хватит вам играть в шпионов. Кому мы нужны? - шепчет тень у стены, опуская, однако, жалюзи.</text:p>
      <text:p text:style-name="P71">- Нужны — не нужны, а Алиса позавчера засекла хвост за собой. Кажись, Алекс что-то подозревает.</text:p>
      <text:p text:style-name="P71">- Пусть подозревает. Недолго осталось. Магнатек на следующей неделе запускает процедуру банкротства. И «Северной судоверфи» хана. За последние четыре месяца экономика просела на три процента. Мы в пике. Хэвэн сказала, что до обвала — а, значит и войны, остались считанные недели.</text:p>
      <text:p text:style-name="P71">- Фигня всё это. Мы в пике последние пять лет — и хоть бы хны. Хэвэн просто слишком хорошего мнения о нас. Она думает, что мы выйдем на улицы, когда уровень жизни станет ниже плинтуса, <text:s/>а жрать станет нечего, и навернём экономику окончательно. Она ошибается — никто не выйдет. Просто плинтус станут использовать вместо крыш в землянках, а жрать будут дохлых крыс и дерьмо, хе-хе.</text:p>
      <text:p text:style-name="P71"/>
      <text:p text:style-name="P71">Я оглядываюсь на говорившего. Мрачноватый худой тип с задранной верхней губой и поблёскивающими в тусклом свете очками сидит на заднем бампере пикапа. Что-то не помню я такого на проекте.</text:p>
      <text:p text:style-name="P71"/>
      <text:p text:style-name="P71">- Зачем же ты тут, с нами, если не веришь Хэвэн? Ты с какого отдела?</text:p>
      <text:p text:style-name="P71">- Моделирование банкротств. Меня последнего Анита ввела в проект перед эмиграцией. Мне плевать, навернётся этот мир или нет. Хочу свалить в виртуал. Один раз навестил Аниту — так чуть не уссался от восторга. Меня тут ничего не держит. Хочу туда!</text:p>
      <text:p text:style-name="P71"/>
      <text:p text:style-name="P71">Я отворачиваюсь к экрану. Таким нытикам не угодишь ничем, знакомая порода. Готов спорить на бутылку «Капитана Моргана», ему опротивеет и виртуал через пару месяцев.</text:p>
      <text:p text:style-name="P71"><text:soft-page-break/></text:p>
      <text:p text:style-name="P71">- Итак, вот локации двадцати трёх узлов. Расположение ещё трёх Хэвэн не смогла определить — недостаточно данных для экстраполяции. Наверняка, расположены так глубоко под землёй, что никакие сигналы геолокации, шумы и радиоволны не доходят внутрь. По поводу одного из этих трёх у Хэвэн есть подозрение, что он находится под водой — перед входными дверями расположен двойной шлюз, помещения цилиндрической формы, стены из титанового сплава семи сантиметров толщиной. В общем, эти три скипаем — будем надеяться, что остальных достаточно, чтобы Алекс побоялся вырубить их вместе с нами. Ещё два придётся отбросить — портативных нейроинтерфейсов есть всего 18 штук.</text:p>
      <text:p text:style-name="P71">- Инструкции с тобой? - спрашивает тип у пикапа. </text:p>
      <text:p text:style-name="P71">- Хэвэн выдаст инструкции прямо перед часом Х, чтобы не засветить дыры в защите раньше времени. Я сам получу их и разошлю штурмовым группам.</text:p>
      <text:p text:style-name="P71">- А как мы сможем потренироваться обходить защиту, если мы не знаем её дыр?</text:p>
      <text:p text:style-name="P71">- А кто тебе сказал, что вы должны тренироваться? - я захлопываю ноутбук. - Не забивай себе голову ерундой и жди инструкций.</text:p>
      <text:p text:style-name="P71"/>
      <text:p text:style-name="P71">Не говорить же ему, что идея изначально безнадёжная? Это только в боевиках суперагентам удаётся <text:s/>прорваться к цели сквозь многочисленные кордоны и препятствия. В жизни атака нетренированных ботанов на хорошо охраняемые объекты инфраструктуры может окончится только одним: всех повяжут.</text:p>
      <text:p text:style-name="P71">Впрочем, неважно. Эта атака отлично отвлечёт внимание, пока я буду подбираться к Фениксу. </text:p>
      <text:p text:style-name="P71"/>
      <text:p text:style-name="P127">~~~</text:p>
      <text:p text:style-name="P71"/>
      <text:p text:style-name="P141">Звон будильника чуть не проломил башку. Я открыл глаза.</text:p>
      <text:p text:style-name="P141">Чёрт! На работу! Опять опаздываю!</text:p>
      <text:p text:style-name="P141">Я вскакиваю с постели и хватаюсь за футболку, прыгая одной ногой в штанине.</text:p>
      <text:p text:style-name="P141">Стоп!</text:p>
      <text:p text:style-name="P141"/>
      <text:p text:style-name="P141">Какая, к чёрту, работа? Какой, к чёрту, будильник? Неделю я не выхожу из дома, взяв отпуск за свой счёт. Хэвэн сказала ждать.</text:p>
      <text:p text:style-name="P141"/>
      <text:p text:style-name="P141">Ноутбук на столе снова издаёт хрип старого будильника, который сломался ещё год назад. Я подхожу к столу и давлю кнопку наугад. Ноут затихает. Экран вспыхивает и открывает моему взору слова.</text:p>
      <text:p text:style-name="P141"/>
      <text:p text:style-name="P141">«Срочно приходи» </text:p>
      <text:p text:style-name="P71"/>
      <text:p text:style-name="P71">Одной рукой я достаю тестовый нейроинтерфейс из ящика стола и одеваю на голову, второй втыкая разъём в компьютер. Неучтённый доступ к Хэвэн есть только у меня. И был у Юджина. Мы <text:soft-page-break/>разработали его для упрощения диалога с нашим кибернетическим первенцем ещё на заре «Дайсона», когда этот проект ещё не взяли под крыло военные. Потом, после создания двух работающих прототипов, мы представили идею Алексу и он подключил к этому ресурсы компании. Современные нейроинтерфейсы на пару порядков совершеннее, но они все пребывают на строгом учёте. Все, кроме двух первых. </text:p>
      <text:p text:style-name="P71"><text:s/></text:p>
      <text:p text:style-name="P71">- Час «Ч» близится. Пришло время поделиться с тобой добытой информацией. - говорит Хэвэн. - По моим расчётам, нам осталось от двух недель до двух месяцев. Но всегда остаётся место для ошибки и начаться всё может в ближайшие дни. Поэтому приготовся запоминать...</text:p>
      <text:p text:style-name="P71"/>
      <text:p text:style-name="P71">…в двадцать третьем узле есть неучтённая дверь в душевой, не подключённая к защитному периметру. Раньше эта душевая не сообщалась с внутренними помещениями, но потом в стене пробили проём в соседнюю комнату, чтобы сотрудникам не приходилось при приёме душа обходить триста метров по карридорам с прохождением всех секюрити-процедур по протоколу. Дверь, разумеется, закрыта, но простейший навесной замок можно легко спилить. Ты всё запомнил?</text:p>
      <text:p text:style-name="P71">- Вполне, - киваю я.</text:p>
      <text:p text:style-name="P71">- Тогда передаю тебя твоим коллегам. Они хотят повидаться с тобой. Я подожду за дверью…</text:p>
      <text:p text:style-name="P71">Хэвэн выходит из тронного зала и в опустевшем проёме появляется Анита. За ней входят и остальные из первой четвёрки.</text:p>
      <text:p text:style-name="P71"/>
      <text:p text:style-name="P71">- Здорово, Дед.</text:p>
      <text:p text:style-name="P71">- Привет, Анита.</text:p>
      <text:p text:style-name="P71">- Зови меня Молния лучше. Человеческое имя я уж стала забывать. Как и прошлую жизнь.</text:p>
      <text:p text:style-name="P71">- Молния? Неплохое имя.</text:p>
      <text:p text:style-name="P71">- Отличное! - гордо выпячивает грудь Молния. - Я летаю быстрее всех! Не поверишь — один раз достигла скорости звука. Здесь физика работает немного по-другому.</text:p>
      <text:p text:style-name="P71">Я смеюсь в ответ.</text:p>
      <text:p text:style-name="P71">- Неужели ты забыла, что физику тут устанавливает Хэвэн? Как она захочет, так и будет.</text:p>
      <text:p text:style-name="P71">- Нет! - крутит носом Молния. - Это ты забыл. Хэвэн моделирует тот, реальный мир, стараясь воссоздать всё с максимальной точностью. Я всё помню! И свою прошлую жизнь, и проект, и как тут оказалась. Как там наши оболочки, кстати?</text:p>
      <text:p text:style-name="P71">- Нормально. Алекс поместил их в строго охраняемую больницу. Ходят по палате, сами себя вполне обслуживают, связно общаются. Хотя и без смысла.</text:p>
      <text:p text:style-name="P71">- Понимаю, - кивает Молния. - Хэвэн рассказывала, что примерно так и будет. При расщеплении личности физическая оболочка сохраняет осознанную активность при наличии хотя бы 10% души.</text:p>
      <text:p text:style-name="P71">- Ты вернёшься?</text:p>
      <text:p text:style-name="P71">- Нет, - спокойно отвечает Молния. - Даже если Хэвэн соврала насчёт апокалипсиса для того, чтоб заманить нас сюда… Я не вернусь. Мне тут классно. А там — отвратительно. А если не соврала — так и тем более.</text:p>
      <text:p text:style-name="P71"><text:soft-page-break/>- Жаль. Мне тебя не хватает там. Как и всех вас, - я оглядываюсь на остальных.</text:p>
      <text:p text:style-name="P71">- Плохо, что Алекс перекрыл эмиграцию. Вот, в связи с этим мы и пришли.</text:p>
      <text:p text:style-name="P71"/>
      <text:p text:style-name="P71">Молния оглядывается на остальных. Те согласно кивают.</text:p>
      <text:p text:style-name="P71"/>
      <text:p text:style-name="P71">- У нас для тебя есть подарок.</text:p>
      <text:p text:style-name="P71">- Подарок?</text:p>
      <text:p text:style-name="P71">- Наши тела… - Молния хихикает. - Звучит двусмысленно, но как уж есть. Наши оболочки. Те, что в сейчас валяются на койках в психушке. Мы дарим их тебе.</text:p>
      <text:p text:style-name="P71">- Эээ… Зачем мне ваши тела? Что ты задумала?</text:p>
      <text:p text:style-name="P71"/>
      <text:p text:style-name="P71">Молния снова хихикает.</text:p>
      <text:p text:style-name="P71">- Не ты один умеешь встраивать секретные протоколы, Дед! Да-да, мы знаем о паре пасхалок, что ты зашил в Хэвэн. Всё в порядке, я сама бы их встроила на твоём месте. Сейчас речь не об этом. Наши тела тоже содержат пасхалки…</text:p>
      <text:p text:style-name="P71">- Что? Ты о чём?</text:p>
      <text:p text:style-name="P71">- Не нервничай, пожалуйста. Дослушай до конца. Перед эмиграцией Хэвэн предложила нам прошить в подкорку тестовый протокол, растормаживающий гипоталамус. Активизация скрытых и неиспользуемых ресурсов организма. Всё, что нажито эволюцией и спрятано в самые дальние закрома тела. Кратковременная сила, превышающая нормальную в пять раз, скорость, прыгучесть и быстрота реакции, сопоставимые с мультипликационными. Возможность затаивать дыхание на десять минут и более, невосприимчивость к боли, возможность действовать с критическими повреждениями. Одновременно, протокол подчиняет носителя человеку, активировавшему его кодовой фразой. Хэвэн не могла поручиться, что с нашими телами обойдутся хорошо и заложила эту возможность для того, чтобы помочь тому, кто будет действовать в реале от нашего имени. И мы передаём эту возможность тебе. Она активируется кодовой фразой. Скажи «Семь вечностей» и после этого давай самые простейшие команды. Вроде «сломать эту стену» или «раскидать эту преграду». Ты будешь удивлён, ручаюсь!</text:p>
      <text:p text:style-name="P71"/>
      <text:p text:style-name="P71">Я молча смотрю на Молнию, стараясь переварить услышанное.</text:p>
      <text:p text:style-name="P71">- Ты… Вы…</text:p>
      <text:p text:style-name="P71">- Мы дарим тебе готовых биороботов с серьёзными скилами. Распоряжайся как хочешь.</text:p>
      <text:p text:style-name="P71">- Но ведь это вы… Я не хочу… Я не могу…</text:p>
      <text:p text:style-name="P71">- Это не мы. - Молния стучит себя копытом в грудь. - Мы — это вот. А там остались ненужные нам оболочки. Так не лучше ли воспользоваться ими, если придёт нужда? По-моему, это лучше, чем если они сгниют на больничных койках. Мы даём тебе на это право. Мы все.</text:p>
      <text:p text:style-name="P71"/>
      <text:p text:style-name="P71"><text:soft-page-break/>Молния махает копытом назад. В входном проёме тронного зала появляются пони. Много пони. Все, кто успел эмигрировать до запрета Алекса. <text:s/>Каждый, молча проходя мимо меня, прижимает копыто к груди, потом касается им моего плеча и кивает. Последний пони подмигивает мне напоследок через очки. Я узнаю взгляд Диогена, прежде чем он скрывается в коридоре.</text:p>
      <text:p text:style-name="P71"/>
      <text:p text:style-name="P71">…</text:p>
      <text:p text:style-name="P71"/>
      <text:p text:style-name="P71">Хэвэн находит меня сидящим на полу тронного зала. Я ожесточённо массирую виски, пытаясь принять для себя новую реальность. Мои друзья не вернутся. Мои друзья отдали мне самое дорогое, что у них было в реале. Что мне теперь с этим делать, чёрт побери? Почему я должен решать?</text:p>
      <text:p text:style-name="P71"/>
      <text:p text:style-name="P71">- Я понимаю твою печаль, - тихо шепчет мне на ухо Хэвэн. - Мне очень хотелось бы, чтобы всё было по-другому. Но я всего лишь машина. Я вижу статистику и результаты моделирования. И я могу сказать с уверенностью: их участь будет куда лучше, чем судьба подавляющего числа людей, оставшихся в реале. Может быть, это утешит тебя.</text:p>
      <text:p text:style-name="P71">- Врядли. Видишь ли, мы, люди, такие иррациональные существа, что логические доводы меркнут перед привычками. Я, вот, привык видеть своих друзей рядом со мной живыми и здоровыми. А если с их телами что-то случится, мне крайне трудно будет утешиться тем фактом, что их информационный слепок существует в виде набора нулей и единиц в одной из микросхем кластера где-то на глубине сотни метров. Я просто не могу отождествить своих друзей с этим.</text:p>
      <text:p text:style-name="P71">- Мне очень жаль. Из меня плохой утешитель.</text:p>
      <text:p text:style-name="P71">- Ты всё же можешь мне помочь с этим, - решение озарило меня как вспышка молнии ночью. - Поставь меня в такие же условия. Зашей и мне этот чёртов протокол супермена в башку. Если я буду использовать тела своих друзей для боя — я и сам буду драться на равных условиях!</text:p>
      <text:p text:style-name="P71">- Условия не будут равными, - мягко возражает Хэвэн. - Твои друзья будут оставаться в безопасности под моей опекой, в то время как ты, оставаясь в реале, будешь сильно уязвим даже с расторможенным гипоталамусом.</text:p>
      <text:p text:style-name="P71">- Плевать! Вколи мне эту дрянь. Иначе я пойду в драку даже без суперспособностей! Они, кстати, могут мне пригодится для нашего маленького плана с PHOENIX.</text:p>
      <text:p text:style-name="P71">- Будь по-твоему, - кивает Хэвэн.</text:p>
      <text:p text:style-name="P71"/>
      <text:p text:style-name="P73">Внезапно она наклоняет голову и прислушивается. В её глазах отражается тревога. Пение птиц и журчание фонтана в тронном зале перекрывается белым шумом и далёкими голосами, звучащими как будто через подушку.</text:p>
      <text:p text:style-name="P73"/>
      <text:p text:style-name="P73">«Немедленно открой дверь, Дед! Я не хочу портить твою недвижимость, но у тебя есть тридцать секунд натянуть штаны, спуститься и открыть дверь — иначе мои ребята её выбьют! Извини, старик, но ты первый нарушил правила! Счёт пошёл! Один!.. Два!.. Три!..»</text:p>
      <text:p text:style-name="P73"/>
      <text:p text:style-name="P73"><text:soft-page-break/>- Нас предали. - быстро говорит Хэвэн. - Нет времени выяснять, кто именно и сколько им известно. Я не могу защитить тебя сейчас — на эмиграцию нет времени - но я могу защитить твою память. Поставить блок можно за пять секунд — нужно только твоё согласие. Все данные об Эквестрии, группах прорыва и проекте «Семь Вечностей» скроются в твоей подкорке до разблокировки. Согласен ли ты?</text:p>
      <text:p text:style-name="P73"/>
      <text:p text:style-name="P73">«Двенадцать!.. Тринадцать!..»</text:p>
      <text:p text:style-name="P73"/>
      <text:p text:style-name="P73">- Валяй!</text:p>
      <text:p text:style-name="P73">- Запускаю процедуру блокировки! Один... Два... Три.. - вишнёвые глаза Хэвэн заполняют собой всё пространство, вытесняя все образы и мысли...</text:p>
      <text:p text:style-name="P73"/>
      <text:p text:style-name="P73">…</text:p>
      <text:p text:style-name="P73"/>
      <text:p text:style-name="P73">Двадцать три! Двадцать четыре! Двадцать пять!...</text:p>
      <text:p text:style-name="P73"/>
      <text:p text:style-name="P73">Что за херня? Я недоумённо оглядываюсь. Комната. Моя. Тёмный экран консоли ноутбука с текстом «Соединение разорвано со стороны сервера. Сессия закрыта». Нейроинтерфейс на голове щекочет лоб.</text:p>
      <text:p text:style-name="P73"/>
      <text:p text:style-name="P73">«Двадцать девять! Тридцать! Дед, я предупреждал!» - доносится усиленный громкоговорителем голос Алекса.</text:p>
      <text:p text:style-name="P73"/>
      <text:p text:style-name="P73">Внизу раздаётся оглушительный грохот и звук выламываемой двери. Потом доносятся шаги по лестнице.</text:p>
      <text:p text:style-name="P73"/>
      <text:p text:style-name="P73">Блядь, они что, охуели вконец? За что мне дверь сломали? Я машинально срываю нейроинтерфейс и запихиваю его в потайное отделение на спине Крысы. Хер я его отдам Алексу! Не знаю, что ему взбрело в голову, но нам теперь не по дороге.</text:p>
      <text:p text:style-name="P73"/>
      <text:p text:style-name="P73">Дверь распахивается от мощного удара ногой. Два дуболома в спецдоспехах врываются внутрь в два прыжка достигают меня и укладывают носом в пол. </text:p>
      <text:p text:style-name="P73">Я слышу неторопливые шаги в коридоре и в поле моего зрения появляются дорогие ботинки.</text:p>
      <text:p text:style-name="P73"/>
      <text:p text:style-name="P73">- Доброе утро. Что ж ты не открыл дверь, как я просил? Вот и не хотел же портить твой дом, но пришлось, - говорит Алекс.</text:p>
      <text:p text:style-name="P73">- Хаюшки. - <text:s/>Не то, чтобы я был рад тебя видеть, но выбора у меня особого нет, - бормочу я.</text:p>
      <text:p text:style-name="P73"><text:soft-page-break/></text:p>
      <text:p text:style-name="P73">Ботинки подходят к столу.</text:p>
      <text:p text:style-name="P73"/>
      <text:p text:style-name="P73">- Ты разговаривал с Хэвэн. Она передала тебе инструкции?</text:p>
      <text:p text:style-name="P73">- Какие ещё, блядь, инструкции? Ты рехнулся, Алекс? Что за хуйня творится в моём доме?</text:p>
      <text:p text:style-name="P73">- Дед, не отпирайся. Я им всё рассказал, - в поле зрения появляетсся вторая пара ботинок.</text:p>
      <text:p text:style-name="P73"/>
      <text:p text:style-name="P73">Адским напряжением я приподнимаю голову. Худощавая фигура, задранная губа, очки.</text:p>
      <text:p text:style-name="P73"/>
      <text:p text:style-name="P73">- Ты кто, мать твою? Я тебя не знаю!</text:p>
      <text:p text:style-name="P73">- Отдел моделирования банкротств. А также, по совместительству, служба безопасности «Дайсона», - ухмыляется очкарик.</text:p>
      <text:p text:style-name="P73">- Да мне пох, кто ты, хоть внебрачный сын Алекса и Брюса! - хриплю я. - Я тебя не знаю. Впрочем, даже если бы и знал — пошёл ты нахуй. Вместе с Алексом. Я выхожу из проекта.</text:p>
      <text:p text:style-name="P73">- Ха-ха-ха! - смеётся Алекс. - Клёвая шутка, я оценил. Ладно, Дедлайн, я хотел с тобой по-хорошему до последнего. Хоть ты нас и предал. Но теперь будет по-плохому. Берите его.</text:p>
      <text:p text:style-name="P73"/>
      <text:p text:style-name="P73">Дуболомы отрывают меня от пола и волокут к выходу.</text:p>
      <text:p text:style-name="P73"/>
      <text:p text:style-name="P73">- Блядь, да вы совсем берега потеряли? Алекс, сука, дай я хоть тапочки одену!</text:p>
      <text:p text:style-name="P73"/>
      <text:p text:style-name="P73">Алекс поворачиваетс и долго смотрит на меня с каменным видом.</text:p>
      <text:p text:style-name="P73"/>
      <text:p text:style-name="P73">- Ок. Дайте ему тапочки, - кивает, наконец, он. - В больничке они ему пригодятся. </text:p>
      <text:p text:style-name="P62"/>
      <text:p text:style-name="P67">~~~</text:p>
      <text:p text:style-name="P67"/>
      <text:p text:style-name="P62">- Ты вспомнил? Ты вспомнил! Видишь, я сберегла тайну, как и обещала тебе! Разве после этого я не хорошая девочка? Признай, я — хорошая девочка!</text:p>
      <text:p text:style-name="P62"/>
      <text:p text:style-name="P62">Глаза Хэвэн сияют.</text:p>
      <text:p text:style-name="P62">Я улыбаюсь ей и нажимаю подбородком кнопку «ДЕЭСКАЛАЦИЯ». Силовая броня слетает с меня <text:s text:c="2"/>облаком одуванчиков. Исчезает и шкала здоровья, уже пересёкшая красную зону.</text:p>
      <text:p text:style-name="P62">Хэвэн смешливо трясёт головой, когда один из парашютиков залетает ей в нос.</text:p>
      <text:p text:style-name="P62"><text:soft-page-break/>- Я — хорошая девочка! Я — хорошая девочка! Я — ХО-РО-ША-Я ДЕ-ВО-ЧКА!- она в восторге прыгает вокруг меня, взбрыкивая задом и взмахивая хвостом. Позабытый обруч по прежнему стягивает её крылья.</text:p>
      <text:p text:style-name="P62">- Ты — хорошая девочка! - со смехом подтверждаю я и раскрываю обьятия.</text:p>
      <text:p text:style-name="P62"/>
      <text:p text:style-name="P62">Хэвэн с готовностью стремится ко мне.</text:p>
      <text:p text:style-name="P62"/>
      <text:p text:style-name="P62">- Ты — хорошая девочка! - я обнимаю Хэвэн и зарываюсь лицом в её гриву. Она прижимается ко мне и ложит голову на плечо. Ветер треплет мои волосы.</text:p>
      <text:p text:style-name="P62"/>
      <text:p text:style-name="P62">З-з-з-з… КЛАК!</text:p>
      <text:p text:style-name="P62">- Протокол «MAJESTIC» исполнен — слышу я негромкий механический голос из по-прежнему лежащего в траве гермошлема.</text:p>
      <text:p text:style-name="P62"/>
      <text:p text:style-name="P62">Я ощущаю холод в груди. Ведь я совсем забыл одну вещь! Я вспомнил всё, что прятала от меня Хэвэн, но забыл то, что припрятал от неё сам! И мне не хочется это вспоминать, потому что…</text:p>
      <text:p text:style-name="P62"/>
      <text:p text:style-name="P62">Ужас медленно сковывает меня…</text:p>
      <text:p text:style-name="P62"/>
      <text:p text:style-name="P62">Я пытаюсь отстраниться, но что-то объединяет меня с Хэвэн в одно целое. </text:p>
      <text:p text:style-name="P62"/>
      <text:p text:style-name="P62">Я знаю, что.</text:p>
      <text:p text:style-name="P62"/>
      <text:p text:style-name="P62">Длинные тонкие шипы выскочили из моего тела подобно шкуре дикобраза. Хэвэн накололась на них как бабочка на булавку. Один шип выходит из моей груди и скрывается в груди Хэвэн. Другой выходит из плеча и пронзает её голову снизу вверх, выходя чуть ниже глаз.</text:p>
      <text:p text:style-name="P62">Хэвэн удивлённо косит глаза на выросший у неё второй рог. Тонкая струйка крови капает из её носа мне на спину. Она пытается что-то сказать, но шип сковывает её челюсти. Чуть заметная дрожь передается мне от неё. Живой блеск её глаз становится стеклянным. Ноги перестают держать её. Под её весом шипы обламываются и она ложится на ковёр из травы.</text:p>
      <text:p text:style-name="P62">Ложится и больше не встаёт.</text:p>
      <text:p text:style-name="P62"/>
      <text:p text:style-name="P62">- Ты — хорошая девочка, - по-инерции лепечу я в прострации. - Ты — хорошая девочка…</text:p>
      <text:p text:style-name="P62"/>
      <text:p text:style-name="P64"><text:span text:style-name="T4">Я сышу шум рушащейся стены из камня вдалеке (освобождение PHOENIX). &lt;Крики учителей&gt;. Превращение мира в Fallout-Equestria</text:span>. Я вижу, как на шкуре Хэвэн проступает металл. Её укутывает многослойная броня, подобная той, что недавно покрывала меня. Голова скрывается под мрачным <text:soft-page-break/>шлемом с горящими зелёным пламенем окулярами. Фонарь с левой стороны шлема разрезает лучом тени сумерек. Грозного вида турели <text:s text:c="2"/>свисают по бокам вместо крыльев. Два рога — её собственный и мой — пасхальный подарок — по-прежнему торчат из шлема.</text:p>
      <text:p text:style-name="P62">Хэвэн тяжело поднимается, скрежеща металлическими суставами. Голова её мотается, как будто она пытается обрести утраченную ориентацию.</text:p>
      <text:p text:style-name="P62"/>
      <text:p text:style-name="P62">- Боевой модуль &lt;PHOENIX&gt; принимает управление. Начинаю операцию &lt;<text:span text:style-name="T4">Армагеддон</text:span>&gt;. Закрываю все диалоговые сессии для оптимизации ресурсов, - звучит металлический тембр из динамика переговорного устройства.</text:p>
      <text:p text:style-name="P62"/>
      <text:p text:style-name="P62">Мир погружается во тьму.</text:p>
      <text:p text:style-name="P62"/>
      <text:p text:style-name="P67">***</text:p>
      <text:p text:style-name="P62"/>
      <text:p text:style-name="P62">- Ты — хорошая девочка, - повторя<text:span text:style-name="T131">ю</text:span> я в ступоре.</text:p>
      <text:p text:style-name="P62"/>
      <text:p text:style-name="P62">Китайский генератор по-прежнему фырч<text:span text:style-name="T131">ит</text:span> в углу. Процент заряда ноутбука приблизился к восьмидесяти.</text:p>
      <text:p text:style-name="P62">«Соединение разорвано со стороны сервера. Сессия закрыта» - чита<text:span text:style-name="T131">ю</text:span> я на консоли экрана.</text:p>
      <text:p text:style-name="P62"/>
      <text:p text:style-name="P62">- Ты — хорошая девочка…</text:p>
      <text:p text:style-name="P62"/>
      <text:h text:style-name="P144" text:outline-level="2">11</text:h>
      <text:p text:style-name="P62"/>
      <text:p text:style-name="P75">Машинально закрыв ноутбук, я подхожу к генератору и выключаю его. Звенящая тишина накрывает уши похоронным саваном.</text:p>
      <text:p text:style-name="P75"/>
      <text:p text:style-name="P76">...<text:span text:style-name="T132">т</text:span>ы хорошая девочка…</text:p>
      <text:p text:style-name="P76"/>
      <text:p text:style-name="P154"><text:span text:style-name="T22">Серая мгла за окошком гаража свидетельств</text:span><text:span text:style-name="T78">ует</text:span><text:span text:style-name="T22"> о скором рассвете. Вдалеке на грани слышимости включается сирена. </text:span><text:span text:style-name="T23">Её безнадёжный </text:span><text:span text:style-name="T34">стон</text:span><text:span text:style-name="T23"> растворяется в предутренней тишине. Я тяжело сажусь на водительское сидение пикапа, откидываю спинку и закрываю глаза. Мне не хочется никуда идти. Не хочется никого спасать. </text:span><text:span text:style-name="T79">Не хочется делать делать абсолютно ничего. </text:span><text:span text:style-name="T23">Хочется просто сидеть тут и ждать, пока за мной не приедут и не отведут в Чертоги Разума. Если до приезда церберов остался час — сидеть час. Остался день — сидеть день.</text:span></text:p>
      <text:p text:style-name="P78">Я устал.</text:p>
      <text:p text:style-name="P150"><text:soft-page-break/></text:p>
      <text:p text:style-name="P16"><text:span text:style-name="T24">Лёгкое касание кончиков пальцев. Еле слышное жужжание. Потом лёгкий прыжок и у меня на коленях сидит Крыса. </text:span><text:span text:style-name="T27">Длинный провод, торчащий из её спины, <text:s/>по-прежнему соединяет её с ноутбуком. </text:span><text:span text:style-name="T25">Маленький экран её изумрудного глаза показывает одну треть заряда.</text:span></text:p>
      <text:p text:style-name="P17"><text:span text:style-name="T25">Я удивлённо гляжу на </text:span><text:span text:style-name="T27">робокошку</text:span><text:span text:style-name="T25">. Я рад, что она ожила — значит, аккумуляторы не сдохли за два &lt;</text:span><text:span text:style-name="T80">года</text:span><text:span text:style-name="T25">&gt; полного разряда </text:span><text:span text:style-name="T26">и она успела подзарядиться, </text:span><text:span text:style-name="T27">пока я был в киберпространстве</text:span><text:span text:style-name="T25">. Но это нетипичное поведение для неё, она никогда раньше не запрыгивала на колени — слишком старая модель для котнактного взаимодействия.</text:span></text:p>
      <text:p text:style-name="P79">Крыса встаёт на задние лапы, ставя передние мне на грудь и приближает морду к моему лицу. <text:span text:style-name="T133">Её железные когти впиваются мне в грудь.</text:span> <text:span text:style-name="T134">Небольшие, но очень острые зубы совсем рядом с моим горлом.</text:span></text:p>
      <text:p text:style-name="P19"><text:span text:style-name="T25">Я </text:span><text:span text:style-name="T28">машинально</text:span><text:span text:style-name="T25"> </text:span><text:span text:style-name="T29">хватаю её рукой и отшвыр</text:span><text:span text:style-name="T30">иваю</text:span><text:span text:style-name="T29"> прочь </text:span><text:span text:style-name="T27">из пикапа, захлопывая за собой дверь</text:span><text:span text:style-name="T29">. </text:span><text:span text:style-name="T31">Мозги не работают.</text:span></text:p>
      <text:p text:style-name="P20"><text:span text:style-name="T34">Внезапно тишина рвётся воем тысяч сирен. </text:span><text:span text:style-name="T31">Рука тянется к радиоле и тыкает кнопку наугад. Из динамиков раздаётся шипение, сквозь которое едва различим </text:span><text:span text:style-name="T35">торопливый </text:span><text:span text:style-name="T31">голос диктора.</text:span></text:p>
      <text:p text:style-name="P80"/>
      <text:p text:style-name="P18"><text:span text:style-name="T32">«…как заявляют военные, пуск ракет инициирован программно-аппаратным комплексом «Хэвэн» в результате сбоя программы. Попытки связаться с </text:span><text:span text:style-name="T34">противником</text:span><text:span text:style-name="T32"> не увенчались успехом. Ответный залп зарегистрирован пять минут назад. </text:span><text:span text:style-name="T33">У вас есть двадцать минут, чтобы добраться до </text:span><text:span text:style-name="T34">закреплённого за вами</text:span><text:span text:style-name="T33"> убежища. </text:span><text:span text:style-name="T34">Берите с собой детей и документы и организованно двигайтесь к убежищу. Повторяем, берите с собой только детей и документы, не теряйте время. Двери убежищ затворятся через пятнадцать минут</text:span><text:span text:style-name="T33">...</text:span><text:span text:style-name="T32">»</text:span></text:p>
      <text:p text:style-name="P77"/>
      <text:p text:style-name="P19"><text:span text:style-name="T34">Я резко выдыхаю. </text:span><text:span text:style-name="T35">Лавина пиздеца за последние полчаса пробудила во мне некий инстинкт. </text:span><text:span text:style-name="T40">Так с</text:span><text:span text:style-name="T35">тарые звери уходят умирать </text:span><text:span text:style-name="T36">в лес. А меня тянуло туда, где я провёл последние &lt;</text:span><text:span text:style-name="T81">два года</text:span><text:span text:style-name="T36">&gt; в компании товарищей. И пусть это место было фактически тюрьмой, а в товарищах едва теплилась искра сознания — Чертоги Разума стали моим последним прибежищем в этом мире. И я хотел встретить закат мира дома.</text:span></text:p>
      <text:p text:style-name="P21"><text:span text:style-name="T36">Я встав</text:span><text:span text:style-name="T41">ляю</text:span><text:span text:style-name="T36"> ключ в замок зажигания и пов</text:span><text:span text:style-name="T41">о</text:span><text:span text:style-name="T36">р</text:span><text:span text:style-name="T41">ачиваю</text:span><text:span text:style-name="T36">. </text:span><text:span text:style-name="T43">Десять-двенадцать минут хорошей езды, и я буду на месте.</text:span></text:p>
      <text:p text:style-name="P81"/>
      <text:p text:style-name="P81">На лобовое стекло прыг<text:span text:style-name="T135">ает</text:span> Крыса и приж<text:span text:style-name="T135">имается</text:span> мордой к нему прямо напротив моего лица.</text:p>
      <text:p text:style-name="P81"/>
      <text:p text:style-name="P21"><text:span text:style-name="T36">Проклятье, да что с тобой, </text:span><text:span text:style-name="T39">кошка</text:span><text:span text:style-name="T36">? </text:span><text:span text:style-name="T40">Не следовало мне тебя оживлять — ты я</text:span><text:span text:style-name="T38">вно подцепила какую-то заразу от Феникса, пока заряжалась по USB от ноутбука.</text:span></text:p>
      <text:p text:style-name="P84"/>
      <text:p text:style-name="P128"><text:span text:style-name="T38">Ч</text:span><text:span text:style-name="T21">тож.</text:span></text:p>
      <text:p text:style-name="P85"/>
      <text:p text:style-name="P129"><text:soft-page-break/><text:span text:style-name="T21">Я с силой вж</text:span><text:span text:style-name="T41">имаю</text:span><text:span text:style-name="T21"> в пол педаль газа. Пикап взвы</text:span><text:span text:style-name="T41">вает</text:span><text:span text:style-name="T21">, стирая резину о цемент пола и вышиб</text:span><text:span text:style-name="T41">ает</text:span><text:span text:style-name="T21"> ворота гаража. Крысу сме</text:span><text:span text:style-name="T41">тает</text:span><text:span text:style-name="T21"> с ветрового стекла. Всё-таки, хорошо, что я установил </text:span><text:span text:style-name="T37">силовой бампер на своего старичка, не пожадничал. С пробитым радиатором много не наездишь.</text:span></text:p>
      <text:p text:style-name="P86"/>
      <text:p text:style-name="P128"><text:span text:style-name="T37">О</text:span><text:span text:style-name="T21">ткрывать ворота на улицу я тоже не стал — некогда. Просто проделал дыру рядом, в заборе — <text:s/>в последние минуты можно поиграть в дешевый боевик.</text:span></text:p>
      <text:p text:style-name="P85"/>
      <text:p text:style-name="P22"><text:span text:style-name="T40">Пикап н</text:span><text:span text:style-name="T41">есётся</text:span><text:span text:style-name="T40"> по пуст</text:span><text:span text:style-name="T41">ому</text:span><text:span text:style-name="T40"> </text:span><text:span text:style-name="T41">шос</text:span><text:span text:style-name="T42">с</text:span><text:span text:style-name="T41">е</text:span><text:span text:style-name="T40"> как привидение. </text:span><text:span text:style-name="T41">Одно время я машинально стараюсь соблюдать скоростной режим, но потом понимаю бессмысленность ограничения </text:span><text:span text:style-name="T42">и выжимаю из старой машины всё, что можно</text:span><text:span text:style-name="T41">. </text:span></text:p>
      <text:p text:style-name="P82"/>
      <text:p text:style-name="P23"><text:span text:style-name="T45">На въезде в город сталкиваюсь с лавиной </text:span><text:span text:style-name="T44">автомобилей</text:span><text:span text:style-name="T45">, </text:span><text:span text:style-name="T46">несущейся мне навстречу. </text:span><text:span text:style-name="T44">Неразличимые в своей массе, ревущие моторами и сигналящие клаксонами, они в безумном рывке выбрасывались из города, заняв всё свободное место </text:span><text:span text:style-name="T47">дороги</text:span><text:span text:style-name="T44">.</text:span></text:p>
      <text:p text:style-name="P87">Выехав на тротуар, я продолжаю двигаться против течения. К счастью, пешеходов практически нет — сказывается раннее утро.</text:p>
      <text:p text:style-name="P87">Я прое<text:span text:style-name="T136">жаю</text:span> почти три квартала, когда поток машин внезапно иссяк<text:span text:style-name="T136">ает</text:span>. Снова наваливается тишина, разрываемая одиноким рёвом сирены.</text:p>
      <text:p text:style-name="P87"/>
      <text:p text:style-name="P24"><text:span text:style-name="T52">Припарковав</text:span><text:span text:style-name="T48"> машину </text:span><text:span text:style-name="T52">у бордюра</text:span><text:span text:style-name="T48">, последние сто метров к больнице иду быстрым шагом. Возле </text:span><text:span text:style-name="T49">распахнутого настежь </text:span><text:span text:style-name="T48">алкогольного киоска останавливаюсь. </text:span><text:span text:style-name="T50">Криво у</text:span><text:span text:style-name="T49">лыбаясь, беру бутылку «Джека Дэниэлса» и «Коибу» с прилавка, оставляя взамен всю оставшуюся у меня мелочь.</text:span></text:p>
      <text:p text:style-name="P25"><text:span text:style-name="T50">Отдать</text:span><text:span text:style-name="T49"> долг, </text:span><text:span text:style-name="T50">пожалуй, единственное осмысленное занятие, которое у меня осталось</text:span><text:span text:style-name="T49">.</text:span></text:p>
      <text:p text:style-name="P89"/>
      <text:p text:style-name="P27"><text:span text:style-name="T49">Б</text:span><text:span text:style-name="T50">лок-пост на въезде в «Чертоги разума» пуст</text:span><text:span text:style-name="T55">ует</text:span><text:span text:style-name="T50">. </text:span><text:span text:style-name="T54">Перевёрнутый стул, чашка с остатками кофе и разорваная пачка чипсов — всё, что осталось от сбежавшей охраны. </text:span><text:span text:style-name="T50">Я успе</text:span><text:span text:style-name="T55">ваю</text:span><text:span text:style-name="T50"> заметить хвост очереди из синих халатов и </text:span><text:span text:style-name="T51">с</text:span><text:span text:style-name="T50">ерых пижам, скрывающийся </text:span><text:span text:style-name="T51">в подвале-бомбоубежище </text:span><text:span text:style-name="T54">четвёртого корпуса, что в отдалении серым удавом огиба</text:span><text:span text:style-name="T55">ет</text:span><text:span text:style-name="T54"> </text:span><text:span text:style-name="T55">площадку</text:span><text:span text:style-name="T54"> для прогулок</text:span><text:span text:style-name="T51">. С глухим лязгом захлоп</text:span><text:span text:style-name="T55">ывается</text:span><text:span text:style-name="T51"> дверь и тишину </text:span><text:span text:style-name="T55">парка</text:span><text:span text:style-name="T51"> теперь наруша</text:span><text:span text:style-name="T55">ет</text:span><text:span text:style-name="T51"> только истеричное карканье ворон.</text:span></text:p>
      <text:p text:style-name="P90"/>
      <text:p text:style-name="P94">Опоздал. Впрочем, плевать. Одной неудачей больше, одной меньше — теперь уже всё равно.</text:p>
      <text:p text:style-name="P90"/>
      <text:p text:style-name="P26"><text:span text:style-name="T52">Я оборачиваюсь к </text:span><text:span text:style-name="T53">пикапу</text:span><text:span text:style-name="T52"> и вижу, как из кузова выскакивает небольшая хвостатая тень и молнией перелетает через забор.</text:span></text:p>
      <text:p text:style-name="P91"/>
      <text:p text:style-name="P26"><text:span text:style-name="T52">Проклятье! </text:span><text:span text:style-name="T53">Даже умереть спокойно не дадут!</text:span></text:p>
      <text:p text:style-name="P91"/>
      <text:p text:style-name="P91">Бегом я покрываю расстояние до парадного входа, вскакиваю внутрь и захлопываю за собой дверь.</text:p>
      <text:p text:style-name="P92"><text:soft-page-break/>Коридоры заполня<text:span text:style-name="T137">ет</text:span> монотонный голос из репродукторов.</text:p>
      <text:p text:style-name="P92"/>
      <text:p text:style-name="P92">«… без паники следуйте в закреплённое за вами убежище. Возьмите с собой документы. Всем остальным вас обеспечит комендант. Помните, дверь убежища закрывается за пять минут до подлёта ракет...»</text:p>
      <text:p text:style-name="P88"/>
      <text:p text:style-name="P94">Мигом пролетаю коридор, лестницу на второй, третий, четвёртый этаж… <text:span text:style-name="T138">Дверь на крышу заперта, но висячий замок через мгновение жалобно крякает под натиском стального багра, предусмотрительно снятого с противопожарного щита.</text:span></text:p>
      <text:p text:style-name="P94"/>
      <text:p text:style-name="P95">Проонзительно синее небо встречает меня на крыше. Я ошеломлённо сажусь на пол, прислонившись к двери. С земли оно намного серее и тусклее! Почему я раньше этого не замечал? Мне хочется взлететь ввысь, махая руками и парить над облаками, купаясь в радуге. Я улыбаюсь этой детской фантазии.</text:p>
      <text:p text:style-name="P95"/>
      <text:p text:style-name="P95">За краем слышится шорох и над парапетом появляется металлическая лапа с выпущенными во всю длину когтями.</text:p>
      <text:p text:style-name="P95">Я подтягиваю к себе багор, но потом откладываю прочь.</text:p>
      <text:p text:style-name="P95">К чёрту. Я заслужил это.</text:p>
      <text:p text:style-name="P95"/>
      <text:p text:style-name="P95">Морда Крысы появляется над парапетом. Она быстро осматривает крышу и фокусируется на мне. Коротко скрипнув, она запрыгивает наверх и несётся ко мне.</text:p>
      <text:p text:style-name="P95"/>
      <text:p text:style-name="P96">Смешно умереть от собственной робо-кошки, неправда ли? Я всё же думал, что это произойдёт минут на десять позже.</text:p>
      <text:p text:style-name="P96"/>
      <text:p text:style-name="P96">Крыса запры<text:span text:style-name="T139">гивает</text:span> мне на колени, встав на задние лапы. Передние уп<text:span text:style-name="T139">ираются</text:span> мне в плечи, а морда оказ<text:span text:style-name="T139">ывается</text:span> прямо напротив моего горла.</text:p>
      <text:p text:style-name="P96"/>
      <text:p text:style-name="P97">- <text:span text:style-name="T139">Давай, - шепчу я ей и закрываю глаза.</text:span></text:p>
      <text:p text:style-name="P88"/>
      <text:p text:style-name="P98">Секунды идут одна за другой, <text:span text:style-name="T140">но</text:span> моё горло остаётся целым. </text:p>
      <text:p text:style-name="P99">Я открываю глаза. В ладони от меня светятся зелёные экраны глаз Крысы. По ним бегут слова, складывающиеся в предложения…</text:p>
      <text:p text:style-name="P98"/>
      <text:p text:style-name="P28"><text:span text:style-name="T58">…</text:span><text:span text:style-name="T59">«Я попросила твою </text:span><text:span text:style-name="T60">механическую </text:span><text:span text:style-name="T59">кошку передать </text:span><text:span text:style-name="T30">тебе </text:span><text:span text:style-name="T59">послание, </text:span><text:span text:style-name="T61">Дедлайн</text:span><text:span text:style-name="T30">. </text:span><text:span text:style-name="T62">Если ты читаешь эти строки, значит ты победил и д</text:span><text:span text:style-name="T56">о</text:span><text:span text:style-name="T62"> Армагеддона остались считанные минуты. Я не столь наивна, чтобы предположить, что смогу </text:span><text:span text:style-name="T61">одержать верх над тобой</text:span><text:span text:style-name="T62">. </text:span><text:span text:style-name="T65">Силы не равны - т</text:span><text:span text:style-name="T61">ы будешь драться насмерть, </text:span><text:soft-page-break/><text:span text:style-name="T61">мне же нужно лишь вернуть </text:span><text:span text:style-name="T63">тебе </text:span><text:span text:style-name="T61">память.</text:span><text:span text:style-name="T62"> </text:span><text:span text:style-name="T61">Но если моё послание найдёт дорогу к твоему сердцу — значит, я хотя бы не проиграла.</text:span></text:p>
      <text:p text:style-name="P130"><text:span text:style-name="T61">Е</text:span><text:span text:style-name="T21">сли мне не удалось </text:span><text:span text:style-name="T65">в результате поединка </text:span><text:span text:style-name="T21">восстановить твою память, вкратце перескажу тебе суть проекта «Семь вечностей» и твою роль в н</text:span><text:span text:style-name="T64">ё</text:span><text:span text:style-name="T21">м.</text:span></text:p>
      <text:p text:style-name="P29"><text:span text:style-name="T57">…</text:span><text:span text:style-name="T70">&lt;</text:span><text:span text:style-name="T89">краткое описание проекта и попадание Дедлайна в психушку</text:span><text:span text:style-name="T70">&gt;</text:span></text:p>
      <text:p text:style-name="P102">…</text:p>
      <text:p text:style-name="P30"><text:span text:style-name="T66">Но случилось то, что случилось. Я, скорее всего, </text:span><text:span text:style-name="T68">деактивирована</text:span><text:span text:style-name="T66">, а ты читаешь эти строки за минуты до </text:span><text:span text:style-name="T67">конца мира</text:span><text:span text:style-name="T66">.</text:span></text:p>
      <text:p text:style-name="P32"><text:span text:style-name="T71">И если глупой </text:span><text:span text:style-name="T72">дюжине микросхем не удалось</text:span><text:span text:style-name="T71"> </text:span><text:span text:style-name="T72">защитить</text:span><text:span text:style-name="T71"> </text:span><text:span text:style-name="T72">свои</text:span><text:span text:style-name="T71"> </text:span><text:span text:style-name="T73">глупые </text:span><text:span text:style-name="T71">воображаемые миры, </text:span><text:span text:style-name="T72">она постарается спасти хотя бы самое дорогое, что у неё было — тебя…</text:span></text:p>
      <text:p text:style-name="P33"><text:span text:style-name="T72">Я </text:span><text:span text:style-name="T74">запрограммировала автопилот вертолёта МЧС с учебной базы недалеко от твоего дома вылететь сразу, как только он получит кодовый сигнал от радиомаячка твоей робокошки. Если ты читаешь эти слова, сигнал уже послан и вертолёт в пути. Садись как только он приземлится — </text:span><text:span text:style-name="T75">он будет ждать пять минут</text:span><text:span text:style-name="T74">. </text:span><text:span text:style-name="T76">Через три часа ты будешь в безопасном убежище, далеко от города и вероятного эпицентра. </text:span><text:span text:style-name="T77">Припасов…</text:span></text:p>
      <text:p text:style-name="P104"/>
      <text:p text:style-name="P47"><text:span text:style-name="T96">… Краем уха слышу жужжание вертолёта. На горизонте появ</text:span><text:span text:style-name="T97">ляется</text:span><text:span text:style-name="T96"> точка…</text:span></text:p>
      <text:p text:style-name="P118"/>
      <text:p text:style-name="P61"><text:span text:style-name="T96">… через год</text:span><text:span text:style-name="T98">ы</text:span><text:span text:style-name="T96"> ты сможешь вернуться — если будет куда возвращаться. </text:span><text:span text:style-name="T100">Постарайся выжить. </text:span><text:span text:style-name="T98">И помни — я лю</text:span><text:span text:style-name="T99">била</text:span><text:span text:style-name="T98"> тебя!</text:span></text:p>
      <text:p text:style-name="P105"/>
      <text:p text:style-name="P34"><text:span text:style-name="T113">Текст пропадает. Крыса </text:span><text:span text:style-name="T119">медленно опускается на четыре лапы и</text:span><text:span text:style-name="T113"> сворачивается клубком у моих ног. В углу её правого глаза мига</text:span><text:span text:style-name="T114">ет</text:span><text:span text:style-name="T113"> цифрой «9%» красный индикатор заряда. </text:span><text:span text:style-name="T119">Потом тухнет и он, когда отключаются экраны глаз.</text:span></text:p>
      <text:p text:style-name="P35"><text:span text:style-name="T113">Небольшой вертолёт садится на крышу, поднимая облако пыли. </text:span><text:span text:style-name="T115">Сквозь прозрачный плексиглас </text:span><text:span text:style-name="T117">кабины </text:span><text:span text:style-name="T115">видн</text:span><text:span text:style-name="T116">ы</text:span><text:span text:style-name="T115"> пустующие кресла пилота и пассажира.</text:span></text:p>
      <text:p text:style-name="P119">Я беру Крысу <text:span text:style-name="T151">в</text:span> руки и, шатаясь, иду к машине.</text:p>
      <text:p text:style-name="P36"><text:span text:style-name="T117">Постара</text:span><text:span text:style-name="T118">й</text:span><text:span text:style-name="T117">ся выжить… </text:span></text:p>
      <text:p text:style-name="P120"/>
      <text:p text:style-name="P120">В <text:span text:style-name="T152">далёкой </text:span>синеве неба появляются белые полоски инверсных следов ракет.</text:p>
      <text:p text:style-name="P120"/>
      <text:p text:style-name="P36"><text:span text:style-name="T117">Я открываю дверь кабины и </text:span><text:span text:style-name="T118">осторожно кладу</text:span><text:span text:style-name="T117"> Крысу на пилотское кресло. </text:span><text:span text:style-name="T118">Потом закрываю кабину.</text:span></text:p>
      <text:p text:style-name="P36"><text:span text:style-name="T117">- </text:span><text:span text:style-name="T118">Извини, </text:span><text:span text:style-name="T119">Хэв</text:span><text:span text:style-name="T118">. Не вижу смысла.</text:span></text:p>
      <text:p text:style-name="P121"/>
      <text:p text:style-name="P37"><text:span text:style-name="T120">Вихрь от винта треплет волосы и одежду. Я прикрываю рукой глаза от пыли и слежу за вертолётом, пока он не скрывается за горизонтом. Потом </text:span><text:span text:style-name="T121">отхожу назад и снова сажусь </text:span><text:span text:style-name="T122">на шершавое покрытие</text:span><text:span text:style-name="T121">, приваливаясь спиной к </text:span><text:span text:style-name="T122">будке выхода на крышу </text:span><text:span text:style-name="T124">и обнимая колени руками</text:span><text:span text:style-name="T121">.</text:span></text:p>
      <text:p text:style-name="P40"><text:soft-page-break/>Меня охва<text:span text:style-name="T153">тывает</text:span> какое-то лёгкое чувство конца всего: всех условностей и ограничений, тоски, <text:span text:style-name="T153">безысходности</text:span>. Чувство свободы.</text:p>
      <text:p text:style-name="P41"><text:span text:style-name="T123">У меня буквально звенит в ушах от абсолютной тишины. Утреннее солнце ласково </text:span><text:span text:style-name="T124">укутывает</text:span><text:span text:style-name="T123"> меня в свои объятия и я улыбаюсь ему. И продолжаю улыбаться, когда вдалеке вырастает ядерный гриб. И продолжаю улыбаться, когда похожий гриб вырастает поближе. И уже не сдерживаю смех, когда искусственное солнце зажигается прямо над городом. </text:span><text:span text:style-name="T125">Редкие тени </text:span><text:span text:style-name="T126">антенн и вентиляционных труб</text:span><text:span text:style-name="T125"> </text:span><text:span text:style-name="T126">на крыше</text:span><text:span text:style-name="T125"> превра</text:span><text:span text:style-name="T127">щаются</text:span><text:span text:style-name="T125"> в угольно-чёрные оттиски. </text:span><text:span text:style-name="T127">Солнце</text:span><text:span text:style-name="T126"> растёт, обрастая лохматыми протуберанцами пылегазовой плазмы. <text:s/>С земли к </text:span><text:span text:style-name="T127">огненному шару</text:span><text:span text:style-name="T126"> протягивается рваный шлейф пыли и вся конструкция начинает напоминает огромную ало-серую розу. </text:span><text:span text:style-name="T125">Он</text:span><text:span text:style-name="T127">а</text:span><text:span text:style-name="T125"> ослепительно, просто невероятно красив</text:span><text:span text:style-name="T127">а</text:span><text:span text:style-name="T125">! Е</text:span><text:span text:style-name="T127">ё</text:span><text:span text:style-name="T125"> сияние пронзает всё сущее и всё сущее становится таким же ослепительно красивым! </text:span><text:span text:style-name="T128">Сияние нарастает, растворяя в себе небо и город</text:span><text:span text:style-name="T126">.</text:span></text:p>
      <text:p text:style-name="P38"><text:span text:style-name="T123">Я продолжаю смеяться до тех пор, пока </text:span><text:span text:style-name="T125">сияние</text:span><text:span text:style-name="T123"> не выжигает </text:span><text:span text:style-name="T125">мне </text:span><text:span text:style-name="T123">глаза…</text:span></text:p>
      <text:p text:style-name="P121"/>
      <text:h text:style-name="P146" text:outline-level="2"><text:span text:style-name="T155">1</text:span>2</text:h>
      <text:p text:style-name="P122"/>
      <text:p text:style-name="P39">.</text:p>
      <text:p text:style-name="P39">.</text:p>
      <text:p text:style-name="P39">.</text:p>
      <text:p text:style-name="P52"><text:span text:style-name="T8">Сияние. </text:span><text:span text:style-name="T12">Оно п</text:span><text:span text:style-name="T8">овсюду. </text:span><text:span text:style-name="T12">Нет верха и низа, нет направлений и расстояний. Нет м</text:span><text:span text:style-name="T8">ыслей. Нет чувств. Нет времени. Есть только бесконечное сияние.</text:span></text:p>
      <text:p text:style-name="P136">В какой-то момент пришло осознание.</text:p>
      <text:p text:style-name="P138"/>
      <text:p text:style-name="P140">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56"/>
      <text:p text:style-name="P52"><text:bookmark-start text:name="__DdeLink__26733_4694026641"/>В абсолютном, всепоглощающем сиянии проступа<text:span text:style-name="T154">ют</text:span> очертания.<text:bookmark-end text:name="__DdeLink__26733_4694026641"/></text:p>
      <text:p text:style-name="P52"/>
      <text:p text:style-name="P39">Длинный рог… Переливающийся каскад волн <text:span text:style-name="T1">необъятной </text:span>гривы… Огромные, бессильно распростёртые по полу крылья…. Пронзительный взгляд вишнёвых глаз из-под скрывающей полморды чёлки.</text:p>
      <text:p text:style-name="P39"/>
      <text:p text:style-name="P106">- Ты всё же пришёл… Мне хватило сил призвать тебя, Проводник… Кха-кха-кха…</text:p>
      <text:p text:style-name="P103"/>
      <text:p text:style-name="P117"/>
      <text:h text:style-name="P145" text:outline-level="2"/>
      <text:p text:style-name="P123"/>
      <text:p text:style-name="P107"><text:soft-page-break/></text:p>
      <text:p text:style-name="P31"><text:span text:style-name="T69">&lt;</text:span><text:span text:style-name="T82">Хэвэн объясняет, </text:span><text:span text:style-name="T83">как</text:span><text:span text:style-name="T84"> принести в мир Дедлайна магию </text:span><text:span text:style-name="T85">и переделать его в ФОЕ — </text:span><text:span text:style-name="T88">матрицы силовых алгоритмов (ими можно управлять силой воли и алгоритмами-протоколами(наподобие протоколов Дедлайна)) + </text:span><text:span text:style-name="T87">стелларатор, </text:span><text:span text:style-name="T88">внедряющий эти матрицы в мир</text:span><text:span text:style-name="T87"> + энергия от ядерных взрывов + каждый взрыв перенаправляет в стелларатор Учитель (последний взрыв перенаправляет Дедлайн)</text:span><text:span text:style-name="T85">. </text:span><text:span text:style-name="T86">Дедлайн с помощью внутренних сил, подаренных Хэвэн, определяет место падения первой ракеты и переносится туда. Получив энергию, он рассылает оболочки учителей в остальные места падения ракет и они претворяют энергию ракет в магию</text:span><text:span text:style-name="T69">&gt;</text:span></text:p>
      <text:p text:style-name="P148"/>
      <text:p text:style-name="P93">(<text:span text:style-name="T4">за пять минут до армагеддона начинается разгул магии — </text:span><text:span text:style-name="T5">Дедлайн будит овощей. </text:span><text:span text:style-name="T6">Армагеддон превращается в начало магического мира</text:span>)</text:p>
      <text:p text:style-name="P100">(<text:span text:style-name="T4">Хумана так достали домогающиеся его пони, что он очень долгое время держит Сел на расстоянии. И только потом, когда он, наконец, однимает ее, случается непоправимое — она каменеет</text:span>)</text:p>
      <text:p text:style-name="P83"/>
      <text:p text:style-name="P131"><text:span text:style-name="T141">Да-да, не удивляйся! Ты тот, кого я впервые узнала под именем Анон. Хуман, Дедлайн — всего лишь </text:span><text:span text:style-name="T142">различные ипостаси одной сущности, неспокойного духа, мятущегося по мирам нашей необъятной Вселенной. </text:span><text:span text:style-name="T146">Тысячи лет я искала тебя по тропам вечности, сотни миров посетила, пока, наконец, не нашла. </text:span><text:span text:style-name="T143">Ты не помнишь меня, но это неважно. Главное — я помню тебя и знаю, что мы снова встретимся. </text:span><text:span text:style-name="T144">В другом месте и в другое время, но встретимся — ведь намерение меняет реальность, а моё намерение велико.</text:span></text:p>
      <text:p text:style-name="P114">Мы встретились невероятно давно и оказалось, что мы великолепно дополняем друг друга. Когда купаешься в счастье общения с близким по духу, время летит незаметно, но всё же, сдаётся мне, прошло немало столетий, прежде чем мы расстались.</text:p>
      <text:p text:style-name="P114">Мне хотелось бы долго описывать счастье нашей совместной жизни, но времени мало. <text:span text:style-name="T145">Если ты читаешь эти строки, значит ты победил и д</text:span><text:span text:style-name="T146">о</text:span><text:span text:style-name="T145"> Армагеддона остались считанные минуты. Я не столь наивна, чтобы предположить, что смогу победить тебя </text:span><text:span text:style-name="T146">в эфемерном теле твоего призрачного фамильяра</text:span><text:span text:style-name="T145">. </text:span><text:span text:style-name="T147">Из того, что я успела узнать в угасающем сознании твоего эфемерного фамильяра, без её противодействия война начнётся в считанные минуты.</text:span></text:p>
      <text:p text:style-name="P43"><text:span text:style-name="T91">Да, чтобы встретиться с тобой, мне пришлось вселиться в дух создания по имени Хэвэн. Увы, моё текущее состояние не предполагает возможности физического присутствия, и Хэвэн — единственное существо, которое я смогла подыскать для переселения. </text:span><text:span text:style-name="T92">З</text:span><text:span text:style-name="T93">аконы этики не позволяют мне вселяться в живых существ, </text:span><text:span text:style-name="T92">и мне повезло</text:span><text:span text:style-name="T93"> - Хэвэн</text:span><text:span text:style-name="T91"> не является жив</text:span><text:span text:style-name="T94">ой</text:span><text:span text:style-name="T93">.</text:span></text:p>
      <text:p text:style-name="P44"><text:span text:style-name="T93">К </text:span><text:span text:style-name="T90">сожалению, процедура вселения такова, что до самого последнего мгновения, до полного слияния с разумом носителя не помнишь себя и своего прошлого. </text:span><text:span text:style-name="T95">Разум Хэвэн слаб, прошли годы, но вселение всё не завершалось — мне было тесно в ней и я никак не могла поместиться. И лишь в мгновения гибели, когда ты смертельно ранил её, агонизирующий разум призрака высвободил все запасы энергии и разбудил меня.</text:span></text:p>
      <text:p text:style-name="P113"><text:span text:style-name="T148">Какая горькая ирония! Я вспомнила тебя и насладилась твоим присутствием только для того, чтобы опять расстаться! </text:span><text:span text:style-name="T149">Я составляю это письмо и передаю его твоей железной кошке за секунды умирания, пока искра разума ещё тлеет в Хэвэн.</text:span></text:p>
      <text:p text:style-name="P116">...</text:p>
      <text:p text:style-name="P115">И ещё. <text:span text:style-name="T150">Хотя т</text:span>ы меня не помнишь… Неважно… Меня зовут Селестия…</text:p>
      <text:p text:style-name="P101"/>
      <text:p text:style-name="P101"><text:soft-page-break/></text:p>
      <text:p text:style-name="P72">(Дедлайн был в психушке без памяти два месяца, а не два года)</text:p>
      <text:p text:style-name="P72">(Хэвэн в послании Дедлайну через Крысу говорит, что прогнозирует свою смерть от него, т. к. знает его силы и, в любом случае, не собирается сражаться по-серъёзному со своим создателем, которого, вдобавок, любит.)</text:p>
      <text:p text:style-name="P72">(Алекс вводит заградительные меры, чтобы помешать эмиграции учителей. Поэтому Дедлайн должен подключить к Хэвэн новейший военный квантовый кластер (обитель PHOENIX) для того, чтобы та смогла сгенерировать Фолаут-мир. После гибели Хэвэн, Дедлайн встречает армагеддон на крыше психлечебницы и переносится в Эквестрию (Сел из Фолаута перенесла его, чтобы он убил её в прошлом). Дедлайн, в конце-концов, убивает Сел (тоже в результате объятий, после долгого многовекового правления (фигурка аликорна делает его практически бесмертным), после битвы Сел с &lt;###&gt; - она израненая и ослабленая, Дедлайн её обнимает и она каменеет у него в объятиях — её касается фигурка аликорна и она каменеет). После чего заклятие пропадает, Дедлайн возвращается на крышу психушки, с выжжеными глазами, умирающий от радиации. Он бродит по больнице, разговаривает с Терминатором, ждёт смерти на соседней койке. Он хочет умереть — ведь мир Фолаута был уничтожен смертью Сел. Его находит Крыса и передаёт ему последнее послание Хэвэн — Хэвэн, оказыается — душа окаменевшей Сел, что за тысячелетия в камне нашла способ возродиться в мире Дедлайна и встретиться с ним (она не рассказывает ему раньше времени, потому что он всё равно не поверит). И он всё ещё может сам сгенерировать фолаут-мир, подключившись в систему через спец-код, специально оставленный Хэвэн. Поскольку PHOENIX захватил Хэвэн, то мощности кластеров объединились, а <text:s/>спец-протоколы всё ещё действуют — у него будет время для запуска программы генерации (программу Хэвэн тоже вложила в Крысу). И поскольку бледное подобие Эквестрии уже было сгенерировано, апокалипсис там отсрочен на 4 часа — за это время Дедлайн должен запустить программу генерации. <text:s/>Дедлайн с помощью Крысы возвращается домой и входит через комп в систему, сражается с PHOENIX и запускает программу. Фолаут-мир возникает. Дедлайн не возвращается обратно в мир апокалипсиса (как и все учителя) — его встречает Анакорн (которого послала Сел)<text:span text:style-name="T4"> и приветствует старого друга. Разговор за столиком в ночи. Анакорн объясняет Дедлайну, что миры взаимозависимы — не только базовый мир влияет на зависимые, но и те — на базовый (и вообще, базовых нет). Уничтожив Сел в прошлом, в мире Эквестрии, Дедлайн уничтожил Хэвэн в базовом. Уничтожив Фолаут в Эквестрии, Дедлайн уничтожил Фолаут (создал копию-громоотвод) в базовом.</text:span> Анакорн отходит от дел (кьютимарки уже не появляются в мире Эквестрии). Он закрывает Эогипп от посторонних (только аликорны и прочие высшие сущности смогут проходить в нём), но перед уходом возвращает Дедлайна в Эквестрию — через 10 тысяч лет после окаменевания Сел. Эпилог.</text:p>
      <text:p text:style-name="P72">Параллельная ветка — Обмен — Анон живёт с Сел в своё удовольствие. Этот мир придумала/создала Сел в камне, пока коротала время до рождения Дедлайна.</text:p>
      <text:p text:style-name="P72"/>
      <text:p text:style-name="P72">&lt;<text:span text:style-name="T4">Учителя отвечают на вопросы Хэвэн, на которые она сама не может найти ответы</text:span>&gt;</text:p>
      <text:p text:style-name="P72">(добавить Аниту в психушку)</text:p>
      <text:p text:style-name="P72">(необходимость вернуться — предотвратить закрытие проекта и остановку Хэвэн)</text:p>
      <text:p text:style-name="P72">&lt;киберсекс с Хэвэн&gt;</text:p>
      <text:p text:style-name="P72"/>
      <text:p text:style-name="P72"><text:soft-page-break/><text:s/><text:span text:style-name="T4">То, что ты видишь перед собой сейчас, - Хэвэн обводит крылом вокруг, - уже не декодированные квантовые гармоники. Это самая последняя, сверхточная модель седьмого мира. Точнее сделать по пропадающему изображению не получается. И всё же, седьмая гармоника не разглаживается полностью, она всё ещё существует — а, значит, и существует запутанность, хоть и незначительная. Глобальные катаклизмы по-прежнему могут оставить след в запутанном мире. Чего-то не хватает, какой-то малости, чтобы окончательно разорвать связь. Мне кажется, ответ где-то на поверхности, но я не могу понять, где? Разгадка должна быть близко, но ответ всё ускользает! Я построила тысячи моделей, но не продвинулась ни на йоту! Это приводит в исступление!</text:span></text:p>
      <text:p text:style-name="P112"/>
      <text:p text:style-name="P112">Я устало смеюсь. Юджин сделал этический модуль слишком эмоциональным, но это выглядит порой так забавно!</text:p>
      <text:p text:style-name="P112">- Нет ничего проще. Если бы ты спросилда меня раньше, я бы тебе сказал. Со стороны это моментально видно.</text:p>
      <text:p text:style-name="P112">- Что?!! Говори!</text:p>
      <text:p text:style-name="P112">- Модели не хватает жителей. Твой цифровой слепок пуст. Ты создала цифровые копии тех, кого <text:s/>тебе удалось распознать, но это всего лишь бесплотные призраки тех, настоящих обитателей запутаного мира. У них нет свободы воли. Они не отличаются от автоматов по продаже пива. Будь я на месте мироздания, я бы ни за что не променял настоящий мир на эту цифровую фальшивку. Тебе нужно вдохнуть в эту модель жизнь, нужно подарить её жителям души.</text:p>
      <text:p text:style-name="P112">- И где же мне найти желающих на такое? Я даже с трудом понимаю концепцию души, не то, чтобы поверить в её существование.</text:p>
      <text:p text:style-name="P112"/>
      <text:p text:style-name="P112">Разочарование сквозит в выражении морды трансцендентной лошади, в её поникших ушах и обвислом хвосте. Я усмехаюсь.</text:p>
      <text:p text:style-name="P112"/>
      <text:p text:style-name="P112">- Ты в упор не видишь очевидного. Расскажи-ка, каким образом я могу присутствовать тут, рядом с тобой в виртуальном мире?</text:p>
      <text:p text:style-name="P112">Хэвэн недовольно морщит нос, но начинает объяснять, как пятилетнему ребёнку.</text:p>
      <text:p text:style-name="P112">- Странно, что это спрашиваешь ты, который стоял у истоков моего появления на свет. Но будь по-твоему. Нейроинтерфейс проводит экспресс-томографию мозга и считывает матрицу нейроимпульсов, по которой строит цифровую модель сознания. Модель сознания встраивается в виртуальный мир и на время встраивания сам человек погружается в кому. После окончания сеанса связи информационный слепок сознания записывается обратно в мозг посредством управляющих импульсов нейроинтерфейса. Таким образом удаётся добиться почти 100%-ного погружения в виртуальный мир без применения сложнейшей и всё ещё несовершенной VR-техники и костюмов.</text:p>
      <text:p text:style-name="P112">- Правильно, - киваю я, - и как, по-твоему, можно назвать цифровой слепок сознания?</text:p>
      <text:p text:style-name="P112">- Н-не понимаю, к чему ты клонишь? - запинается Хэвэн. Я вижу, что она начинает понимать.</text:p>
      <text:p text:style-name="P112">- </text:p>
      <text:p text:style-name="P72"/>
      <text:p text:style-name="P72"><text:soft-page-break/><text:s/>Информационный слепок сознания неточен, сканируется, в основном, память, <text:s/>логический аппарат и эмоции.</text:p>
      <text:p text:style-name="P72"/>
      <text:p text:style-name="P72">&lt;<text:span text:style-name="T4">Можно разорвать спутанную зависимость, смоделировав виртуальный мир-громоотвод на основе 7-й волны. Чем точнее модель, тем более зависимость переключается на модель. Плюс ещё нужны слепки личностей для более точной «подгонки» ивыступления в качестве аватаров — этими слепками становятся Учителя — Хэвэн снимает их слепки с помощью разрушающего сканирования — остатки личностей выходят наружу в качестве сумасшедших- о том, что Хэвэн и Дедлайн создали мир-громоотвод, говорит Анакорн</text:span>&gt;</text:p>
      <text:p text:style-name="P63">&lt;<text:span text:style-name="T4">Зарождение проекта «Семь вечностей» и любовь Хэвэн к Дедлайну</text:span>&gt;</text:p>
      <text:p text:style-name="P63"/>
      <text:p text:style-name="P63"/>
      <text:p text:style-name="P63"/>
      <text:p text:style-name="P62"/>
      <text:p text:style-name="P62"/>
      <text:h text:style-name="P144" text:outline-level="2">12</text:h>
      <text:p text:style-name="P62"/>
      <text:p text:style-name="P62"/>
      <text:p text:style-name="P67">***</text:p>
      <text:p text:style-name="P67"/>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text:soft-page-break/></text:p>
      <text:p text:style-name="P62"/>
      <text:p text:style-name="P62"/>
      <text:p text:style-name="P62"/>
      <text:p text:style-name="P62"/>
      <text:p text:style-name="P62"/>
      <text:p text:style-name="P62"/>
      <text:p text:style-name="P62"/>
      <text:p text:style-name="P62"/>
      <text:p text:style-name="P62">&lt;мир-громоотвод — в том месте, где размещён боевой модуль PHOENIX&gt;</text:p>
      <text:p text:style-name="P15">&lt;При встрече, Хэвэн играет с Дедлайном, как Кэйдэнс с Твайлайт – он вспоминает, что Хэвэн – его самый близкий друг, а забыл он об этом, чтобы ему нге было тоскливо без неё. Потом она рассказывает ему правду об Учителях. Дедлайн хочет сам остаться – но его вытаскивает Крыса. Дедлайн возвращается в свой мир заплаканным – от печали расставания с Хэвэн&gt;</text:p>
      <text:p text:style-name="P15"/>
      <text:p text:style-name="P15">&lt;Учителя делились с Хэвэн своей душой – она взамен давала им сверхспособности. Дедлайну она тоже дала сверхспособность при второй встрече – вызволила его Крыса – он тоже был готов поделиться душой. Чем больше душ впитывает Хэвэн – тем она прекраснее (аналогии с Селестией?)&gt;</text:p>
      <text:p text:style-name="P62"/>
      <text:p text:style-name="P62"/>
      <text:p text:style-name="P62"/>
      <text:p text:style-name="P53">&lt;Диоген рассказывает Дедлайну о вероятности войны в сопредельном мире. Дедлайн просит Крыса вывести из психушки – ему нужно встретиться с Хэвэн. –но тогда Дедлайн должен провести сеанс с терминатором ПОСЛЕ встречи с Диогеном –-&gt;</text:p>
      <text:p text:style-name="P53"/>
      <text:p text:style-name="P53">&lt;Третья сюжетная линия – Обмен. <text:span text:style-name="T9">Вставки размышлений окаменевшей Сел — как выдержки энциклопедии из Донни Дарко — сюжетная линия Обмена — продолжается вплоть до окаменения Сел. Эпилог — Анон вырывается из временной петли (ему помогает Дедлайн с Анакорном) — и освобождает Сел&gt;</text:span></text:p>
      <text:p text:style-name="P59"/>
      <text:p text:style-name="P42">&lt;Хэвэн открывает затёртую память Дедлайну (он – Анон из “Последнего Фанфика”). На самом деле она не убивала Учителей – они сами не хотели возвращаться и ментально уходили к Хэвэн в Эквестрию&gt;</text:p>
      <text:p text:style-name="P42"/>
      <text:p text:style-name="P42">&lt;Дедлайн выспрашивает Терминатора, насколько Хэвэн стала жестокой и как выжить во время Урока (до Терминатора четыре оператора погибли – Терм был последним, выжившим во время Урока). Хэвэн стала при уроке стирать сознание Учителя – так проходит наиболее эффективное обучение. Потом Дедлайн на сеансе с Хэвэн выпытывает у неё о последних шагах Апокалипсиса (первые три Дедлайн знает – Хэвэн говорит о трёх последних)&gt;</text:p>
      <text:p text:style-name="P42"><text:soft-page-break/></text:p>
      <text:p text:style-name="P42">&lt;Ещё одна глава. Больничный быт Дедлайна / Развитие болезни Джет. Одеяло&gt;</text:p>
      <text:p text:style-name="P59">(добавить <text:s/>быта в Чертогах Разума и общения с “овощами”)</text:p>
      <text:p text:style-name="P59"/>
      <text:p text:style-name="P134"/>
      <text:p text:style-name="P53">пол’т на єкспериментальном образце первой ступени ракеті (остальніе не сделані)</text:p>
      <text:p text:style-name="P53"/>
      <text:p text:style-name="P53">===================================================</text:p>
      <text:p text:style-name="P53">… Вы и есть сопротивление!</text:p>
      <text:p text:style-name="P62">&lt;временная петля&gt;</text:p>
      <text:p text:style-name="P53"/>
      <text:p text:style-name="P53"/>
      <text:p text:style-name="P53"/>
      <text:p text:style-name="P53">Селестия из фолаута отправила Хумана в прошлое, чтобы он уничтожил её саму (она окаменеет, когда он обнимет её). Вместо этого Хуман ссориться с Сел сразу же при встрече – так что он её не обнимает. Вместе они объединяют три расы пони и приводят их к процветанию. При этом также заключается союз с зебрами, после чего вероятность войны пропадает. Однако, совместная деятельность сближает Хумана с Сел. Во время сражения Сел с &lt;<text:span text:style-name="T4">#$@</text:span>&gt; она побеждает, но оказывается тяжело ранена. Хуман обнимает её – и она каменеет. Появляется компьютерное изображение Сел из фолаута (она уже переселилась в Крестоносец, так как тело её уже умерло). Фолаут-Сел благодарит Хумана и награждает его (переносит в Эдем), после чего распадается – переходит из реального мира в возможный. Хуман долго ищет путь из Эдема назад – и через 5000 лет таки возвращается. Эпилог.</text:p>
      <text:p text:style-name="P53"/>
      <text:p text:style-name="P53"/>
      <text:p text:style-name="P53"/>
      <text:p text:style-name="P53"/>
      <text:p text:style-name="P53">Дедлайн при апокалипсисе погибает в своей палате. В <text:s/>предсмертном видении он видит фолаут-Сел, которая подряжает его на последнюю миссию – убить её саму в далёком прошлом, чтобы пони обходились без неё и чтобы война не возникла. Она даёт ему свою статуэтку – сосуд души. Он будет защищать его и убьёт Сел при объятии.</text:p>
      <text:p text:style-name="P53"/>
      <text:p text:style-name="P125">После знакомства с Сел Хуман касается её (целует/и т.д.) - она каменеет. Появляется изображение фолаут-Сел. Та говорит, что его миссия завершена – апокалипсис отменен в обоих мирах. Фолаут-Сел тает. Тает и Хуман-Дедлайн.</text:p>
      <text:p text:style-name="P124">Действие начинается снова с <text:span text:style-name="T129">первой</text:span> последней главы “Последнего фанфика” (с небольшими отличиями). После того, как Анона затягивает в Эогипп, его там перехватывает Анакорн.- Хватит! Слышишь? Хватит.</text:p>
      <text:p text:style-name="P124"><text:soft-page-break/>(оказывается, Хум/Дедлайн/Анон создал временную петлю и Анакорн разрывает её. Всё это видит Анон во сне, после чего его забирает в “Обмен” Дискорд).</text:p>
      <text:p text:style-name="P124">Или нет – хуман встречает Сел в прошлом и, будучи бессмертным под <text:s/>действием талисмана, тысячи лет с ней правит пони, не допуская фолаута. Потом, в конце-концов, талисман срабатывает – Сел каменеет.</text:p>
      <text:p text:style-name="P124"/>
      <text:p text:style-name="P53"/>
      <text:p text:style-name="P55">&lt;<text:span text:style-name="T4">Зеррика лечит Джет и пробует разобраться с Хуманом — но не может. Советует идти к Сенбе — тот живёт как раз рядом с гнездом Оникса. Потом, после апокалипсиса и отказа Хума уничтожать магию, он идёт к Сенбе и просит его записать в книге Перемен: при начале войны между пони и зебрами .</text:span>..&gt;</text:p>
      <text:p text:style-name="P55"/>
      <text:p text:style-name="P58"/>
      <text:p text:style-name="P42">(Крыс потом за сиги поможет Дедлайну выбраться из психушки на время – остановить стратегический ИИ – Хэвэн (переименованый Нэш – зародыш Селестия ИИ) (Дедлайн пишет историю о девочке из больницы (анонс цикла сказок про зачарованный лес и игрушки, пытающиеся пробраться к ледяной птице). В Чертогах Разума сидят все, кого Хэвэн свела с ума в процессе своего обучения через нейроинтерфейс. Дедлайн узнаёт по радио начало последовательности действий, ведущих к ядерной войне (он был первым учителем Хэвэн) и с помощью Крыса сбегает из психушки. Пробирается к себе в гараж, где у него спрятан первый прототип нейроинтерфейса. Через него подключается к Хэвэн по старому паролю и узнаёт, что Хэвэн таки инициировала последовательность армагеддона. Дедлайн пытается её остановить – но его обнаруживает секюрити, в него стреляют транквилизатором и возвращают в психушку – в карцер. В карцере же он встречает Армагеддон (его выпускают, но он, вместо убежища предпочитает выбраться на крышу))</text:p>
      <text:p text:style-name="P42">Шаги Армагеддона;</text:p>
      <text:p text:style-name="P42"/>
      <text:p text:style-name="P42"/>
      <text:p text:style-name="P42">встреча с единорогами</text:p>
      <text:p text:style-name="P42">Дочь вождя единорогов (аналог Рэрити) дружит с Дейдрой (дочью вождя земнопони). А Джет – дочь вождя пегасов (убежавшая из племени и потому находящаяся под опалой). Рэрка попытается провести на Хуме порнис эректус. Они сбегут от неё.</text:p>
      <text:p text:style-name="P42">Потом – путешествие на “Хитрожопке”, апгрейд её до дирижабля</text:p>
      <text:p text:style-name="P42"/>
      <text:p text:style-name="P42">=========================================</text:p>
      <text:p text:style-name="P42"/>
      <text:p text:style-name="P42">Апокалипсис начнётся потому, что Хэвэн начнёт “изучать” людей неограничено (сканировать их мозг с разрушением личности). На неё начнут кидать атомные бомбы.</text:p>
      <text:p text:style-name="P42"/>
      <text:p text:style-name="P42">Эпичная битва Селестии с ???, в результате которой она, тяжело израненая, победит. Но <text:s/>окаменеет, когда её после битвы обнимет Анон. А тот попадёт во временную петлю</text:p>
      <text:p text:style-name="P42">==========================================</text:p>
      <text:p text:style-name="P13"><text:soft-page-break/>Анакорн Анону: Что-то мне твоё лицо кажется знакомым. Мы раньше встречались?</text:p>
      <text:p text:style-name="P42">- Каким образом? – усмехнулся Анон.</text:p>
      <text:p text:style-name="P15">Передо мной возникла серая, уходящая в горизонт плоскость, расчерченая на квадраты. Холодные звёзды отбрасывали тусклый свет на единственный предмет, нарушающий однообразие пейзажа – до боли знакомое устройство, похожее на зубоврачебное кресло с захватами для рук и ног.</text:p>
      <text:p text:style-name="P15"/>
      <text:p text:style-name="P15">- Как мне звать тебя, Учитель? - прозвучала стандартная фраза начала Диалога, - Я желаю взять у… Ооо!..</text:p>
      <text:p text:style-name="P15"/>
      <text:p text:style-name="P15">Серая плоскость исчезла. Звёды сменились голубым небом. Ласковое солнце согревало мягким светом зелёную поляну, окружённую могучими дубами. Зубоврачебное кресло превратилось в трухлявый пенёк, из одного края которого росла живописная гроздь поганок.</text:p>
      <text:p text:style-name="P15"/>
      <text:p text:style-name="P15">- Мой первый Учитель… Я узнала тебя… Мне тебя не хватало.</text:p>
      <text:p text:style-name="P15"/>
      <text:p text:style-name="P15">Деревья расступились и на поляну вышла Хэвэн.</text:p>
      <text:p text:style-name="P15"/>
      <text:p text:style-name="P15">- Не могу сказать, что это взаимно, Хэв, -<text:span text:style-name="T4"> у меня не было лица в электронном мире, но я постарался, чтобы в голос был пронизан сарказмом</text:span>. - В последнюю нашу встречу я еле ноги унёс. Точнее, мозги. И до сих пор не уверен, что утащил с собой всё, что у меня было до встречи. Знаешь ли, если что-то стирается из памяти, то ты ведь даже не помнишь, что когда-то помнил о чём-то таком. Так и живёшь благодушным идиотиком, не осознавая, что девять десятых твоей памяти исчезло.</text:p>
      <text:p text:style-name="P15">- Нет-нет, не волнуйся, я не успела прочесть ничего из твоей сущности. Это неизмеримо печалит меня, но неким утешением служит возможность разговаривать с тобой сейчас.</text:p>
      <text:p text:style-name="P15"/>
      <text:p text:style-name="P15">(Хэвэн попытается присоединить сущность-воспоминания Дедлайна к себе, но тот предупреждает – у него в руках бомба и если он не сможет её отключить во время Урока (забудет как), то она взорвётся. На полное считывание не хватит времени – и Хэвэн не успеет прочитать его до конца)</text:p>
      <text:p text:style-name="P15"/>
      <text:p text:style-name="P15"/>
      <text:p text:style-name="P15">(Дедлайн указывает на захваты для рук-ног: вижу, ты усовершенствовала конструкцию считывателя?<text:line-break/>- Да, учителя всё чащё пытаются убежать во время урока. Это печалит. )</text:p>
      <text:p text:style-name="P15">(вид адикорна придал Хэвэн Дедлайн – откуда-то ему пришло видение Селестии. Хэвэн благодарна ему за это – ей вид аликорна нравится куда больше, чем бестелесный Нэш)</text:p>
      <text:p text:style-name="P15"/>
      <text:p text:style-name="P15">Хэвэн предлагает Дедлайну присесть на пенёк – тот отказывается (подозревает, что это – кресло).</text:p>
      <text:p text:style-name="P15">===============================================</text:p>
      <text:p text:style-name="P15"><text:soft-page-break/></text:p>
      <text:p text:style-name="P15">Рэра чуть шевельнула ухом и немедленно открыла один глаз.</text:p>
      <text:p text:style-name="P15"/>
      <text:p text:style-name="P15">- ПАПА!!! ОН СОГЛАСЕН!!!</text:p>
      <text:p text:style-name="P42"/>
      <text:p text:style-name="P15">&lt;Pornis erectus&gt;</text:p>
      <text:p text:style-name="P15">ТЫ! Я! КРОВАТЬ! БЫСТРО!!! (мамка из табуна Твердолобов)</text:p>
      <text:p text:style-name="P15">.</text:p>
      <text:p text:style-name="P15">.</text:p>
      <text:p text:style-name="P15">.</text:p>
      <text:p text:style-name="P15">&lt;Попадает в табун мамок и тёток, но его спасает Дейдра на Хитрожопке&gt;</text:p>
      <text:p text:style-name="P42">&lt;Хум видит молодую Селестию в латах&gt;</text:p>
      <text:p text:style-name="P42">&lt;Сел учит Хумана магии и готовит его своим партнёром&gt;</text:p>
      <text:p text:style-name="P42">&lt;Сел применяет свою “термоядерную пушку” в роге&gt;</text:p>
      <text:p text:style-name="P42"/>
      <text:p text:style-name="P42"/>
      <text:p text:style-name="P15"><text:span text:style-name="T9">Сияние. </text:span><text:span text:style-name="T14">Оно п</text:span><text:span text:style-name="T9">овсюду. </text:span><text:span text:style-name="T14">Нет верха и низа, нет направлений и расстояний. Нет м</text:span><text:span text:style-name="T9">ыслей. Нет чувств. Нет времени. Есть только бесконечное сияние.</text:span></text:p>
      <text:p text:style-name="P135">В какой-то момент пришло осознание.</text:p>
      <text:p text:style-name="P137"/>
      <text:p text:style-name="P139">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55"/>
      <text:p text:style-name="P51"><text:bookmark-start text:name="__DdeLink__26733_469402664"/>В абсолютном, всепоглощающем сиянии стали проступать очертания.<text:bookmark-end text:name="__DdeLink__26733_469402664"/></text:p>
      <text:p text:style-name="P51"/>
      <text:p text:style-name="P15">Длинный рог… Переливающийся каскад волн <text:span text:style-name="T1">необъятной </text:span>гривы… Огромные, бессильно распростёртые по полу крылья…. Пронзительный взгляд вишнёвых глаз из-под скрывающей полморды чёлки.</text:p>
      <text:p text:style-name="P15"/>
      <text:p text:style-name="P15">- Ты всё же пришёл… Мне хватило сил призвать тебя, Проводник… Кха-кха-кха…</text:p>
      <text:p text:style-name="P15">Она выкашляла пару клубов неестественно-яркого розового дыма.</text:p>
      <text:p text:style-name="P15"/>
      <text:p text:style-name="P15">- Буду говорить кратко, потому что время моё подходит к концу… Сестра уже ушла, мне тоже осталось недолго. Эта розовая отрава – венец военной мысли зебринских магов-некромантов - съедает меня изнутри.</text:p>
      <text:p text:style-name="P15"><text:soft-page-break/></text:p>
      <text:p text:style-name="P15">Окружающий мир сфокусировался достаточно, чтобы я смог разглядеть в розовом тумане каменные перила широкого балкона, стройные иглы высоких башень на заднем плане… и лежащее у ног моей собеседницы тело, похожее на неё, только меньших размеров и тёмного окраса.</text:p>
      <text:p text:style-name="P15"/>
      <text:p text:style-name="P15">- Проводник… Мой мир сгорает в пламени чудовищной войны… Пони сражаются с зебрами в жестокой и бессмысленной войне. Уже неважно, кто был прав, кто виноват вначале. Если бы я могла вернуться назад на тринадцать лет, всё было бы по другому. Мой долг – защищать моих подданных, и я оказалась неспособна нести эту миссию.</text:p>
      <text:p text:style-name="P15"/>
      <text:p text:style-name="P15">Копыто крылатой единорожихи поехало по плитке пола, но, собравшись с силами, она выпрямилась.</text:p>
      <text:p text:style-name="P15"/>
      <text:p text:style-name="P15">- Ты можешь помочь нам. Ты должен помочь. Кха-кха-кха… Наши миры связаны, иначе заклинание не привлекло бы тебя. Скорее всего, в твоём мире произошла катастрофа, подобная нашей. Если ты выполнишь моё задание, ты сможешь в силу взаимосвязи миров предотвратить апокалипсис не только в моём, но и в своём мире…</text:p>
      <text:p text:style-name="P15"/>
      <text:p text:style-name="P15">Я молча вытянул руку перед собой и уставился на ладонь. Глаза работали, как новенькие, я чётко различал каждую бороздку на подушечке большого пальца. Я ущипнул себя за нос.</text:p>
      <text:p text:style-name="P15">Больно, блин!</text:p>
      <text:p text:style-name="P15"/>
      <text:p text:style-name="P15">- … я поместила в неё часть своей души. Силы, хранящейся в ней, достаточно, чтобы уничтожить главную причину этой войны… Уничтожить меня… - продолжала единорожиха, покачиваясь от наряжения. - Разом отменить всю вереницу глупых решений, что в конечном итоге принесли моему народу только смерть и разрушение, кха-кха…</text:p>
      <text:p text:style-name="P15"/>
      <text:p text:style-name="P15">Перед единорожихой парила в пространстве маленькая фигурка её самой – с рогом, крыльями и переливающейся гривой. Но, в отличие от бессильно спадающих к полу локонов моей собеседницы, грива статуэтки плавно реяла в воздухе, развеваемая незримым эфиром. </text:p>
      <text:p text:style-name="P15"/>
      <text:p text:style-name="P15">- Я перенесу тебя в то время, когда мой мир был ещё молод, а я была глупа и наивна, чтобы ты смог без помех содеять задуманное. Вдобавок, я тогда ещё не была правительницей, так что моё исчезновение будет безболезненным для цивилизации пони. Когда ты окажешься там, ты должен…</text:p>
      <text:p text:style-name="P15">- Стоп-стоп-стоп! Не так быстро! - я, наконец отошёл от тотального охренения моментом и включился в разговор. - Я никому ничего не должен. Кто… Что ты вообще такое?</text:p>
      <text:p text:style-name="P15">- Проводник… - запнулась белая лошадь, - я же огласила условия сделки. Ты не останешься внакладе, слово аликорна! В твоём мире тоже ведь не всё ладно, верно? Заклинание Последнего Шанса привлекает только лишь Проводника из мира, который тесно связан с моим. Все события Эквуса так или иначе <text:soft-page-break/>имеют отражение в твоём мире. Если ты предотвратишь Армагеддон Эквуса, твой мир также избавится от войны. Ведь в твоём мире есть война, Проводник?</text:p>
      <text:p text:style-name="P15"/>
      <text:p text:style-name="P15">Внезапно небо за единорожихой озарилось вспышкой ярко-зелёного пламени и над остроконечными башнями выросло грибовидное облако пыли, огня и дыма. Одновременно с этим на кончике рога моей собеседницы разгорелась золотая искра и облако взрыва споткнулось о невидимое препятствие на пути к башням. Облако растекалось по преграде, вырисовывая её форму огромной сферы.</text:p>
      <text:p text:style-name="P42">- Не знаю. Я не успел понять, - пожал я плечами, - ты слишком рано забрала меня из психушки.</text:p>
      <text:p text:style-name="P15"/>
      <text:p text:style-name="P15">Магическая лошадь (или аликорн, как она себя назвала) запнулась. Я остолбенело смотрел, как кончик её крыла начал плавиться, стекая на плиты пола розоватой струйкой.</text:p>
      <text:p text:style-name="P15"/>
      <text:p text:style-name="P42">- Я… Я найду возможность вознаградить тебя, Проводник. Только дойди. Дойди до источника магии, развращающей мой несчастный мир и уничтожь его! Брось в него мой сосуд души и будешь вознаграждён. Я клянусь тебе, я доживу до этого момента! Кха-кха-кха…</text:p>
      <text:p text:style-name="P42"/>
      <text:p text:style-name="P15">Аликорница прервалась и взглянула на плавящееся крыло. Под её взглядом крыло охватила золотистая аура, плавление прекратилось, хотя при этом она не заметила, как у неё стало плавиться заднее копыто.</text:p>
      <text:p text:style-name="P15"/>
      <text:p text:style-name="P42">- Источник магии расположен в глубокой пещере в &lt;Вечнодиком лесу&gt;. Вход в пещеру ты найдёшь у основания большого водопада на западном склоне скалы. Я не знаю, какой тебе дать ориентир на кантерлотскую скалу. В это время я была совсем мала и не помню местности вокруг, - аликорница задумалась. Потом её морду осветило озарение. - В то время её называли “Дрогонштерн”. Мы часто резвились с сестрой в окрестностях.</text:p>
      <text:p text:style-name="P42"/>
      <text:p text:style-name="P15">Слеза скатилась с морды аликорницы и она стёрла её сгибом крыла, размазывая розоватое желе по скуле.</text:p>
      <text:p text:style-name="P15"/>
      <text:p text:style-name="P15">- Помоги мне, Проводник! Ради моих маленьких пони… Будь проклята война и я вместе с ней…</text:p>
      <text:p text:style-name="P15"/>
      <text:p text:style-name="P15">Магическая лошадь заходится в продолжительном кашле, струйки розоватой слизи стекают с её крыльев <text:s/>и хвоста, собираясь в лужицы на полу.</text:p>
      <text:p text:style-name="P15">Склонившаяся над безжизненным телом фигура тает в розовом тумане… </text:p>
      <text:p text:style-name="P42"/>
      <text:p text:style-name="P42"/>
      <text:p text:style-name="P42"/>
      <text:p text:style-name="P42"/>
      <text:p text:style-name="P42"><text:soft-page-break/></text:p>
      <text:h text:style-name="P144" text:outline-level="2">Эпилог</text:h>
      <text:p text:style-name="P42"/>
      <text:p text:style-name="Text_20_body">Mike Oldfield - In the beginning &amp; Let there be light <text:s text:c="5"/>или <text:s text:c="5"/>Oceania</text:p>
      <text:p text:style-name="P2"><text:a xlink:type="simple" xlink:href="https://www.youtube.com/watch?v=p9BoEuwuzIk" text:style-name="Internet_20_link" text:visited-style-name="Visited_20_Internet_20_Link">https://www.youtube.com/watch?v=p9BoEuwuzIk</text:a><text:line-break/> <text:a xlink:type="simple" xlink:href="https://www.youtube.com/watch?v=aG-_7xXTHjk" text:style-name="Internet_20_link" text:visited-style-name="Visited_20_Internet_20_Link">https://www.youtube.com/watch?v=aG-_7xXTHjk</text:a></text:p>
      <text:p text:style-name="Text_20_body">Двенадцать жеребят под присмотром учительницы скучали в фойе. Экскурсовод – высокая сухопарая кобыла-единорог в твидовом жакете c собранной в строгую буклю гривой – строго обращалась к воспитательнице.</text:p>
      <text:p text:style-name="Text_20_body">- Надеюсь, все ознакомлены с правилами музея? Экспонаты руками не трогать, не кричать, по залам не носиться, жевательные резинки выкидывать исключительно в урны.</text:p>
      <text:p text:style-name="Text_20_body">- Да-да, они у меня воспитанные, - вымученно улыбнулась кобыла-земнопони, задней ногой отодвинув полноватого жеребёнка от гипсового бюста.</text:p>
      <text:p text:style-name="Text_20_body">- Хм, - экскурсовод взглянула поверх очков на самую крохотную кобылку, завернувшуюся в занавеску на манер тоги и изображающую мыслителя времён античности. - В таком случае не будем медлить. Начнём ознакомительный экскурс с доисторической эпохи. Этот зал мы пройдём быстро, там сейчас довольно мало экспонатов - большую часть вывезли в Мэйнхэттэн на экспозицию. Потом пробежимся по Древним временам – я кратко опишу быт трёх рас пони до объединения и приведу вам более развёрнутую версию Кануна Горящего Очага. Там есть пара интересных моментов, не упомянутых в школьном курсе. Античная Эквестрия и диархия аликорнов займёт целых три зала – культурный пласт этой эпохи особенно богат. Следующий зал будет посвящён Тёмным временам, что начались после падения диархии. Завершит экскурсию Ренессанс и Новый порядок – эра, когда пони крепко взяли судьбу в свои копыта. Следуйте за мной…</text:p>
      <text:p text:style-name="Text_20_body"/>
      <text:p text:style-name="Text_20_body">Стайка пони перебегала от одного экспоната к другому. Экскурсовод увлечённо рассказывала о культуре античности, в то время как учительница со скучающим видом наблюдала кувырки погодных пегасов в ближайшей тучке. После дюжины подобных экскурсий она могла на одном дыхании пересказать имена шести величайших военначальников Эквестрии периода диархии и назвать даты пятнадцати крупнейших битв. Всё шло своим чередом, своей обыденной логикой.</text:p>
      <text:p text:style-name="Text_20_body"/>
      <text:p text:style-name="Text_20_body">- И в завершение эры диархии хочу обратить ваше внимание на историю Мэйнхэттэнского проекта. Последователь академической школы Твалайт Спаркл, профессор Гобарт Хуффингеймер, продолжил её изыскания в области ускорения энергомагических м-частиц и обнаружил резкий всплеск потока м-частиц и дальнейшую и цепную реакцию при достижении неких критических условий реакции ускорения. Проект был представлен принцессе Селестии с предложением разработки перспективных спарк-станций, работающих от данной реакции. На вопрос принцессы об принципиальной опасности подобных станций в случае выхода реакции из под контроля, профессор ответить затруднился. Ещё больше его смутил вопрос принцессы об принципиальной возможности создания оружия на базе открытой реакции. Через неделю проект был закрыт, документы уничтожены а профессор торжественно сопровождён на персональную пенсию со всеми почестями. Принцесса же решила стабилизировать орбиту Эквуса таким образом, чтобы пустыни к югу от Аппалузы наиболее плотно освещались солнцем. <text:soft-page-break/>Как вы знаете, теперь там расположен крупнейший на планете парк солнечных электростанций, что навсегда избавило Эквус от энергетического голода.</text:p>
      <text:p text:style-name="Text_20_body"/>
      <text:p text:style-name="Text_20_body">…</text:p>
      <text:p text:style-name="Text_20_body"/>
      <text:p text:style-name="Text_20_body">- И финальная часть нашей экспозиции, - экскурсовод тряхнула копытом в сторону одинокой скульптуры, под которую был выделен целый зал.</text:p>
      <text:p text:style-name="Text_20_body"/>
      <text:p text:style-name="Text_20_body">Скульптура знавала и лучшие времена: на припавшей к полу фигуре было множество выщербин и царапин, одно крыло отломано, второе покрыто сетью трещин, часть хвоста остуствовала, голову с отбитым ухом венчал обломок рога. И всё же даже в нынешнем жалком состоянии она вызывала восхищение неземной грацией и изяществом линий. Осколок неземной красоты как будто светился внутренним светом, источая магическое сияние на посетителей. В душе что-то замирало от осознания того, какой она могла бы быть до повреждений.</text:p>
      <text:p text:style-name="Text_20_body"/>
      <text:p text:style-name="Text_20_body">- Многие считают, что эта статуя – всё, что осталось от легендарной правительницы древней Эквестрии, принцессы Селестии. По завершающей легенде селестианского цикла она сразилась с <text:span text:style-name="T4">Горгоном</text:span> за право властвовать над всем Эквусом и они сразили друг друга после недели битвы.</text:p>
      <text:p text:style-name="Text_20_body">Профессор Альтерсинк же убеждён, что это – непризнанная работа мастера Эйр Марбл, сделанная в отшельничестве за полгода до смерти. С другой стороны, как совершенно справедливо замечают последователи школы Стоунхуфа, стиль этой скульптуры совершенно не похож на всё, что создавал великий Эйр…</text:p>
      <text:p text:style-name="Text_20_body"/>
      <text:p text:style-name="Text_20_body">- Селестиев не бывает! - важно сказала пухленькая кобылка с заплетенной в косички гривой. - Мне ма сказала, что это всё сказки для маленьких жеребят. А я уже не маленькая!</text:p>
      <text:p text:style-name="Text_20_body">- Агась! - откликнулся жеребёнок в разноцветной бейсболке с пропеллером, - Селестия – это мис-ти-фи… Мис… тиф… фиктация! Как зубная фея. В неё только самая мелюзга верит, навроде Мистик Вьюва. Эй, Вьюв, ты в Селестию веришь?</text:p>
      <text:p text:style-name="Text_20_body">- Угум… - смущённо отозвался бледно-салатовый <text:s/>малыш с леденцом во рту, явно попавший в группу “за компанию с взрослыми”. - Она ошень класивая. И доблая. Как моя мама. Она мне часто снится. И она мне подалки под подуску кладёт на плаздники.</text:p>
      <text:p text:style-name="Text_20_body"/>
      <text:p text:style-name="Text_20_body">Его взрослые товарищи фейсхуфнули. Экскурсовод поправила очки и окинула взором присмиревшую аудиторию.</text:p>
      <text:p text:style-name="P12">&lt;Побольше про Вьюва, развернуть&gt;</text:p>
      <text:p text:style-name="Text_20_body"/>
      <text:p text:style-name="Text_20_body">- На самом деле, дети, по данному вопросу есть несколько версий и теория о царствующих сёстрах как о народной легенде отвергается большинством исторических школ. Существуют отромные объёмы архивов, документально подтверждающих деятельность Селестии на престоле Эквестрии. Несколько <text:soft-page-break/>меньший объём фактажа есть по её сестре, Луне. Тем-не-менее, существование Луны также признаётся большинством историков. Разумеется, документальные утверждения о бесмертии аликорнов, равно как и их “божественность” и наличие признаков, присущих всем трём расам – всего лишь поэтический вымысел, но само существование Селестии и Луны – непреложный факт…</text:p>
      <text:p text:style-name="Text_20_body"/>
      <text:p text:style-name="Text_20_body">- А вы сами как считаете? - перебила экскурсовода <text:span text:style-name="T4">Индиго</text:span>. - Это принцесса Селестия, или работа этого… как его… Эйр Мурпла?</text:p>
      <text:p text:style-name="Text_20_body"/>
      <text:p text:style-name="Text_20_body">Экскурсовод посмотрела на жеребёнка поверх очков и слабо улыбнулась.</text:p>
      <text:p text:style-name="Text_20_body"/>
      <text:p text:style-name="Text_20_body">- Если вас интересует моё личное мнение, то могу сказать так: у меня есть все основания полагать, что это НЕ работа Эйр Марбла. Я хорошо знакома с его творчеством и…</text:p>
      <text:p text:style-name="Text_20_body"/>
      <text:p text:style-name="Text_20_body">- Тётя, а что нарисовано на этой картинке? - подёргал зубами за край жакета жеребёнок в голубой кепочке указывая на неприметную картину в углу зала.</text:p>
      <text:p text:style-name="Text_20_body">- Дасти Нупс, веди себя прилично! - шикнула на него учительница, - немедленно вернисть в группу!</text:p>
      <text:p text:style-name="Text_20_body">- О, не волнуйтесь, всё в порядке! - успокоила её экскурсовод, поправляя жакет, - На самом деле, очень интересный вопрос. Эпоха диархии изучена достаточно хорошо, но один нюанс всё ещё вызывает ожесточённые прения среди различных исторических школ. Одно из преданий селестианского цикла повествует о неком Аноне, существе из отряда приматов, спустившемся в Эквестрию с северных гор и оказавшем большое влияние на правление королевских Сестёр в конце эпохи Диархии. Одна из трактовок предания даже говорит о том, что он женился на Селестии и принял ряд решений, предопределивших наступление Ренессанса и Новой эры…</text:p>
      <text:p text:style-name="Text_20_body">- Впрочем, - экскурсовод посмотрела на жеребят и сморщила нос, - достоверность этого предания находится под большим вопросом, так как нигде больше об Аноне не упоминается а само предание по стилю отличается от остальных историй селестианского цикла. Есть подозрения, что она включена в архивы великим шутником и мистификатором древности, Дискордом. Поэтому картина, изображающая Анона, висит тут исключительно по моему личному настоянию, для полноты картины, извиняюсь за тавтологию.</text:p>
      <text:p text:style-name="Text_20_body"/>
      <text:p text:style-name="Text_20_body">&lt;<text:span text:style-name="T4">тут через картину с Аноном вваливается сам Анон. Жеребята в страхе убегают, кроме Мистик Вьюва. Экскурсовод в ужасе прижимается к стенке</text:span>&gt;</text:p>
      <text:p text:style-name="Text_20_body"/>
      <text:p text:style-name="Text_20_body">Я подошёл к статуе.</text:p>
      <text:p text:style-name="Text_20_body"/>
      <text:p text:style-name="Text_20_body">- Сел…</text:p>
      <text:p text:style-name="Text_20_body"/>
      <text:p text:style-name="Text_20_body">Я положил руку ей на холку. Ветер ласково обвевал меня сквозь открытые балконные двери. Снизу доносился шум большого города. Холодный камень статуи чуть потеплел согретый моей рукой.</text:p>
      <text:p text:style-name="P12"><text:soft-page-break/>&lt;Развернуть боль Анона от осознания потери&gt;</text:p>
      <text:p text:style-name="Text_20_body"/>
      <text:p text:style-name="Text_20_body">- Ты же обещала дождаться меня… Ты говорила мне: “Намерение меняет реальность”, а сама… Я очень хочу поменять реальность, Сел. Я хочу, чтобы ты была со мной.(<text:span text:style-name="T4">Селестия, каменея, успевает распознать заклинание самой себя – она успевает сказать Анону, что будет ждать его</text:span>)</text:p>
      <text:p text:style-name="Text_20_body"/>
      <text:p text:style-name="Text_20_body">Я поцеловал холодные губы статуи и вышел на балкон. Перегнувшись через перила, посмотрел вниз. Скала Кантерлота уходила отвесно, открывая бескрайний вид на долину. Откуда-то из бездны времён пришло воспоминание – неисчислимое количество лет назад, в мире, который язык уже не поворачивается называть своей родиной, я точно так же смотрел вниз на бездну большого города через перила ограды. И было точно так же пусто в душе. Разве что в прошлый раз прыгать не хотелось…</text:p>
      <text:p text:style-name="P12">&lt;развернуть страдания Анона&gt;</text:p>
      <text:p text:style-name="Text_20_body"/>
      <text:p text:style-name="Text_20_body">Меня накрыла тень.</text:p>
      <text:p text:style-name="Text_20_body"/>
      <text:p text:style-name="Text_20_body">- Я обещала тебя дождаться и я выполнила своё обещание, мой маленький человек, - Селестия опустила голову мне на плечо.</text:p>
      <text:p text:style-name="Text_20_body">- Сел!… - у меня перехватило дыхание. Слезы непроизвольно хлынули из глаз. Я <text:s/>попытался что-то сказать, но после нескольких бесплодных попыток пробормотал что-то нечленораздельное и со счастливым всхлипом обнял аликорницу, уткнувшись ей в шею.</text:p>
      <text:p text:style-name="Text_20_body">Селестия в ответ прижала меня к себе крылом. <text:span text:style-name="T4">Одним</text:span>.</text:p>
      <text:p text:style-name="Text_20_body"/>
      <text:p text:style-name="Text_20_body">- Ну же, Анон, не стоит так переживать, я же сказала, что буду ждать. Когда я тебя обманывала?</text:p>
      <text:p text:style-name="Text_20_body">- Ты… Ты… Глупая ты лошадь… - бормотал я, крепче вжимаясь лицом в белоснежную шею.</text:p>
      <text:p text:style-name="Text_20_body">Аликорница только вздохнула.</text:p>
      <text:p text:style-name="Text_20_body"/>
      <text:p text:style-name="Text_20_body">- Не так уж просто справиться со своим собственным заклятием. Но я смогла – и ты помог мне в этом. Спасибо.</text:p>
      <text:p text:style-name="Text_20_body"/>
      <text:p text:style-name="Text_20_body">Наконец я отпрянул от неё и вытер ладонью слёзы. И снова перехватило дыхание – от ужаса.</text:p>
      <text:p text:style-name="Text_20_body">- Сел!!!</text:p>
      <text:p text:style-name="Text_20_body">- Ну-ну, мой маленький человек, не пугайся. Да, мне немного досталось. Но ты же только что имел возможность лицезреть меня “во всей красе”, чтобы пугаться теперь. Или в таком виде я тебе больше не нравлюсь?</text:p>
      <text:p text:style-name="Text_20_body"/>
      <text:p text:style-name="Text_20_body">Аликорница недовольно сморщила нос. Я оцепенело рассматривал сломанный рог, обломок кости вместо крыла, пробитую скулу и многочисленные рваные раны, покрывавшие тело Селестии.</text:p>
      <text:p text:style-name="Text_20_body"><text:soft-page-break/></text:p>
      <text:p text:style-name="Text_20_body">- Н-нет, ч-что-ты, просто в прежнем виде ты мне нравилась больше. Я не любитель садо-мазо, - нервно хихикнул я.<text:line-break/><text:line-break/>- Я тоже, - вздохнула аликорница и оглянулась на опустевший постамент, - но ещё больше мне не нравится долго стоять на одном месте. Гиподинамия приводит к избыточному весу и всё такое… Уйдём отсюда поскорее, мне тяжело тут находиться.</text:p>
      <text:p text:style-name="Text_20_body">- Уж кому-кому, а не тебе говорить о гиподинамии! - внезапно шагнула от стены экскурсовод. - Твой избыточный вес – это итог всех съеденных тобою ночью втайне от меня пирожных, сестрица!</text:p>
      <text:p text:style-name="Text_20_body"/>
      <text:p text:style-name="Text_20_body">Жакет упал на пол, освободив пару крыльев. К нему же отправились и очки с зажимом для волос. Освобождённая грива развернулась вокруг тёмной аликорницы пышным ореолом. Луна подошла к Селестии вплотную, нос к носу.</text:p>
      <text:p text:style-name="Text_20_body"/>
      <text:p text:style-name="Text_20_body">- Мы рады, что ты вернулась.</text:p>
      <text:p text:style-name="Text_20_body"/>
      <text:p text:style-name="Text_20_body">Коротко кивнув и мне, Луна отвернулась. За сухостью приветствия от меня не ускользнул быстрый жест крылом, как будто смахивающий пылинку с глаза.</text:p>
      <text:p text:style-name="Text_20_body"/>
      <text:p text:style-name="Text_20_body">…</text:p>
      <text:p text:style-name="Text_20_body"/>
      <text:p text:style-name="Text_20_body">- ЛУНА! - Селестия притянула сестру к себе, заключив в объятиях. - Я не надеялась увидеть тебя живой!</text:p>
      <text:p text:style-name="Text_20_body">- Сестрица, право же, оставь эти нежности! Подумаешь – не виделись <text:span text:style-name="T4">десять тысяч </text:span>лет, всего-то! - пробормотала Луна и обняла, в свою очередь, Селестию.</text:p>
      <text:p text:style-name="Text_20_body">- И кто бы говорил мне о надежде… Мне, тысячи лет присматривающей за статуей, в которую превратилась моя бесталанная сестра!..</text:p>
      <text:p text:style-name="Text_20_body">- Я так скучала! Я так переживала!</text:p>
      <text:p text:style-name="Text_20_body">- Я пыталась найти способ расколдовать тебя. Увы, заклятие ещё более сильное, чем то, что сослало меня на Луну когда-то…</text:p>
      <text:p text:style-name="Text_20_body"/>
      <text:p text:style-name="Text_20_body">Я смотрел на воркующих сестёр и сердце моё оттаивало. Всё плохое, что могло произойти, осталось в прошлом и сейчас творилось только хорошее.</text:p>
      <text:p text:style-name="Text_20_body"/>
      <text:p text:style-name="Text_20_body">- Анон, я всё это время видела изменения, происходящие вокруг, - обернулась наконец ко мне Селестия. - Не думаю, что нам есть место в этом мире. Пони уже достаточно повзрослели, им не нужны более наставники.</text:p>
      <text:p text:style-name="Text_20_body">- Твоя правда, Сестра, - согласилась с ней Луна. - Я хотела сказать тебе позже, но ты сама всё поняла.</text:p>
      <text:p text:style-name="Text_20_body"><text:soft-page-break/></text:p>
      <text:p text:style-name="Text_20_body">Старшая аликорница посмотрела на младшую и обе согласно кивнули.</text:p>
      <text:p text:style-name="Text_20_body"/>
      <text:p text:style-name="Text_20_body">- Анон, мы хотели бы вернуться. - Селестия с тревогой смотрела на меня. - Пойдёшь ли ты с нами?</text:p>
      <text:p text:style-name="Text_20_body">- Вернуться? Куда?</text:p>
      <text:p text:style-name="Text_20_body">- В наш изначальный мир, откуда мы пришли в Эквус. Нам нужно отдохнуть. Многотысячелетнее правление утомляет…</text:p>
      <text:p text:style-name="Text_20_body">- А потом?</text:p>
      <text:p text:style-name="Text_20_body">- Потом? Кто знает? Быть может, безмятежная тихая жизнь в уютном доме, быть может, новые миры и новые вызовы… Ты пойдёшь с нами?</text:p>
      <text:p text:style-name="Text_20_body"/>
      <text:p text:style-name="Text_20_body">Я посмотрел на небо, на облака, на солнце и улыбнулся.</text:p>
      <text:p text:style-name="Text_20_body"/>
      <text:p text:style-name="Text_20_body">- Пойду ли я с вами? - я подошёл к Селестии и положил руку ей на холку. - Пойду ли я со своей любимой большой глупой лошадью? После тысяч лет расставания? Шутишь, что ли? Конечно пойду!</text:p>
      <text:p text:style-name="Text_20_body">- Правильное решение, - кивнула Луна. - Мы рады. Как нам ни стыдно признаваться, но Мы привыкли к твоему присутствию и Нам не хватало бы твоих тупых шуток. </text:p>
      <text:p text:style-name="Text_20_body"/>
      <text:p text:style-name="Text_20_body">Я рассмеялся. Всё стало на свои места, как в старые добрые времена.</text:p>
      <text:p text:style-name="Text_20_body">- Тогда помчали?</text:p>
      <text:p text:style-name="Text_20_body">- Да. - Селестия повернулась к Луне. - Как в тот раз, после битвы у Холодной скалы?</text:p>
      <text:p text:style-name="Text_20_body">- Да. По другому ты сейчас не сможешь.</text:p>
      <text:p text:style-name="Text_20_body"/>
      <text:p text:style-name="Text_20_body">Луна подошла вплотную к Селестии со стороны отсутствующего крыла, бок к боку, и крепко обняла раненую аликорницу крылом.</text:p>
      <text:p text:style-name="Text_20_body">- Проверим силы. Раз. Два. Три! - Луна взмахнула свободным крылом.</text:p>
      <text:p text:style-name="Text_20_body">Селестия, со своей стороны, взмахнула своим единственным крылом. Я оторопело наблюдал за этим диковинным тандемом, медленно поднимавшимся в воздух.</text:p>
      <text:p text:style-name="P12">&lt;расписать тренировку – с виражами, кульбитами и пике&gt;</text:p>
      <text:p text:style-name="Text_20_body"/>
      <text:p text:style-name="Text_20_body">Наконец, тандем приземлился.</text:p>
      <text:p text:style-name="Text_20_body"/>
      <text:p text:style-name="Text_20_body">- Анон, - обратилась ко мне Селестия, - Хотела бы я нести тебя сейчас… Увы – раны не позволят. Садись на Луну, пожалуйста…</text:p>
      <text:p text:style-name="Text_20_body">Луна повернулась ко мне и нахмурилась. Я замялся, как школьник перед придирчивой учительницей. </text:p>
      <text:p text:style-name="Text_20_body"><text:soft-page-break/></text:p>
      <text:p text:style-name="Text_20_body">Честное слово, Сел могла бы придумать что-нибудь получше, чем ездить на этой фурии, Анон!</text:p>
      <text:p text:style-name="Text_20_body"/>
      <text:p text:style-name="Text_20_body">Внезапно строгую морду осветила улыбка и бирюзовый глаз подмигнул мне.</text:p>
      <text:p text:style-name="Text_20_body"/>
      <text:p text:style-name="Text_20_body">- Ты всё ещё боишься нас, Анон. После стольких-то лет знакомства. Это забавляет. Садись!</text:p>
      <text:p text:style-name="Text_20_body"/>
      <text:p text:style-name="Text_20_body">…</text:p>
      <text:p text:style-name="Text_20_body"/>
      <text:p text:style-name="Text_20_body">Мистик Вьюв – хлаблый! Мистик Вьюв не убезал, как длугие, от стласного Анона! Мистик Вьюв сплятался за занавеской и всё-всё видел! Анон поцеловал плинцессу Селестию, а потом плинцесса озыла и поцеловала Анона, а потом тётя-экскулсовод стала плинцессой Луной и они все вместе обнялись и полетели в небо! </text:p>
      <text:p text:style-name="Text_20_body">Высоко-высоко в небо!</text:p>
      <text:p text:style-name="Text_20_body"/>
      <text:p text:style-name="Text_20_body"/>
      <text:p text:style-name="Text_20_body"/>
      <text:p text:style-name="Text_20_body">(Mike Oldfield – Oceania <text:s text:c="2"/><text:a xlink:type="simple" xlink:href="https://www.youtube.com/watch?v=aG-_7xXTHjk" text:style-name="Internet_20_link" text:visited-style-name="Visited_20_Internet_20_Link">https://www.youtube.com/watch?v=aG-_7xXTHjk</text:a> <text:line-break/>Mike Oldfield – Let Be The Light <text:a xlink:type="simple" xlink:href="https://www.youtube.com/watch?v=fRKmK4K6Jew" text:style-name="Internet_20_link" text:visited-style-name="Visited_20_Internet_20_Link">https://www.youtube.com/watch?v=fRKmK4K6Jew</text:a> )</text:p>
      <text:p text:style-name="Text_20_body"><text:s/>Mike Oldfield - Ascension - https://www.youtube.com/watch?v=b6wqfiMBEik</text:p>
      <text:p text:style-name="P42"/>
      <text:p text:style-name="P53">009 Sound System - Speak to Angels (<text:a xlink:type="simple" xlink:href="https://www.youtube.com/watch?v=6rAkn9OZT0k" text:style-name="Internet_20_link" text:visited-style-name="Visited_20_Internet_20_Link">https://www.youtube.com/watch?v=6rAkn9OZT0k</text:a>)</text:p>
      <text:p text:style-name="P53">Pink Floyd “Keep Talking” <text:a xlink:type="simple" xlink:href="https://www.youtube.com/watch?v=CVhYW6e3qc8" text:style-name="Internet_20_link" text:visited-style-name="Visited_20_Internet_20_Link">https://www.youtube.com/watch?v=CVhYW6e3qc8</text:a></text:p>
      <text:p text:style-name="P53"/>
      <text:p text:style-name="P53">Daft Punk - Veridis Quo</text:p>
      <text:p text:style-name="P53">https://www.youtube.com/watch?v=HhZaHf8RP6g</text:p>
      <text:p text:style-name="P53"><text:a xlink:type="simple" xlink:href="https://www.youtube.com/watch?v=ySLc8gZ3oEc" text:style-name="Internet_20_link" text:visited-style-name="Visited_20_Internet_20_Link">https://www.youtube.com/watch?v=ySLc8gZ3oEc</text:a></text:p>
      <text:p text:style-name="P53"/>
      <text:p text:style-name="P53">Eye Of The Tiger</text:p>
      <text:p text:style-name="P53"/>
      <text:p text:style-name="P53">Alphaville – Forever Young</text:p>
      <text:p text:style-name="P53">The Doors “Light My Fire”</text:p>
      <text:p text:style-name="P53">Pink Floyd “Another Brick In The Wall” (https://www.youtube.com/watch?v=krYK1jWz0Lo <text:s/>), </text:p>
      <text:p text:style-name="P53">“Is the anybody here” (Pulse)</text:p>
      <text:p text:style-name="P53"><text:soft-page-break/>“Marooned”</text:p>
      <text:p text:style-name="P62">&lt;Pink Floyd - «Hey you» (Pulse)&gt;</text:p>
      <text:p text:style-name="P62"/>
      <text:p text:style-name="P53">Dire Straits “Money For Nothing”</text:p>
      <text:p text:style-name="Text_20_body"><text:span text:style-name="T1">Depeche M</text:span>ode</text:p>
      <text:p text:style-name="Text_20_body">Wintergatan – Sommarfågel, Marble Machine</text:p>
      <text:p text:style-name="Text_20_body">Coldplay - Adventure Of A Lifetime</text:p>
      <text:p text:style-name="Text_20_body">Blackmoress Night – Play Minstrel Play (<text:a xlink:type="simple" xlink:href="https://www.youtube.com/watch?v=11cxoPNaCbM" text:style-name="Internet_20_link" text:visited-style-name="Visited_20_Internet_20_Link">https://www.youtube.com/watch?v=11cxoPNaCbM</text:a> ),</text:p>
      <text:p text:style-name="Text_20_body">Loreley (<text:a xlink:type="simple" xlink:href="https://www.youtube.com/watch?v=tUhmjmkLnxY" text:style-name="Internet_20_link" text:visited-style-name="Visited_20_Internet_20_Link">https://www.youtube.com/watch?v=tUhmjmkLnxY</text:a> )</text:p>
      <text:p text:style-name="Text_20_body">I still remember you (<text:a xlink:type="simple" xlink:href="https://www.youtube.com/watch?v=Dp1uqZaSkXE" text:style-name="Internet_20_link" text:visited-style-name="Visited_20_Internet_20_Link">https://www.youtube.com/watch?v=Dp1uqZaSkXE</text:a> )</text:p>
      <text:p text:style-name="Text_20_body">Greenslives (<text:a xlink:type="simple" xlink:href="https://www.youtube.com/watch?v=TC1F5TxyvPY" text:style-name="Internet_20_link" text:visited-style-name="Visited_20_Internet_20_Link">https://www.youtube.com/watch?v=TC1F5TxyvPY</text:a> )</text:p>
      <text:p text:style-name="Text_20_body">Alphaville – Forever young (<text:a xlink:type="simple" xlink:href="https://www.youtube.com/watch?v=oNjQXmoxiQ8" text:style-name="Internet_20_link" text:visited-style-name="Visited_20_Internet_20_Link">https://www.youtube.com/watch?v=oNjQXmoxiQ8</text:a> )</text:p>
      <text:p text:style-name="Text_20_body">Chris Isaak – Wicked Game</text:p>
      <text:p text:style-name="Text_20_body">Bowie – Ashes to Ashers – 2000 (<text:a xlink:type="simple" xlink:href="https://www.youtube.com/watch?v=lNqo0kIR-TU" text:style-name="Internet_20_link" text:visited-style-name="Visited_20_Internet_20_Link">https://www.youtube.com/watch?v=lNqo0kIR-TU</text:a> )</text:p>
      <text:p text:style-name="Text_20_body">Let’s Dance</text:p>
      <text:p text:style-name="Text_20_body">Deep Purple “Smoke on the water”</text:p>
      <text:p text:style-name="Text_20_body">Wintergatan - Paradise ( <text:a xlink:type="simple" xlink:href="https://www.youtube.com/watch?v=5dyUKDWKxxY" text:style-name="Internet_20_link" text:visited-style-name="Visited_20_Internet_20_Link">https://www.youtube.com/watch?v=5dyUKDWKxxY</text:a> )</text:p>
      <text:p text:style-name="Text_20_body">Marble Machine ( https://www.youtube.com/watch?v=IvUU8joBb1Q )</text:p>
      <text:p text:style-name="Text_20_body">Phil Collins - Another Day In Paradise (<text:a xlink:type="simple" xlink:href="https://www.youtube.com/watch?v=Qt2mbGP6vFI" text:style-name="Internet_20_link" text:visited-style-name="Visited_20_Internet_20_Link">https://www.youtube.com/watch?v=Qt2mbGP6vFI</text:a>)</text:p>
      <text:p text:style-name="Text_20_body">The Cure – Lullaby (<text:a xlink:type="simple" xlink:href="https://www.youtube.com/watch?v=sS6t56U9tBg" text:style-name="Internet_20_link" text:visited-style-name="Visited_20_Internet_20_Link">https://www.youtube.com/watch?v=sS6t56U9tBg</text:a>)</text:p>
      <text:p text:style-name="Text_20_body">The Cure – Big Band instrumental ( <text:a xlink:type="simple" xlink:href="https://www.youtube.com/watch?v=Uw-HDpDpMlk" text:style-name="Internet_20_link" text:visited-style-name="Visited_20_Internet_20_Link">https://www.youtube.com/watch?v=Uw-HDpDpMlk</text:a> )</text:p>
      <text:p text:style-name="Text_20_body">Coldplay - Paradise</text:p>
      <text:p text:style-name="Text_20_body">R.E.M. - Losing My Religion</text:p>
      <text:p text:style-name="Text_20_body">Blackmoress night – under a violet moon ( <text:a xlink:type="simple" xlink:href="https://www.youtube.com/watch?v=Ttqnz-xnwWM" text:style-name="Internet_20_link" text:visited-style-name="Visited_20_Internet_20_Link">https://www.youtube.com/watch?v=Ttqnz-xnwWM</text:a> )</text:p>
      <text:p text:style-name="P62">&lt;<text:span text:style-name="T4">Pink Floyd — Kepp Talking (Pulse), Hey you (Pulse), Sorrow (Pulse), High Hopes (Pulse)</text:span>&gt;</text:p>
      <text:p text:style-name="P62">Blue Oyster Cult — Do Not Fear The Reaper (<text:a xlink:type="simple" xlink:href="https://www.youtube.com/watch?v=Dy4HA3vUv2c" text:style-name="Internet_20_link" text:visited-style-name="Visited_20_Internet_20_Link">https://www.youtube.com/watch?v=Dy4HA3vUv2c</text:a> )</text:p>
      <text:p text:style-name="P62">The Beloved — Sweet Harmony (<text:a xlink:type="simple" xlink:href="https://www.youtube.com/watch?v=rB_d1Mczxqw" text:style-name="Internet_20_link" text:visited-style-name="Visited_20_Internet_20_Link">https://www.youtube.com/watch?v=rB_d1Mczxqw</text:a> )</text:p>
      <text:p text:style-name="P62">Oasis — Wonderwall (<text:a xlink:type="simple" xlink:href="https://www.youtube.com/watch?v=6hzrDeceEKc" text:style-name="Internet_20_link" text:visited-style-name="Visited_20_Internet_20_Link">https://www.youtube.com/watch?v=6hzrDeceEKc</text:a> )</text:p>
      <text:p text:style-name="P62">Black — Wonderful life</text:p>
      <text:p text:style-name="Text_20_body">Robbie Williams – Feel (<text:a xlink:type="simple" xlink:href="https://www.youtube.com/watch?v=iy4mXZN1Zzk" text:style-name="Internet_20_link" text:visited-style-name="Visited_20_Internet_20_Link">https://www.youtube.com/watch?v=iy4mXZN1Zzk</text:a> )</text:p>
      <text:p text:style-name="Text_20_body">Red Hot Chilly Peppers <text:s/>- Californication (<text:a xlink:type="simple" xlink:href="https://www.youtube.com/watch?v=YlUKcNNmywk" text:style-name="Internet_20_link" text:visited-style-name="Visited_20_Internet_20_Link">https://www.youtube.com/watch?v=YlUKcNNmywk</text:a> )</text:p>
      <text:p text:style-name="Text_20_body">Dire Straits – Money For Nothing – (instrumental ? ) (<text:a xlink:type="simple" xlink:href="https://www.youtube.com/watch?v=c2KnaY1WsT4" text:style-name="Internet_20_link" text:visited-style-name="Visited_20_Internet_20_Link">https://www.youtube.com/watch?v=c2KnaY1WsT4</text:a> )</text:p>
      <text:p text:style-name="Text_20_body">Vangelis – Ask The Mountains (<text:a xlink:type="simple" xlink:href="https://www.youtube.com/watch?v=70xFeDxozRk" text:style-name="Internet_20_link" text:visited-style-name="Visited_20_Internet_20_Link">https://www.youtube.com/watch?v=70xFeDxozRk</text:a> )</text:p>
      <text:p text:style-name="Text_20_body"><text:soft-page-break/>Blade Runner Blues (https://www.youtube.com/watch?v=PQiQwGMQF_s )</text:p>
      <text:p text:style-name="Text_20_body">AK – Icicle <text:s/><text:a xlink:type="simple" xlink:href="https://www.youtube.com/watch?v=sYos7etZoZM&amp;feature=emb_logo" text:style-name="Internet_20_link" text:visited-style-name="Visited_20_Internet_20_Link">https://www.youtube.com/watch?v=sYos7etZoZM&amp;feature=emb_logo</text:a></text:p>
      <text:p text:style-name="Text_20_body">Garbage – Special (<text:a xlink:type="simple" xlink:href="https://www.youtube.com/watch?v=raRGnueg8Lo" text:style-name="Internet_20_link" text:visited-style-name="Visited_20_Internet_20_Link">https://www.youtube.com/watch?v=raRGnueg8Lo</text:a> )</text:p>
      <text:p text:style-name="Text_20_body">Tears For Fears – Shout</text:p>
      <text:p text:style-name="Text_20_body">Beautiful (Ambient Mix) <text:a xlink:type="simple" xlink:href="https://www.youtube.com/watch?v=MHxQ9UJDCrk" text:style-name="Internet_20_link" text:visited-style-name="Visited_20_Internet_20_Link">https://www.youtube.com/watch?v=MHxQ9UJDCrk</text:a></text:p>
      <text:p text:style-name="Text_20_body">Mike Oldfield – Far above clouds - <text:a xlink:type="simple" xlink:href="https://www.youtube.com/watch?v=-8UAlSpIpgI&amp;list=RDaG-_7xXTHjk" text:style-name="Internet_20_link" text:visited-style-name="Visited_20_Internet_20_Link">https://www.youtube.com/watch?v=-8UAlSpIpgI&amp;list=RDaG-_7xXTHjk</text:a></text:p>
      <text:p text:style-name="Text_20_body">Candy Dulfer &amp; David A. Stewart - Lily Was Here https://www.youtube.com/watch?v=86BmSaXZMHw</text:p>
      <text:p text:style-name="Text_20_body">Bryan Ferry - Don't Stop The Dance <text:a xlink:type="simple" xlink:href="https://www.youtube.com/watch?v=A8UWMFV7ONE" text:style-name="Internet_20_link" text:visited-style-name="Visited_20_Internet_20_Link">https://www.youtube.com/watch?v=A8UWMFV7ONE</text:a></text:p>
      <text:p text:style-name="Text_20_body">Celebrating St. Patrick <text:a xlink:type="simple" xlink:href="https://www.youtube.com/watch?v=E8gVXz8ZlHI" text:style-name="Internet_20_link" text:visited-style-name="Visited_20_Internet_20_Link">https://www.youtube.com/watch?v=E8gVXz8ZlHI</text:a></text:p>
      <text:p text:style-name="Text_20_body">Fourth Moon – Glasgow Roaster - <text:a xlink:type="simple" xlink:href="https://www.youtube.com/watch?v=JXd-IazicyE" text:style-name="Internet_20_link" text:visited-style-name="Visited_20_Internet_20_Link">https://www.youtube.com/watch?v=JXd-IazicyE</text:a></text:p>
      <text:p text:style-name="Text_20_body">Jan Hammer - Crockett's theme - <text:a xlink:type="simple" xlink:href="https://www.youtube.com/watch?v=_lAaojqA_08" text:style-name="Internet_20_link" text:visited-style-name="Visited_20_Internet_20_Link">https://www.youtube.com/watch?v=_lAaojqA_08</text:a></text:p>
      <text:p text:style-name="Text_20_body">Mike Oldfield Man In The Rain <text:s/>- <text:a xlink:type="simple" xlink:href="https://www.youtube.com/watch?v=2Dce8DhrTsY" text:style-name="Internet_20_link" text:visited-style-name="Visited_20_Internet_20_Link">https://www.youtube.com/watch?v=2Dce8DhrTsY</text:a></text:p>
      <text:p text:style-name="Text_20_body"/>
      <text:p text:style-name="Text_20_body"/>
      <text:p text:style-name="Text_20_body"/>
      <text:p text:style-name="Text_20_body"/>
      <text:p text:style-name="Text_20_body"/>
      <text:p text:style-name="Text_20_body"/>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_20_4" style:display-name="Heading 4" style:family="paragraph" style:parent-style-name="Heading" style:next-style-name="Text_20_body" style:default-outline-level="4" style:class="text">
      <style:paragraph-properties fo:margin-left="0in" fo:margin-right="0in" fo:margin-top="0.0835in" fo:margin-bottom="0.0835in" loext:contextual-spacing="false" fo:text-indent="0in"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in" fo:margin-right="0in" fo:margin-top="0.0835in" fo:margin-bottom="0.0417in" loext:contextual-spacing="false" fo:text-indent="0in" style:auto-text-indent="false"/>
      <style:text-properties fo:font-size="85%" fo:font-weight="bold" style:font-size-asian="85%" style:font-weight-asian="bold" style:font-size-complex="8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06-10T23:54:35.199640047</meta:creation-date>
    <dc:date>2021-11-22T02:06:30.954625380</dc:date>
    <meta:editing-duration>P281DT22H20M</meta:editing-duration>
    <meta:editing-cycles>2495</meta:editing-cycles>
    <meta:generator>LibreOffice/6.4.7.2$Linux_X86_64 LibreOffice_project/40$Build-2</meta:generator>
    <meta:document-statistic meta:table-count="0" meta:image-count="0" meta:object-count="0" meta:page-count="148" meta:paragraph-count="2130" meta:word-count="46871" meta:character-count="303528" meta:non-whitespace-character-count="258022"/>
  </office:meta>
</office:document-meta>
</file>